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32.6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31.86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INDIRECT_DATA_encrypted" table:style-name="ta1">
        <table:shapes>
          <draw:frame draw:z-index="0" draw:style-name="gr1" draw:text-style-name="P1" svg:width="453.63pt" svg:height="255.23pt" svg:x="887.81pt" svg:y="2362.73pt">
            <loext:p draw:notify-on-update-of-ranges="UBUNTU64_INDIRECT_DATA_encrypted.C187:UBUNTU64_INDIRECT_DATA_encrypted.C187 UBUNTU64_INDIRECT_DATA_encrypted.C188:UBUNTU64_INDIRECT_DATA_encrypted.C204 UBUNTU64_INDIRECT_DATA_encrypted.D187:UBUNTU64_INDIRECT_DATA_encrypted.D187 UBUNTU64_INDIRECT_DATA_encrypted.D188:UBUNTU64_INDIRECT_DATA_encrypted.D204 UBUNTU64_INDIRECT_DATA_encrypted.E187:UBUNTU64_INDIRECT_DATA_encrypted.E187 UBUNTU64_INDIRECT_DATA_encrypted.E188:UBUNTU64_INDIRECT_DATA_encrypted.E204 UBUNTU64_INDIRECT_DATA_encrypted.F187:UBUNTU64_INDIRECT_DATA_encrypted.F187 UBUNTU64_INDIRECT_DATA_encrypted.F188:UBUNTU64_INDIRECT_DATA_encrypted.F204 UBUNTU64_INDIRECT_DATA_encrypted.G187:UBUNTU64_INDIRECT_DATA_encrypted.G187 UBUNTU64_INDIRECT_DATA_encrypted.G188:UBUNTU64_INDIRECT_DATA_encrypted.G204 UBUNTU64_INDIRECT_DATA_encrypted.H187:UBUNTU64_INDIRECT_DATA_encrypted.H187 UBUNTU64_INDIRECT_DATA_encrypted.H188:UBUNTU64_INDIRECT_DATA_encrypted.H204 UBUNTU64_INDIRECT_DATA_encrypted.I187:UBUNTU64_INDIRECT_DATA_encrypted.I187 UBUNTU64_INDIRECT_DATA_encrypted.I188:UBUNTU64_INDIRECT_DATA_encrypted.I204 UBUNTU64_INDIRECT_DATA_encrypted.J187:UBUNTU64_INDIRECT_DATA_encrypted.J187 UBUNTU64_INDIRECT_DATA_encrypted.J188:UBUNTU64_INDIRECT_DATA_encrypted.J204 UBUNTU64_INDIRECT_DATA_encrypted.K187:UBUNTU64_INDIRECT_DATA_encrypted.K187 UBUNTU64_INDIRECT_DATA_encrypted.K188:UBUNTU64_INDIRECT_DATA_encrypted.K204 UBUNTU64_INDIRECT_DATA_encrypted.L187:UBUNTU64_INDIRECT_DATA_encrypted.L187 UBUNTU64_INDIRECT_DATA_encrypted.L188:UBUNTU64_INDIRECT_DATA_encrypted.L204 UBUNTU64_INDIRECT_DATA_encrypted.M187:UBUNTU64_INDIRECT_DATA_encrypted.M187 UBUNTU64_INDIRECT_DATA_encrypted.M188:UBUNTU64_INDIRECT_DATA_encrypted.M204 UBUNTU64_INDIRECT_DATA_encrypted.N187:UBUNTU64_INDIRECT_DATA_encrypted.N187 UBUNTU64_INDIRECT_DATA_encrypted.N188:UBUNTU64_INDIRECT_DATA_encrypted.N204 UBUNTU64_INDIRECT_DATA_encrypted.O187:UBUNTU64_INDIRECT_DATA_encrypted.O187 UBUNTU64_INDIRECT_DATA_encrypted.O188:UBUNTU64_INDIRECT_DATA_encrypted.O204 UBUNTU64_INDIRECT_DATA_encrypted.P187:UBUNTU64_INDIRECT_DATA_encrypted.P187 UBUNTU64_INDIRECT_DATA_encrypted.P188:UBUNTU64_INDIRECT_DATA_encrypted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3pt" svg:x="886.25pt" svg:y="2880.77pt">
            <loext:p draw:notify-on-update-of-ranges="UBUNTU64_INDIRECT_DATA_encrypted.C227:UBUNTU64_INDIRECT_DATA_encrypted.C227 UBUNTU64_INDIRECT_DATA_encrypted.C228:UBUNTU64_INDIRECT_DATA_encrypted.C244 UBUNTU64_INDIRECT_DATA_encrypted.D227:UBUNTU64_INDIRECT_DATA_encrypted.D227 UBUNTU64_INDIRECT_DATA_encrypted.D228:UBUNTU64_INDIRECT_DATA_encrypted.D244 UBUNTU64_INDIRECT_DATA_encrypted.E227:UBUNTU64_INDIRECT_DATA_encrypted.E227 UBUNTU64_INDIRECT_DATA_encrypted.E228:UBUNTU64_INDIRECT_DATA_encrypted.E244 UBUNTU64_INDIRECT_DATA_encrypted.F227:UBUNTU64_INDIRECT_DATA_encrypted.F227 UBUNTU64_INDIRECT_DATA_encrypted.F228:UBUNTU64_INDIRECT_DATA_encrypted.F244 UBUNTU64_INDIRECT_DATA_encrypted.G227:UBUNTU64_INDIRECT_DATA_encrypted.G227 UBUNTU64_INDIRECT_DATA_encrypted.G228:UBUNTU64_INDIRECT_DATA_encrypted.G244 UBUNTU64_INDIRECT_DATA_encrypted.H227:UBUNTU64_INDIRECT_DATA_encrypted.H227 UBUNTU64_INDIRECT_DATA_encrypted.H228:UBUNTU64_INDIRECT_DATA_encrypted.H244 UBUNTU64_INDIRECT_DATA_encrypted.I227:UBUNTU64_INDIRECT_DATA_encrypted.I227 UBUNTU64_INDIRECT_DATA_encrypted.I228:UBUNTU64_INDIRECT_DATA_encrypted.I244 UBUNTU64_INDIRECT_DATA_encrypted.J227:UBUNTU64_INDIRECT_DATA_encrypted.J227 UBUNTU64_INDIRECT_DATA_encrypted.J228:UBUNTU64_INDIRECT_DATA_encrypted.J244 UBUNTU64_INDIRECT_DATA_encrypted.K227:UBUNTU64_INDIRECT_DATA_encrypted.K227 UBUNTU64_INDIRECT_DATA_encrypted.K228:UBUNTU64_INDIRECT_DATA_encrypted.K244 UBUNTU64_INDIRECT_DATA_encrypted.L227:UBUNTU64_INDIRECT_DATA_encrypted.L227 UBUNTU64_INDIRECT_DATA_encrypted.L228:UBUNTU64_INDIRECT_DATA_encrypted.L244 UBUNTU64_INDIRECT_DATA_encrypted.M227:UBUNTU64_INDIRECT_DATA_encrypted.M227 UBUNTU64_INDIRECT_DATA_encrypted.M228:UBUNTU64_INDIRECT_DATA_encrypted.M244 UBUNTU64_INDIRECT_DATA_encrypted.N227:UBUNTU64_INDIRECT_DATA_encrypted.N227 UBUNTU64_INDIRECT_DATA_encrypted.N228:UBUNTU64_INDIRECT_DATA_encrypted.N244 UBUNTU64_INDIRECT_DATA_encrypted.O227:UBUNTU64_INDIRECT_DATA_encrypted.O227 UBUNTU64_INDIRECT_DATA_encrypted.O228:UBUNTU64_INDIRECT_DATA_encrypted.O244 UBUNTU64_INDIRECT_DATA_encrypted.P227:UBUNTU64_INDIRECT_DATA_encrypted.P227 UBUNTU64_INDIRECT_DATA_encrypted.P228:UBUNTU64_INDIRECT_DATA_encrypted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6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6" table:default-cell-style-name="Default"/>
        <table:table-column table:style-name="co8" table:number-columns-repeated="3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column table:style-name="co22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5:45:51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42521" calcext:value-type="float">
            <text:p>942521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1638743" calcext:value-type="float">
            <text:p>1638743</text:p>
          </table:table-cell>
          <table:table-cell/>
          <table:table-cell office:value-type="float" office:value="2467108" calcext:value-type="float">
            <text:p>2467108</text:p>
          </table:table-cell>
          <table:table-cell table:number-columns-repeated="2"/>
          <table:table-cell office:value-type="float" office:value="2067979" calcext:value-type="float">
            <text:p>2067979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1780008" calcext:value-type="float">
            <text:p>1780008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4274062" calcext:value-type="float">
            <text:p>4274062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3738358" calcext:value-type="float">
            <text:p>3738358</text:p>
          </table:table-cell>
          <table:table-cell table:number-columns-repeated="2"/>
          <table:table-cell office:value-type="float" office:value="2892445" calcext:value-type="float">
            <text:p>2892445</text:p>
          </table:table-cell>
          <table:table-cell table:number-columns-repeated="2"/>
          <table:table-cell office:value-type="float" office:value="5389653" calcext:value-type="float">
            <text:p>5389653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3958892" calcext:value-type="float">
            <text:p>3958892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 table:number-columns-repeated="2"/>
          <table:table-cell office:value-type="float" office:value="7293312" calcext:value-type="float">
            <text:p>7293312</text:p>
          </table:table-cell>
          <table:table-cell/>
          <table:table-cell office:value-type="float" office:value="2537060" calcext:value-type="float">
            <text:p>2537060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9318832" calcext:value-type="float">
            <text:p>9318832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183548" calcext:value-type="float">
            <text:p>1183548</text:p>
          </table:table-cell>
          <table:table-cell/>
          <table:table-cell office:value-type="float" office:value="3022727" calcext:value-type="float">
            <text:p>3022727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2"/>
          <table:table-cell office:value-type="float" office:value="3406295" calcext:value-type="float">
            <text:p>3406295</text:p>
          </table:table-cell>
          <table:table-cell table:number-columns-repeated="2"/>
          <table:table-cell office:value-type="float" office:value="7940539" calcext:value-type="float">
            <text:p>7940539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9006179" calcext:value-type="float">
            <text:p>9006179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04314" calcext:value-type="float">
            <text:p>1304314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2" office:value-type="float" office:value="10821524" calcext:value-type="float">
            <text:p>10821524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 table:number-columns-repeated="2"/>
          <table:table-cell office:value-type="float" office:value="7940539" calcext:value-type="float">
            <text:p>7940539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3165299" calcext:value-type="float">
            <text:p>3165299</text:p>
          </table:table-cell>
          <table:table-cell/>
          <table:table-cell office:value-type="float" office:value="9006179" calcext:value-type="float">
            <text:p>9006179</text:p>
          </table:table-cell>
          <table:table-cell office:value-type="float" office:value="10402178" calcext:value-type="float">
            <text:p>10402178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62547" calcext:value-type="float">
            <text:p>1162547</text:p>
          </table:table-cell>
          <table:table-cell/>
          <table:table-cell office:value-type="float" office:value="2202044" calcext:value-type="float">
            <text:p>2202044</text:p>
          </table:table-cell>
          <table:table-cell/>
          <table:table-cell office:value-type="float" office:value="4444086" calcext:value-type="float">
            <text:p>4444086</text:p>
          </table:table-cell>
          <table:table-cell/>
          <table:table-cell office:value-type="float" office:value="4104338" calcext:value-type="float">
            <text:p>4104338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1827299" calcext:value-type="float">
            <text:p>1827299</text:p>
          </table:table-cell>
          <table:table-cell/>
          <table:table-cell office:value-type="float" office:value="2727923" calcext:value-type="float">
            <text:p>2727923</text:p>
          </table:table-cell>
          <table:table-cell table:number-columns-repeated="2"/>
          <table:table-cell office:value-type="float" office:value="2202044" calcext:value-type="float">
            <text:p>2202044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1852520" calcext:value-type="float">
            <text:p>1852520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4557257" calcext:value-type="float">
            <text:p>4557257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06873" calcext:value-type="float">
            <text:p>1306873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4889281" calcext:value-type="float">
            <text:p>4889281</text:p>
          </table:table-cell>
          <table:table-cell/>
          <table:table-cell office:value-type="float" office:value="2420455" calcext:value-type="float">
            <text:p>2420455</text:p>
          </table:table-cell>
          <table:table-cell/>
          <table:table-cell office:value-type="float" office:value="4267461" calcext:value-type="float">
            <text:p>4267461</text:p>
          </table:table-cell>
          <table:table-cell table:number-columns-repeated="2"/>
          <table:table-cell office:value-type="float" office:value="3053774" calcext:value-type="float">
            <text:p>3053774</text:p>
          </table:table-cell>
          <table:table-cell table:number-columns-repeated="2"/>
          <table:table-cell office:value-type="float" office:value="5603747" calcext:value-type="float">
            <text:p>5603747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367096" calcext:value-type="float">
            <text:p>2367096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06873" calcext:value-type="float">
            <text:p>1306873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6812590" calcext:value-type="float">
            <text:p>681259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5603747" calcext:value-type="float">
            <text:p>5603747</text:p>
          </table:table-cell>
          <table:table-cell table:number-columns-repeated="2"/>
          <table:table-cell office:value-type="float" office:value="3297617" calcext:value-type="float">
            <text:p>3297617</text:p>
          </table:table-cell>
          <table:table-cell table:number-columns-repeated="2"/>
          <table:table-cell office:value-type="float" office:value="7082197" calcext:value-type="float">
            <text:p>7082197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40082" calcext:value-type="float">
            <text:p>1440082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7917784" calcext:value-type="float">
            <text:p>7917784</text:p>
          </table:table-cell>
          <table:table-cell/>
          <table:table-cell office:value-type="float" office:value="7917784" calcext:value-type="float">
            <text:p>7917784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5847904" calcext:value-type="float">
            <text:p>5847904</text:p>
          </table:table-cell>
          <table:table-cell table:number-columns-repeated="2"/>
          <table:table-cell office:value-type="float" office:value="3560017" calcext:value-type="float">
            <text:p>3560017</text:p>
          </table:table-cell>
          <table:table-cell table:number-columns-repeated="2"/>
          <table:table-cell office:value-type="float" office:value="9129573" calcext:value-type="float">
            <text:p>9129573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9795896" calcext:value-type="float">
            <text:p>9795896</text:p>
          </table:table-cell>
          <table:table-cell office:value-type="float" office:value="10567140" calcext:value-type="float">
            <text:p>1056714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21023" calcext:value-type="float">
            <text:p>1421023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9977956" calcext:value-type="float">
            <text:p>9977956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2"/>
          <table:table-cell office:value-type="float" office:value="3895854" calcext:value-type="float">
            <text:p>3895854</text:p>
          </table:table-cell>
          <table:table-cell/>
          <table:table-cell office:value-type="float" office:value="10779307" calcext:value-type="float">
            <text:p>10779307</text:p>
          </table:table-cell>
          <table:table-cell/>
          <table:table-cell office:value-type="float" office:value="2985839" calcext:value-type="float">
            <text:p>2985839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6406138" calcext:value-type="float">
            <text:p>6406138</text:p>
          </table:table-cell>
          <table:table-cell office:value-type="float" office:value="10779307" calcext:value-type="float">
            <text:p>10779307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91557" calcext:value-type="float">
            <text:p>1391557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7476717" calcext:value-type="float">
            <text:p>7476717</text:p>
          </table:table-cell>
          <table:table-cell office:value-type="float" office:value="11720614" calcext:value-type="float">
            <text:p>11720614</text:p>
          </table:table-cell>
          <table:table-cell office:value-type="float" office:value="10567140" calcext:value-type="float">
            <text:p>10567140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2"/>
          <table:table-cell office:value-type="float" office:value="3468030" calcext:value-type="float">
            <text:p>3468030</text:p>
          </table:table-cell>
          <table:table-cell table:number-columns-repeated="2"/>
          <table:table-cell office:value-type="float" office:value="9977956" calcext:value-type="float">
            <text:p>9977956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8036304" calcext:value-type="float">
            <text:p>8036304</text:p>
          </table:table-cell>
          <table:table-cell office:value-type="float" office:value="10779307" calcext:value-type="float">
            <text:p>10779307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97295" calcext:value-type="float">
            <text:p>1197295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4734192" calcext:value-type="float">
            <text:p>4734192</text:p>
          </table:table-cell>
          <table:table-cell/>
          <table:table-cell office:value-type="float" office:value="4132864" calcext:value-type="float">
            <text:p>4132864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1855098" calcext:value-type="float">
            <text:p>1855098</text:p>
          </table:table-cell>
          <table:table-cell/>
          <table:table-cell office:value-type="float" office:value="2943325" calcext:value-type="float">
            <text:p>2943325</text:p>
          </table:table-cell>
          <table:table-cell table:number-columns-repeated="2"/>
          <table:table-cell office:value-type="float" office:value="2242541" calcext:value-type="float">
            <text:p>2242541</text:p>
          </table:table-cell>
          <table:table-cell table:number-columns-repeated="2"/>
          <table:table-cell office:value-type="float" office:value="3087188" calcext:value-type="float">
            <text:p>3087188</text:p>
          </table:table-cell>
          <table:table-cell/>
          <table:table-cell office:value-type="float" office:value="1924938" calcext:value-type="float">
            <text:p>1924938</text:p>
          </table:table-cell>
          <table:table-cell/>
          <table:table-cell office:value-type="float" office:value="1855098" calcext:value-type="float">
            <text:p>1855098</text:p>
          </table:table-cell>
          <table:table-cell/>
          <table:table-cell office:value-type="float" office:value="4350555" calcext:value-type="float">
            <text:p>4350555</text:p>
          </table:table-cell>
          <table:table-cell/>
          <table:table-cell office:value-type="float" office:value="4734192" calcext:value-type="float">
            <text:p>4734192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40826" calcext:value-type="float">
            <text:p>1340826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6595234" calcext:value-type="float">
            <text:p>6595234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5022044" calcext:value-type="float">
            <text:p>5022044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4477549" calcext:value-type="float">
            <text:p>4477549</text:p>
          </table:table-cell>
          <table:table-cell table:number-columns-repeated="2"/>
          <table:table-cell office:value-type="float" office:value="3078337" calcext:value-type="float">
            <text:p>3078337</text:p>
          </table:table-cell>
          <table:table-cell table:number-columns-repeated="2"/>
          <table:table-cell office:value-type="float" office:value="4652146" calcext:value-type="float">
            <text:p>4652146</text:p>
          </table:table-cell>
          <table:table-cell/>
          <table:table-cell office:value-type="float" office:value="2285501" calcext:value-type="float">
            <text:p>2285501</text:p>
          </table:table-cell>
          <table:table-cell/>
          <table:table-cell office:value-type="float" office:value="2266207" calcext:value-type="float">
            <text:p>2266207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249745" calcext:value-type="float">
            <text:p>624974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63250" calcext:value-type="float">
            <text:p>1463250</text:p>
          </table:table-cell>
          <table:table-cell/>
          <table:table-cell office:value-type="float" office:value="2911402" calcext:value-type="float">
            <text:p>2911402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2842047" calcext:value-type="float">
            <text:p>2842047</text:p>
          </table:table-cell>
          <table:table-cell/>
          <table:table-cell office:value-type="float" office:value="5455847" calcext:value-type="float">
            <text:p>5455847</text:p>
          </table:table-cell>
          <table:table-cell table:number-columns-repeated="2"/>
          <table:table-cell office:value-type="float" office:value="3557725" calcext:value-type="float">
            <text:p>3557725</text:p>
          </table:table-cell>
          <table:table-cell table:number-columns-repeated="2"/>
          <table:table-cell office:value-type="float" office:value="7073132" calcext:value-type="float">
            <text:p>7073132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2588541" calcext:value-type="float">
            <text:p>2588541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89641" calcext:value-type="float">
            <text:p>1489641</text:p>
          </table:table-cell>
          <table:table-cell/>
          <table:table-cell office:value-type="float" office:value="3316006" calcext:value-type="float">
            <text:p>3316006</text:p>
          </table:table-cell>
          <table:table-cell/>
          <table:table-cell office:value-type="float" office:value="9114515" calcext:value-type="float">
            <text:p>9114515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7518900" calcext:value-type="float">
            <text:p>7518900</text:p>
          </table:table-cell>
          <table:table-cell table:number-columns-repeated="2"/>
          <table:table-cell office:value-type="float" office:value="4070199" calcext:value-type="float">
            <text:p>4070199</text:p>
          </table:table-cell>
          <table:table-cell table:number-columns-repeated="2"/>
          <table:table-cell office:value-type="float" office:value="8534922" calcext:value-type="float">
            <text:p>8534922</text:p>
          </table:table-cell>
          <table:table-cell/>
          <table:table-cell office:value-type="float" office:value="2812272" calcext:value-type="float">
            <text:p>2812272</text:p>
          </table:table-cell>
          <table:table-cell/>
          <table:table-cell office:value-type="float" office:value="2872459" calcext:value-type="float">
            <text:p>2872459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9778562" calcext:value-type="float">
            <text:p>977856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40948" calcext:value-type="float">
            <text:p>1540948</text:p>
          </table:table-cell>
          <table:table-cell/>
          <table:table-cell office:value-type="float" office:value="3285566" calcext:value-type="float">
            <text:p>3285566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778562" calcext:value-type="float">
            <text:p>9778562</text:p>
          </table:table-cell>
          <table:table-cell table:number-columns-repeated="2"/>
          <table:table-cell office:value-type="float" office:value="315268" calcext:value-type="float">
            <text:p>315268</text:p>
          </table:table-cell>
          <table:table-cell/>
          <table:table-cell office:value-type="float" office:value="6719046" calcext:value-type="float">
            <text:p>6719046</text:p>
          </table:table-cell>
          <table:table-cell table:number-columns-repeated="2"/>
          <table:table-cell office:value-type="float" office:value="4070199" calcext:value-type="float">
            <text:p>4070199</text:p>
          </table:table-cell>
          <table:table-cell/>
          <table:table-cell office:value-type="float" office:value="10758322" calcext:value-type="float">
            <text:p>10758322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87577" calcext:value-type="float">
            <text:p>1487577</text:p>
          </table:table-cell>
          <table:table-cell/>
          <table:table-cell office:value-type="float" office:value="3368013" calcext:value-type="float">
            <text:p>3368013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518507" calcext:value-type="float">
            <text:p>9518507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499745" calcext:value-type="float">
            <text:p>3499745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2"/>
          <table:table-cell office:value-type="float" office:value="3879045" calcext:value-type="float">
            <text:p>3879045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4907284" calcext:value-type="float">
            <text:p>4907284</text:p>
          </table:table-cell>
          <table:table-cell/>
          <table:table-cell office:value-type="float" office:value="9192546" calcext:value-type="float">
            <text:p>9192546</text:p>
          </table:table-cell>
          <table:table-cell office:value-type="float" office:value="11091721" calcext:value-type="float">
            <text:p>1109172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06359" calcext:value-type="float">
            <text:p>1506359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9434868" calcext:value-type="float">
            <text:p>9434868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7571923" calcext:value-type="float">
            <text:p>7571923</text:p>
          </table:table-cell>
          <table:table-cell table:number-columns-repeated="2"/>
          <table:table-cell office:value-type="float" office:value="3285566" calcext:value-type="float">
            <text:p>3285566</text:p>
          </table:table-cell>
          <table:table-cell table:number-columns-repeated="2"/>
          <table:table-cell office:value-type="float" office:value="9518507" calcext:value-type="float">
            <text:p>9518507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285566" calcext:value-type="float">
            <text:p>3285566</text:p>
          </table:table-cell>
          <table:table-cell/>
          <table:table-cell office:value-type="float" office:value="8815202" calcext:value-type="float">
            <text:p>8815202</text:p>
          </table:table-cell>
          <table:table-cell office:value-type="float" office:value="10651598" calcext:value-type="float">
            <text:p>10651598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04552" calcext:value-type="float">
            <text:p>1204552</text:p>
          </table:table-cell>
          <table:table-cell/>
          <table:table-cell office:value-type="float" office:value="2237414" calcext:value-type="float">
            <text:p>2237414</text:p>
          </table:table-cell>
          <table:table-cell/>
          <table:table-cell office:value-type="float" office:value="4375425" calcext:value-type="float">
            <text:p>4375425</text:p>
          </table:table-cell>
          <table:table-cell/>
          <table:table-cell office:value-type="float" office:value="3941742" calcext:value-type="float">
            <text:p>3941742</text:p>
          </table:table-cell>
          <table:table-cell/>
          <table:table-cell office:value-type="float" office:value="3008498" calcext:value-type="float">
            <text:p>3008498</text:p>
          </table:table-cell>
          <table:table-cell/>
          <table:table-cell office:value-type="float" office:value="1815584" calcext:value-type="float">
            <text:p>1815584</text:p>
          </table:table-cell>
          <table:table-cell/>
          <table:table-cell office:value-type="float" office:value="2841317" calcext:value-type="float">
            <text:p>2841317</text:p>
          </table:table-cell>
          <table:table-cell table:number-columns-repeated="2"/>
          <table:table-cell office:value-type="float" office:value="2225819" calcext:value-type="float">
            <text:p>2225819</text:p>
          </table:table-cell>
          <table:table-cell table:number-columns-repeated="2"/>
          <table:table-cell office:value-type="float" office:value="3012719" calcext:value-type="float">
            <text:p>3012719</text:p>
          </table:table-cell>
          <table:table-cell/>
          <table:table-cell office:value-type="float" office:value="1741948" calcext:value-type="float">
            <text:p>1741948</text:p>
          </table:table-cell>
          <table:table-cell table:number-columns-repeated="2"/>
          <table:table-cell office:value-type="float" office:value="498509" calcext:value-type="float">
            <text:p>498509</text:p>
          </table:table-cell>
          <table:table-cell/>
          <table:table-cell office:value-type="float" office:value="4340054" calcext:value-type="float">
            <text:p>4340054</text:p>
          </table:table-cell>
          <table:table-cell/>
          <table:table-cell office:value-type="float" office:value="4532414" calcext:value-type="float">
            <text:p>4532414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2845" calcext:value-type="float">
            <text:p>1402845</text:p>
          </table:table-cell>
          <table:table-cell/>
          <table:table-cell office:value-type="float" office:value="2736325" calcext:value-type="float">
            <text:p>2736325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5398323" calcext:value-type="float">
            <text:p>5398323</text:p>
          </table:table-cell>
          <table:table-cell/>
          <table:table-cell office:value-type="float" office:value="4827914" calcext:value-type="float">
            <text:p>4827914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4457157" calcext:value-type="float">
            <text:p>4457157</text:p>
          </table:table-cell>
          <table:table-cell table:number-columns-repeated="2"/>
          <table:table-cell office:value-type="float" office:value="3122224" calcext:value-type="float">
            <text:p>3122224</text:p>
          </table:table-cell>
          <table:table-cell table:number-columns-repeated="2"/>
          <table:table-cell office:value-type="float" office:value="4610256" calcext:value-type="float">
            <text:p>4610256</text:p>
          </table:table-cell>
          <table:table-cell/>
          <table:table-cell office:value-type="float" office:value="2275345" calcext:value-type="float">
            <text:p>2275345</text:p>
          </table:table-cell>
          <table:table-cell/>
          <table:table-cell office:value-type="float" office:value="2235086" calcext:value-type="float">
            <text:p>2235086</text:p>
          </table:table-cell>
          <table:table-cell/>
          <table:table-cell office:value-type="float" office:value="6086873" calcext:value-type="float">
            <text:p>6086873</text:p>
          </table:table-cell>
          <table:table-cell/>
          <table:table-cell office:value-type="float" office:value="6821616" calcext:value-type="float">
            <text:p>682161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5116" calcext:value-type="float">
            <text:p>1475116</text:p>
          </table:table-cell>
          <table:table-cell/>
          <table:table-cell office:value-type="float" office:value="3064306" calcext:value-type="float">
            <text:p>3064306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6491676" calcext:value-type="float">
            <text:p>6491676</text:p>
          </table:table-cell>
          <table:table-cell/>
          <table:table-cell office:value-type="float" office:value="5115422" calcext:value-type="float">
            <text:p>5115422</text:p>
          </table:table-cell>
          <table:table-cell/>
          <table:table-cell office:value-type="float" office:value="2875558" calcext:value-type="float">
            <text:p>2875558</text:p>
          </table:table-cell>
          <table:table-cell/>
          <table:table-cell office:value-type="float" office:value="6174377" calcext:value-type="float">
            <text:p>6174377</text:p>
          </table:table-cell>
          <table:table-cell table:number-columns-repeated="2"/>
          <table:table-cell office:value-type="float" office:value="3659616" calcext:value-type="float">
            <text:p>3659616</text:p>
          </table:table-cell>
          <table:table-cell table:number-columns-repeated="2"/>
          <table:table-cell office:value-type="float" office:value="6736026" calcext:value-type="float">
            <text:p>6736026</text:p>
          </table:table-cell>
          <table:table-cell/>
          <table:table-cell office:value-type="float" office:value="2597325" calcext:value-type="float">
            <text:p>2597325</text:p>
          </table:table-cell>
          <table:table-cell/>
          <table:table-cell office:value-type="float" office:value="2512247" calcext:value-type="float">
            <text:p>2512247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8528336" calcext:value-type="float">
            <text:p>852833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51867" calcext:value-type="float">
            <text:p>1551867</text:p>
          </table:table-cell>
          <table:table-cell/>
          <table:table-cell office:value-type="float" office:value="3264616" calcext:value-type="float">
            <text:p>3264616</text:p>
          </table:table-cell>
          <table:table-cell/>
          <table:table-cell office:value-type="float" office:value="8992598" calcext:value-type="float">
            <text:p>8992598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3220553" calcext:value-type="float">
            <text:p>3220553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2"/>
          <table:table-cell office:value-type="float" office:value="4091959" calcext:value-type="float">
            <text:p>4091959</text:p>
          </table:table-cell>
          <table:table-cell table:number-columns-repeated="2"/>
          <table:table-cell office:value-type="float" office:value="9468384" calcext:value-type="float">
            <text:p>9468384</text:p>
          </table:table-cell>
          <table:table-cell/>
          <table:table-cell office:value-type="float" office:value="2739816" calcext:value-type="float">
            <text:p>2739816</text:p>
          </table:table-cell>
          <table:table-cell/>
          <table:table-cell office:value-type="float" office:value="2695115" calcext:value-type="float">
            <text:p>2695115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844453" calcext:value-type="float">
            <text:p>8844453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18938" calcext:value-type="float">
            <text:p>1518938</text:p>
          </table:table-cell>
          <table:table-cell/>
          <table:table-cell office:value-type="float" office:value="3099691" calcext:value-type="float">
            <text:p>3099691</text:p>
          </table:table-cell>
          <table:table-cell/>
          <table:table-cell office:value-type="float" office:value="8992598" calcext:value-type="float">
            <text:p>8992598</text:p>
          </table:table-cell>
          <table:table-cell/>
          <table:table-cell office:value-type="float" office:value="7540170" calcext:value-type="float">
            <text:p>7540170</text:p>
          </table:table-cell>
          <table:table-cell/>
          <table:table-cell office:value-type="float" office:value="9681823" calcext:value-type="float">
            <text:p>9681823</text:p>
          </table:table-cell>
          <table:table-cell table:number-columns-repeated="2"/>
          <table:table-cell office:value-type="float" office:value="577155" calcext:value-type="float">
            <text:p>577155</text:p>
          </table:table-cell>
          <table:table-cell/>
          <table:table-cell office:value-type="float" office:value="7435738" calcext:value-type="float">
            <text:p>7435738</text:p>
          </table:table-cell>
          <table:table-cell table:number-columns-repeated="2"/>
          <table:table-cell office:value-type="float" office:value="4296637" calcext:value-type="float">
            <text:p>4296637</text:p>
          </table:table-cell>
          <table:table-cell/>
          <table:table-cell office:value-type="float" office:value="11138071" calcext:value-type="float">
            <text:p>11138071</text:p>
          </table:table-cell>
          <table:table-cell/>
          <table:table-cell office:value-type="float" office:value="3012719" calcext:value-type="float">
            <text:p>3012719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9145790" calcext:value-type="float">
            <text:p>9145790</text:p>
          </table:table-cell>
          <table:table-cell office:value-type="float" office:value="10911694" calcext:value-type="float">
            <text:p>1091169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60891" calcext:value-type="float">
            <text:p>1560891</text:p>
          </table:table-cell>
          <table:table-cell/>
          <table:table-cell office:value-type="float" office:value="3325278" calcext:value-type="float">
            <text:p>3325278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2"/>
          <table:table-cell office:value-type="float" office:value="4228947" calcext:value-type="float">
            <text:p>4228947</text:p>
          </table:table-cell>
          <table:table-cell/>
          <table:table-cell office:value-type="float" office:value="11138071" calcext:value-type="float">
            <text:p>11138071</text:p>
          </table:table-cell>
          <table:table-cell/>
          <table:table-cell office:value-type="float" office:value="3634839" calcext:value-type="float">
            <text:p>3634839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85086" calcext:value-type="float">
            <text:p>1585086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8140399" calcext:value-type="float">
            <text:p>8140399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8562340" calcext:value-type="float">
            <text:p>8562340</text:p>
          </table:table-cell>
          <table:table-cell/>
          <table:table-cell office:value-type="float" office:value="3284589" calcext:value-type="float">
            <text:p>3284589</text:p>
          </table:table-cell>
          <table:table-cell/>
          <table:table-cell office:value-type="float" office:value="8528336" calcext:value-type="float">
            <text:p>8528336</text:p>
          </table:table-cell>
          <table:table-cell table:number-columns-repeated="2"/>
          <table:table-cell office:value-type="float" office:value="3877684" calcext:value-type="float">
            <text:p>3877684</text:p>
          </table:table-cell>
          <table:table-cell table:number-columns-repeated="2"/>
          <table:table-cell office:value-type="float" office:value="9638369" calcext:value-type="float">
            <text:p>9638369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5115422" calcext:value-type="float">
            <text:p>5115422</text:p>
          </table:table-cell>
          <table:table-cell/>
          <table:table-cell office:value-type="float" office:value="8992598" calcext:value-type="float">
            <text:p>8992598</text:p>
          </table:table-cell>
          <table:table-cell office:value-type="float" office:value="10911694" calcext:value-type="float">
            <text:p>10911694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23247" calcext:value-type="float">
            <text:p>1523247</text:p>
          </table:table-cell>
          <table:table-cell/>
          <table:table-cell office:value-type="float" office:value="3299730" calcext:value-type="float">
            <text:p>3299730</text:p>
          </table:table-cell>
          <table:table-cell/>
          <table:table-cell office:value-type="float" office:value="5624545" calcext:value-type="float">
            <text:p>5624545</text:p>
          </table:table-cell>
          <table:table-cell office:value-type="float" office:value="10856530" calcext:value-type="float">
            <text:p>10856530</text:p>
          </table:table-cell>
          <table:table-cell office:value-type="float" office:value="10485468" calcext:value-type="float">
            <text:p>10485468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8528336" calcext:value-type="float">
            <text:p>8528336</text:p>
          </table:table-cell>
          <table:table-cell table:number-columns-repeated="2"/>
          <table:table-cell office:value-type="float" office:value="3409755" calcext:value-type="float">
            <text:p>3409755</text:p>
          </table:table-cell>
          <table:table-cell table:number-columns-repeated="2"/>
          <table:table-cell office:value-type="float" office:value="9304292" calcext:value-type="float">
            <text:p>9304292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3320137" calcext:value-type="float">
            <text:p>3320137</text:p>
          </table:table-cell>
          <table:table-cell/>
          <table:table-cell office:value-type="float" office:value="7334159" calcext:value-type="float">
            <text:p>7334159</text:p>
          </table:table-cell>
          <table:table-cell office:value-type="float" office:value="10641343" calcext:value-type="float">
            <text:p>10641343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30718" calcext:value-type="float">
            <text:p>1230718</text:p>
          </table:table-cell>
          <table:table-cell/>
          <table:table-cell office:value-type="float" office:value="2316837" calcext:value-type="float">
            <text:p>2316837</text:p>
          </table:table-cell>
          <table:table-cell/>
          <table:table-cell office:value-type="float" office:value="4531485" calcext:value-type="float">
            <text:p>4531485</text:p>
          </table:table-cell>
          <table:table-cell/>
          <table:table-cell office:value-type="float" office:value="4014717" calcext:value-type="float">
            <text:p>4014717</text:p>
          </table:table-cell>
          <table:table-cell/>
          <table:table-cell office:value-type="float" office:value="3055164" calcext:value-type="float">
            <text:p>3055164</text:p>
          </table:table-cell>
          <table:table-cell/>
          <table:table-cell office:value-type="float" office:value="1851434" calcext:value-type="float">
            <text:p>1851434</text:p>
          </table:table-cell>
          <table:table-cell/>
          <table:table-cell office:value-type="float" office:value="2934110" calcext:value-type="float">
            <text:p>2934110</text:p>
          </table:table-cell>
          <table:table-cell table:number-columns-repeated="2"/>
          <table:table-cell office:value-type="float" office:value="2255990" calcext:value-type="float">
            <text:p>2255990</text:p>
          </table:table-cell>
          <table:table-cell table:number-columns-repeated="2"/>
          <table:table-cell office:value-type="float" office:value="3083680" calcext:value-type="float">
            <text:p>3083680</text:p>
          </table:table-cell>
          <table:table-cell/>
          <table:table-cell office:value-type="float" office:value="1831694" calcext:value-type="float">
            <text:p>1831694</text:p>
          </table:table-cell>
          <table:table-cell/>
          <table:table-cell office:value-type="float" office:value="1872419" calcext:value-type="float">
            <text:p>1872419</text:p>
          </table:table-cell>
          <table:table-cell/>
          <table:table-cell office:value-type="float" office:value="4317393" calcext:value-type="float">
            <text:p>4317393</text:p>
          </table:table-cell>
          <table:table-cell/>
          <table:table-cell office:value-type="float" office:value="4451639" calcext:value-type="float">
            <text:p>4451639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0926" calcext:value-type="float">
            <text:p>1400926</text:p>
          </table:table-cell>
          <table:table-cell/>
          <table:table-cell office:value-type="float" office:value="2774874" calcext:value-type="float">
            <text:p>2774874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5363307" calcext:value-type="float">
            <text:p>5363307</text:p>
          </table:table-cell>
          <table:table-cell/>
          <table:table-cell office:value-type="float" office:value="4826859" calcext:value-type="float">
            <text:p>4826859</text:p>
          </table:table-cell>
          <table:table-cell/>
          <table:table-cell office:value-type="float" office:value="2432298" calcext:value-type="float">
            <text:p>2432298</text:p>
          </table:table-cell>
          <table:table-cell/>
          <table:table-cell office:value-type="float" office:value="4433259" calcext:value-type="float">
            <text:p>4433259</text:p>
          </table:table-cell>
          <table:table-cell table:number-columns-repeated="2"/>
          <table:table-cell office:value-type="float" office:value="3160839" calcext:value-type="float">
            <text:p>3160839</text:p>
          </table:table-cell>
          <table:table-cell table:number-columns-repeated="2"/>
          <table:table-cell office:value-type="float" office:value="4972145" calcext:value-type="float">
            <text:p>4972145</text:p>
          </table:table-cell>
          <table:table-cell/>
          <table:table-cell office:value-type="float" office:value="2265510" calcext:value-type="float">
            <text:p>2265510</text:p>
          </table:table-cell>
          <table:table-cell/>
          <table:table-cell office:value-type="float" office:value="2255990" calcext:value-type="float">
            <text:p>2255990</text:p>
          </table:table-cell>
          <table:table-cell/>
          <table:table-cell office:value-type="float" office:value="6208343" calcext:value-type="float">
            <text:p>6208343</text:p>
          </table:table-cell>
          <table:table-cell/>
          <table:table-cell office:value-type="float" office:value="6599461" calcext:value-type="float">
            <text:p>659946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03942" calcext:value-type="float">
            <text:p>1503942</text:p>
          </table:table-cell>
          <table:table-cell/>
          <table:table-cell office:value-type="float" office:value="3151562" calcext:value-type="float">
            <text:p>3151562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6692005" calcext:value-type="float">
            <text:p>6692005</text:p>
          </table:table-cell>
          <table:table-cell/>
          <table:table-cell office:value-type="float" office:value="2918161" calcext:value-type="float">
            <text:p>2918161</text:p>
          </table:table-cell>
          <table:table-cell/>
          <table:table-cell office:value-type="float" office:value="4826859" calcext:value-type="float">
            <text:p>4826859</text:p>
          </table:table-cell>
          <table:table-cell table:number-columns-repeated="2"/>
          <table:table-cell office:value-type="float" office:value="3835457" calcext:value-type="float">
            <text:p>3835457</text:p>
          </table:table-cell>
          <table:table-cell table:number-columns-repeated="2"/>
          <table:table-cell office:value-type="float" office:value="6479979" calcext:value-type="float">
            <text:p>6479979</text:p>
          </table:table-cell>
          <table:table-cell/>
          <table:table-cell office:value-type="float" office:value="2686359" calcext:value-type="float">
            <text:p>2686359</text:p>
          </table:table-cell>
          <table:table-cell/>
          <table:table-cell office:value-type="float" office:value="2333199" calcext:value-type="float">
            <text:p>2333199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7590887" calcext:value-type="float">
            <text:p>759088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44504" calcext:value-type="float">
            <text:p>1544504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8680108" calcext:value-type="float">
            <text:p>8680108</text:p>
          </table:table-cell>
          <table:table-cell/>
          <table:table-cell office:value-type="float" office:value="6128613" calcext:value-type="float">
            <text:p>6128613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7524394" calcext:value-type="float">
            <text:p>7524394</text:p>
          </table:table-cell>
          <table:table-cell table:number-columns-repeated="2"/>
          <table:table-cell office:value-type="float" office:value="4232305" calcext:value-type="float">
            <text:p>4232305</text:p>
          </table:table-cell>
          <table:table-cell table:number-columns-repeated="2"/>
          <table:table-cell office:value-type="float" office:value="8457895" calcext:value-type="float">
            <text:p>8457895</text:p>
          </table:table-cell>
          <table:table-cell/>
          <table:table-cell office:value-type="float" office:value="2645000" calcext:value-type="float">
            <text:p>2645000</text:p>
          </table:table-cell>
          <table:table-cell/>
          <table:table-cell office:value-type="float" office:value="2640123" calcext:value-type="float">
            <text:p>2640123</text:p>
          </table:table-cell>
          <table:table-cell/>
          <table:table-cell office:value-type="float" office:value="8822754" calcext:value-type="float">
            <text:p>8822754</text:p>
          </table:table-cell>
          <table:table-cell/>
          <table:table-cell office:value-type="float" office:value="9946527" calcext:value-type="float">
            <text:p>994652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0197" calcext:value-type="float">
            <text:p>1530197</text:p>
          </table:table-cell>
          <table:table-cell/>
          <table:table-cell office:value-type="float" office:value="3447541" calcext:value-type="float">
            <text:p>3447541</text:p>
          </table:table-cell>
          <table:table-cell/>
          <table:table-cell office:value-type="float" office:value="9220512" calcext:value-type="float">
            <text:p>9220512</text:p>
          </table:table-cell>
          <table:table-cell/>
          <table:table-cell office:value-type="float" office:value="7755368" calcext:value-type="float">
            <text:p>7755368</text:p>
          </table:table-cell>
          <table:table-cell/>
          <table:table-cell office:value-type="float" office:value="9569770" calcext:value-type="float">
            <text:p>9569770</text:p>
          </table:table-cell>
          <table:table-cell/>
          <table:table-cell office:value-type="float" office:value="3447541" calcext:value-type="float">
            <text:p>3447541</text:p>
          </table:table-cell>
          <table:table-cell/>
          <table:table-cell office:value-type="float" office:value="8326715" calcext:value-type="float">
            <text:p>8326715</text:p>
          </table:table-cell>
          <table:table-cell table:number-columns-repeated="2"/>
          <table:table-cell office:value-type="float" office:value="4396951" calcext:value-type="float">
            <text:p>4396951</text:p>
          </table:table-cell>
          <table:table-cell/>
          <table:table-cell office:value-type="float" office:value="11249091" calcext:value-type="float">
            <text:p>11249091</text:p>
          </table:table-cell>
          <table:table-cell/>
          <table:table-cell office:value-type="float" office:value="2875184" calcext:value-type="float">
            <text:p>2875184</text:p>
          </table:table-cell>
          <table:table-cell/>
          <table:table-cell office:value-type="float" office:value="2805690" calcext:value-type="float">
            <text:p>2805690</text:p>
          </table:table-cell>
          <table:table-cell/>
          <table:table-cell office:value-type="float" office:value="9320560" calcext:value-type="float">
            <text:p>9320560</text:p>
          </table:table-cell>
          <table:table-cell office:value-type="float" office:value="10662628" calcext:value-type="float">
            <text:p>1066262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82636" calcext:value-type="float">
            <text:p>1582636</text:p>
          </table:table-cell>
          <table:table-cell/>
          <table:table-cell office:value-type="float" office:value="3461434" calcext:value-type="float">
            <text:p>3461434</text:p>
          </table:table-cell>
          <table:table-cell/>
          <table:table-cell office:value-type="float" office:value="8840915" calcext:value-type="float">
            <text:p>8840915</text:p>
          </table:table-cell>
          <table:table-cell/>
          <table:table-cell office:value-type="float" office:value="7644933" calcext:value-type="float">
            <text:p>7644933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3495237" calcext:value-type="float">
            <text:p>3495237</text:p>
          </table:table-cell>
          <table:table-cell/>
          <table:table-cell office:value-type="float" office:value="8610501" calcext:value-type="float">
            <text:p>8610501</text:p>
          </table:table-cell>
          <table:table-cell table:number-columns-repeated="2"/>
          <table:table-cell office:value-type="float" office:value="4451639" calcext:value-type="float">
            <text:p>4451639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3085895" calcext:value-type="float">
            <text:p>3085895</text:p>
          </table:table-cell>
          <table:table-cell/>
          <table:table-cell office:value-type="float" office:value="3037876" calcext:value-type="float">
            <text:p>3037876</text:p>
          </table:table-cell>
          <table:table-cell/>
          <table:table-cell office:value-type="float" office:value="6650556" calcext:value-type="float">
            <text:p>6650556</text:p>
          </table:table-cell>
          <table:table-cell/>
          <table:table-cell office:value-type="float" office:value="8391792" calcext:value-type="float">
            <text:p>839179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44504" calcext:value-type="float">
            <text:p>1544504</text:p>
          </table:table-cell>
          <table:table-cell/>
          <table:table-cell office:value-type="float" office:value="3232201" calcext:value-type="float">
            <text:p>3232201</text:p>
          </table:table-cell>
          <table:table-cell/>
          <table:table-cell office:value-type="float" office:value="7020149" calcext:value-type="float">
            <text:p>7020149</text:p>
          </table:table-cell>
          <table:table-cell/>
          <table:table-cell office:value-type="float" office:value="7369466" calcext:value-type="float">
            <text:p>7369466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3668386" calcext:value-type="float">
            <text:p>3668386</text:p>
          </table:table-cell>
          <table:table-cell/>
          <table:table-cell office:value-type="float" office:value="8542002" calcext:value-type="float">
            <text:p>8542002</text:p>
          </table:table-cell>
          <table:table-cell table:number-columns-repeated="2"/>
          <table:table-cell office:value-type="float" office:value="4228138" calcext:value-type="float">
            <text:p>4228138</text:p>
          </table:table-cell>
          <table:table-cell/>
          <table:table-cell office:value-type="float" office:value="10230845" calcext:value-type="float">
            <text:p>10230845</text:p>
          </table:table-cell>
          <table:table-cell/>
          <table:table-cell office:value-type="float" office:value="3671521" calcext:value-type="float">
            <text:p>3671521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8326715" calcext:value-type="float">
            <text:p>8326715</text:p>
          </table:table-cell>
          <table:table-cell/>
          <table:table-cell office:value-type="float" office:value="1204825" calcext:value-type="float">
            <text:p>120482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77984" calcext:value-type="float">
            <text:p>1577984</text:p>
          </table:table-cell>
          <table:table-cell/>
          <table:table-cell office:value-type="float" office:value="3345496" calcext:value-type="float">
            <text:p>3345496</text:p>
          </table:table-cell>
          <table:table-cell/>
          <table:table-cell office:value-type="float" office:value="8122014" calcext:value-type="float">
            <text:p>8122014</text:p>
          </table:table-cell>
          <table:table-cell/>
          <table:table-cell office:value-type="float" office:value="7257394" calcext:value-type="float">
            <text:p>7257394</text:p>
          </table:table-cell>
          <table:table-cell office:value-type="float" office:value="10255274" calcext:value-type="float">
            <text:p>10255274</text:p>
          </table:table-cell>
          <table:table-cell/>
          <table:table-cell office:value-type="float" office:value="3458646" calcext:value-type="float">
            <text:p>3458646</text:p>
          </table:table-cell>
          <table:table-cell/>
          <table:table-cell office:value-type="float" office:value="7769397" calcext:value-type="float">
            <text:p>7769397</text:p>
          </table:table-cell>
          <table:table-cell table:number-columns-repeated="2"/>
          <table:table-cell office:value-type="float" office:value="3923040" calcext:value-type="float">
            <text:p>3923040</text:p>
          </table:table-cell>
          <table:table-cell table:number-columns-repeated="2"/>
          <table:table-cell office:value-type="float" office:value="9569770" calcext:value-type="float">
            <text:p>9569770</text:p>
          </table:table-cell>
          <table:table-cell/>
          <table:table-cell office:value-type="float" office:value="2760606" calcext:value-type="float">
            <text:p>2760606</text:p>
          </table:table-cell>
          <table:table-cell/>
          <table:table-cell office:value-type="float" office:value="5310258" calcext:value-type="float">
            <text:p>5310258</text:p>
          </table:table-cell>
          <table:table-cell/>
          <table:table-cell office:value-type="float" office:value="8988941" calcext:value-type="float">
            <text:p>8988941</text:p>
          </table:table-cell>
          <table:table-cell office:value-type="float" office:value="10255274" calcext:value-type="float">
            <text:p>10255274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84193" calcext:value-type="float">
            <text:p>1484193</text:p>
          </table:table-cell>
          <table:table-cell/>
          <table:table-cell office:value-type="float" office:value="3369115" calcext:value-type="float">
            <text:p>3369115</text:p>
          </table:table-cell>
          <table:table-cell/>
          <table:table-cell office:value-type="float" office:value="7420395" calcext:value-type="float">
            <text:p>7420395</text:p>
          </table:table-cell>
          <table:table-cell office:value-type="float" office:value="10878686" calcext:value-type="float">
            <text:p>10878686</text:p>
          </table:table-cell>
          <table:table-cell office:value-type="float" office:value="10662628" calcext:value-type="float">
            <text:p>10662628</text:p>
          </table:table-cell>
          <table:table-cell/>
          <table:table-cell office:value-type="float" office:value="3518141" calcext:value-type="float">
            <text:p>3518141</text:p>
          </table:table-cell>
          <table:table-cell/>
          <table:table-cell office:value-type="float" office:value="8542002" calcext:value-type="float">
            <text:p>8542002</text:p>
          </table:table-cell>
          <table:table-cell table:number-columns-repeated="2"/>
          <table:table-cell office:value-type="float" office:value="3483896" calcext:value-type="float">
            <text:p>3483896</text:p>
          </table:table-cell>
          <table:table-cell table:number-columns-repeated="2"/>
          <table:table-cell office:value-type="float" office:value="7319232" calcext:value-type="float">
            <text:p>7319232</text:p>
          </table:table-cell>
          <table:table-cell/>
          <table:table-cell office:value-type="float" office:value="3532609" calcext:value-type="float">
            <text:p>3532609</text:p>
          </table:table-cell>
          <table:table-cell/>
          <table:table-cell office:value-type="float" office:value="3291652" calcext:value-type="float">
            <text:p>3291652</text:p>
          </table:table-cell>
          <table:table-cell/>
          <table:table-cell office:value-type="float" office:value="7208671" calcext:value-type="float">
            <text:p>7208671</text:p>
          </table:table-cell>
          <table:table-cell office:value-type="float" office:value="10255274" calcext:value-type="float">
            <text:p>10255274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36708" calcext:value-type="float">
            <text:p>1236708</text:p>
          </table:table-cell>
          <table:table-cell/>
          <table:table-cell office:value-type="float" office:value="2311728" calcext:value-type="float">
            <text:p>2311728</text:p>
          </table:table-cell>
          <table:table-cell/>
          <table:table-cell office:value-type="float" office:value="4207028" calcext:value-type="float">
            <text:p>4207028</text:p>
          </table:table-cell>
          <table:table-cell/>
          <table:table-cell office:value-type="float" office:value="3604966" calcext:value-type="float">
            <text:p>3604966</text:p>
          </table:table-cell>
          <table:table-cell/>
          <table:table-cell office:value-type="float" office:value="2941954" calcext:value-type="float">
            <text:p>2941954</text:p>
          </table:table-cell>
          <table:table-cell/>
          <table:table-cell office:value-type="float" office:value="1866644" calcext:value-type="float">
            <text:p>1866644</text:p>
          </table:table-cell>
          <table:table-cell/>
          <table:table-cell office:value-type="float" office:value="2763987" calcext:value-type="float">
            <text:p>2763987</text:p>
          </table:table-cell>
          <table:table-cell table:number-columns-repeated="2"/>
          <table:table-cell office:value-type="float" office:value="2257653" calcext:value-type="float">
            <text:p>2257653</text:p>
          </table:table-cell>
          <table:table-cell table:number-columns-repeated="2"/>
          <table:table-cell office:value-type="float" office:value="2984890" calcext:value-type="float">
            <text:p>2984890</text:p>
          </table:table-cell>
          <table:table-cell/>
          <table:table-cell office:value-type="float" office:value="1878893" calcext:value-type="float">
            <text:p>1878893</text:p>
          </table:table-cell>
          <table:table-cell/>
          <table:table-cell office:value-type="float" office:value="1863404" calcext:value-type="float">
            <text:p>1863404</text:p>
          </table:table-cell>
          <table:table-cell/>
          <table:table-cell office:value-type="float" office:value="4088876" calcext:value-type="float">
            <text:p>4088876</text:p>
          </table:table-cell>
          <table:table-cell/>
          <table:table-cell office:value-type="float" office:value="4310472" calcext:value-type="float">
            <text:p>431047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4546" calcext:value-type="float">
            <text:p>1404546</text:p>
          </table:table-cell>
          <table:table-cell/>
          <table:table-cell office:value-type="float" office:value="2805512" calcext:value-type="float">
            <text:p>2805512</text:p>
          </table:table-cell>
          <table:table-cell/>
          <table:table-cell office:value-type="float" office:value="5735012" calcext:value-type="float">
            <text:p>5735012</text:p>
          </table:table-cell>
          <table:table-cell/>
          <table:table-cell office:value-type="float" office:value="5044577" calcext:value-type="float">
            <text:p>5044577</text:p>
          </table:table-cell>
          <table:table-cell/>
          <table:table-cell office:value-type="float" office:value="4603874" calcext:value-type="float">
            <text:p>4603874</text:p>
          </table:table-cell>
          <table:table-cell/>
          <table:table-cell office:value-type="float" office:value="2461436" calcext:value-type="float">
            <text:p>2461436</text:p>
          </table:table-cell>
          <table:table-cell/>
          <table:table-cell office:value-type="float" office:value="4312636" calcext:value-type="float">
            <text:p>4312636</text:p>
          </table:table-cell>
          <table:table-cell table:number-columns-repeated="2"/>
          <table:table-cell office:value-type="float" office:value="3199462" calcext:value-type="float">
            <text:p>3199462</text:p>
          </table:table-cell>
          <table:table-cell table:number-columns-repeated="2"/>
          <table:table-cell office:value-type="float" office:value="4707314" calcext:value-type="float">
            <text:p>4707314</text:p>
          </table:table-cell>
          <table:table-cell/>
          <table:table-cell office:value-type="float" office:value="2252916" calcext:value-type="float">
            <text:p>2252916</text:p>
          </table:table-cell>
          <table:table-cell/>
          <table:table-cell office:value-type="float" office:value="2211731" calcext:value-type="float">
            <text:p>2211731</text:p>
          </table:table-cell>
          <table:table-cell/>
          <table:table-cell office:value-type="float" office:value="5655716" calcext:value-type="float">
            <text:p>5655716</text:p>
          </table:table-cell>
          <table:table-cell/>
          <table:table-cell office:value-type="float" office:value="6284678" calcext:value-type="float">
            <text:p>6284678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8778" calcext:value-type="float">
            <text:p>1478778</text:p>
          </table:table-cell>
          <table:table-cell/>
          <table:table-cell office:value-type="float" office:value="3130664" calcext:value-type="float">
            <text:p>3130664</text:p>
          </table:table-cell>
          <table:table-cell/>
          <table:table-cell office:value-type="float" office:value="7213548" calcext:value-type="float">
            <text:p>7213548</text:p>
          </table:table-cell>
          <table:table-cell/>
          <table:table-cell office:value-type="float" office:value="5900467" calcext:value-type="float">
            <text:p>5900467</text:p>
          </table:table-cell>
          <table:table-cell/>
          <table:table-cell office:value-type="float" office:value="6498636" calcext:value-type="float">
            <text:p>6498636</text:p>
          </table:table-cell>
          <table:table-cell/>
          <table:table-cell office:value-type="float" office:value="1445191" calcext:value-type="float">
            <text:p>1445191</text:p>
          </table:table-cell>
          <table:table-cell/>
          <table:table-cell office:value-type="float" office:value="5868220" calcext:value-type="float">
            <text:p>5868220</text:p>
          </table:table-cell>
          <table:table-cell table:number-columns-repeated="2"/>
          <table:table-cell office:value-type="float" office:value="3730203" calcext:value-type="float">
            <text:p>3730203</text:p>
          </table:table-cell>
          <table:table-cell table:number-columns-repeated="2"/>
          <table:table-cell office:value-type="float" office:value="6498636" calcext:value-type="float">
            <text:p>6498636</text:p>
          </table:table-cell>
          <table:table-cell/>
          <table:table-cell office:value-type="float" office:value="2579710" calcext:value-type="float">
            <text:p>2579710</text:p>
          </table:table-cell>
          <table:table-cell/>
          <table:table-cell office:value-type="float" office:value="2373037" calcext:value-type="float">
            <text:p>2373037</text:p>
          </table:table-cell>
          <table:table-cell/>
          <table:table-cell office:value-type="float" office:value="6132138" calcext:value-type="float">
            <text:p>6132138</text:p>
          </table:table-cell>
          <table:table-cell/>
          <table:table-cell office:value-type="float" office:value="6917293" calcext:value-type="float">
            <text:p>691729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75323" calcext:value-type="float">
            <text:p>1575323</text:p>
          </table:table-cell>
          <table:table-cell/>
          <table:table-cell office:value-type="float" office:value="3345243" calcext:value-type="float">
            <text:p>3345243</text:p>
          </table:table-cell>
          <table:table-cell/>
          <table:table-cell office:value-type="float" office:value="8089930" calcext:value-type="float">
            <text:p>8089930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8253158" calcext:value-type="float">
            <text:p>8253158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7368238" calcext:value-type="float">
            <text:p>7368238</text:p>
          </table:table-cell>
          <table:table-cell table:number-columns-repeated="2"/>
          <table:table-cell office:value-type="float" office:value="4338776" calcext:value-type="float">
            <text:p>4338776</text:p>
          </table:table-cell>
          <table:table-cell table:number-columns-repeated="2"/>
          <table:table-cell office:value-type="float" office:value="8498106" calcext:value-type="float">
            <text:p>8498106</text:p>
          </table:table-cell>
          <table:table-cell/>
          <table:table-cell office:value-type="float" office:value="2705656" calcext:value-type="float">
            <text:p>2705656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8128206" calcext:value-type="float">
            <text:p>8128206</text:p>
          </table:table-cell>
          <table:table-cell/>
          <table:table-cell office:value-type="float" office:value="8977721" calcext:value-type="float">
            <text:p>897772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87551" calcext:value-type="float">
            <text:p>1587551</text:p>
          </table:table-cell>
          <table:table-cell/>
          <table:table-cell office:value-type="float" office:value="3419824" calcext:value-type="float">
            <text:p>3419824</text:p>
          </table:table-cell>
          <table:table-cell/>
          <table:table-cell office:value-type="float" office:value="8284999" calcext:value-type="float">
            <text:p>8284999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9441504" calcext:value-type="float">
            <text:p>9441504</text:p>
          </table:table-cell>
          <table:table-cell/>
          <table:table-cell office:value-type="float" office:value="3548378" calcext:value-type="float">
            <text:p>3548378</text:p>
          </table:table-cell>
          <table:table-cell/>
          <table:table-cell office:value-type="float" office:value="6523312" calcext:value-type="float">
            <text:p>6523312</text:p>
          </table:table-cell>
          <table:table-cell table:number-columns-repeated="2"/>
          <table:table-cell office:value-type="float" office:value="4312636" calcext:value-type="float">
            <text:p>4312636</text:p>
          </table:table-cell>
          <table:table-cell table:number-columns-repeated="2"/>
          <table:table-cell office:value-type="float" office:value="8365686" calcext:value-type="float">
            <text:p>8365686</text:p>
          </table:table-cell>
          <table:table-cell/>
          <table:table-cell office:value-type="float" office:value="2872113" calcext:value-type="float">
            <text:p>2872113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8128206" calcext:value-type="float">
            <text:p>8128206</text:p>
          </table:table-cell>
          <table:table-cell/>
          <table:table-cell office:value-type="float" office:value="9308497" calcext:value-type="float">
            <text:p>930849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63282" calcext:value-type="float">
            <text:p>1563282</text:p>
          </table:table-cell>
          <table:table-cell/>
          <table:table-cell office:value-type="float" office:value="3454204" calcext:value-type="float">
            <text:p>3454204</text:p>
          </table:table-cell>
          <table:table-cell/>
          <table:table-cell office:value-type="float" office:value="7503399" calcext:value-type="float">
            <text:p>7503399</text:p>
          </table:table-cell>
          <table:table-cell/>
          <table:table-cell office:value-type="float" office:value="6303124" calcext:value-type="float">
            <text:p>6303124</text:p>
          </table:table-cell>
          <table:table-cell/>
          <table:table-cell office:value-type="float" office:value="9483197" calcext:value-type="float">
            <text:p>9483197</text:p>
          </table:table-cell>
          <table:table-cell/>
          <table:table-cell office:value-type="float" office:value="3536690" calcext:value-type="float">
            <text:p>3536690</text:p>
          </table:table-cell>
          <table:table-cell/>
          <table:table-cell office:value-type="float" office:value="8159088" calcext:value-type="float">
            <text:p>8159088</text:p>
          </table:table-cell>
          <table:table-cell table:number-columns-repeated="2"/>
          <table:table-cell office:value-type="float" office:value="4531020" calcext:value-type="float">
            <text:p>4531020</text:p>
          </table:table-cell>
          <table:table-cell/>
          <table:table-cell office:value-type="float" office:value="12187663" calcext:value-type="float">
            <text:p>12187663</text:p>
          </table:table-cell>
          <table:table-cell/>
          <table:table-cell office:value-type="float" office:value="2715922" calcext:value-type="float">
            <text:p>2715922</text:p>
          </table:table-cell>
          <table:table-cell/>
          <table:table-cell office:value-type="float" office:value="2832339" calcext:value-type="float">
            <text:p>2832339</text:p>
          </table:table-cell>
          <table:table-cell/>
          <table:table-cell office:value-type="float" office:value="8229438" calcext:value-type="float">
            <text:p>8229438</text:p>
          </table:table-cell>
          <table:table-cell/>
          <table:table-cell office:value-type="float" office:value="9535835" calcext:value-type="float">
            <text:p>953583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45562" calcext:value-type="float">
            <text:p>1545562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7393606" calcext:value-type="float">
            <text:p>7393606</text:p>
          </table:table-cell>
          <table:table-cell/>
          <table:table-cell office:value-type="float" office:value="7036283" calcext:value-type="float">
            <text:p>7036283</text:p>
          </table:table-cell>
          <table:table-cell/>
          <table:table-cell office:value-type="float" office:value="9472740" calcext:value-type="float">
            <text:p>9472740</text:p>
          </table:table-cell>
          <table:table-cell/>
          <table:table-cell office:value-type="float" office:value="3368858" calcext:value-type="float">
            <text:p>3368858</text:p>
          </table:table-cell>
          <table:table-cell/>
          <table:table-cell office:value-type="float" office:value="7419150" calcext:value-type="float">
            <text:p>7419150</text:p>
          </table:table-cell>
          <table:table-cell table:number-columns-repeated="2"/>
          <table:table-cell office:value-type="float" office:value="4441984" calcext:value-type="float">
            <text:p>4441984</text:p>
          </table:table-cell>
          <table:table-cell/>
          <table:table-cell office:value-type="float" office:value="10780463" calcext:value-type="float">
            <text:p>10780463</text:p>
          </table:table-cell>
          <table:table-cell/>
          <table:table-cell office:value-type="float" office:value="3089009" calcext:value-type="float">
            <text:p>3089009</text:p>
          </table:table-cell>
          <table:table-cell/>
          <table:table-cell office:value-type="float" office:value="3061485" calcext:value-type="float">
            <text:p>3061485</text:p>
          </table:table-cell>
          <table:table-cell/>
          <table:table-cell office:value-type="float" office:value="8357547" calcext:value-type="float">
            <text:p>8357547</text:p>
          </table:table-cell>
          <table:table-cell/>
          <table:table-cell office:value-type="float" office:value="9308497" calcext:value-type="float">
            <text:p>930849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71577" calcext:value-type="float">
            <text:p>1571577</text:p>
          </table:table-cell>
          <table:table-cell/>
          <table:table-cell office:value-type="float" office:value="3240499" calcext:value-type="float">
            <text:p>3240499</text:p>
          </table:table-cell>
          <table:table-cell/>
          <table:table-cell office:value-type="float" office:value="7419150" calcext:value-type="float">
            <text:p>7419150</text:p>
          </table:table-cell>
          <table:table-cell/>
          <table:table-cell office:value-type="float" office:value="6807652" calcext:value-type="float">
            <text:p>6807652</text:p>
          </table:table-cell>
          <table:table-cell/>
          <table:table-cell office:value-type="float" office:value="9697312" calcext:value-type="float">
            <text:p>9697312</text:p>
          </table:table-cell>
          <table:table-cell/>
          <table:table-cell office:value-type="float" office:value="3592903" calcext:value-type="float">
            <text:p>3592903</text:p>
          </table:table-cell>
          <table:table-cell/>
          <table:table-cell office:value-type="float" office:value="6459541" calcext:value-type="float">
            <text:p>6459541</text:p>
          </table:table-cell>
          <table:table-cell table:number-columns-repeated="2"/>
          <table:table-cell office:value-type="float" office:value="4284671" calcext:value-type="float">
            <text:p>4284671</text:p>
          </table:table-cell>
          <table:table-cell table:number-columns-repeated="2"/>
          <table:table-cell office:value-type="float" office:value="9228493" calcext:value-type="float">
            <text:p>9228493</text:p>
          </table:table-cell>
          <table:table-cell/>
          <table:table-cell office:value-type="float" office:value="3649381" calcext:value-type="float">
            <text:p>3649381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7470770" calcext:value-type="float">
            <text:p>7470770</text:p>
          </table:table-cell>
          <table:table-cell/>
          <table:table-cell office:value-type="float" office:value="9308497" calcext:value-type="float">
            <text:p>930849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56202" calcext:value-type="float">
            <text:p>1556202</text:p>
          </table:table-cell>
          <table:table-cell/>
          <table:table-cell office:value-type="float" office:value="3314266" calcext:value-type="float">
            <text:p>3314266</text:p>
          </table:table-cell>
          <table:table-cell/>
          <table:table-cell office:value-type="float" office:value="7013303" calcext:value-type="float">
            <text:p>7013303</text:p>
          </table:table-cell>
          <table:table-cell/>
          <table:table-cell office:value-type="float" office:value="6962145" calcext:value-type="float">
            <text:p>6962145</text:p>
          </table:table-cell>
          <table:table-cell/>
          <table:table-cell office:value-type="float" office:value="9101380" calcext:value-type="float">
            <text:p>9101380</text:p>
          </table:table-cell>
          <table:table-cell/>
          <table:table-cell office:value-type="float" office:value="3282603" calcext:value-type="float">
            <text:p>3282603</text:p>
          </table:table-cell>
          <table:table-cell/>
          <table:table-cell office:value-type="float" office:value="6440169" calcext:value-type="float">
            <text:p>6440169</text:p>
          </table:table-cell>
          <table:table-cell table:number-columns-repeated="2"/>
          <table:table-cell office:value-type="float" office:value="3931669" calcext:value-type="float">
            <text:p>3931669</text:p>
          </table:table-cell>
          <table:table-cell table:number-columns-repeated="2"/>
          <table:table-cell office:value-type="float" office:value="7262337" calcext:value-type="float">
            <text:p>7262337</text:p>
          </table:table-cell>
          <table:table-cell/>
          <table:table-cell office:value-type="float" office:value="3117032" calcext:value-type="float">
            <text:p>3117032</text:p>
          </table:table-cell>
          <table:table-cell/>
          <table:table-cell office:value-type="float" office:value="5209791" calcext:value-type="float">
            <text:p>5209791</text:p>
          </table:table-cell>
          <table:table-cell/>
          <table:table-cell office:value-type="float" office:value="6984790" calcext:value-type="float">
            <text:p>6984790</text:p>
          </table:table-cell>
          <table:table-cell/>
          <table:table-cell office:value-type="float" office:value="9015410" calcext:value-type="float">
            <text:p>901541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40849" calcext:value-type="float">
            <text:p>1540849</text:p>
          </table:table-cell>
          <table:table-cell/>
          <table:table-cell office:value-type="float" office:value="3065856" calcext:value-type="float">
            <text:p>3065856</text:p>
          </table:table-cell>
          <table:table-cell/>
          <table:table-cell office:value-type="float" office:value="6321679" calcext:value-type="float">
            <text:p>6321679</text:p>
          </table:table-cell>
          <table:table-cell office:value-type="float" office:value="10179991" calcext:value-type="float">
            <text:p>10179991</text:p>
          </table:table-cell>
          <table:table-cell office:value-type="float" office:value="10240672" calcext:value-type="float">
            <text:p>10240672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6967792" calcext:value-type="float">
            <text:p>6967792</text:p>
          </table:table-cell>
          <table:table-cell table:number-columns-repeated="2"/>
          <table:table-cell office:value-type="float" office:value="3764533" calcext:value-type="float">
            <text:p>3764533</text:p>
          </table:table-cell>
          <table:table-cell table:number-columns-repeated="2"/>
          <table:table-cell office:value-type="float" office:value="5389574" calcext:value-type="float">
            <text:p>5389574</text:p>
          </table:table-cell>
          <table:table-cell/>
          <table:table-cell office:value-type="float" office:value="3436240" calcext:value-type="float">
            <text:p>3436240</text:p>
          </table:table-cell>
          <table:table-cell/>
          <table:table-cell office:value-type="float" office:value="3140967" calcext:value-type="float">
            <text:p>3140967</text:p>
          </table:table-cell>
          <table:table-cell/>
          <table:table-cell office:value-type="float" office:value="6440169" calcext:value-type="float">
            <text:p>6440169</text:p>
          </table:table-cell>
          <table:table-cell/>
          <table:table-cell office:value-type="float" office:value="7393606" calcext:value-type="float">
            <text:p>7393606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62593" calcext:value-type="float">
            <text:p>1262593</text:p>
          </table:table-cell>
          <table:table-cell/>
          <table:table-cell office:value-type="float" office:value="2315406" calcext:value-type="float">
            <text:p>2315406</text:p>
          </table:table-cell>
          <table:table-cell/>
          <table:table-cell office:value-type="float" office:value="3751222" calcext:value-type="float">
            <text:p>3751222</text:p>
          </table:table-cell>
          <table:table-cell/>
          <table:table-cell office:value-type="float" office:value="3427880" calcext:value-type="float">
            <text:p>3427880</text:p>
          </table:table-cell>
          <table:table-cell/>
          <table:table-cell office:value-type="float" office:value="2788575" calcext:value-type="float">
            <text:p>2788575</text:p>
          </table:table-cell>
          <table:table-cell/>
          <table:table-cell office:value-type="float" office:value="1890222" calcext:value-type="float">
            <text:p>1890222</text:p>
          </table:table-cell>
          <table:table-cell/>
          <table:table-cell office:value-type="float" office:value="2585847" calcext:value-type="float">
            <text:p>2585847</text:p>
          </table:table-cell>
          <table:table-cell table:number-columns-repeated="2"/>
          <table:table-cell office:value-type="float" office:value="2243152" calcext:value-type="float">
            <text:p>2243152</text:p>
          </table:table-cell>
          <table:table-cell table:number-columns-repeated="2"/>
          <table:table-cell office:value-type="float" office:value="2862450" calcext:value-type="float">
            <text:p>2862450</text:p>
          </table:table-cell>
          <table:table-cell/>
          <table:table-cell office:value-type="float" office:value="1929280" calcext:value-type="float">
            <text:p>1929280</text:p>
          </table:table-cell>
          <table:table-cell/>
          <table:table-cell office:value-type="float" office:value="1845748" calcext:value-type="float">
            <text:p>1845748</text:p>
          </table:table-cell>
          <table:table-cell/>
          <table:table-cell office:value-type="float" office:value="3548968" calcext:value-type="float">
            <text:p>3548968</text:p>
          </table:table-cell>
          <table:table-cell/>
          <table:table-cell office:value-type="float" office:value="3664018" calcext:value-type="float">
            <text:p>3664018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50957" calcext:value-type="float">
            <text:p>1350957</text:p>
          </table:table-cell>
          <table:table-cell/>
          <table:table-cell office:value-type="float" office:value="2788575" calcext:value-type="float">
            <text:p>2788575</text:p>
          </table:table-cell>
          <table:table-cell/>
          <table:table-cell office:value-type="float" office:value="5211065" calcext:value-type="float">
            <text:p>5211065</text:p>
          </table:table-cell>
          <table:table-cell/>
          <table:table-cell office:value-type="float" office:value="4253700" calcext:value-type="float">
            <text:p>4253700</text:p>
          </table:table-cell>
          <table:table-cell/>
          <table:table-cell office:value-type="float" office:value="4457897" calcext:value-type="float">
            <text:p>4457897</text:p>
          </table:table-cell>
          <table:table-cell/>
          <table:table-cell office:value-type="float" office:value="2536221" calcext:value-type="float">
            <text:p>2536221</text:p>
          </table:table-cell>
          <table:table-cell/>
          <table:table-cell office:value-type="float" office:value="4012295" calcext:value-type="float">
            <text:p>4012295</text:p>
          </table:table-cell>
          <table:table-cell table:number-columns-repeated="2"/>
          <table:table-cell office:value-type="float" office:value="3214912" calcext:value-type="float">
            <text:p>3214912</text:p>
          </table:table-cell>
          <table:table-cell table:number-columns-repeated="2"/>
          <table:table-cell office:value-type="float" office:value="4432592" calcext:value-type="float">
            <text:p>4432592</text:p>
          </table:table-cell>
          <table:table-cell/>
          <table:table-cell office:value-type="float" office:value="2312913" calcext:value-type="float">
            <text:p>2312913</text:p>
          </table:table-cell>
          <table:table-cell/>
          <table:table-cell office:value-type="float" office:value="2197530" calcext:value-type="float">
            <text:p>2197530</text:p>
          </table:table-cell>
          <table:table-cell/>
          <table:table-cell office:value-type="float" office:value="5105753" calcext:value-type="float">
            <text:p>5105753</text:p>
          </table:table-cell>
          <table:table-cell/>
          <table:table-cell office:value-type="float" office:value="5483860" calcext:value-type="float">
            <text:p>548386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13137" calcext:value-type="float">
            <text:p>1513137</text:p>
          </table:table-cell>
          <table:table-cell/>
          <table:table-cell office:value-type="float" office:value="3162828" calcext:value-type="float">
            <text:p>3162828</text:p>
          </table:table-cell>
          <table:table-cell/>
          <table:table-cell office:value-type="float" office:value="6068897" calcext:value-type="float">
            <text:p>6068897</text:p>
          </table:table-cell>
          <table:table-cell/>
          <table:table-cell office:value-type="float" office:value="5178081" calcext:value-type="float">
            <text:p>5178081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2955012" calcext:value-type="float">
            <text:p>2955012</text:p>
          </table:table-cell>
          <table:table-cell/>
          <table:table-cell office:value-type="float" office:value="4994430" calcext:value-type="float">
            <text:p>4994430</text:p>
          </table:table-cell>
          <table:table-cell table:number-columns-repeated="2"/>
          <table:table-cell office:value-type="float" office:value="3927001" calcext:value-type="float">
            <text:p>3927001</text:p>
          </table:table-cell>
          <table:table-cell table:number-columns-repeated="2"/>
          <table:table-cell office:value-type="float" office:value="5681538" calcext:value-type="float">
            <text:p>5681538</text:p>
          </table:table-cell>
          <table:table-cell/>
          <table:table-cell office:value-type="float" office:value="2560030" calcext:value-type="float">
            <text:p>2560030</text:p>
          </table:table-cell>
          <table:table-cell/>
          <table:table-cell office:value-type="float" office:value="1668465" calcext:value-type="float">
            <text:p>1668465</text:p>
          </table:table-cell>
          <table:table-cell/>
          <table:table-cell office:value-type="float" office:value="6370451" calcext:value-type="float">
            <text:p>6370451</text:p>
          </table:table-cell>
          <table:table-cell/>
          <table:table-cell office:value-type="float" office:value="6420447" calcext:value-type="float">
            <text:p>642044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206467" calcext:value-type="float">
            <text:p>1206467</text:p>
          </table:table-cell>
          <table:table-cell/>
          <table:table-cell office:value-type="float" office:value="3314142" calcext:value-type="float">
            <text:p>3314142</text:p>
          </table:table-cell>
          <table:table-cell/>
          <table:table-cell office:value-type="float" office:value="6420447" calcext:value-type="float">
            <text:p>6420447</text:p>
          </table:table-cell>
          <table:table-cell/>
          <table:table-cell office:value-type="float" office:value="5278308" calcext:value-type="float">
            <text:p>5278308</text:p>
          </table:table-cell>
          <table:table-cell/>
          <table:table-cell office:value-type="float" office:value="7355007" calcext:value-type="float">
            <text:p>7355007</text:p>
          </table:table-cell>
          <table:table-cell/>
          <table:table-cell office:value-type="float" office:value="3356881" calcext:value-type="float">
            <text:p>3356881</text:p>
          </table:table-cell>
          <table:table-cell/>
          <table:table-cell office:value-type="float" office:value="6311938" calcext:value-type="float">
            <text:p>6311938</text:p>
          </table:table-cell>
          <table:table-cell table:number-columns-repeated="2"/>
          <table:table-cell office:value-type="float" office:value="4428023" calcext:value-type="float">
            <text:p>4428023</text:p>
          </table:table-cell>
          <table:table-cell table:number-columns-repeated="2"/>
          <table:table-cell office:value-type="float" office:value="6916752" calcext:value-type="float">
            <text:p>6916752</text:p>
          </table:table-cell>
          <table:table-cell/>
          <table:table-cell office:value-type="float" office:value="2657856" calcext:value-type="float">
            <text:p>2657856</text:p>
          </table:table-cell>
          <table:table-cell/>
          <table:table-cell office:value-type="float" office:value="2487022" calcext:value-type="float">
            <text:p>2487022</text:p>
          </table:table-cell>
          <table:table-cell/>
          <table:table-cell office:value-type="float" office:value="6682678" calcext:value-type="float">
            <text:p>6682678</text:p>
          </table:table-cell>
          <table:table-cell/>
          <table:table-cell office:value-type="float" office:value="7274040" calcext:value-type="float">
            <text:p>727404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41651" calcext:value-type="float">
            <text:p>1541651</text:p>
          </table:table-cell>
          <table:table-cell/>
          <table:table-cell office:value-type="float" office:value="3421735" calcext:value-type="float">
            <text:p>3421735</text:p>
          </table:table-cell>
          <table:table-cell/>
          <table:table-cell office:value-type="float" office:value="7585581" calcext:value-type="float">
            <text:p>7585581</text:p>
          </table:table-cell>
          <table:table-cell/>
          <table:table-cell office:value-type="float" office:value="6094733" calcext:value-type="float">
            <text:p>6094733</text:p>
          </table:table-cell>
          <table:table-cell/>
          <table:table-cell office:value-type="float" office:value="8480511" calcext:value-type="float">
            <text:p>8480511</text:p>
          </table:table-cell>
          <table:table-cell/>
          <table:table-cell office:value-type="float" office:value="3524939" calcext:value-type="float">
            <text:p>3524939</text:p>
          </table:table-cell>
          <table:table-cell/>
          <table:table-cell office:value-type="float" office:value="6989921" calcext:value-type="float">
            <text:p>6989921</text:p>
          </table:table-cell>
          <table:table-cell table:number-columns-repeated="2"/>
          <table:table-cell office:value-type="float" office:value="4784405" calcext:value-type="float">
            <text:p>4784405</text:p>
          </table:table-cell>
          <table:table-cell table:number-columns-repeated="2"/>
          <table:table-cell office:value-type="float" office:value="8409937" calcext:value-type="float">
            <text:p>8409937</text:p>
          </table:table-cell>
          <table:table-cell/>
          <table:table-cell office:value-type="float" office:value="2809552" calcext:value-type="float">
            <text:p>2809552</text:p>
          </table:table-cell>
          <table:table-cell/>
          <table:table-cell office:value-type="float" office:value="2597184" calcext:value-type="float">
            <text:p>2597184</text:p>
          </table:table-cell>
          <table:table-cell/>
          <table:table-cell office:value-type="float" office:value="7173805" calcext:value-type="float">
            <text:p>7173805</text:p>
          </table:table-cell>
          <table:table-cell/>
          <table:table-cell office:value-type="float" office:value="8017464" calcext:value-type="float">
            <text:p>801746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83864" calcext:value-type="float">
            <text:p>1583864</text:p>
          </table:table-cell>
          <table:table-cell/>
          <table:table-cell office:value-type="float" office:value="3436107" calcext:value-type="float">
            <text:p>3436107</text:p>
          </table:table-cell>
          <table:table-cell/>
          <table:table-cell office:value-type="float" office:value="7209932" calcext:value-type="float">
            <text:p>7209932</text:p>
          </table:table-cell>
          <table:table-cell/>
          <table:table-cell office:value-type="float" office:value="6158088" calcext:value-type="float">
            <text:p>6158088</text:p>
          </table:table-cell>
          <table:table-cell/>
          <table:table-cell office:value-type="float" office:value="7816828" calcext:value-type="float">
            <text:p>7816828</text:p>
          </table:table-cell>
          <table:table-cell/>
          <table:table-cell office:value-type="float" office:value="3450600" calcext:value-type="float">
            <text:p>3450600</text:p>
          </table:table-cell>
          <table:table-cell/>
          <table:table-cell office:value-type="float" office:value="6585338" calcext:value-type="float">
            <text:p>6585338</text:p>
          </table:table-cell>
          <table:table-cell table:number-columns-repeated="2"/>
          <table:table-cell office:value-type="float" office:value="4701910" calcext:value-type="float">
            <text:p>4701910</text:p>
          </table:table-cell>
          <table:table-cell table:number-columns-repeated="2"/>
          <table:table-cell office:value-type="float" office:value="7756829" calcext:value-type="float">
            <text:p>7756829</text:p>
          </table:table-cell>
          <table:table-cell/>
          <table:table-cell office:value-type="float" office:value="2838800" calcext:value-type="float">
            <text:p>2838800</text:p>
          </table:table-cell>
          <table:table-cell/>
          <table:table-cell office:value-type="float" office:value="2670249" calcext:value-type="float">
            <text:p>2670249</text:p>
          </table:table-cell>
          <table:table-cell/>
          <table:table-cell office:value-type="float" office:value="7277121" calcext:value-type="float">
            <text:p>7277121</text:p>
          </table:table-cell>
          <table:table-cell/>
          <table:table-cell office:value-type="float" office:value="7515892" calcext:value-type="float">
            <text:p>7515892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87083" calcext:value-type="float">
            <text:p>1587083</text:p>
          </table:table-cell>
          <table:table-cell/>
          <table:table-cell office:value-type="float" office:value="3352296" calcext:value-type="float">
            <text:p>3352296</text:p>
          </table:table-cell>
          <table:table-cell/>
          <table:table-cell office:value-type="float" office:value="3133979" calcext:value-type="float">
            <text:p>3133979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8142867" calcext:value-type="float">
            <text:p>8142867</text:p>
          </table:table-cell>
          <table:table-cell/>
          <table:table-cell office:value-type="float" office:value="3631489" calcext:value-type="float">
            <text:p>3631489</text:p>
          </table:table-cell>
          <table:table-cell/>
          <table:table-cell office:value-type="float" office:value="7392988" calcext:value-type="float">
            <text:p>7392988</text:p>
          </table:table-cell>
          <table:table-cell table:number-columns-repeated="2"/>
          <table:table-cell office:value-type="float" office:value="2471992" calcext:value-type="float">
            <text:p>2471992</text:p>
          </table:table-cell>
          <table:table-cell/>
          <table:table-cell office:value-type="float" office:value="10425907" calcext:value-type="float">
            <text:p>10425907</text:p>
          </table:table-cell>
          <table:table-cell/>
          <table:table-cell office:value-type="float" office:value="2778652" calcext:value-type="float">
            <text:p>2778652</text:p>
          </table:table-cell>
          <table:table-cell/>
          <table:table-cell office:value-type="float" office:value="1877210" calcext:value-type="float">
            <text:p>1877210</text:p>
          </table:table-cell>
          <table:table-cell/>
          <table:table-cell office:value-type="float" office:value="7367624" calcext:value-type="float">
            <text:p>7367624</text:p>
          </table:table-cell>
          <table:table-cell/>
          <table:table-cell office:value-type="float" office:value="7728911" calcext:value-type="float">
            <text:p>772891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85179" calcext:value-type="float">
            <text:p>1585179</text:p>
          </table:table-cell>
          <table:table-cell/>
          <table:table-cell office:value-type="float" office:value="3284991" calcext:value-type="float">
            <text:p>3284991</text:p>
          </table:table-cell>
          <table:table-cell/>
          <table:table-cell office:value-type="float" office:value="7096756" calcext:value-type="float">
            <text:p>7096756</text:p>
          </table:table-cell>
          <table:table-cell/>
          <table:table-cell office:value-type="float" office:value="6234064" calcext:value-type="float">
            <text:p>6234064</text:p>
          </table:table-cell>
          <table:table-cell/>
          <table:table-cell office:value-type="float" office:value="8712759" calcext:value-type="float">
            <text:p>8712759</text:p>
          </table:table-cell>
          <table:table-cell/>
          <table:table-cell office:value-type="float" office:value="3483484" calcext:value-type="float">
            <text:p>3483484</text:p>
          </table:table-cell>
          <table:table-cell/>
          <table:table-cell office:value-type="float" office:value="7261741" calcext:value-type="float">
            <text:p>7261741</text:p>
          </table:table-cell>
          <table:table-cell table:number-columns-repeated="2"/>
          <table:table-cell office:value-type="float" office:value="4404184" calcext:value-type="float">
            <text:p>4404184</text:p>
          </table:table-cell>
          <table:table-cell/>
          <table:table-cell office:value-type="float" office:value="10239486" calcext:value-type="float">
            <text:p>10239486</text:p>
          </table:table-cell>
          <table:table-cell/>
          <table:table-cell office:value-type="float" office:value="3059199" calcext:value-type="float">
            <text:p>3059199</text:p>
          </table:table-cell>
          <table:table-cell/>
          <table:table-cell office:value-type="float" office:value="3038638" calcext:value-type="float">
            <text:p>3038638</text:p>
          </table:table-cell>
          <table:table-cell/>
          <table:table-cell office:value-type="float" office:value="6978564" calcext:value-type="float">
            <text:p>6978564</text:p>
          </table:table-cell>
          <table:table-cell/>
          <table:table-cell office:value-type="float" office:value="7515892" calcext:value-type="float">
            <text:p>751589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79641" calcext:value-type="float">
            <text:p>1579641</text:p>
          </table:table-cell>
          <table:table-cell/>
          <table:table-cell office:value-type="float" office:value="3035953" calcext:value-type="float">
            <text:p>3035953</text:p>
          </table:table-cell>
          <table:table-cell/>
          <table:table-cell office:value-type="float" office:value="6659365" calcext:value-type="float">
            <text:p>6659365</text:p>
          </table:table-cell>
          <table:table-cell/>
          <table:table-cell office:value-type="float" office:value="6086096" calcext:value-type="float">
            <text:p>6086096</text:p>
          </table:table-cell>
          <table:table-cell/>
          <table:table-cell office:value-type="float" office:value="8752710" calcext:value-type="float">
            <text:p>8752710</text:p>
          </table:table-cell>
          <table:table-cell/>
          <table:table-cell office:value-type="float" office:value="3608605" calcext:value-type="float">
            <text:p>3608605</text:p>
          </table:table-cell>
          <table:table-cell/>
          <table:table-cell office:value-type="float" office:value="6861502" calcext:value-type="float">
            <text:p>6861502</text:p>
          </table:table-cell>
          <table:table-cell table:number-columns-repeated="2"/>
          <table:table-cell office:value-type="float" office:value="4253700" calcext:value-type="float">
            <text:p>4253700</text:p>
          </table:table-cell>
          <table:table-cell table:number-columns-repeated="2"/>
          <table:table-cell office:value-type="float" office:value="9566663" calcext:value-type="float">
            <text:p>9566663</text:p>
          </table:table-cell>
          <table:table-cell/>
          <table:table-cell office:value-type="float" office:value="3653887" calcext:value-type="float">
            <text:p>3653887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6672297" calcext:value-type="float">
            <text:p>6672297</text:p>
          </table:table-cell>
          <table:table-cell/>
          <table:table-cell office:value-type="float" office:value="7670249" calcext:value-type="float">
            <text:p>767024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60982" calcext:value-type="float">
            <text:p>1560982</text:p>
          </table:table-cell>
          <table:table-cell/>
          <table:table-cell office:value-type="float" office:value="3075079" calcext:value-type="float">
            <text:p>3075079</text:p>
          </table:table-cell>
          <table:table-cell/>
          <table:table-cell office:value-type="float" office:value="6213770" calcext:value-type="float">
            <text:p>6213770</text:p>
          </table:table-cell>
          <table:table-cell/>
          <table:table-cell office:value-type="float" office:value="7502762" calcext:value-type="float">
            <text:p>7502762</text:p>
          </table:table-cell>
          <table:table-cell/>
          <table:table-cell office:value-type="float" office:value="9139172" calcext:value-type="float">
            <text:p>9139172</text:p>
          </table:table-cell>
          <table:table-cell/>
          <table:table-cell office:value-type="float" office:value="3438858" calcext:value-type="float">
            <text:p>3438858</text:p>
          </table:table-cell>
          <table:table-cell/>
          <table:table-cell office:value-type="float" office:value="6408472" calcext:value-type="float">
            <text:p>6408472</text:p>
          </table:table-cell>
          <table:table-cell table:number-columns-repeated="2"/>
          <table:table-cell office:value-type="float" office:value="4100397" calcext:value-type="float">
            <text:p>4100397</text:p>
          </table:table-cell>
          <table:table-cell table:number-columns-repeated="2"/>
          <table:table-cell office:value-type="float" office:value="7364466" calcext:value-type="float">
            <text:p>7364466</text:p>
          </table:table-cell>
          <table:table-cell/>
          <table:table-cell office:value-type="float" office:value="3077282" calcext:value-type="float">
            <text:p>3077282</text:p>
          </table:table-cell>
          <table:table-cell/>
          <table:table-cell office:value-type="float" office:value="4836939" calcext:value-type="float">
            <text:p>4836939</text:p>
          </table:table-cell>
          <table:table-cell/>
          <table:table-cell office:value-type="float" office:value="6321227" calcext:value-type="float">
            <text:p>6321227</text:p>
          </table:table-cell>
          <table:table-cell/>
          <table:table-cell office:value-type="float" office:value="7085049" calcext:value-type="float">
            <text:p>708504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23199" calcext:value-type="float">
            <text:p>1523199</text:p>
          </table:table-cell>
          <table:table-cell/>
          <table:table-cell office:value-type="float" office:value="2915397" calcext:value-type="float">
            <text:p>2915397</text:p>
          </table:table-cell>
          <table:table-cell/>
          <table:table-cell office:value-type="float" office:value="4922872" calcext:value-type="float">
            <text:p>4922872</text:p>
          </table:table-cell>
          <table:table-cell/>
          <table:table-cell office:value-type="float" office:value="7342434" calcext:value-type="float">
            <text:p>7342434</text:p>
          </table:table-cell>
          <table:table-cell/>
          <table:table-cell office:value-type="float" office:value="7447471" calcext:value-type="float">
            <text:p>7447471</text:p>
          </table:table-cell>
          <table:table-cell/>
          <table:table-cell office:value-type="float" office:value="3310948" calcext:value-type="float">
            <text:p>3310948</text:p>
          </table:table-cell>
          <table:table-cell/>
          <table:table-cell office:value-type="float" office:value="5721272" calcext:value-type="float">
            <text:p>5721272</text:p>
          </table:table-cell>
          <table:table-cell table:number-columns-repeated="2"/>
          <table:table-cell office:value-type="float" office:value="3228203" calcext:value-type="float">
            <text:p>3228203</text:p>
          </table:table-cell>
          <table:table-cell table:number-columns-repeated="2"/>
          <table:table-cell office:value-type="float" office:value="5506711" calcext:value-type="float">
            <text:p>5506711</text:p>
          </table:table-cell>
          <table:table-cell/>
          <table:table-cell office:value-type="float" office:value="3212508" calcext:value-type="float">
            <text:p>3212508</text:p>
          </table:table-cell>
          <table:table-cell/>
          <table:table-cell office:value-type="float" office:value="2940345" calcext:value-type="float">
            <text:p>2940345</text:p>
          </table:table-cell>
          <table:table-cell/>
          <table:table-cell office:value-type="float" office:value="5549401" calcext:value-type="float">
            <text:p>5549401</text:p>
          </table:table-cell>
          <table:table-cell/>
          <table:table-cell office:value-type="float" office:value="6815229" calcext:value-type="float">
            <text:p>681522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59714" calcext:value-type="float">
            <text:p>1259714</text:p>
          </table:table-cell>
          <table:table-cell/>
          <table:table-cell office:value-type="float" office:value="2290831" calcext:value-type="float">
            <text:p>2290831</text:p>
          </table:table-cell>
          <table:table-cell/>
          <table:table-cell office:value-type="float" office:value="3715045" calcext:value-type="float">
            <text:p>3715045</text:p>
          </table:table-cell>
          <table:table-cell/>
          <table:table-cell office:value-type="float" office:value="3237878" calcext:value-type="float">
            <text:p>3237878</text:p>
          </table:table-cell>
          <table:table-cell/>
          <table:table-cell office:value-type="float" office:value="2533940" calcext:value-type="float">
            <text:p>2533940</text:p>
          </table:table-cell>
          <table:table-cell/>
          <table:table-cell office:value-type="float" office:value="1804436" calcext:value-type="float">
            <text:p>1804436</text:p>
          </table:table-cell>
          <table:table-cell/>
          <table:table-cell office:value-type="float" office:value="2587367" calcext:value-type="float">
            <text:p>2587367</text:p>
          </table:table-cell>
          <table:table-cell table:number-columns-repeated="2"/>
          <table:table-cell office:value-type="float" office:value="2263665" calcext:value-type="float">
            <text:p>2263665</text:p>
          </table:table-cell>
          <table:table-cell table:number-columns-repeated="2"/>
          <table:table-cell office:value-type="float" office:value="2628135" calcext:value-type="float">
            <text:p>2628135</text:p>
          </table:table-cell>
          <table:table-cell/>
          <table:table-cell office:value-type="float" office:value="1890514" calcext:value-type="float">
            <text:p>1890514</text:p>
          </table:table-cell>
          <table:table-cell/>
          <table:table-cell office:value-type="float" office:value="1821270" calcext:value-type="float">
            <text:p>1821270</text:p>
          </table:table-cell>
          <table:table-cell/>
          <table:table-cell office:value-type="float" office:value="3673735" calcext:value-type="float">
            <text:p>3673735</text:p>
          </table:table-cell>
          <table:table-cell/>
          <table:table-cell office:value-type="float" office:value="3658480" calcext:value-type="float">
            <text:p>365848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9988" calcext:value-type="float">
            <text:p>1409988</text:p>
          </table:table-cell>
          <table:table-cell/>
          <table:table-cell office:value-type="float" office:value="2723546" calcext:value-type="float">
            <text:p>2723546</text:p>
          </table:table-cell>
          <table:table-cell/>
          <table:table-cell office:value-type="float" office:value="3471099" calcext:value-type="float">
            <text:p>3471099</text:p>
          </table:table-cell>
          <table:table-cell/>
          <table:table-cell office:value-type="float" office:value="4253071" calcext:value-type="float">
            <text:p>4253071</text:p>
          </table:table-cell>
          <table:table-cell/>
          <table:table-cell office:value-type="float" office:value="3879035" calcext:value-type="float">
            <text:p>3879035</text:p>
          </table:table-cell>
          <table:table-cell/>
          <table:table-cell office:value-type="float" office:value="2419392" calcext:value-type="float">
            <text:p>2419392</text:p>
          </table:table-cell>
          <table:table-cell/>
          <table:table-cell office:value-type="float" office:value="2849348" calcext:value-type="float">
            <text:p>2849348</text:p>
          </table:table-cell>
          <table:table-cell table:number-columns-repeated="2"/>
          <table:table-cell office:value-type="float" office:value="3178865" calcext:value-type="float">
            <text:p>3178865</text:p>
          </table:table-cell>
          <table:table-cell table:number-columns-repeated="2"/>
          <table:table-cell office:value-type="float" office:value="4021596" calcext:value-type="float">
            <text:p>4021596</text:p>
          </table:table-cell>
          <table:table-cell/>
          <table:table-cell office:value-type="float" office:value="2259200" calcext:value-type="float">
            <text:p>2259200</text:p>
          </table:table-cell>
          <table:table-cell/>
          <table:table-cell office:value-type="float" office:value="2169475" calcext:value-type="float">
            <text:p>2169475</text:p>
          </table:table-cell>
          <table:table-cell/>
          <table:table-cell office:value-type="float" office:value="4876623" calcext:value-type="float">
            <text:p>4876623</text:p>
          </table:table-cell>
          <table:table-cell/>
          <table:table-cell office:value-type="float" office:value="4774304" calcext:value-type="float">
            <text:p>477430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04774" calcext:value-type="float">
            <text:p>1504774</text:p>
          </table:table-cell>
          <table:table-cell/>
          <table:table-cell office:value-type="float" office:value="2421608" calcext:value-type="float">
            <text:p>2421608</text:p>
          </table:table-cell>
          <table:table-cell/>
          <table:table-cell office:value-type="float" office:value="5863631" calcext:value-type="float">
            <text:p>5863631</text:p>
          </table:table-cell>
          <table:table-cell/>
          <table:table-cell office:value-type="float" office:value="4914286" calcext:value-type="float">
            <text:p>4914286</text:p>
          </table:table-cell>
          <table:table-cell/>
          <table:table-cell office:value-type="float" office:value="5181053" calcext:value-type="float">
            <text:p>5181053</text:p>
          </table:table-cell>
          <table:table-cell/>
          <table:table-cell office:value-type="float" office:value="2889605" calcext:value-type="float">
            <text:p>2889605</text:p>
          </table:table-cell>
          <table:table-cell/>
          <table:table-cell office:value-type="float" office:value="4887722" calcext:value-type="float">
            <text:p>4887722</text:p>
          </table:table-cell>
          <table:table-cell table:number-columns-repeated="2"/>
          <table:table-cell office:value-type="float" office:value="3910378" calcext:value-type="float">
            <text:p>3910378</text:p>
          </table:table-cell>
          <table:table-cell table:number-columns-repeated="2"/>
          <table:table-cell office:value-type="float" office:value="5288712" calcext:value-type="float">
            <text:p>5288712</text:p>
          </table:table-cell>
          <table:table-cell/>
          <table:table-cell office:value-type="float" office:value="2400293" calcext:value-type="float">
            <text:p>2400293</text:p>
          </table:table-cell>
          <table:table-cell/>
          <table:table-cell office:value-type="float" office:value="2371140" calcext:value-type="float">
            <text:p>2371140</text:p>
          </table:table-cell>
          <table:table-cell/>
          <table:table-cell office:value-type="float" office:value="5915112" calcext:value-type="float">
            <text:p>5915112</text:p>
          </table:table-cell>
          <table:table-cell/>
          <table:table-cell office:value-type="float" office:value="6177802" calcext:value-type="float">
            <text:p>617780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32630" calcext:value-type="float">
            <text:p>1532630</text:p>
          </table:table-cell>
          <table:table-cell/>
          <table:table-cell office:value-type="float" office:value="3165394" calcext:value-type="float">
            <text:p>3165394</text:p>
          </table:table-cell>
          <table:table-cell/>
          <table:table-cell office:value-type="float" office:value="6405850" calcext:value-type="float">
            <text:p>6405850</text:p>
          </table:table-cell>
          <table:table-cell/>
          <table:table-cell office:value-type="float" office:value="3499380" calcext:value-type="float">
            <text:p>3499380</text:p>
          </table:table-cell>
          <table:table-cell/>
          <table:table-cell office:value-type="float" office:value="6277120" calcext:value-type="float">
            <text:p>6277120</text:p>
          </table:table-cell>
          <table:table-cell/>
          <table:table-cell office:value-type="float" office:value="3192748" calcext:value-type="float">
            <text:p>3192748</text:p>
          </table:table-cell>
          <table:table-cell/>
          <table:table-cell office:value-type="float" office:value="5911041" calcext:value-type="float">
            <text:p>5911041</text:p>
          </table:table-cell>
          <table:table-cell table:number-columns-repeated="2"/>
          <table:table-cell office:value-type="float" office:value="4289173" calcext:value-type="float">
            <text:p>4289173</text:p>
          </table:table-cell>
          <table:table-cell table:number-columns-repeated="2"/>
          <table:table-cell office:value-type="float" office:value="4065372" calcext:value-type="float">
            <text:p>4065372</text:p>
          </table:table-cell>
          <table:table-cell/>
          <table:table-cell office:value-type="float" office:value="2574379" calcext:value-type="float">
            <text:p>2574379</text:p>
          </table:table-cell>
          <table:table-cell/>
          <table:table-cell office:value-type="float" office:value="2486987" calcext:value-type="float">
            <text:p>2486987</text:p>
          </table:table-cell>
          <table:table-cell/>
          <table:table-cell office:value-type="float" office:value="6506533" calcext:value-type="float">
            <text:p>6506533</text:p>
          </table:table-cell>
          <table:table-cell/>
          <table:table-cell office:value-type="float" office:value="6786699" calcext:value-type="float">
            <text:p>678669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70242" calcext:value-type="float">
            <text:p>1570242</text:p>
          </table:table-cell>
          <table:table-cell/>
          <table:table-cell office:value-type="float" office:value="3320485" calcext:value-type="float">
            <text:p>3320485</text:p>
          </table:table-cell>
          <table:table-cell/>
          <table:table-cell office:value-type="float" office:value="6580049" calcext:value-type="float">
            <text:p>6580049</text:p>
          </table:table-cell>
          <table:table-cell/>
          <table:table-cell office:value-type="float" office:value="5302587" calcext:value-type="float">
            <text:p>5302587</text:p>
          </table:table-cell>
          <table:table-cell/>
          <table:table-cell office:value-type="float" office:value="7256842" calcext:value-type="float">
            <text:p>7256842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4251492" calcext:value-type="float">
            <text:p>4251492</text:p>
          </table:table-cell>
          <table:table-cell table:number-columns-repeated="2"/>
          <table:table-cell office:value-type="float" office:value="4810398" calcext:value-type="float">
            <text:p>4810398</text:p>
          </table:table-cell>
          <table:table-cell table:number-columns-repeated="2"/>
          <table:table-cell office:value-type="float" office:value="7193036" calcext:value-type="float">
            <text:p>7193036</text:p>
          </table:table-cell>
          <table:table-cell/>
          <table:table-cell office:value-type="float" office:value="2713652" calcext:value-type="float">
            <text:p>2713652</text:p>
          </table:table-cell>
          <table:table-cell/>
          <table:table-cell office:value-type="float" office:value="2085466" calcext:value-type="float">
            <text:p>2085466</text:p>
          </table:table-cell>
          <table:table-cell/>
          <table:table-cell office:value-type="float" office:value="7080386" calcext:value-type="float">
            <text:p>7080386</text:p>
          </table:table-cell>
          <table:table-cell/>
          <table:table-cell office:value-type="float" office:value="7543623" calcext:value-type="float">
            <text:p>754362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92220" calcext:value-type="float">
            <text:p>1392220</text:p>
          </table:table-cell>
          <table:table-cell/>
          <table:table-cell office:value-type="float" office:value="3385260" calcext:value-type="float">
            <text:p>3385260</text:p>
          </table:table-cell>
          <table:table-cell/>
          <table:table-cell office:value-type="float" office:value="6775991" calcext:value-type="float">
            <text:p>6775991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7365738" calcext:value-type="float">
            <text:p>7365738</text:p>
          </table:table-cell>
          <table:table-cell/>
          <table:table-cell office:value-type="float" office:value="3512976" calcext:value-type="float">
            <text:p>3512976</text:p>
          </table:table-cell>
          <table:table-cell/>
          <table:table-cell office:value-type="float" office:value="6258825" calcext:value-type="float">
            <text:p>6258825</text:p>
          </table:table-cell>
          <table:table-cell table:number-columns-repeated="2"/>
          <table:table-cell office:value-type="float" office:value="4699856" calcext:value-type="float">
            <text:p>4699856</text:p>
          </table:table-cell>
          <table:table-cell table:number-columns-repeated="2"/>
          <table:table-cell office:value-type="float" office:value="6135880" calcext:value-type="float">
            <text:p>6135880</text:p>
          </table:table-cell>
          <table:table-cell/>
          <table:table-cell office:value-type="float" office:value="2572837" calcext:value-type="float">
            <text:p>2572837</text:p>
          </table:table-cell>
          <table:table-cell/>
          <table:table-cell office:value-type="float" office:value="2613741" calcext:value-type="float">
            <text:p>2613741</text:p>
          </table:table-cell>
          <table:table-cell/>
          <table:table-cell office:value-type="float" office:value="6686327" calcext:value-type="float">
            <text:p>6686327</text:p>
          </table:table-cell>
          <table:table-cell/>
          <table:table-cell office:value-type="float" office:value="7320230" calcext:value-type="float">
            <text:p>732023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77161" calcext:value-type="float">
            <text:p>1577161</text:p>
          </table:table-cell>
          <table:table-cell/>
          <table:table-cell office:value-type="float" office:value="3309929" calcext:value-type="float">
            <text:p>3309929</text:p>
          </table:table-cell>
          <table:table-cell/>
          <table:table-cell office:value-type="float" office:value="6548696" calcext:value-type="float">
            <text:p>6548696</text:p>
          </table:table-cell>
          <table:table-cell/>
          <table:table-cell office:value-type="float" office:value="5676663" calcext:value-type="float">
            <text:p>5676663</text:p>
          </table:table-cell>
          <table:table-cell/>
          <table:table-cell office:value-type="float" office:value="7307775" calcext:value-type="float">
            <text:p>7307775</text:p>
          </table:table-cell>
          <table:table-cell/>
          <table:table-cell office:value-type="float" office:value="3499380" calcext:value-type="float">
            <text:p>3499380</text:p>
          </table:table-cell>
          <table:table-cell/>
          <table:table-cell office:value-type="float" office:value="6890129" calcext:value-type="float">
            <text:p>6890129</text:p>
          </table:table-cell>
          <table:table-cell table:number-columns-repeated="2"/>
          <table:table-cell office:value-type="float" office:value="4521133" calcext:value-type="float">
            <text:p>4521133</text:p>
          </table:table-cell>
          <table:table-cell table:number-columns-repeated="2"/>
          <table:table-cell office:value-type="float" office:value="7712960" calcext:value-type="float">
            <text:p>7712960</text:p>
          </table:table-cell>
          <table:table-cell/>
          <table:table-cell office:value-type="float" office:value="2236408" calcext:value-type="float">
            <text:p>2236408</text:p>
          </table:table-cell>
          <table:table-cell/>
          <table:table-cell office:value-type="float" office:value="2538620" calcext:value-type="float">
            <text:p>2538620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7105276" calcext:value-type="float">
            <text:p>710527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76004" calcext:value-type="float">
            <text:p>1576004</text:p>
          </table:table-cell>
          <table:table-cell/>
          <table:table-cell office:value-type="float" office:value="3241544" calcext:value-type="float">
            <text:p>3241544</text:p>
          </table:table-cell>
          <table:table-cell/>
          <table:table-cell office:value-type="float" office:value="6612975" calcext:value-type="float">
            <text:p>6612975</text:p>
          </table:table-cell>
          <table:table-cell/>
          <table:table-cell office:value-type="float" office:value="5757516" calcext:value-type="float">
            <text:p>5757516</text:p>
          </table:table-cell>
          <table:table-cell/>
          <table:table-cell office:value-type="float" office:value="7473073" calcext:value-type="float">
            <text:p>7473073</text:p>
          </table:table-cell>
          <table:table-cell/>
          <table:table-cell office:value-type="float" office:value="3417585" calcext:value-type="float">
            <text:p>3417585</text:p>
          </table:table-cell>
          <table:table-cell/>
          <table:table-cell office:value-type="float" office:value="6781341" calcext:value-type="float">
            <text:p>6781341</text:p>
          </table:table-cell>
          <table:table-cell table:number-columns-repeated="2"/>
          <table:table-cell office:value-type="float" office:value="1276611" calcext:value-type="float">
            <text:p>1276611</text:p>
          </table:table-cell>
          <table:table-cell/>
          <table:table-cell office:value-type="float" office:value="10000489" calcext:value-type="float">
            <text:p>10000489</text:p>
          </table:table-cell>
          <table:table-cell/>
          <table:table-cell office:value-type="float" office:value="2844394" calcext:value-type="float">
            <text:p>2844394</text:p>
          </table:table-cell>
          <table:table-cell/>
          <table:table-cell office:value-type="float" office:value="2785592" calcext:value-type="float">
            <text:p>2785592</text:p>
          </table:table-cell>
          <table:table-cell/>
          <table:table-cell office:value-type="float" office:value="4235769" calcext:value-type="float">
            <text:p>4235769</text:p>
          </table:table-cell>
          <table:table-cell/>
          <table:table-cell office:value-type="float" office:value="6848927" calcext:value-type="float">
            <text:p>684892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38669" calcext:value-type="float">
            <text:p>1538669</text:p>
          </table:table-cell>
          <table:table-cell/>
          <table:table-cell office:value-type="float" office:value="3267748" calcext:value-type="float">
            <text:p>3267748</text:p>
          </table:table-cell>
          <table:table-cell/>
          <table:table-cell office:value-type="float" office:value="6580049" calcext:value-type="float">
            <text:p>6580049</text:p>
          </table:table-cell>
          <table:table-cell/>
          <table:table-cell office:value-type="float" office:value="5988306" calcext:value-type="float">
            <text:p>5988306</text:p>
          </table:table-cell>
          <table:table-cell/>
          <table:table-cell office:value-type="float" office:value="7111158" calcext:value-type="float">
            <text:p>7111158</text:p>
          </table:table-cell>
          <table:table-cell/>
          <table:table-cell office:value-type="float" office:value="3490493" calcext:value-type="float">
            <text:p>3490493</text:p>
          </table:table-cell>
          <table:table-cell/>
          <table:table-cell office:value-type="float" office:value="6429825" calcext:value-type="float">
            <text:p>6429825</text:p>
          </table:table-cell>
          <table:table-cell table:number-columns-repeated="2"/>
          <table:table-cell office:value-type="float" office:value="4295608" calcext:value-type="float">
            <text:p>4295608</text:p>
          </table:table-cell>
          <table:table-cell table:number-columns-repeated="2"/>
          <table:table-cell office:value-type="float" office:value="9383277" calcext:value-type="float">
            <text:p>9383277</text:p>
          </table:table-cell>
          <table:table-cell/>
          <table:table-cell office:value-type="float" office:value="2963884" calcext:value-type="float">
            <text:p>2963884</text:p>
          </table:table-cell>
          <table:table-cell/>
          <table:table-cell office:value-type="float" office:value="2912383" calcext:value-type="float">
            <text:p>2912383</text:p>
          </table:table-cell>
          <table:table-cell/>
          <table:table-cell office:value-type="float" office:value="6748045" calcext:value-type="float">
            <text:p>6748045</text:p>
          </table:table-cell>
          <table:table-cell/>
          <table:table-cell office:value-type="float" office:value="7193036" calcext:value-type="float">
            <text:p>719303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34420" calcext:value-type="float">
            <text:p>1334420</text:p>
          </table:table-cell>
          <table:table-cell/>
          <table:table-cell office:value-type="float" office:value="2875579" calcext:value-type="float">
            <text:p>2875579</text:p>
          </table:table-cell>
          <table:table-cell/>
          <table:table-cell office:value-type="float" office:value="6507765" calcext:value-type="float">
            <text:p>6507765</text:p>
          </table:table-cell>
          <table:table-cell/>
          <table:table-cell office:value-type="float" office:value="5988306" calcext:value-type="float">
            <text:p>5988306</text:p>
          </table:table-cell>
          <table:table-cell/>
          <table:table-cell office:value-type="float" office:value="7434267" calcext:value-type="float">
            <text:p>7434267</text:p>
          </table:table-cell>
          <table:table-cell/>
          <table:table-cell office:value-type="float" office:value="3416226" calcext:value-type="float">
            <text:p>3416226</text:p>
          </table:table-cell>
          <table:table-cell/>
          <table:table-cell office:value-type="float" office:value="6440672" calcext:value-type="float">
            <text:p>6440672</text:p>
          </table:table-cell>
          <table:table-cell table:number-columns-repeated="2"/>
          <table:table-cell office:value-type="float" office:value="4228992" calcext:value-type="float">
            <text:p>4228992</text:p>
          </table:table-cell>
          <table:table-cell table:number-columns-repeated="2"/>
          <table:table-cell office:value-type="float" office:value="7148143" calcext:value-type="float">
            <text:p>7148143</text:p>
          </table:table-cell>
          <table:table-cell/>
          <table:table-cell office:value-type="float" office:value="3649155" calcext:value-type="float">
            <text:p>3649155</text:p>
          </table:table-cell>
          <table:table-cell/>
          <table:table-cell office:value-type="float" office:value="3351906" calcext:value-type="float">
            <text:p>3351906</text:p>
          </table:table-cell>
          <table:table-cell/>
          <table:table-cell office:value-type="float" office:value="6527546" calcext:value-type="float">
            <text:p>6527546</text:p>
          </table:table-cell>
          <table:table-cell/>
          <table:table-cell office:value-type="float" office:value="7509002" calcext:value-type="float">
            <text:p>750900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03655" calcext:value-type="float">
            <text:p>1503655</text:p>
          </table:table-cell>
          <table:table-cell/>
          <table:table-cell office:value-type="float" office:value="2853370" calcext:value-type="float">
            <text:p>2853370</text:p>
          </table:table-cell>
          <table:table-cell/>
          <table:table-cell office:value-type="float" office:value="5432536" calcext:value-type="float">
            <text:p>5432536</text:p>
          </table:table-cell>
          <table:table-cell/>
          <table:table-cell office:value-type="float" office:value="6045199" calcext:value-type="float">
            <text:p>6045199</text:p>
          </table:table-cell>
          <table:table-cell/>
          <table:table-cell office:value-type="float" office:value="7224798" calcext:value-type="float">
            <text:p>7224798</text:p>
          </table:table-cell>
          <table:table-cell/>
          <table:table-cell office:value-type="float" office:value="3262473" calcext:value-type="float">
            <text:p>3262473</text:p>
          </table:table-cell>
          <table:table-cell/>
          <table:table-cell office:value-type="float" office:value="5654243" calcext:value-type="float">
            <text:p>5654243</text:p>
          </table:table-cell>
          <table:table-cell table:number-columns-repeated="2"/>
          <table:table-cell office:value-type="float" office:value="3531027" calcext:value-type="float">
            <text:p>3531027</text:p>
          </table:table-cell>
          <table:table-cell table:number-columns-repeated="2"/>
          <table:table-cell office:value-type="float" office:value="6127127" calcext:value-type="float">
            <text:p>6127127</text:p>
          </table:table-cell>
          <table:table-cell/>
          <table:table-cell office:value-type="float" office:value="2961840" calcext:value-type="float">
            <text:p>2961840</text:p>
          </table:table-cell>
          <table:table-cell/>
          <table:table-cell office:value-type="float" office:value="4413692" calcext:value-type="float">
            <text:p>4413692</text:p>
          </table:table-cell>
          <table:table-cell/>
          <table:table-cell office:value-type="float" office:value="5622783" calcext:value-type="float">
            <text:p>5622783</text:p>
          </table:table-cell>
          <table:table-cell/>
          <table:table-cell office:value-type="float" office:value="6672045" calcext:value-type="float">
            <text:p>667204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13585" calcext:value-type="float">
            <text:p>1413585</text:p>
          </table:table-cell>
          <table:table-cell/>
          <table:table-cell office:value-type="float" office:value="2801719" calcext:value-type="float">
            <text:p>2801719</text:p>
          </table:table-cell>
          <table:table-cell/>
          <table:table-cell office:value-type="float" office:value="4636437" calcext:value-type="float">
            <text:p>4636437</text:p>
          </table:table-cell>
          <table:table-cell/>
          <table:table-cell office:value-type="float" office:value="5979968" calcext:value-type="float">
            <text:p>5979968</text:p>
          </table:table-cell>
          <table:table-cell/>
          <table:table-cell office:value-type="float" office:value="6000856" calcext:value-type="float">
            <text:p>6000856</text:p>
          </table:table-cell>
          <table:table-cell/>
          <table:table-cell office:value-type="float" office:value="2960564" calcext:value-type="float">
            <text:p>2960564</text:p>
          </table:table-cell>
          <table:table-cell/>
          <table:table-cell office:value-type="float" office:value="5607184" calcext:value-type="float">
            <text:p>5607184</text:p>
          </table:table-cell>
          <table:table-cell table:number-columns-repeated="2"/>
          <table:table-cell office:value-type="float" office:value="2954201" calcext:value-type="float">
            <text:p>2954201</text:p>
          </table:table-cell>
          <table:table-cell table:number-columns-repeated="2"/>
          <table:table-cell office:value-type="float" office:value="5396699" calcext:value-type="float">
            <text:p>5396699</text:p>
          </table:table-cell>
          <table:table-cell/>
          <table:table-cell office:value-type="float" office:value="2973631" calcext:value-type="float">
            <text:p>2973631</text:p>
          </table:table-cell>
          <table:table-cell/>
          <table:table-cell office:value-type="float" office:value="2802633" calcext:value-type="float">
            <text:p>2802633</text:p>
          </table:table-cell>
          <table:table-cell/>
          <table:table-cell office:value-type="float" office:value="5088216" calcext:value-type="float">
            <text:p>5088216</text:p>
          </table:table-cell>
          <table:table-cell/>
          <table:table-cell office:value-type="float" office:value="5923270" calcext:value-type="float">
            <text:p>592327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53849" calcext:value-type="float">
            <text:p>1253849</text:p>
          </table:table-cell>
          <table:table-cell/>
          <table:table-cell office:value-type="float" office:value="2279040" calcext:value-type="float">
            <text:p>2279040</text:p>
          </table:table-cell>
          <table:table-cell/>
          <table:table-cell office:value-type="float" office:value="3098988" calcext:value-type="float">
            <text:p>3098988</text:p>
          </table:table-cell>
          <table:table-cell/>
          <table:table-cell office:value-type="float" office:value="3253484" calcext:value-type="float">
            <text:p>3253484</text:p>
          </table:table-cell>
          <table:table-cell/>
          <table:table-cell office:value-type="float" office:value="2476751" calcext:value-type="float">
            <text:p>2476751</text:p>
          </table:table-cell>
          <table:table-cell/>
          <table:table-cell office:value-type="float" office:value="1766485" calcext:value-type="float">
            <text:p>1766485</text:p>
          </table:table-cell>
          <table:table-cell/>
          <table:table-cell office:value-type="float" office:value="2585012" calcext:value-type="float">
            <text:p>2585012</text:p>
          </table:table-cell>
          <table:table-cell table:number-columns-repeated="2"/>
          <table:table-cell office:value-type="float" office:value="1980399" calcext:value-type="float">
            <text:p>1980399</text:p>
          </table:table-cell>
          <table:table-cell table:number-columns-repeated="2"/>
          <table:table-cell office:value-type="float" office:value="2525633" calcext:value-type="float">
            <text:p>2525633</text:p>
          </table:table-cell>
          <table:table-cell/>
          <table:table-cell office:value-type="float" office:value="1854486" calcext:value-type="float">
            <text:p>1854486</text:p>
          </table:table-cell>
          <table:table-cell/>
          <table:table-cell office:value-type="float" office:value="1811610" calcext:value-type="float">
            <text:p>1811610</text:p>
          </table:table-cell>
          <table:table-cell/>
          <table:table-cell office:value-type="float" office:value="3587396" calcext:value-type="float">
            <text:p>3587396</text:p>
          </table:table-cell>
          <table:table-cell/>
          <table:table-cell office:value-type="float" office:value="3649893" calcext:value-type="float">
            <text:p>3649893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297332" calcext:value-type="float">
            <text:p>1297332</text:p>
          </table:table-cell>
          <table:table-cell/>
          <table:table-cell office:value-type="float" office:value="2761947" calcext:value-type="float">
            <text:p>2761947</text:p>
          </table:table-cell>
          <table:table-cell/>
          <table:table-cell office:value-type="float" office:value="4821470" calcext:value-type="float">
            <text:p>4821470</text:p>
          </table:table-cell>
          <table:table-cell/>
          <table:table-cell office:value-type="float" office:value="4318501" calcext:value-type="float">
            <text:p>4318501</text:p>
          </table:table-cell>
          <table:table-cell/>
          <table:table-cell office:value-type="float" office:value="3776043" calcext:value-type="float">
            <text:p>3776043</text:p>
          </table:table-cell>
          <table:table-cell/>
          <table:table-cell office:value-type="float" office:value="2121180" calcext:value-type="float">
            <text:p>2121180</text:p>
          </table:table-cell>
          <table:table-cell/>
          <table:table-cell office:value-type="float" office:value="3737230" calcext:value-type="float">
            <text:p>3737230</text:p>
          </table:table-cell>
          <table:table-cell table:number-columns-repeated="2"/>
          <table:table-cell office:value-type="float" office:value="3219494" calcext:value-type="float">
            <text:p>3219494</text:p>
          </table:table-cell>
          <table:table-cell table:number-columns-repeated="2"/>
          <table:table-cell office:value-type="float" office:value="3820124" calcext:value-type="float">
            <text:p>3820124</text:p>
          </table:table-cell>
          <table:table-cell/>
          <table:table-cell office:value-type="float" office:value="1972781" calcext:value-type="float">
            <text:p>1972781</text:p>
          </table:table-cell>
          <table:table-cell/>
          <table:table-cell office:value-type="float" office:value="2162907" calcext:value-type="float">
            <text:p>2162907</text:p>
          </table:table-cell>
          <table:table-cell/>
          <table:table-cell office:value-type="float" office:value="4872061" calcext:value-type="float">
            <text:p>4872061</text:p>
          </table:table-cell>
          <table:table-cell/>
          <table:table-cell office:value-type="float" office:value="5093045" calcext:value-type="float">
            <text:p>5093045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73021" calcext:value-type="float">
            <text:p>1373021</text:p>
          </table:table-cell>
          <table:table-cell/>
          <table:table-cell office:value-type="float" office:value="3022921" calcext:value-type="float">
            <text:p>3022921</text:p>
          </table:table-cell>
          <table:table-cell/>
          <table:table-cell office:value-type="float" office:value="5740589" calcext:value-type="float">
            <text:p>5740589</text:p>
          </table:table-cell>
          <table:table-cell/>
          <table:table-cell office:value-type="float" office:value="4954252" calcext:value-type="float">
            <text:p>4954252</text:p>
          </table:table-cell>
          <table:table-cell/>
          <table:table-cell office:value-type="float" office:value="5004402" calcext:value-type="float">
            <text:p>5004402</text:p>
          </table:table-cell>
          <table:table-cell/>
          <table:table-cell office:value-type="float" office:value="2836505" calcext:value-type="float">
            <text:p>2836505</text:p>
          </table:table-cell>
          <table:table-cell/>
          <table:table-cell office:value-type="float" office:value="4821808" calcext:value-type="float">
            <text:p>4821808</text:p>
          </table:table-cell>
          <table:table-cell table:number-columns-repeated="2"/>
          <table:table-cell office:value-type="float" office:value="3937445" calcext:value-type="float">
            <text:p>3937445</text:p>
          </table:table-cell>
          <table:table-cell table:number-columns-repeated="2"/>
          <table:table-cell office:value-type="float" office:value="5142208" calcext:value-type="float">
            <text:p>5142208</text:p>
          </table:table-cell>
          <table:table-cell/>
          <table:table-cell office:value-type="float" office:value="2221500" calcext:value-type="float">
            <text:p>2221500</text:p>
          </table:table-cell>
          <table:table-cell/>
          <table:table-cell office:value-type="float" office:value="2343870" calcext:value-type="float">
            <text:p>2343870</text:p>
          </table:table-cell>
          <table:table-cell/>
          <table:table-cell office:value-type="float" office:value="5830203" calcext:value-type="float">
            <text:p>5830203</text:p>
          </table:table-cell>
          <table:table-cell/>
          <table:table-cell office:value-type="float" office:value="6215129" calcext:value-type="float">
            <text:p>6215129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21965" calcext:value-type="float">
            <text:p>1521965</text:p>
          </table:table-cell>
          <table:table-cell/>
          <table:table-cell office:value-type="float" office:value="3231606" calcext:value-type="float">
            <text:p>3231606</text:p>
          </table:table-cell>
          <table:table-cell/>
          <table:table-cell office:value-type="float" office:value="6355378" calcext:value-type="float">
            <text:p>6355378</text:p>
          </table:table-cell>
          <table:table-cell/>
          <table:table-cell office:value-type="float" office:value="5434171" calcext:value-type="float">
            <text:p>5434171</text:p>
          </table:table-cell>
          <table:table-cell/>
          <table:table-cell office:value-type="float" office:value="4720131" calcext:value-type="float">
            <text:p>4720131</text:p>
          </table:table-cell>
          <table:table-cell/>
          <table:table-cell office:value-type="float" office:value="3131468" calcext:value-type="float">
            <text:p>3131468</text:p>
          </table:table-cell>
          <table:table-cell/>
          <table:table-cell office:value-type="float" office:value="5838624" calcext:value-type="float">
            <text:p>5838624</text:p>
          </table:table-cell>
          <table:table-cell table:number-columns-repeated="2"/>
          <table:table-cell office:value-type="float" office:value="4455705" calcext:value-type="float">
            <text:p>4455705</text:p>
          </table:table-cell>
          <table:table-cell table:number-columns-repeated="2"/>
          <table:table-cell office:value-type="float" office:value="6224699" calcext:value-type="float">
            <text:p>6224699</text:p>
          </table:table-cell>
          <table:table-cell/>
          <table:table-cell office:value-type="float" office:value="2261416" calcext:value-type="float">
            <text:p>2261416</text:p>
          </table:table-cell>
          <table:table-cell/>
          <table:table-cell office:value-type="float" office:value="2446856" calcext:value-type="float">
            <text:p>2446856</text:p>
          </table:table-cell>
          <table:table-cell/>
          <table:table-cell office:value-type="float" office:value="6545456" calcext:value-type="float">
            <text:p>6545456</text:p>
          </table:table-cell>
          <table:table-cell/>
          <table:table-cell office:value-type="float" office:value="6951327" calcext:value-type="float">
            <text:p>6951327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5809" calcext:value-type="float">
            <text:p>1535809</text:p>
          </table:table-cell>
          <table:table-cell/>
          <table:table-cell office:value-type="float" office:value="3328012" calcext:value-type="float">
            <text:p>3328012</text:p>
          </table:table-cell>
          <table:table-cell/>
          <table:table-cell office:value-type="float" office:value="6806735" calcext:value-type="float">
            <text:p>6806735</text:p>
          </table:table-cell>
          <table:table-cell/>
          <table:table-cell office:value-type="float" office:value="1620405" calcext:value-type="float">
            <text:p>1620405</text:p>
          </table:table-cell>
          <table:table-cell/>
          <table:table-cell office:value-type="float" office:value="6475757" calcext:value-type="float">
            <text:p>6475757</text:p>
          </table:table-cell>
          <table:table-cell/>
          <table:table-cell office:value-type="float" office:value="2765726" calcext:value-type="float">
            <text:p>2765726</text:p>
          </table:table-cell>
          <table:table-cell/>
          <table:table-cell office:value-type="float" office:value="6338379" calcext:value-type="float">
            <text:p>6338379</text:p>
          </table:table-cell>
          <table:table-cell table:number-columns-repeated="2"/>
          <table:table-cell office:value-type="float" office:value="4806295" calcext:value-type="float">
            <text:p>4806295</text:p>
          </table:table-cell>
          <table:table-cell table:number-columns-repeated="2"/>
          <table:table-cell office:value-type="float" office:value="4960332" calcext:value-type="float">
            <text:p>4960332</text:p>
          </table:table-cell>
          <table:table-cell/>
          <table:table-cell office:value-type="float" office:value="2596538" calcext:value-type="float">
            <text:p>2596538</text:p>
          </table:table-cell>
          <table:table-cell/>
          <table:table-cell office:value-type="float" office:value="2566859" calcext:value-type="float">
            <text:p>2566859</text:p>
          </table:table-cell>
          <table:table-cell/>
          <table:table-cell office:value-type="float" office:value="6936592" calcext:value-type="float">
            <text:p>6936592</text:p>
          </table:table-cell>
          <table:table-cell/>
          <table:table-cell office:value-type="float" office:value="7151718" calcext:value-type="float">
            <text:p>7151718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52392" calcext:value-type="float">
            <text:p>1552392</text:p>
          </table:table-cell>
          <table:table-cell/>
          <table:table-cell office:value-type="float" office:value="3205079" calcext:value-type="float">
            <text:p>3205079</text:p>
          </table:table-cell>
          <table:table-cell/>
          <table:table-cell office:value-type="float" office:value="6522470" calcext:value-type="float">
            <text:p>6522470</text:p>
          </table:table-cell>
          <table:table-cell/>
          <table:table-cell office:value-type="float" office:value="4367909" calcext:value-type="float">
            <text:p>4367909</text:p>
          </table:table-cell>
          <table:table-cell/>
          <table:table-cell office:value-type="float" office:value="6775862" calcext:value-type="float">
            <text:p>6775862</text:p>
          </table:table-cell>
          <table:table-cell/>
          <table:table-cell office:value-type="float" office:value="3362864" calcext:value-type="float">
            <text:p>3362864</text:p>
          </table:table-cell>
          <table:table-cell/>
          <table:table-cell office:value-type="float" office:value="6606494" calcext:value-type="float">
            <text:p>6606494</text:p>
          </table:table-cell>
          <table:table-cell table:number-columns-repeated="2"/>
          <table:table-cell office:value-type="float" office:value="4789212" calcext:value-type="float">
            <text:p>4789212</text:p>
          </table:table-cell>
          <table:table-cell table:number-columns-repeated="2"/>
          <table:table-cell office:value-type="float" office:value="6866587" calcext:value-type="float">
            <text:p>6866587</text:p>
          </table:table-cell>
          <table:table-cell/>
          <table:table-cell office:value-type="float" office:value="2678411" calcext:value-type="float">
            <text:p>2678411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6784558" calcext:value-type="float">
            <text:p>6784558</text:p>
          </table:table-cell>
          <table:table-cell/>
          <table:table-cell office:value-type="float" office:value="7340408" calcext:value-type="float">
            <text:p>734040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39579" calcext:value-type="float">
            <text:p>1439579</text:p>
          </table:table-cell>
          <table:table-cell/>
          <table:table-cell office:value-type="float" office:value="3263063" calcext:value-type="float">
            <text:p>3263063</text:p>
          </table:table-cell>
          <table:table-cell/>
          <table:table-cell office:value-type="float" office:value="6272425" calcext:value-type="float">
            <text:p>6272425</text:p>
          </table:table-cell>
          <table:table-cell/>
          <table:table-cell office:value-type="float" office:value="5483167" calcext:value-type="float">
            <text:p>5483167</text:p>
          </table:table-cell>
          <table:table-cell/>
          <table:table-cell office:value-type="float" office:value="5080244" calcext:value-type="float">
            <text:p>5080244</text:p>
          </table:table-cell>
          <table:table-cell/>
          <table:table-cell office:value-type="float" office:value="3270206" calcext:value-type="float">
            <text:p>3270206</text:p>
          </table:table-cell>
          <table:table-cell/>
          <table:table-cell office:value-type="float" office:value="6598882" calcext:value-type="float">
            <text:p>6598882</text:p>
          </table:table-cell>
          <table:table-cell table:number-columns-repeated="2"/>
          <table:table-cell office:value-type="float" office:value="4556146" calcext:value-type="float">
            <text:p>4556146</text:p>
          </table:table-cell>
          <table:table-cell table:number-columns-repeated="2"/>
          <table:table-cell office:value-type="float" office:value="5243037" calcext:value-type="float">
            <text:p>5243037</text:p>
          </table:table-cell>
          <table:table-cell/>
          <table:table-cell office:value-type="float" office:value="2718892" calcext:value-type="float">
            <text:p>2718892</text:p>
          </table:table-cell>
          <table:table-cell/>
          <table:table-cell office:value-type="float" office:value="2659751" calcext:value-type="float">
            <text:p>2659751</text:p>
          </table:table-cell>
          <table:table-cell/>
          <table:table-cell office:value-type="float" office:value="6564213" calcext:value-type="float">
            <text:p>6564213</text:p>
          </table:table-cell>
          <table:table-cell/>
          <table:table-cell office:value-type="float" office:value="6025484" calcext:value-type="float">
            <text:p>602548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37441" calcext:value-type="float">
            <text:p>1437441</text:p>
          </table:table-cell>
          <table:table-cell/>
          <table:table-cell office:value-type="float" office:value="3293875" calcext:value-type="float">
            <text:p>3293875</text:p>
          </table:table-cell>
          <table:table-cell/>
          <table:table-cell office:value-type="float" office:value="6665448" calcext:value-type="float">
            <text:p>6665448</text:p>
          </table:table-cell>
          <table:table-cell/>
          <table:table-cell office:value-type="float" office:value="5659741" calcext:value-type="float">
            <text:p>5659741</text:p>
          </table:table-cell>
          <table:table-cell/>
          <table:table-cell office:value-type="float" office:value="7034583" calcext:value-type="float">
            <text:p>7034583</text:p>
          </table:table-cell>
          <table:table-cell/>
          <table:table-cell office:value-type="float" office:value="3400640" calcext:value-type="float">
            <text:p>3400640</text:p>
          </table:table-cell>
          <table:table-cell/>
          <table:table-cell office:value-type="float" office:value="5067880" calcext:value-type="float">
            <text:p>5067880</text:p>
          </table:table-cell>
          <table:table-cell table:number-columns-repeated="2"/>
          <table:table-cell office:value-type="float" office:value="4485076" calcext:value-type="float">
            <text:p>4485076</text:p>
          </table:table-cell>
          <table:table-cell table:number-columns-repeated="2"/>
          <table:table-cell office:value-type="float" office:value="6960481" calcext:value-type="float">
            <text:p>6960481</text:p>
          </table:table-cell>
          <table:table-cell/>
          <table:table-cell office:value-type="float" office:value="2803525" calcext:value-type="float">
            <text:p>2803525</text:p>
          </table:table-cell>
          <table:table-cell/>
          <table:table-cell office:value-type="float" office:value="2720722" calcext:value-type="float">
            <text:p>2720722</text:p>
          </table:table-cell>
          <table:table-cell/>
          <table:table-cell office:value-type="float" office:value="6892759" calcext:value-type="float">
            <text:p>6892759</text:p>
          </table:table-cell>
          <table:table-cell/>
          <table:table-cell office:value-type="float" office:value="7183116" calcext:value-type="float">
            <text:p>718311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44820" calcext:value-type="float">
            <text:p>1544820</text:p>
          </table:table-cell>
          <table:table-cell/>
          <table:table-cell office:value-type="float" office:value="2786925" calcext:value-type="float">
            <text:p>2786925</text:p>
          </table:table-cell>
          <table:table-cell/>
          <table:table-cell office:value-type="float" office:value="6478809" calcext:value-type="float">
            <text:p>6478809</text:p>
          </table:table-cell>
          <table:table-cell/>
          <table:table-cell office:value-type="float" office:value="5700587" calcext:value-type="float">
            <text:p>5700587</text:p>
          </table:table-cell>
          <table:table-cell/>
          <table:table-cell office:value-type="float" office:value="7013761" calcext:value-type="float">
            <text:p>7013761</text:p>
          </table:table-cell>
          <table:table-cell/>
          <table:table-cell office:value-type="float" office:value="2878929" calcext:value-type="float">
            <text:p>2878929</text:p>
          </table:table-cell>
          <table:table-cell/>
          <table:table-cell office:value-type="float" office:value="6744605" calcext:value-type="float">
            <text:p>6744605</text:p>
          </table:table-cell>
          <table:table-cell table:number-columns-repeated="2"/>
          <table:table-cell office:value-type="float" office:value="4418461" calcext:value-type="float">
            <text:p>4418461</text:p>
          </table:table-cell>
          <table:table-cell/>
          <table:table-cell office:value-type="float" office:value="10051401" calcext:value-type="float">
            <text:p>10051401</text:p>
          </table:table-cell>
          <table:table-cell/>
          <table:table-cell office:value-type="float" office:value="2803068" calcext:value-type="float">
            <text:p>2803068</text:p>
          </table:table-cell>
          <table:table-cell/>
          <table:table-cell office:value-type="float" office:value="2790660" calcext:value-type="float">
            <text:p>2790660</text:p>
          </table:table-cell>
          <table:table-cell/>
          <table:table-cell office:value-type="float" office:value="6714948" calcext:value-type="float">
            <text:p>6714948</text:p>
          </table:table-cell>
          <table:table-cell/>
          <table:table-cell office:value-type="float" office:value="5361251" calcext:value-type="float">
            <text:p>536125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31940" calcext:value-type="float">
            <text:p>1531940</text:p>
          </table:table-cell>
          <table:table-cell/>
          <table:table-cell office:value-type="float" office:value="3130898" calcext:value-type="float">
            <text:p>3130898</text:p>
          </table:table-cell>
          <table:table-cell/>
          <table:table-cell office:value-type="float" office:value="6468442" calcext:value-type="float">
            <text:p>6468442</text:p>
          </table:table-cell>
          <table:table-cell/>
          <table:table-cell office:value-type="float" office:value="5740589" calcext:value-type="float">
            <text:p>5740589</text:p>
          </table:table-cell>
          <table:table-cell/>
          <table:table-cell office:value-type="float" office:value="6989507" calcext:value-type="float">
            <text:p>6989507</text:p>
          </table:table-cell>
          <table:table-cell/>
          <table:table-cell office:value-type="float" office:value="3299251" calcext:value-type="float">
            <text:p>3299251</text:p>
          </table:table-cell>
          <table:table-cell/>
          <table:table-cell office:value-type="float" office:value="5034834" calcext:value-type="float">
            <text:p>5034834</text:p>
          </table:table-cell>
          <table:table-cell table:number-columns-repeated="2"/>
          <table:table-cell office:value-type="float" office:value="4385191" calcext:value-type="float">
            <text:p>4385191</text:p>
          </table:table-cell>
          <table:table-cell table:number-columns-repeated="2"/>
          <table:table-cell office:value-type="float" office:value="9575217" calcext:value-type="float">
            <text:p>9575217</text:p>
          </table:table-cell>
          <table:table-cell/>
          <table:table-cell office:value-type="float" office:value="2633656" calcext:value-type="float">
            <text:p>2633656</text:p>
          </table:table-cell>
          <table:table-cell/>
          <table:table-cell office:value-type="float" office:value="2877482" calcext:value-type="float">
            <text:p>2877482</text:p>
          </table:table-cell>
          <table:table-cell/>
          <table:table-cell office:value-type="float" office:value="6662863" calcext:value-type="float">
            <text:p>6662863</text:p>
          </table:table-cell>
          <table:table-cell/>
          <table:table-cell office:value-type="float" office:value="7262828" calcext:value-type="float">
            <text:p>726282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392017" calcext:value-type="float">
            <text:p>1392017</text:p>
          </table:table-cell>
          <table:table-cell/>
          <table:table-cell office:value-type="float" office:value="2989778" calcext:value-type="float">
            <text:p>2989778</text:p>
          </table:table-cell>
          <table:table-cell/>
          <table:table-cell office:value-type="float" office:value="5568926" calcext:value-type="float">
            <text:p>5568926</text:p>
          </table:table-cell>
          <table:table-cell/>
          <table:table-cell office:value-type="float" office:value="5178244" calcext:value-type="float">
            <text:p>5178244</text:p>
          </table:table-cell>
          <table:table-cell/>
          <table:table-cell office:value-type="float" office:value="6343059" calcext:value-type="float">
            <text:p>6343059</text:p>
          </table:table-cell>
          <table:table-cell/>
          <table:table-cell office:value-type="float" office:value="2968084" calcext:value-type="float">
            <text:p>2968084</text:p>
          </table:table-cell>
          <table:table-cell/>
          <table:table-cell office:value-type="float" office:value="6052550" calcext:value-type="float">
            <text:p>6052550</text:p>
          </table:table-cell>
          <table:table-cell table:number-columns-repeated="2"/>
          <table:table-cell office:value-type="float" office:value="3782902" calcext:value-type="float">
            <text:p>3782902</text:p>
          </table:table-cell>
          <table:table-cell table:number-columns-repeated="2"/>
          <table:table-cell office:value-type="float" office:value="6491049" calcext:value-type="float">
            <text:p>6491049</text:p>
          </table:table-cell>
          <table:table-cell/>
          <table:table-cell office:value-type="float" office:value="3401987" calcext:value-type="float">
            <text:p>3401987</text:p>
          </table:table-cell>
          <table:table-cell/>
          <table:table-cell office:value-type="float" office:value="3154468" calcext:value-type="float">
            <text:p>3154468</text:p>
          </table:table-cell>
          <table:table-cell/>
          <table:table-cell office:value-type="float" office:value="6025484" calcext:value-type="float">
            <text:p>6025484</text:p>
          </table:table-cell>
          <table:table-cell/>
          <table:table-cell office:value-type="float" office:value="6820923" calcext:value-type="float">
            <text:p>682092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004585" calcext:value-type="float">
            <text:p>1004585</text:p>
          </table:table-cell>
          <table:table-cell/>
          <table:table-cell office:value-type="float" office:value="2836505" calcext:value-type="float">
            <text:p>2836505</text:p>
          </table:table-cell>
          <table:table-cell/>
          <table:table-cell office:value-type="float" office:value="5168507" calcext:value-type="float">
            <text:p>5168507</text:p>
          </table:table-cell>
          <table:table-cell/>
          <table:table-cell office:value-type="float" office:value="5349148" calcext:value-type="float">
            <text:p>5349148</text:p>
          </table:table-cell>
          <table:table-cell/>
          <table:table-cell office:value-type="float" office:value="5722423" calcext:value-type="float">
            <text:p>5722423</text:p>
          </table:table-cell>
          <table:table-cell/>
          <table:table-cell office:value-type="float" office:value="2938260" calcext:value-type="float">
            <text:p>2938260</text:p>
          </table:table-cell>
          <table:table-cell/>
          <table:table-cell office:value-type="float" office:value="4413920" calcext:value-type="float">
            <text:p>4413920</text:p>
          </table:table-cell>
          <table:table-cell table:number-columns-repeated="2"/>
          <table:table-cell office:value-type="float" office:value="3146524" calcext:value-type="float">
            <text:p>3146524</text:p>
          </table:table-cell>
          <table:table-cell table:number-columns-repeated="2"/>
          <table:table-cell office:value-type="float" office:value="5529493" calcext:value-type="float">
            <text:p>5529493</text:p>
          </table:table-cell>
          <table:table-cell/>
          <table:table-cell office:value-type="float" office:value="2733818" calcext:value-type="float">
            <text:p>2733818</text:p>
          </table:table-cell>
          <table:table-cell/>
          <table:table-cell office:value-type="float" office:value="4270198" calcext:value-type="float">
            <text:p>4270198</text:p>
          </table:table-cell>
          <table:table-cell/>
          <table:table-cell office:value-type="float" office:value="5533501" calcext:value-type="float">
            <text:p>5533501</text:p>
          </table:table-cell>
          <table:table-cell/>
          <table:table-cell office:value-type="float" office:value="5797739" calcext:value-type="float">
            <text:p>579773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42523" calcext:value-type="float">
            <text:p>1342523</text:p>
          </table:table-cell>
          <table:table-cell/>
          <table:table-cell office:value-type="float" office:value="2520538" calcext:value-type="float">
            <text:p>2520538</text:p>
          </table:table-cell>
          <table:table-cell/>
          <table:table-cell office:value-type="float" office:value="3840405" calcext:value-type="float">
            <text:p>3840405</text:p>
          </table:table-cell>
          <table:table-cell/>
          <table:table-cell office:value-type="float" office:value="5509102" calcext:value-type="float">
            <text:p>5509102</text:p>
          </table:table-cell>
          <table:table-cell/>
          <table:table-cell office:value-type="float" office:value="5601611" calcext:value-type="float">
            <text:p>5601611</text:p>
          </table:table-cell>
          <table:table-cell/>
          <table:table-cell office:value-type="float" office:value="2846374" calcext:value-type="float">
            <text:p>2846374</text:p>
          </table:table-cell>
          <table:table-cell/>
          <table:table-cell office:value-type="float" office:value="5455742" calcext:value-type="float">
            <text:p>5455742</text:p>
          </table:table-cell>
          <table:table-cell table:number-columns-repeated="2"/>
          <table:table-cell office:value-type="float" office:value="2880377" calcext:value-type="float">
            <text:p>2880377</text:p>
          </table:table-cell>
          <table:table-cell table:number-columns-repeated="2"/>
          <table:table-cell office:value-type="float" office:value="5463550" calcext:value-type="float">
            <text:p>5463550</text:p>
          </table:table-cell>
          <table:table-cell/>
          <table:table-cell office:value-type="float" office:value="2880497" calcext:value-type="float">
            <text:p>2880497</text:p>
          </table:table-cell>
          <table:table-cell/>
          <table:table-cell office:value-type="float" office:value="2863812" calcext:value-type="float">
            <text:p>2863812</text:p>
          </table:table-cell>
          <table:table-cell/>
          <table:table-cell office:value-type="float" office:value="5557667" calcext:value-type="float">
            <text:p>5557667</text:p>
          </table:table-cell>
          <table:table-cell/>
          <table:table-cell office:value-type="float" office:value="5633757" calcext:value-type="float">
            <text:p>563375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89662" calcext:value-type="float">
            <text:p>1489662</text:p>
          </table:table-cell>
          <table:table-cell/>
          <table:table-cell office:value-type="float" office:value="3062105" calcext:value-type="float">
            <text:p>3062105</text:p>
          </table:table-cell>
          <table:table-cell/>
          <table:table-cell office:value-type="float" office:value="6720466" calcext:value-type="float">
            <text:p>6720466</text:p>
          </table:table-cell>
          <table:table-cell/>
          <table:table-cell office:value-type="float" office:value="5604079" calcext:value-type="float">
            <text:p>5604079</text:p>
          </table:table-cell>
          <table:table-cell/>
          <table:table-cell office:value-type="float" office:value="5685920" calcext:value-type="float">
            <text:p>5685920</text:p>
          </table:table-cell>
          <table:table-cell/>
          <table:table-cell office:value-type="float" office:value="3220384" calcext:value-type="float">
            <text:p>3220384</text:p>
          </table:table-cell>
          <table:table-cell/>
          <table:table-cell office:value-type="float" office:value="6577346" calcext:value-type="float">
            <text:p>6577346</text:p>
          </table:table-cell>
          <table:table-cell table:number-columns-repeated="2"/>
          <table:table-cell office:value-type="float" office:value="4811815" calcext:value-type="float">
            <text:p>4811815</text:p>
          </table:table-cell>
          <table:table-cell table:number-columns-repeated="2"/>
          <table:table-cell office:value-type="float" office:value="6852143" calcext:value-type="float">
            <text:p>6852143</text:p>
          </table:table-cell>
          <table:table-cell/>
          <table:table-cell office:value-type="float" office:value="2584225" calcext:value-type="float">
            <text:p>2584225</text:p>
          </table:table-cell>
          <table:table-cell/>
          <table:table-cell office:value-type="float" office:value="2566179" calcext:value-type="float">
            <text:p>2566179</text:p>
          </table:table-cell>
          <table:table-cell/>
          <table:table-cell office:value-type="float" office:value="7097357" calcext:value-type="float">
            <text:p>7097357</text:p>
          </table:table-cell>
          <table:table-cell/>
          <table:table-cell office:value-type="float" office:value="7312992" calcext:value-type="float">
            <text:p>731299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90276" calcext:value-type="float">
            <text:p>1490276</text:p>
          </table:table-cell>
          <table:table-cell/>
          <table:table-cell office:value-type="float" office:value="3089292" calcext:value-type="float">
            <text:p>3089292</text:p>
          </table:table-cell>
          <table:table-cell/>
          <table:table-cell office:value-type="float" office:value="6785833" calcext:value-type="float">
            <text:p>6785833</text:p>
          </table:table-cell>
          <table:table-cell/>
          <table:table-cell office:value-type="float" office:value="4906990" calcext:value-type="float">
            <text:p>4906990</text:p>
          </table:table-cell>
          <table:table-cell/>
          <table:table-cell office:value-type="float" office:value="6727045" calcext:value-type="float">
            <text:p>6727045</text:p>
          </table:table-cell>
          <table:table-cell/>
          <table:table-cell office:value-type="float" office:value="3294570" calcext:value-type="float">
            <text:p>3294570</text:p>
          </table:table-cell>
          <table:table-cell/>
          <table:table-cell office:value-type="float" office:value="6843953" calcext:value-type="float">
            <text:p>6843953</text:p>
          </table:table-cell>
          <table:table-cell table:number-columns-repeated="2"/>
          <table:table-cell office:value-type="float" office:value="4780850" calcext:value-type="float">
            <text:p>4780850</text:p>
          </table:table-cell>
          <table:table-cell table:number-columns-repeated="2"/>
          <table:table-cell office:value-type="float" office:value="6862406" calcext:value-type="float">
            <text:p>6862406</text:p>
          </table:table-cell>
          <table:table-cell/>
          <table:table-cell office:value-type="float" office:value="2494318" calcext:value-type="float">
            <text:p>2494318</text:p>
          </table:table-cell>
          <table:table-cell/>
          <table:table-cell office:value-type="float" office:value="2472866" calcext:value-type="float">
            <text:p>2472866</text:p>
          </table:table-cell>
          <table:table-cell/>
          <table:table-cell office:value-type="float" office:value="6940728" calcext:value-type="float">
            <text:p>6940728</text:p>
          </table:table-cell>
          <table:table-cell/>
          <table:table-cell office:value-type="float" office:value="7108002" calcext:value-type="float">
            <text:p>710800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92574" calcext:value-type="float">
            <text:p>1492574</text:p>
          </table:table-cell>
          <table:table-cell/>
          <table:table-cell office:value-type="float" office:value="3247243" calcext:value-type="float">
            <text:p>3247243</text:p>
          </table:table-cell>
          <table:table-cell/>
          <table:table-cell office:value-type="float" office:value="6656024" calcext:value-type="float">
            <text:p>6656024</text:p>
          </table:table-cell>
          <table:table-cell/>
          <table:table-cell office:value-type="float" office:value="5478753" calcext:value-type="float">
            <text:p>5478753</text:p>
          </table:table-cell>
          <table:table-cell/>
          <table:table-cell office:value-type="float" office:value="6767456" calcext:value-type="float">
            <text:p>6767456</text:p>
          </table:table-cell>
          <table:table-cell/>
          <table:table-cell office:value-type="float" office:value="3077670" calcext:value-type="float">
            <text:p>3077670</text:p>
          </table:table-cell>
          <table:table-cell/>
          <table:table-cell office:value-type="float" office:value="6676394" calcext:value-type="float">
            <text:p>6676394</text:p>
          </table:table-cell>
          <table:table-cell table:number-columns-repeated="2"/>
          <table:table-cell office:value-type="float" office:value="4556117" calcext:value-type="float">
            <text:p>4556117</text:p>
          </table:table-cell>
          <table:table-cell table:number-columns-repeated="2"/>
          <table:table-cell office:value-type="float" office:value="6658604" calcext:value-type="float">
            <text:p>6658604</text:p>
          </table:table-cell>
          <table:table-cell/>
          <table:table-cell office:value-type="float" office:value="2514626" calcext:value-type="float">
            <text:p>2514626</text:p>
          </table:table-cell>
          <table:table-cell/>
          <table:table-cell office:value-type="float" office:value="2505367" calcext:value-type="float">
            <text:p>2505367</text:p>
          </table:table-cell>
          <table:table-cell/>
          <table:table-cell office:value-type="float" office:value="5812894" calcext:value-type="float">
            <text:p>5812894</text:p>
          </table:table-cell>
          <table:table-cell/>
          <table:table-cell office:value-type="float" office:value="6929180" calcext:value-type="float">
            <text:p>692918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92574" calcext:value-type="float">
            <text:p>1492574</text:p>
          </table:table-cell>
          <table:table-cell/>
          <table:table-cell office:value-type="float" office:value="3274554" calcext:value-type="float">
            <text:p>3274554</text:p>
          </table:table-cell>
          <table:table-cell/>
          <table:table-cell office:value-type="float" office:value="6752162" calcext:value-type="float">
            <text:p>6752162</text:p>
          </table:table-cell>
          <table:table-cell/>
          <table:table-cell office:value-type="float" office:value="4910497" calcext:value-type="float">
            <text:p>4910497</text:p>
          </table:table-cell>
          <table:table-cell/>
          <table:table-cell office:value-type="float" office:value="6898227" calcext:value-type="float">
            <text:p>6898227</text:p>
          </table:table-cell>
          <table:table-cell/>
          <table:table-cell office:value-type="float" office:value="3300900" calcext:value-type="float">
            <text:p>3300900</text:p>
          </table:table-cell>
          <table:table-cell/>
          <table:table-cell office:value-type="float" office:value="6897189" calcext:value-type="float">
            <text:p>6897189</text:p>
          </table:table-cell>
          <table:table-cell table:number-columns-repeated="2"/>
          <table:table-cell office:value-type="float" office:value="4544817" calcext:value-type="float">
            <text:p>4544817</text:p>
          </table:table-cell>
          <table:table-cell table:number-columns-repeated="2"/>
          <table:table-cell office:value-type="float" office:value="6932326" calcext:value-type="float">
            <text:p>6932326</text:p>
          </table:table-cell>
          <table:table-cell/>
          <table:table-cell office:value-type="float" office:value="2708113" calcext:value-type="float">
            <text:p>2708113</text:p>
          </table:table-cell>
          <table:table-cell/>
          <table:table-cell office:value-type="float" office:value="2523908" calcext:value-type="float">
            <text:p>2523908</text:p>
          </table:table-cell>
          <table:table-cell/>
          <table:table-cell office:value-type="float" office:value="5914963" calcext:value-type="float">
            <text:p>5914963</text:p>
          </table:table-cell>
          <table:table-cell/>
          <table:table-cell office:value-type="float" office:value="7052923" calcext:value-type="float">
            <text:p>705292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88646" calcext:value-type="float">
            <text:p>1488646</text:p>
          </table:table-cell>
          <table:table-cell/>
          <table:table-cell office:value-type="float" office:value="2835324" calcext:value-type="float">
            <text:p>2835324</text:p>
          </table:table-cell>
          <table:table-cell/>
          <table:table-cell office:value-type="float" office:value="6668296" calcext:value-type="float">
            <text:p>6668296</text:p>
          </table:table-cell>
          <table:table-cell/>
          <table:table-cell office:value-type="float" office:value="5606365" calcext:value-type="float">
            <text:p>5606365</text:p>
          </table:table-cell>
          <table:table-cell/>
          <table:table-cell office:value-type="float" office:value="6074970" calcext:value-type="float">
            <text:p>6074970</text:p>
          </table:table-cell>
          <table:table-cell/>
          <table:table-cell office:value-type="float" office:value="3305505" calcext:value-type="float">
            <text:p>3305505</text:p>
          </table:table-cell>
          <table:table-cell/>
          <table:table-cell office:value-type="float" office:value="6924991" calcext:value-type="float">
            <text:p>6924991</text:p>
          </table:table-cell>
          <table:table-cell table:number-columns-repeated="2"/>
          <table:table-cell office:value-type="float" office:value="4085240" calcext:value-type="float">
            <text:p>4085240</text:p>
          </table:table-cell>
          <table:table-cell table:number-columns-repeated="2"/>
          <table:table-cell office:value-type="float" office:value="6890964" calcext:value-type="float">
            <text:p>6890964</text:p>
          </table:table-cell>
          <table:table-cell/>
          <table:table-cell office:value-type="float" office:value="2753856" calcext:value-type="float">
            <text:p>2753856</text:p>
          </table:table-cell>
          <table:table-cell/>
          <table:table-cell office:value-type="float" office:value="2706567" calcext:value-type="float">
            <text:p>2706567</text:p>
          </table:table-cell>
          <table:table-cell/>
          <table:table-cell office:value-type="float" office:value="6823905" calcext:value-type="float">
            <text:p>6823905</text:p>
          </table:table-cell>
          <table:table-cell/>
          <table:table-cell office:value-type="float" office:value="7013692" calcext:value-type="float">
            <text:p>701369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75635" calcext:value-type="float">
            <text:p>1475635</text:p>
          </table:table-cell>
          <table:table-cell/>
          <table:table-cell office:value-type="float" office:value="2956578" calcext:value-type="float">
            <text:p>2956578</text:p>
          </table:table-cell>
          <table:table-cell/>
          <table:table-cell office:value-type="float" office:value="6591857" calcext:value-type="float">
            <text:p>6591857</text:p>
          </table:table-cell>
          <table:table-cell/>
          <table:table-cell office:value-type="float" office:value="4941570" calcext:value-type="float">
            <text:p>4941570</text:p>
          </table:table-cell>
          <table:table-cell/>
          <table:table-cell office:value-type="float" office:value="6826616" calcext:value-type="float">
            <text:p>6826616</text:p>
          </table:table-cell>
          <table:table-cell/>
          <table:table-cell office:value-type="float" office:value="3259565" calcext:value-type="float">
            <text:p>3259565</text:p>
          </table:table-cell>
          <table:table-cell/>
          <table:table-cell office:value-type="float" office:value="6766123" calcext:value-type="float">
            <text:p>6766123</text:p>
          </table:table-cell>
          <table:table-cell table:number-columns-repeated="2"/>
          <table:table-cell office:value-type="float" office:value="4392451" calcext:value-type="float">
            <text:p>4392451</text:p>
          </table:table-cell>
          <table:table-cell table:number-columns-repeated="2"/>
          <table:table-cell office:value-type="float" office:value="9282774" calcext:value-type="float">
            <text:p>9282774</text:p>
          </table:table-cell>
          <table:table-cell/>
          <table:table-cell office:value-type="float" office:value="2658403" calcext:value-type="float">
            <text:p>2658403</text:p>
          </table:table-cell>
          <table:table-cell/>
          <table:table-cell office:value-type="float" office:value="2587290" calcext:value-type="float">
            <text:p>2587290</text:p>
          </table:table-cell>
          <table:table-cell/>
          <table:table-cell office:value-type="float" office:value="6710622" calcext:value-type="float">
            <text:p>6710622</text:p>
          </table:table-cell>
          <table:table-cell/>
          <table:table-cell office:value-type="float" office:value="6873732" calcext:value-type="float">
            <text:p>687373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26369" calcext:value-type="float">
            <text:p>1426369</text:p>
          </table:table-cell>
          <table:table-cell/>
          <table:table-cell office:value-type="float" office:value="2995500" calcext:value-type="float">
            <text:p>2995500</text:p>
          </table:table-cell>
          <table:table-cell/>
          <table:table-cell office:value-type="float" office:value="6354146" calcext:value-type="float">
            <text:p>6354146</text:p>
          </table:table-cell>
          <table:table-cell/>
          <table:table-cell office:value-type="float" office:value="5526560" calcext:value-type="float">
            <text:p>5526560</text:p>
          </table:table-cell>
          <table:table-cell/>
          <table:table-cell office:value-type="float" office:value="5732640" calcext:value-type="float">
            <text:p>5732640</text:p>
          </table:table-cell>
          <table:table-cell/>
          <table:table-cell office:value-type="float" office:value="3086656" calcext:value-type="float">
            <text:p>3086656</text:p>
          </table:table-cell>
          <table:table-cell/>
          <table:table-cell office:value-type="float" office:value="6336861" calcext:value-type="float">
            <text:p>6336861</text:p>
          </table:table-cell>
          <table:table-cell table:number-columns-repeated="2"/>
          <table:table-cell office:value-type="float" office:value="3887969" calcext:value-type="float">
            <text:p>3887969</text:p>
          </table:table-cell>
          <table:table-cell table:number-columns-repeated="2"/>
          <table:table-cell office:value-type="float" office:value="5947213" calcext:value-type="float">
            <text:p>5947213</text:p>
          </table:table-cell>
          <table:table-cell/>
          <table:table-cell office:value-type="float" office:value="2877410" calcext:value-type="float">
            <text:p>2877410</text:p>
          </table:table-cell>
          <table:table-cell/>
          <table:table-cell office:value-type="float" office:value="2733645" calcext:value-type="float">
            <text:p>2733645</text:p>
          </table:table-cell>
          <table:table-cell/>
          <table:table-cell office:value-type="float" office:value="6461996" calcext:value-type="float">
            <text:p>6461996</text:p>
          </table:table-cell>
          <table:table-cell/>
          <table:table-cell office:value-type="float" office:value="6819503" calcext:value-type="float">
            <text:p>681950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96342" calcext:value-type="float">
            <text:p>1396342</text:p>
          </table:table-cell>
          <table:table-cell/>
          <table:table-cell office:value-type="float" office:value="2674283" calcext:value-type="float">
            <text:p>2674283</text:p>
          </table:table-cell>
          <table:table-cell/>
          <table:table-cell office:value-type="float" office:value="5445972" calcext:value-type="float">
            <text:p>5445972</text:p>
          </table:table-cell>
          <table:table-cell/>
          <table:table-cell office:value-type="float" office:value="5004366" calcext:value-type="float">
            <text:p>5004366</text:p>
          </table:table-cell>
          <table:table-cell/>
          <table:table-cell office:value-type="float" office:value="5653410" calcext:value-type="float">
            <text:p>5653410</text:p>
          </table:table-cell>
          <table:table-cell/>
          <table:table-cell office:value-type="float" office:value="2913212" calcext:value-type="float">
            <text:p>2913212</text:p>
          </table:table-cell>
          <table:table-cell/>
          <table:table-cell office:value-type="float" office:value="5692042" calcext:value-type="float">
            <text:p>5692042</text:p>
          </table:table-cell>
          <table:table-cell table:number-columns-repeated="2"/>
          <table:table-cell office:value-type="float" office:value="2987036" calcext:value-type="float">
            <text:p>2987036</text:p>
          </table:table-cell>
          <table:table-cell table:number-columns-repeated="2"/>
          <table:table-cell office:value-type="float" office:value="5784271" calcext:value-type="float">
            <text:p>5784271</text:p>
          </table:table-cell>
          <table:table-cell/>
          <table:table-cell office:value-type="float" office:value="3168124" calcext:value-type="float">
            <text:p>3168124</text:p>
          </table:table-cell>
          <table:table-cell/>
          <table:table-cell office:value-type="float" office:value="2810796" calcext:value-type="float">
            <text:p>2810796</text:p>
          </table:table-cell>
          <table:table-cell/>
          <table:table-cell office:value-type="float" office:value="5752796" calcext:value-type="float">
            <text:p>5752796</text:p>
          </table:table-cell>
          <table:table-cell/>
          <table:table-cell office:value-type="float" office:value="5045148" calcext:value-type="float">
            <text:p>504514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77905" calcext:value-type="float">
            <text:p>1377905</text:p>
          </table:table-cell>
          <table:table-cell/>
          <table:table-cell office:value-type="float" office:value="2846658" calcext:value-type="float">
            <text:p>2846658</text:p>
          </table:table-cell>
          <table:table-cell/>
          <table:table-cell office:value-type="float" office:value="4949757" calcext:value-type="float">
            <text:p>4949757</text:p>
          </table:table-cell>
          <table:table-cell/>
          <table:table-cell office:value-type="float" office:value="4991281" calcext:value-type="float">
            <text:p>4991281</text:p>
          </table:table-cell>
          <table:table-cell/>
          <table:table-cell office:value-type="float" office:value="5453103" calcext:value-type="float">
            <text:p>5453103</text:p>
          </table:table-cell>
          <table:table-cell/>
          <table:table-cell office:value-type="float" office:value="2608058" calcext:value-type="float">
            <text:p>2608058</text:p>
          </table:table-cell>
          <table:table-cell/>
          <table:table-cell office:value-type="float" office:value="5516356" calcext:value-type="float">
            <text:p>5516356</text:p>
          </table:table-cell>
          <table:table-cell table:number-columns-repeated="2"/>
          <table:table-cell office:value-type="float" office:value="2800658" calcext:value-type="float">
            <text:p>2800658</text:p>
          </table:table-cell>
          <table:table-cell table:number-columns-repeated="2"/>
          <table:table-cell office:value-type="float" office:value="5476788" calcext:value-type="float">
            <text:p>5476788</text:p>
          </table:table-cell>
          <table:table-cell/>
          <table:table-cell office:value-type="float" office:value="2682792" calcext:value-type="float">
            <text:p>2682792</text:p>
          </table:table-cell>
          <table:table-cell/>
          <table:table-cell office:value-type="float" office:value="3865008" calcext:value-type="float">
            <text:p>3865008</text:p>
          </table:table-cell>
          <table:table-cell/>
          <table:table-cell office:value-type="float" office:value="5495182" calcext:value-type="float">
            <text:p>5495182</text:p>
          </table:table-cell>
          <table:table-cell/>
          <table:table-cell office:value-type="float" office:value="4992187" calcext:value-type="float">
            <text:p>499218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06363" calcext:value-type="float">
            <text:p>1506363</text:p>
          </table:table-cell>
          <table:table-cell/>
          <table:table-cell office:value-type="float" office:value="3274195" calcext:value-type="float">
            <text:p>3274195</text:p>
          </table:table-cell>
          <table:table-cell/>
          <table:table-cell office:value-type="float" office:value="6389417" calcext:value-type="float">
            <text:p>6389417</text:p>
          </table:table-cell>
          <table:table-cell/>
          <table:table-cell office:value-type="float" office:value="5629766" calcext:value-type="float">
            <text:p>5629766</text:p>
          </table:table-cell>
          <table:table-cell/>
          <table:table-cell office:value-type="float" office:value="6601008" calcext:value-type="float">
            <text:p>6601008</text:p>
          </table:table-cell>
          <table:table-cell/>
          <table:table-cell office:value-type="float" office:value="3037297" calcext:value-type="float">
            <text:p>3037297</text:p>
          </table:table-cell>
          <table:table-cell/>
          <table:table-cell office:value-type="float" office:value="5988911" calcext:value-type="float">
            <text:p>5988911</text:p>
          </table:table-cell>
          <table:table-cell table:number-columns-repeated="2"/>
          <table:table-cell office:value-type="float" office:value="4525945" calcext:value-type="float">
            <text:p>4525945</text:p>
          </table:table-cell>
          <table:table-cell table:number-columns-repeated="2"/>
          <table:table-cell office:value-type="float" office:value="6758272" calcext:value-type="float">
            <text:p>6758272</text:p>
          </table:table-cell>
          <table:table-cell/>
          <table:table-cell office:value-type="float" office:value="2511543" calcext:value-type="float">
            <text:p>2511543</text:p>
          </table:table-cell>
          <table:table-cell/>
          <table:table-cell office:value-type="float" office:value="2551312" calcext:value-type="float">
            <text:p>2551312</text:p>
          </table:table-cell>
          <table:table-cell/>
          <table:table-cell office:value-type="float" office:value="6486058" calcext:value-type="float">
            <text:p>6486058</text:p>
          </table:table-cell>
          <table:table-cell/>
          <table:table-cell office:value-type="float" office:value="7117352" calcext:value-type="float">
            <text:p>711735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86012" calcext:value-type="float">
            <text:p>1486012</text:p>
          </table:table-cell>
          <table:table-cell/>
          <table:table-cell office:value-type="float" office:value="3153506" calcext:value-type="float">
            <text:p>3153506</text:p>
          </table:table-cell>
          <table:table-cell/>
          <table:table-cell office:value-type="float" office:value="6742358" calcext:value-type="float">
            <text:p>6742358</text:p>
          </table:table-cell>
          <table:table-cell/>
          <table:table-cell office:value-type="float" office:value="5197082" calcext:value-type="float">
            <text:p>5197082</text:p>
          </table:table-cell>
          <table:table-cell/>
          <table:table-cell office:value-type="float" office:value="6633185" calcext:value-type="float">
            <text:p>6633185</text:p>
          </table:table-cell>
          <table:table-cell/>
          <table:table-cell office:value-type="float" office:value="3140033" calcext:value-type="float">
            <text:p>3140033</text:p>
          </table:table-cell>
          <table:table-cell/>
          <table:table-cell office:value-type="float" office:value="6559423" calcext:value-type="float">
            <text:p>6559423</text:p>
          </table:table-cell>
          <table:table-cell table:number-columns-repeated="2"/>
          <table:table-cell office:value-type="float" office:value="4529749" calcext:value-type="float">
            <text:p>4529749</text:p>
          </table:table-cell>
          <table:table-cell table:number-columns-repeated="2"/>
          <table:table-cell office:value-type="float" office:value="6786471" calcext:value-type="float">
            <text:p>6786471</text:p>
          </table:table-cell>
          <table:table-cell/>
          <table:table-cell office:value-type="float" office:value="2541334" calcext:value-type="float">
            <text:p>2541334</text:p>
          </table:table-cell>
          <table:table-cell/>
          <table:table-cell office:value-type="float" office:value="2520409" calcext:value-type="float">
            <text:p>2520409</text:p>
          </table:table-cell>
          <table:table-cell/>
          <table:table-cell office:value-type="float" office:value="6311225" calcext:value-type="float">
            <text:p>6311225</text:p>
          </table:table-cell>
          <table:table-cell/>
          <table:table-cell office:value-type="float" office:value="6962141" calcext:value-type="float">
            <text:p>696214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88104" calcext:value-type="float">
            <text:p>1488104</text:p>
          </table:table-cell>
          <table:table-cell/>
          <table:table-cell office:value-type="float" office:value="3106112" calcext:value-type="float">
            <text:p>3106112</text:p>
          </table:table-cell>
          <table:table-cell/>
          <table:table-cell office:value-type="float" office:value="6485599" calcext:value-type="float">
            <text:p>6485599</text:p>
          </table:table-cell>
          <table:table-cell/>
          <table:table-cell office:value-type="float" office:value="5384188" calcext:value-type="float">
            <text:p>5384188</text:p>
          </table:table-cell>
          <table:table-cell/>
          <table:table-cell office:value-type="float" office:value="6520987" calcext:value-type="float">
            <text:p>6520987</text:p>
          </table:table-cell>
          <table:table-cell/>
          <table:table-cell office:value-type="float" office:value="3142761" calcext:value-type="float">
            <text:p>3142761</text:p>
          </table:table-cell>
          <table:table-cell/>
          <table:table-cell office:value-type="float" office:value="6560049" calcext:value-type="float">
            <text:p>6560049</text:p>
          </table:table-cell>
          <table:table-cell table:number-columns-repeated="2"/>
          <table:table-cell office:value-type="float" office:value="4539474" calcext:value-type="float">
            <text:p>4539474</text:p>
          </table:table-cell>
          <table:table-cell table:number-columns-repeated="2"/>
          <table:table-cell office:value-type="float" office:value="6143236" calcext:value-type="float">
            <text:p>6143236</text:p>
          </table:table-cell>
          <table:table-cell/>
          <table:table-cell office:value-type="float" office:value="2632808" calcext:value-type="float">
            <text:p>2632808</text:p>
          </table:table-cell>
          <table:table-cell/>
          <table:table-cell office:value-type="float" office:value="2536129" calcext:value-type="float">
            <text:p>2536129</text:p>
          </table:table-cell>
          <table:table-cell/>
          <table:table-cell office:value-type="float" office:value="6289996" calcext:value-type="float">
            <text:p>6289996</text:p>
          </table:table-cell>
          <table:table-cell/>
          <table:table-cell office:value-type="float" office:value="6909465" calcext:value-type="float">
            <text:p>690946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88176" calcext:value-type="float">
            <text:p>1488176</text:p>
          </table:table-cell>
          <table:table-cell/>
          <table:table-cell office:value-type="float" office:value="3100086" calcext:value-type="float">
            <text:p>3100086</text:p>
          </table:table-cell>
          <table:table-cell/>
          <table:table-cell office:value-type="float" office:value="6120801" calcext:value-type="float">
            <text:p>6120801</text:p>
          </table:table-cell>
          <table:table-cell/>
          <table:table-cell office:value-type="float" office:value="5436365" calcext:value-type="float">
            <text:p>5436365</text:p>
          </table:table-cell>
          <table:table-cell/>
          <table:table-cell office:value-type="float" office:value="6684643" calcext:value-type="float">
            <text:p>6684643</text:p>
          </table:table-cell>
          <table:table-cell/>
          <table:table-cell office:value-type="float" office:value="3091336" calcext:value-type="float">
            <text:p>3091336</text:p>
          </table:table-cell>
          <table:table-cell/>
          <table:table-cell office:value-type="float" office:value="6706497" calcext:value-type="float">
            <text:p>6706497</text:p>
          </table:table-cell>
          <table:table-cell table:number-columns-repeated="2"/>
          <table:table-cell office:value-type="float" office:value="4493318" calcext:value-type="float">
            <text:p>4493318</text:p>
          </table:table-cell>
          <table:table-cell table:number-columns-repeated="2"/>
          <table:table-cell office:value-type="float" office:value="6851085" calcext:value-type="float">
            <text:p>6851085</text:p>
          </table:table-cell>
          <table:table-cell/>
          <table:table-cell office:value-type="float" office:value="2619985" calcext:value-type="float">
            <text:p>2619985</text:p>
          </table:table-cell>
          <table:table-cell/>
          <table:table-cell office:value-type="float" office:value="2574177" calcext:value-type="float">
            <text:p>2574177</text:p>
          </table:table-cell>
          <table:table-cell/>
          <table:table-cell office:value-type="float" office:value="6398192" calcext:value-type="float">
            <text:p>6398192</text:p>
          </table:table-cell>
          <table:table-cell/>
          <table:table-cell office:value-type="float" office:value="6741035" calcext:value-type="float">
            <text:p>674103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15883" calcext:value-type="float">
            <text:p>1515883</text:p>
          </table:table-cell>
          <table:table-cell/>
          <table:table-cell office:value-type="float" office:value="3091023" calcext:value-type="float">
            <text:p>3091023</text:p>
          </table:table-cell>
          <table:table-cell/>
          <table:table-cell office:value-type="float" office:value="6599106" calcext:value-type="float">
            <text:p>6599106</text:p>
          </table:table-cell>
          <table:table-cell/>
          <table:table-cell office:value-type="float" office:value="5141286" calcext:value-type="float">
            <text:p>5141286</text:p>
          </table:table-cell>
          <table:table-cell/>
          <table:table-cell office:value-type="float" office:value="6747158" calcext:value-type="float">
            <text:p>6747158</text:p>
          </table:table-cell>
          <table:table-cell/>
          <table:table-cell office:value-type="float" office:value="3159414" calcext:value-type="float">
            <text:p>3159414</text:p>
          </table:table-cell>
          <table:table-cell/>
          <table:table-cell office:value-type="float" office:value="6787811" calcext:value-type="float">
            <text:p>6787811</text:p>
          </table:table-cell>
          <table:table-cell table:number-columns-repeated="2"/>
          <table:table-cell office:value-type="float" office:value="4237966" calcext:value-type="float">
            <text:p>4237966</text:p>
          </table:table-cell>
          <table:table-cell table:number-columns-repeated="2"/>
          <table:table-cell office:value-type="float" office:value="6328371" calcext:value-type="float">
            <text:p>6328371</text:p>
          </table:table-cell>
          <table:table-cell/>
          <table:table-cell office:value-type="float" office:value="2702650" calcext:value-type="float">
            <text:p>2702650</text:p>
          </table:table-cell>
          <table:table-cell/>
          <table:table-cell office:value-type="float" office:value="2592507" calcext:value-type="float">
            <text:p>2592507</text:p>
          </table:table-cell>
          <table:table-cell/>
          <table:table-cell office:value-type="float" office:value="6362206" calcext:value-type="float">
            <text:p>6362206</text:p>
          </table:table-cell>
          <table:table-cell/>
          <table:table-cell office:value-type="float" office:value="6784293" calcext:value-type="float">
            <text:p>678429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63612" calcext:value-type="float">
            <text:p>1463612</text:p>
          </table:table-cell>
          <table:table-cell/>
          <table:table-cell office:value-type="float" office:value="3035050" calcext:value-type="float">
            <text:p>3035050</text:p>
          </table:table-cell>
          <table:table-cell/>
          <table:table-cell office:value-type="float" office:value="6221377" calcext:value-type="float">
            <text:p>6221377</text:p>
          </table:table-cell>
          <table:table-cell/>
          <table:table-cell office:value-type="float" office:value="5462727" calcext:value-type="float">
            <text:p>5462727</text:p>
          </table:table-cell>
          <table:table-cell/>
          <table:table-cell office:value-type="float" office:value="6743681" calcext:value-type="float">
            <text:p>6743681</text:p>
          </table:table-cell>
          <table:table-cell/>
          <table:table-cell office:value-type="float" office:value="3122696" calcext:value-type="float">
            <text:p>3122696</text:p>
          </table:table-cell>
          <table:table-cell/>
          <table:table-cell office:value-type="float" office:value="6843750" calcext:value-type="float">
            <text:p>6843750</text:p>
          </table:table-cell>
          <table:table-cell table:number-columns-repeated="2"/>
          <table:table-cell office:value-type="float" office:value="4253047" calcext:value-type="float">
            <text:p>4253047</text:p>
          </table:table-cell>
          <table:table-cell table:number-columns-repeated="2"/>
          <table:table-cell office:value-type="float" office:value="6403110" calcext:value-type="float">
            <text:p>6403110</text:p>
          </table:table-cell>
          <table:table-cell/>
          <table:table-cell office:value-type="float" office:value="2626494" calcext:value-type="float">
            <text:p>2626494</text:p>
          </table:table-cell>
          <table:table-cell/>
          <table:table-cell office:value-type="float" office:value="2571841" calcext:value-type="float">
            <text:p>2571841</text:p>
          </table:table-cell>
          <table:table-cell/>
          <table:table-cell office:value-type="float" office:value="6255783" calcext:value-type="float">
            <text:p>6255783</text:p>
          </table:table-cell>
          <table:table-cell/>
          <table:table-cell office:value-type="float" office:value="6960025" calcext:value-type="float">
            <text:p>696002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21918" calcext:value-type="float">
            <text:p>1421918</text:p>
          </table:table-cell>
          <table:table-cell/>
          <table:table-cell office:value-type="float" office:value="2906275" calcext:value-type="float">
            <text:p>2906275</text:p>
          </table:table-cell>
          <table:table-cell/>
          <table:table-cell office:value-type="float" office:value="6016307" calcext:value-type="float">
            <text:p>6016307</text:p>
          </table:table-cell>
          <table:table-cell/>
          <table:table-cell office:value-type="float" office:value="5359099" calcext:value-type="float">
            <text:p>5359099</text:p>
          </table:table-cell>
          <table:table-cell/>
          <table:table-cell office:value-type="float" office:value="6071053" calcext:value-type="float">
            <text:p>6071053</text:p>
          </table:table-cell>
          <table:table-cell/>
          <table:table-cell office:value-type="float" office:value="2946368" calcext:value-type="float">
            <text:p>2946368</text:p>
          </table:table-cell>
          <table:table-cell/>
          <table:table-cell office:value-type="float" office:value="6387636" calcext:value-type="float">
            <text:p>6387636</text:p>
          </table:table-cell>
          <table:table-cell table:number-columns-repeated="2"/>
          <table:table-cell office:value-type="float" office:value="3615206" calcext:value-type="float">
            <text:p>3615206</text:p>
          </table:table-cell>
          <table:table-cell table:number-columns-repeated="2"/>
          <table:table-cell office:value-type="float" office:value="7199374" calcext:value-type="float">
            <text:p>7199374</text:p>
          </table:table-cell>
          <table:table-cell/>
          <table:table-cell office:value-type="float" office:value="2577025" calcext:value-type="float">
            <text:p>2577025</text:p>
          </table:table-cell>
          <table:table-cell/>
          <table:table-cell office:value-type="float" office:value="2559198" calcext:value-type="float">
            <text:p>2559198</text:p>
          </table:table-cell>
          <table:table-cell/>
          <table:table-cell office:value-type="float" office:value="6399980" calcext:value-type="float">
            <text:p>6399980</text:p>
          </table:table-cell>
          <table:table-cell/>
          <table:table-cell office:value-type="float" office:value="6640556" calcext:value-type="float">
            <text:p>664055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92309" calcext:value-type="float">
            <text:p>1392309</text:p>
          </table:table-cell>
          <table:table-cell/>
          <table:table-cell office:value-type="float" office:value="2713374" calcext:value-type="float">
            <text:p>2713374</text:p>
          </table:table-cell>
          <table:table-cell/>
          <table:table-cell office:value-type="float" office:value="5396979" calcext:value-type="float">
            <text:p>5396979</text:p>
          </table:table-cell>
          <table:table-cell/>
          <table:table-cell office:value-type="float" office:value="4885692" calcext:value-type="float">
            <text:p>4885692</text:p>
          </table:table-cell>
          <table:table-cell/>
          <table:table-cell office:value-type="float" office:value="5704304" calcext:value-type="float">
            <text:p>5704304</text:p>
          </table:table-cell>
          <table:table-cell/>
          <table:table-cell office:value-type="float" office:value="2812832" calcext:value-type="float">
            <text:p>2812832</text:p>
          </table:table-cell>
          <table:table-cell/>
          <table:table-cell office:value-type="float" office:value="5382395" calcext:value-type="float">
            <text:p>5382395</text:p>
          </table:table-cell>
          <table:table-cell table:number-columns-repeated="2"/>
          <table:table-cell office:value-type="float" office:value="3023034" calcext:value-type="float">
            <text:p>3023034</text:p>
          </table:table-cell>
          <table:table-cell table:number-columns-repeated="2"/>
          <table:table-cell office:value-type="float" office:value="5102065" calcext:value-type="float">
            <text:p>5102065</text:p>
          </table:table-cell>
          <table:table-cell/>
          <table:table-cell office:value-type="float" office:value="2617366" calcext:value-type="float">
            <text:p>2617366</text:p>
          </table:table-cell>
          <table:table-cell/>
          <table:table-cell office:value-type="float" office:value="2622685" calcext:value-type="float">
            <text:p>2622685</text:p>
          </table:table-cell>
          <table:table-cell/>
          <table:table-cell office:value-type="float" office:value="5344200" calcext:value-type="float">
            <text:p>5344200</text:p>
          </table:table-cell>
          <table:table-cell/>
          <table:table-cell office:value-type="float" office:value="5809922" calcext:value-type="float">
            <text:p>580992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07106" calcext:value-type="float">
            <text:p>1407106</text:p>
          </table:table-cell>
          <table:table-cell/>
          <table:table-cell office:value-type="float" office:value="2756862" calcext:value-type="float">
            <text:p>2756862</text:p>
          </table:table-cell>
          <table:table-cell/>
          <table:table-cell office:value-type="float" office:value="4942353" calcext:value-type="float">
            <text:p>4942353</text:p>
          </table:table-cell>
          <table:table-cell/>
          <table:table-cell office:value-type="float" office:value="4519397" calcext:value-type="float">
            <text:p>4519397</text:p>
          </table:table-cell>
          <table:table-cell/>
          <table:table-cell office:value-type="float" office:value="5435075" calcext:value-type="float">
            <text:p>5435075</text:p>
          </table:table-cell>
          <table:table-cell/>
          <table:table-cell office:value-type="float" office:value="2746669" calcext:value-type="float">
            <text:p>2746669</text:p>
          </table:table-cell>
          <table:table-cell/>
          <table:table-cell office:value-type="float" office:value="5153431" calcext:value-type="float">
            <text:p>5153431</text:p>
          </table:table-cell>
          <table:table-cell table:number-columns-repeated="2"/>
          <table:table-cell office:value-type="float" office:value="2923772" calcext:value-type="float">
            <text:p>2923772</text:p>
          </table:table-cell>
          <table:table-cell table:number-columns-repeated="2"/>
          <table:table-cell office:value-type="float" office:value="5397933" calcext:value-type="float">
            <text:p>5397933</text:p>
          </table:table-cell>
          <table:table-cell/>
          <table:table-cell office:value-type="float" office:value="3000594" calcext:value-type="float">
            <text:p>3000594</text:p>
          </table:table-cell>
          <table:table-cell/>
          <table:table-cell office:value-type="float" office:value="3095862" calcext:value-type="float">
            <text:p>3095862</text:p>
          </table:table-cell>
          <table:table-cell/>
          <table:table-cell office:value-type="float" office:value="5509590" calcext:value-type="float">
            <text:p>5509590</text:p>
          </table:table-cell>
          <table:table-cell/>
          <table:table-cell office:value-type="float" office:value="5505838" calcext:value-type="float">
            <text:p>5505838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56743" calcext:value-type="float">
            <text:p>1456743</text:p>
          </table:table-cell>
          <table:table-cell/>
          <table:table-cell office:value-type="float" office:value="2382000" calcext:value-type="float">
            <text:p>2382000</text:p>
          </table:table-cell>
          <table:table-cell/>
          <table:table-cell office:value-type="float" office:value="6539511" calcext:value-type="float">
            <text:p>6539511</text:p>
          </table:table-cell>
          <table:table-cell/>
          <table:table-cell office:value-type="float" office:value="5486705" calcext:value-type="float">
            <text:p>5486705</text:p>
          </table:table-cell>
          <table:table-cell/>
          <table:table-cell office:value-type="float" office:value="6163195" calcext:value-type="float">
            <text:p>6163195</text:p>
          </table:table-cell>
          <table:table-cell/>
          <table:table-cell office:value-type="float" office:value="2963486" calcext:value-type="float">
            <text:p>2963486</text:p>
          </table:table-cell>
          <table:table-cell/>
          <table:table-cell office:value-type="float" office:value="6301806" calcext:value-type="float">
            <text:p>6301806</text:p>
          </table:table-cell>
          <table:table-cell table:number-columns-repeated="2"/>
          <table:table-cell office:value-type="float" office:value="4667618" calcext:value-type="float">
            <text:p>4667618</text:p>
          </table:table-cell>
          <table:table-cell table:number-columns-repeated="2"/>
          <table:table-cell office:value-type="float" office:value="6278273" calcext:value-type="float">
            <text:p>6278273</text:p>
          </table:table-cell>
          <table:table-cell/>
          <table:table-cell office:value-type="float" office:value="1973947" calcext:value-type="float">
            <text:p>1973947</text:p>
          </table:table-cell>
          <table:table-cell/>
          <table:table-cell office:value-type="float" office:value="2472870" calcext:value-type="float">
            <text:p>2472870</text:p>
          </table:table-cell>
          <table:table-cell/>
          <table:table-cell office:value-type="float" office:value="6950065" calcext:value-type="float">
            <text:p>6950065</text:p>
          </table:table-cell>
          <table:table-cell/>
          <table:table-cell office:value-type="float" office:value="6790226" calcext:value-type="float">
            <text:p>6790226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93204" calcext:value-type="float">
            <text:p>1493204</text:p>
          </table:table-cell>
          <table:table-cell/>
          <table:table-cell office:value-type="float" office:value="2332658" calcext:value-type="float">
            <text:p>2332658</text:p>
          </table:table-cell>
          <table:table-cell/>
          <table:table-cell office:value-type="float" office:value="6695618" calcext:value-type="float">
            <text:p>6695618</text:p>
          </table:table-cell>
          <table:table-cell/>
          <table:table-cell office:value-type="float" office:value="4876194" calcext:value-type="float">
            <text:p>4876194</text:p>
          </table:table-cell>
          <table:table-cell/>
          <table:table-cell office:value-type="float" office:value="6304553" calcext:value-type="float">
            <text:p>6304553</text:p>
          </table:table-cell>
          <table:table-cell/>
          <table:table-cell office:value-type="float" office:value="2517994" calcext:value-type="float">
            <text:p>2517994</text:p>
          </table:table-cell>
          <table:table-cell/>
          <table:table-cell office:value-type="float" office:value="6341204" calcext:value-type="float">
            <text:p>6341204</text:p>
          </table:table-cell>
          <table:table-cell table:number-columns-repeated="2"/>
          <table:table-cell office:value-type="float" office:value="4613252" calcext:value-type="float">
            <text:p>4613252</text:p>
          </table:table-cell>
          <table:table-cell table:number-columns-repeated="2"/>
          <table:table-cell office:value-type="float" office:value="6394085" calcext:value-type="float">
            <text:p>6394085</text:p>
          </table:table-cell>
          <table:table-cell/>
          <table:table-cell office:value-type="float" office:value="2194005" calcext:value-type="float">
            <text:p>2194005</text:p>
          </table:table-cell>
          <table:table-cell/>
          <table:table-cell office:value-type="float" office:value="2047234" calcext:value-type="float">
            <text:p>2047234</text:p>
          </table:table-cell>
          <table:table-cell/>
          <table:table-cell office:value-type="float" office:value="6542546" calcext:value-type="float">
            <text:p>6542546</text:p>
          </table:table-cell>
          <table:table-cell/>
          <table:table-cell office:value-type="float" office:value="6843733" calcext:value-type="float">
            <text:p>684373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54285" calcext:value-type="float">
            <text:p>1454285</text:p>
          </table:table-cell>
          <table:table-cell/>
          <table:table-cell office:value-type="float" office:value="2277055" calcext:value-type="float">
            <text:p>2277055</text:p>
          </table:table-cell>
          <table:table-cell/>
          <table:table-cell office:value-type="float" office:value="6464079" calcext:value-type="float">
            <text:p>6464079</text:p>
          </table:table-cell>
          <table:table-cell/>
          <table:table-cell office:value-type="float" office:value="5342891" calcext:value-type="float">
            <text:p>5342891</text:p>
          </table:table-cell>
          <table:table-cell/>
          <table:table-cell office:value-type="float" office:value="6239156" calcext:value-type="float">
            <text:p>6239156</text:p>
          </table:table-cell>
          <table:table-cell/>
          <table:table-cell office:value-type="float" office:value="2981293" calcext:value-type="float">
            <text:p>2981293</text:p>
          </table:table-cell>
          <table:table-cell/>
          <table:table-cell office:value-type="float" office:value="6676833" calcext:value-type="float">
            <text:p>6676833</text:p>
          </table:table-cell>
          <table:table-cell table:number-columns-repeated="2"/>
          <table:table-cell office:value-type="float" office:value="4429021" calcext:value-type="float">
            <text:p>4429021</text:p>
          </table:table-cell>
          <table:table-cell table:number-columns-repeated="2"/>
          <table:table-cell office:value-type="float" office:value="6477484" calcext:value-type="float">
            <text:p>6477484</text:p>
          </table:table-cell>
          <table:table-cell/>
          <table:table-cell office:value-type="float" office:value="2492717" calcext:value-type="float">
            <text:p>2492717</text:p>
          </table:table-cell>
          <table:table-cell/>
          <table:table-cell office:value-type="float" office:value="2490447" calcext:value-type="float">
            <text:p>2490447</text:p>
          </table:table-cell>
          <table:table-cell/>
          <table:table-cell office:value-type="float" office:value="6416249" calcext:value-type="float">
            <text:p>6416249</text:p>
          </table:table-cell>
          <table:table-cell/>
          <table:table-cell office:value-type="float" office:value="6722719" calcext:value-type="float">
            <text:p>6722719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67671" calcext:value-type="float">
            <text:p>1467671</text:p>
          </table:table-cell>
          <table:table-cell/>
          <table:table-cell office:value-type="float" office:value="3038301" calcext:value-type="float">
            <text:p>3038301</text:p>
          </table:table-cell>
          <table:table-cell/>
          <table:table-cell office:value-type="float" office:value="6274404" calcext:value-type="float">
            <text:p>6274404</text:p>
          </table:table-cell>
          <table:table-cell/>
          <table:table-cell office:value-type="float" office:value="5232639" calcext:value-type="float">
            <text:p>5232639</text:p>
          </table:table-cell>
          <table:table-cell/>
          <table:table-cell office:value-type="float" office:value="6693824" calcext:value-type="float">
            <text:p>6693824</text:p>
          </table:table-cell>
          <table:table-cell/>
          <table:table-cell office:value-type="float" office:value="2311395" calcext:value-type="float">
            <text:p>2311395</text:p>
          </table:table-cell>
          <table:table-cell/>
          <table:table-cell office:value-type="float" office:value="6531663" calcext:value-type="float">
            <text:p>6531663</text:p>
          </table:table-cell>
          <table:table-cell table:number-columns-repeated="2"/>
          <table:table-cell office:value-type="float" office:value="4447329" calcext:value-type="float">
            <text:p>4447329</text:p>
          </table:table-cell>
          <table:table-cell table:number-columns-repeated="2"/>
          <table:table-cell office:value-type="float" office:value="6690403" calcext:value-type="float">
            <text:p>6690403</text:p>
          </table:table-cell>
          <table:table-cell/>
          <table:table-cell office:value-type="float" office:value="2464457" calcext:value-type="float">
            <text:p>2464457</text:p>
          </table:table-cell>
          <table:table-cell/>
          <table:table-cell office:value-type="float" office:value="2512161" calcext:value-type="float">
            <text:p>2512161</text:p>
          </table:table-cell>
          <table:table-cell/>
          <table:table-cell office:value-type="float" office:value="6432690" calcext:value-type="float">
            <text:p>6432690</text:p>
          </table:table-cell>
          <table:table-cell/>
          <table:table-cell office:value-type="float" office:value="6835904" calcext:value-type="float">
            <text:p>683590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87882" calcext:value-type="float">
            <text:p>1487882</text:p>
          </table:table-cell>
          <table:table-cell/>
          <table:table-cell office:value-type="float" office:value="2366222" calcext:value-type="float">
            <text:p>2366222</text:p>
          </table:table-cell>
          <table:table-cell/>
          <table:table-cell office:value-type="float" office:value="6581631" calcext:value-type="float">
            <text:p>6581631</text:p>
          </table:table-cell>
          <table:table-cell/>
          <table:table-cell office:value-type="float" office:value="5217443" calcext:value-type="float">
            <text:p>5217443</text:p>
          </table:table-cell>
          <table:table-cell/>
          <table:table-cell office:value-type="float" office:value="6389700" calcext:value-type="float">
            <text:p>6389700</text:p>
          </table:table-cell>
          <table:table-cell/>
          <table:table-cell office:value-type="float" office:value="3063068" calcext:value-type="float">
            <text:p>3063068</text:p>
          </table:table-cell>
          <table:table-cell/>
          <table:table-cell office:value-type="float" office:value="6242415" calcext:value-type="float">
            <text:p>6242415</text:p>
          </table:table-cell>
          <table:table-cell table:number-columns-repeated="2"/>
          <table:table-cell office:value-type="float" office:value="4373004" calcext:value-type="float">
            <text:p>4373004</text:p>
          </table:table-cell>
          <table:table-cell table:number-columns-repeated="2"/>
          <table:table-cell office:value-type="float" office:value="6867757" calcext:value-type="float">
            <text:p>6867757</text:p>
          </table:table-cell>
          <table:table-cell/>
          <table:table-cell office:value-type="float" office:value="2592101" calcext:value-type="float">
            <text:p>2592101</text:p>
          </table:table-cell>
          <table:table-cell/>
          <table:table-cell office:value-type="float" office:value="2520268" calcext:value-type="float">
            <text:p>2520268</text:p>
          </table:table-cell>
          <table:table-cell/>
          <table:table-cell office:value-type="float" office:value="6867843" calcext:value-type="float">
            <text:p>6867843</text:p>
          </table:table-cell>
          <table:table-cell/>
          <table:table-cell office:value-type="float" office:value="6691787" calcext:value-type="float">
            <text:p>6691787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63689" calcext:value-type="float">
            <text:p>1463689</text:p>
          </table:table-cell>
          <table:table-cell/>
          <table:table-cell office:value-type="float" office:value="2237027" calcext:value-type="float">
            <text:p>2237027</text:p>
          </table:table-cell>
          <table:table-cell/>
          <table:table-cell office:value-type="float" office:value="6701004" calcext:value-type="float">
            <text:p>6701004</text:p>
          </table:table-cell>
          <table:table-cell/>
          <table:table-cell office:value-type="float" office:value="5291313" calcext:value-type="float">
            <text:p>5291313</text:p>
          </table:table-cell>
          <table:table-cell/>
          <table:table-cell office:value-type="float" office:value="6481684" calcext:value-type="float">
            <text:p>6481684</text:p>
          </table:table-cell>
          <table:table-cell/>
          <table:table-cell office:value-type="float" office:value="3055849" calcext:value-type="float">
            <text:p>3055849</text:p>
          </table:table-cell>
          <table:table-cell/>
          <table:table-cell office:value-type="float" office:value="6833101" calcext:value-type="float">
            <text:p>6833101</text:p>
          </table:table-cell>
          <table:table-cell table:number-columns-repeated="2"/>
          <table:table-cell office:value-type="float" office:value="4373004" calcext:value-type="float">
            <text:p>4373004</text:p>
          </table:table-cell>
          <table:table-cell table:number-columns-repeated="2"/>
          <table:table-cell office:value-type="float" office:value="6778672" calcext:value-type="float">
            <text:p>6778672</text:p>
          </table:table-cell>
          <table:table-cell/>
          <table:table-cell office:value-type="float" office:value="2495364" calcext:value-type="float">
            <text:p>2495364</text:p>
          </table:table-cell>
          <table:table-cell/>
          <table:table-cell office:value-type="float" office:value="2451456" calcext:value-type="float">
            <text:p>2451456</text:p>
          </table:table-cell>
          <table:table-cell/>
          <table:table-cell office:value-type="float" office:value="6518729" calcext:value-type="float">
            <text:p>6518729</text:p>
          </table:table-cell>
          <table:table-cell/>
          <table:table-cell office:value-type="float" office:value="6881512" calcext:value-type="float">
            <text:p>688151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398550" calcext:value-type="float">
            <text:p>1398550</text:p>
          </table:table-cell>
          <table:table-cell/>
          <table:table-cell office:value-type="float" office:value="2210137" calcext:value-type="float">
            <text:p>2210137</text:p>
          </table:table-cell>
          <table:table-cell/>
          <table:table-cell office:value-type="float" office:value="5613086" calcext:value-type="float">
            <text:p>5613086</text:p>
          </table:table-cell>
          <table:table-cell/>
          <table:table-cell office:value-type="float" office:value="4469493" calcext:value-type="float">
            <text:p>4469493</text:p>
          </table:table-cell>
          <table:table-cell/>
          <table:table-cell office:value-type="float" office:value="6396838" calcext:value-type="float">
            <text:p>6396838</text:p>
          </table:table-cell>
          <table:table-cell/>
          <table:table-cell office:value-type="float" office:value="2756859" calcext:value-type="float">
            <text:p>2756859</text:p>
          </table:table-cell>
          <table:table-cell/>
          <table:table-cell office:value-type="float" office:value="6393416" calcext:value-type="float">
            <text:p>6393416</text:p>
          </table:table-cell>
          <table:table-cell table:number-columns-repeated="2"/>
          <table:table-cell office:value-type="float" office:value="3762440" calcext:value-type="float">
            <text:p>3762440</text:p>
          </table:table-cell>
          <table:table-cell table:number-columns-repeated="2"/>
          <table:table-cell office:value-type="float" office:value="6332876" calcext:value-type="float">
            <text:p>6332876</text:p>
          </table:table-cell>
          <table:table-cell/>
          <table:table-cell office:value-type="float" office:value="2413275" calcext:value-type="float">
            <text:p>2413275</text:p>
          </table:table-cell>
          <table:table-cell/>
          <table:table-cell office:value-type="float" office:value="2380185" calcext:value-type="float">
            <text:p>2380185</text:p>
          </table:table-cell>
          <table:table-cell/>
          <table:table-cell office:value-type="float" office:value="6198426" calcext:value-type="float">
            <text:p>6198426</text:p>
          </table:table-cell>
          <table:table-cell/>
          <table:table-cell office:value-type="float" office:value="6522596" calcext:value-type="float">
            <text:p>652259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72640" calcext:value-type="float">
            <text:p>1372640</text:p>
          </table:table-cell>
          <table:table-cell/>
          <table:table-cell office:value-type="float" office:value="2670197" calcext:value-type="float">
            <text:p>2670197</text:p>
          </table:table-cell>
          <table:table-cell/>
          <table:table-cell office:value-type="float" office:value="5454748" calcext:value-type="float">
            <text:p>5454748</text:p>
          </table:table-cell>
          <table:table-cell/>
          <table:table-cell office:value-type="float" office:value="4640393" calcext:value-type="float">
            <text:p>4640393</text:p>
          </table:table-cell>
          <table:table-cell/>
          <table:table-cell office:value-type="float" office:value="5301416" calcext:value-type="float">
            <text:p>5301416</text:p>
          </table:table-cell>
          <table:table-cell/>
          <table:table-cell office:value-type="float" office:value="2140611" calcext:value-type="float">
            <text:p>2140611</text:p>
          </table:table-cell>
          <table:table-cell/>
          <table:table-cell office:value-type="float" office:value="5634371" calcext:value-type="float">
            <text:p>5634371</text:p>
          </table:table-cell>
          <table:table-cell table:number-columns-repeated="2"/>
          <table:table-cell office:value-type="float" office:value="3073771" calcext:value-type="float">
            <text:p>3073771</text:p>
          </table:table-cell>
          <table:table-cell table:number-columns-repeated="2"/>
          <table:table-cell office:value-type="float" office:value="5313611" calcext:value-type="float">
            <text:p>5313611</text:p>
          </table:table-cell>
          <table:table-cell/>
          <table:table-cell office:value-type="float" office:value="2409858" calcext:value-type="float">
            <text:p>2409858</text:p>
          </table:table-cell>
          <table:table-cell/>
          <table:table-cell office:value-type="float" office:value="2452134" calcext:value-type="float">
            <text:p>2452134</text:p>
          </table:table-cell>
          <table:table-cell/>
          <table:table-cell office:value-type="float" office:value="5788621" calcext:value-type="float">
            <text:p>5788621</text:p>
          </table:table-cell>
          <table:table-cell/>
          <table:table-cell office:value-type="float" office:value="5659195" calcext:value-type="float">
            <text:p>565919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66002" calcext:value-type="float">
            <text:p>1366002</text:p>
          </table:table-cell>
          <table:table-cell/>
          <table:table-cell office:value-type="float" office:value="2091496" calcext:value-type="float">
            <text:p>2091496</text:p>
          </table:table-cell>
          <table:table-cell/>
          <table:table-cell office:value-type="float" office:value="5138250" calcext:value-type="float">
            <text:p>5138250</text:p>
          </table:table-cell>
          <table:table-cell/>
          <table:table-cell office:value-type="float" office:value="4533776" calcext:value-type="float">
            <text:p>4533776</text:p>
          </table:table-cell>
          <table:table-cell/>
          <table:table-cell office:value-type="float" office:value="5257812" calcext:value-type="float">
            <text:p>5257812</text:p>
          </table:table-cell>
          <table:table-cell/>
          <table:table-cell office:value-type="float" office:value="2667645" calcext:value-type="float">
            <text:p>2667645</text:p>
          </table:table-cell>
          <table:table-cell/>
          <table:table-cell office:value-type="float" office:value="5315614" calcext:value-type="float">
            <text:p>5315614</text:p>
          </table:table-cell>
          <table:table-cell table:number-columns-repeated="2"/>
          <table:table-cell office:value-type="float" office:value="2904507" calcext:value-type="float">
            <text:p>2904507</text:p>
          </table:table-cell>
          <table:table-cell table:number-columns-repeated="2"/>
          <table:table-cell office:value-type="float" office:value="5253390" calcext:value-type="float">
            <text:p>5253390</text:p>
          </table:table-cell>
          <table:table-cell/>
          <table:table-cell office:value-type="float" office:value="2620657" calcext:value-type="float">
            <text:p>2620657</text:p>
          </table:table-cell>
          <table:table-cell/>
          <table:table-cell office:value-type="float" office:value="2536021" calcext:value-type="float">
            <text:p>2536021</text:p>
          </table:table-cell>
          <table:table-cell/>
          <table:table-cell office:value-type="float" office:value="5344242" calcext:value-type="float">
            <text:p>5344242</text:p>
          </table:table-cell>
          <table:table-cell/>
          <table:table-cell office:value-type="float" office:value="5397234" calcext:value-type="float">
            <text:p>5397234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89147" calcext:value-type="float">
            <text:p>389147</text:p>
          </table:table-cell>
          <table:table-cell table:number-columns-repeated="2"/>
          <table:table-cell office:value-type="float" office:value="413030" calcext:value-type="float">
            <text:p>413030</text:p>
          </table:table-cell>
          <table:table-cell/>
          <table:table-cell office:value-type="float" office:value="6603324" calcext:value-type="float">
            <text:p>6603324</text:p>
          </table:table-cell>
          <table:table-cell/>
          <table:table-cell office:value-type="float" office:value="5280254" calcext:value-type="float">
            <text:p>5280254</text:p>
          </table:table-cell>
          <table:table-cell/>
          <table:table-cell office:value-type="float" office:value="6090572" calcext:value-type="float">
            <text:p>6090572</text:p>
          </table:table-cell>
          <table:table-cell table:number-columns-repeated="2"/>
          <table:table-cell office:value-type="float" office:value="545631" calcext:value-type="float">
            <text:p>545631</text:p>
          </table:table-cell>
          <table:table-cell/>
          <table:table-cell office:value-type="float" office:value="6266458" calcext:value-type="float">
            <text:p>6266458</text:p>
          </table:table-cell>
          <table:table-cell table:number-columns-repeated="2"/>
          <table:table-cell office:value-type="float" office:value="4597239" calcext:value-type="float">
            <text:p>4597239</text:p>
          </table:table-cell>
          <table:table-cell table:number-columns-repeated="2"/>
          <table:table-cell office:value-type="float" office:value="6260927" calcext:value-type="float">
            <text:p>6260927</text:p>
          </table:table-cell>
          <table:table-cell table:number-columns-repeated="2"/>
          <table:table-cell office:value-type="float" office:value="504693" calcext:value-type="float">
            <text:p>504693</text:p>
          </table:table-cell>
          <table:table-cell table:number-columns-repeated="2"/>
          <table:table-cell office:value-type="float" office:value="505301" calcext:value-type="float">
            <text:p>505301</text:p>
          </table:table-cell>
          <table:table-cell/>
          <table:table-cell office:value-type="float" office:value="6835939" calcext:value-type="float">
            <text:p>6835939</text:p>
          </table:table-cell>
          <table:table-cell/>
          <table:table-cell office:value-type="float" office:value="6673543" calcext:value-type="float">
            <text:p>6673543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07289" calcext:value-type="float">
            <text:p>407289</text:p>
          </table:table-cell>
          <table:table-cell table:number-columns-repeated="2"/>
          <table:table-cell office:value-type="float" office:value="415401" calcext:value-type="float">
            <text:p>415401</text:p>
          </table:table-cell>
          <table:table-cell/>
          <table:table-cell office:value-type="float" office:value="6466467" calcext:value-type="float">
            <text:p>6466467</text:p>
          </table:table-cell>
          <table:table-cell/>
          <table:table-cell office:value-type="float" office:value="5212022" calcext:value-type="float">
            <text:p>5212022</text:p>
          </table:table-cell>
          <table:table-cell/>
          <table:table-cell office:value-type="float" office:value="5441138" calcext:value-type="float">
            <text:p>5441138</text:p>
          </table:table-cell>
          <table:table-cell table:number-columns-repeated="2"/>
          <table:table-cell office:value-type="float" office:value="434006" calcext:value-type="float">
            <text:p>434006</text:p>
          </table:table-cell>
          <table:table-cell/>
          <table:table-cell office:value-type="float" office:value="6380053" calcext:value-type="float">
            <text:p>6380053</text:p>
          </table:table-cell>
          <table:table-cell table:number-columns-repeated="2"/>
          <table:table-cell office:value-type="float" office:value="4659089" calcext:value-type="float">
            <text:p>4659089</text:p>
          </table:table-cell>
          <table:table-cell table:number-columns-repeated="2"/>
          <table:table-cell office:value-type="float" office:value="6476218" calcext:value-type="float">
            <text:p>6476218</text:p>
          </table:table-cell>
          <table:table-cell table:number-columns-repeated="2"/>
          <table:table-cell office:value-type="float" office:value="418628" calcext:value-type="float">
            <text:p>418628</text:p>
          </table:table-cell>
          <table:table-cell table:number-columns-repeated="2"/>
          <table:table-cell office:value-type="float" office:value="547246" calcext:value-type="float">
            <text:p>547246</text:p>
          </table:table-cell>
          <table:table-cell/>
          <table:table-cell office:value-type="float" office:value="6643783" calcext:value-type="float">
            <text:p>6643783</text:p>
          </table:table-cell>
          <table:table-cell/>
          <table:table-cell office:value-type="float" office:value="6818854" calcext:value-type="float">
            <text:p>681885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00387" calcext:value-type="float">
            <text:p>500387</text:p>
          </table:table-cell>
          <table:table-cell table:number-columns-repeated="2"/>
          <table:table-cell office:value-type="float" office:value="501533" calcext:value-type="float">
            <text:p>501533</text:p>
          </table:table-cell>
          <table:table-cell/>
          <table:table-cell office:value-type="float" office:value="6357476" calcext:value-type="float">
            <text:p>6357476</text:p>
          </table:table-cell>
          <table:table-cell/>
          <table:table-cell office:value-type="float" office:value="5223139" calcext:value-type="float">
            <text:p>5223139</text:p>
          </table:table-cell>
          <table:table-cell/>
          <table:table-cell office:value-type="float" office:value="6411751" calcext:value-type="float">
            <text:p>6411751</text:p>
          </table:table-cell>
          <table:table-cell table:number-columns-repeated="2"/>
          <table:table-cell office:value-type="float" office:value="501021" calcext:value-type="float">
            <text:p>501021</text:p>
          </table:table-cell>
          <table:table-cell/>
          <table:table-cell office:value-type="float" office:value="6553926" calcext:value-type="float">
            <text:p>6553926</text:p>
          </table:table-cell>
          <table:table-cell table:number-columns-repeated="2"/>
          <table:table-cell office:value-type="float" office:value="4475275" calcext:value-type="float">
            <text:p>4475275</text:p>
          </table:table-cell>
          <table:table-cell table:number-columns-repeated="2"/>
          <table:table-cell office:value-type="float" office:value="6589986" calcext:value-type="float">
            <text:p>6589986</text:p>
          </table:table-cell>
          <table:table-cell table:number-columns-repeated="2"/>
          <table:table-cell office:value-type="float" office:value="472954" calcext:value-type="float">
            <text:p>472954</text:p>
          </table:table-cell>
          <table:table-cell table:number-columns-repeated="2"/>
          <table:table-cell office:value-type="float" office:value="437016" calcext:value-type="float">
            <text:p>437016</text:p>
          </table:table-cell>
          <table:table-cell/>
          <table:table-cell office:value-type="float" office:value="6669656" calcext:value-type="float">
            <text:p>6669656</text:p>
          </table:table-cell>
          <table:table-cell/>
          <table:table-cell office:value-type="float" office:value="6715074" calcext:value-type="float">
            <text:p>671507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03171" calcext:value-type="float">
            <text:p>403171</text:p>
          </table:table-cell>
          <table:table-cell table:number-columns-repeated="2"/>
          <table:table-cell office:value-type="float" office:value="505256" calcext:value-type="float">
            <text:p>505256</text:p>
          </table:table-cell>
          <table:table-cell/>
          <table:table-cell office:value-type="float" office:value="6348519" calcext:value-type="float">
            <text:p>6348519</text:p>
          </table:table-cell>
          <table:table-cell/>
          <table:table-cell office:value-type="float" office:value="5211009" calcext:value-type="float">
            <text:p>5211009</text:p>
          </table:table-cell>
          <table:table-cell/>
          <table:table-cell office:value-type="float" office:value="6451177" calcext:value-type="float">
            <text:p>6451177</text:p>
          </table:table-cell>
          <table:table-cell table:number-columns-repeated="2"/>
          <table:table-cell office:value-type="float" office:value="531084" calcext:value-type="float">
            <text:p>531084</text:p>
          </table:table-cell>
          <table:table-cell/>
          <table:table-cell office:value-type="float" office:value="6612617" calcext:value-type="float">
            <text:p>6612617</text:p>
          </table:table-cell>
          <table:table-cell table:number-columns-repeated="2"/>
          <table:table-cell office:value-type="float" office:value="4396027" calcext:value-type="float">
            <text:p>4396027</text:p>
          </table:table-cell>
          <table:table-cell table:number-columns-repeated="2"/>
          <table:table-cell office:value-type="float" office:value="6616437" calcext:value-type="float">
            <text:p>6616437</text:p>
          </table:table-cell>
          <table:table-cell table:number-columns-repeated="2"/>
          <table:table-cell office:value-type="float" office:value="497439" calcext:value-type="float">
            <text:p>497439</text:p>
          </table:table-cell>
          <table:table-cell table:number-columns-repeated="2"/>
          <table:table-cell office:value-type="float" office:value="504724" calcext:value-type="float">
            <text:p>504724</text:p>
          </table:table-cell>
          <table:table-cell/>
          <table:table-cell office:value-type="float" office:value="6766441" calcext:value-type="float">
            <text:p>6766441</text:p>
          </table:table-cell>
          <table:table-cell/>
          <table:table-cell office:value-type="float" office:value="6537559" calcext:value-type="float">
            <text:p>653755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74979" calcext:value-type="float">
            <text:p>474979</text:p>
          </table:table-cell>
          <table:table-cell table:number-columns-repeated="2"/>
          <table:table-cell office:value-type="float" office:value="505950" calcext:value-type="float">
            <text:p>505950</text:p>
          </table:table-cell>
          <table:table-cell/>
          <table:table-cell office:value-type="float" office:value="6594176" calcext:value-type="float">
            <text:p>6594176</text:p>
          </table:table-cell>
          <table:table-cell/>
          <table:table-cell office:value-type="float" office:value="5281852" calcext:value-type="float">
            <text:p>5281852</text:p>
          </table:table-cell>
          <table:table-cell/>
          <table:table-cell office:value-type="float" office:value="6622813" calcext:value-type="float">
            <text:p>6622813</text:p>
          </table:table-cell>
          <table:table-cell table:number-columns-repeated="2"/>
          <table:table-cell office:value-type="float" office:value="508830" calcext:value-type="float">
            <text:p>508830</text:p>
          </table:table-cell>
          <table:table-cell/>
          <table:table-cell office:value-type="float" office:value="6676460" calcext:value-type="float">
            <text:p>6676460</text:p>
          </table:table-cell>
          <table:table-cell table:number-columns-repeated="2"/>
          <table:table-cell office:value-type="float" office:value="4373210" calcext:value-type="float">
            <text:p>4373210</text:p>
          </table:table-cell>
          <table:table-cell table:number-columns-repeated="2"/>
          <table:table-cell office:value-type="float" office:value="6776366" calcext:value-type="float">
            <text:p>6776366</text:p>
          </table:table-cell>
          <table:table-cell table:number-columns-repeated="2"/>
          <table:table-cell office:value-type="float" office:value="511592" calcext:value-type="float">
            <text:p>511592</text:p>
          </table:table-cell>
          <table:table-cell table:number-columns-repeated="2"/>
          <table:table-cell office:value-type="float" office:value="503518" calcext:value-type="float">
            <text:p>503518</text:p>
          </table:table-cell>
          <table:table-cell/>
          <table:table-cell office:value-type="float" office:value="6816360" calcext:value-type="float">
            <text:p>6816360</text:p>
          </table:table-cell>
          <table:table-cell/>
          <table:table-cell office:value-type="float" office:value="6805432" calcext:value-type="float">
            <text:p>680543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69622" calcext:value-type="float">
            <text:p>469622</text:p>
          </table:table-cell>
          <table:table-cell table:number-columns-repeated="2"/>
          <table:table-cell office:value-type="float" office:value="502475" calcext:value-type="float">
            <text:p>502475</text:p>
          </table:table-cell>
          <table:table-cell/>
          <table:table-cell office:value-type="float" office:value="6585526" calcext:value-type="float">
            <text:p>6585526</text:p>
          </table:table-cell>
          <table:table-cell/>
          <table:table-cell office:value-type="float" office:value="5289653" calcext:value-type="float">
            <text:p>5289653</text:p>
          </table:table-cell>
          <table:table-cell/>
          <table:table-cell office:value-type="float" office:value="6634883" calcext:value-type="float">
            <text:p>6634883</text:p>
          </table:table-cell>
          <table:table-cell table:number-columns-repeated="2"/>
          <table:table-cell office:value-type="float" office:value="523027" calcext:value-type="float">
            <text:p>523027</text:p>
          </table:table-cell>
          <table:table-cell/>
          <table:table-cell office:value-type="float" office:value="6772860" calcext:value-type="float">
            <text:p>6772860</text:p>
          </table:table-cell>
          <table:table-cell table:number-columns-repeated="2"/>
          <table:table-cell office:value-type="float" office:value="4305279" calcext:value-type="float">
            <text:p>4305279</text:p>
          </table:table-cell>
          <table:table-cell table:number-columns-repeated="2"/>
          <table:table-cell office:value-type="float" office:value="6648001" calcext:value-type="float">
            <text:p>6648001</text:p>
          </table:table-cell>
          <table:table-cell table:number-columns-repeated="2"/>
          <table:table-cell office:value-type="float" office:value="515055" calcext:value-type="float">
            <text:p>515055</text:p>
          </table:table-cell>
          <table:table-cell table:number-columns-repeated="2"/>
          <table:table-cell office:value-type="float" office:value="513304" calcext:value-type="float">
            <text:p>513304</text:p>
          </table:table-cell>
          <table:table-cell/>
          <table:table-cell office:value-type="float" office:value="6576466" calcext:value-type="float">
            <text:p>6576466</text:p>
          </table:table-cell>
          <table:table-cell/>
          <table:table-cell office:value-type="float" office:value="6727153" calcext:value-type="float">
            <text:p>6727153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79186" calcext:value-type="float">
            <text:p>479186</text:p>
          </table:table-cell>
          <table:table-cell table:number-columns-repeated="2"/>
          <table:table-cell office:value-type="float" office:value="528603" calcext:value-type="float">
            <text:p>528603</text:p>
          </table:table-cell>
          <table:table-cell/>
          <table:table-cell office:value-type="float" office:value="6324491" calcext:value-type="float">
            <text:p>6324491</text:p>
          </table:table-cell>
          <table:table-cell/>
          <table:table-cell office:value-type="float" office:value="5217537" calcext:value-type="float">
            <text:p>5217537</text:p>
          </table:table-cell>
          <table:table-cell/>
          <table:table-cell office:value-type="float" office:value="6243436" calcext:value-type="float">
            <text:p>6243436</text:p>
          </table:table-cell>
          <table:table-cell table:number-columns-repeated="2"/>
          <table:table-cell office:value-type="float" office:value="524557" calcext:value-type="float">
            <text:p>524557</text:p>
          </table:table-cell>
          <table:table-cell/>
          <table:table-cell office:value-type="float" office:value="6489022" calcext:value-type="float">
            <text:p>6489022</text:p>
          </table:table-cell>
          <table:table-cell table:number-columns-repeated="2"/>
          <table:table-cell office:value-type="float" office:value="3652051" calcext:value-type="float">
            <text:p>3652051</text:p>
          </table:table-cell>
          <table:table-cell table:number-columns-repeated="2"/>
          <table:table-cell office:value-type="float" office:value="6279952" calcext:value-type="float">
            <text:p>6279952</text:p>
          </table:table-cell>
          <table:table-cell table:number-columns-repeated="2"/>
          <table:table-cell office:value-type="float" office:value="532683" calcext:value-type="float">
            <text:p>532683</text:p>
          </table:table-cell>
          <table:table-cell table:number-columns-repeated="2"/>
          <table:table-cell office:value-type="float" office:value="532092" calcext:value-type="float">
            <text:p>532092</text:p>
          </table:table-cell>
          <table:table-cell/>
          <table:table-cell office:value-type="float" office:value="6255086" calcext:value-type="float">
            <text:p>6255086</text:p>
          </table:table-cell>
          <table:table-cell/>
          <table:table-cell office:value-type="float" office:value="6340429" calcext:value-type="float">
            <text:p>634042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75350" calcext:value-type="float">
            <text:p>475350</text:p>
          </table:table-cell>
          <table:table-cell table:number-columns-repeated="2"/>
          <table:table-cell office:value-type="float" office:value="514277" calcext:value-type="float">
            <text:p>514277</text:p>
          </table:table-cell>
          <table:table-cell/>
          <table:table-cell office:value-type="float" office:value="5525689" calcext:value-type="float">
            <text:p>5525689</text:p>
          </table:table-cell>
          <table:table-cell/>
          <table:table-cell office:value-type="float" office:value="4616929" calcext:value-type="float">
            <text:p>4616929</text:p>
          </table:table-cell>
          <table:table-cell/>
          <table:table-cell office:value-type="float" office:value="5494184" calcext:value-type="float">
            <text:p>5494184</text:p>
          </table:table-cell>
          <table:table-cell table:number-columns-repeated="2"/>
          <table:table-cell office:value-type="float" office:value="518718" calcext:value-type="float">
            <text:p>518718</text:p>
          </table:table-cell>
          <table:table-cell/>
          <table:table-cell office:value-type="float" office:value="5582274" calcext:value-type="float">
            <text:p>5582274</text:p>
          </table:table-cell>
          <table:table-cell table:number-columns-repeated="2"/>
          <table:table-cell office:value-type="float" office:value="3011174" calcext:value-type="float">
            <text:p>3011174</text:p>
          </table:table-cell>
          <table:table-cell table:number-columns-repeated="2"/>
          <table:table-cell office:value-type="float" office:value="5648549" calcext:value-type="float">
            <text:p>5648549</text:p>
          </table:table-cell>
          <table:table-cell table:number-columns-repeated="2"/>
          <table:table-cell office:value-type="float" office:value="548039" calcext:value-type="float">
            <text:p>548039</text:p>
          </table:table-cell>
          <table:table-cell table:number-columns-repeated="2"/>
          <table:table-cell office:value-type="float" office:value="523044" calcext:value-type="float">
            <text:p>523044</text:p>
          </table:table-cell>
          <table:table-cell/>
          <table:table-cell office:value-type="float" office:value="5647446" calcext:value-type="float">
            <text:p>5647446</text:p>
          </table:table-cell>
          <table:table-cell/>
          <table:table-cell office:value-type="float" office:value="5608099" calcext:value-type="float">
            <text:p>560809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69659" calcext:value-type="float">
            <text:p>469659</text:p>
          </table:table-cell>
          <table:table-cell table:number-columns-repeated="2"/>
          <table:table-cell office:value-type="float" office:value="518823" calcext:value-type="float">
            <text:p>518823</text:p>
          </table:table-cell>
          <table:table-cell/>
          <table:table-cell office:value-type="float" office:value="5141296" calcext:value-type="float">
            <text:p>5141296</text:p>
          </table:table-cell>
          <table:table-cell/>
          <table:table-cell office:value-type="float" office:value="4484694" calcext:value-type="float">
            <text:p>4484694</text:p>
          </table:table-cell>
          <table:table-cell/>
          <table:table-cell office:value-type="float" office:value="5235749" calcext:value-type="float">
            <text:p>5235749</text:p>
          </table:table-cell>
          <table:table-cell table:number-columns-repeated="2"/>
          <table:table-cell office:value-type="float" office:value="530150" calcext:value-type="float">
            <text:p>530150</text:p>
          </table:table-cell>
          <table:table-cell/>
          <table:table-cell office:value-type="float" office:value="5482677" calcext:value-type="float">
            <text:p>5482677</text:p>
          </table:table-cell>
          <table:table-cell table:number-columns-repeated="2"/>
          <table:table-cell office:value-type="float" office:value="2904221" calcext:value-type="float">
            <text:p>2904221</text:p>
          </table:table-cell>
          <table:table-cell table:number-columns-repeated="2"/>
          <table:table-cell office:value-type="float" office:value="5061280" calcext:value-type="float">
            <text:p>5061280</text:p>
          </table:table-cell>
          <table:table-cell table:number-columns-repeated="2"/>
          <table:table-cell office:value-type="float" office:value="581829" calcext:value-type="float">
            <text:p>581829</text:p>
          </table:table-cell>
          <table:table-cell table:number-columns-repeated="2"/>
          <table:table-cell office:value-type="float" office:value="580335" calcext:value-type="float">
            <text:p>580335</text:p>
          </table:table-cell>
          <table:table-cell/>
          <table:table-cell office:value-type="float" office:value="5465100" calcext:value-type="float">
            <text:p>5465100</text:p>
          </table:table-cell>
          <table:table-cell/>
          <table:table-cell office:value-type="float" office:value="5411174" calcext:value-type="float">
            <text:p>5411174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4295" calcext:value-type="float">
            <text:p>164295</text:p>
          </table:table-cell>
          <table:table-cell table:number-columns-repeated="2"/>
          <table:table-cell office:value-type="float" office:value="332390" calcext:value-type="float">
            <text:p>332390</text:p>
          </table:table-cell>
          <table:table-cell/>
          <table:table-cell office:value-type="float" office:value="6546898" calcext:value-type="float">
            <text:p>6546898</text:p>
          </table:table-cell>
          <table:table-cell/>
          <table:table-cell office:value-type="float" office:value="6457539" calcext:value-type="float">
            <text:p>6457539</text:p>
          </table:table-cell>
          <table:table-cell/>
          <table:table-cell office:value-type="float" office:value="6196302" calcext:value-type="float">
            <text:p>6196302</text:p>
          </table:table-cell>
          <table:table-cell table:number-columns-repeated="2"/>
          <table:table-cell office:value-type="float" office:value="281892" calcext:value-type="float">
            <text:p>281892</text:p>
          </table:table-cell>
          <table:table-cell/>
          <table:table-cell office:value-type="float" office:value="6272514" calcext:value-type="float">
            <text:p>6272514</text:p>
          </table:table-cell>
          <table:table-cell table:number-columns-repeated="2"/>
          <table:table-cell office:value-type="float" office:value="4559065" calcext:value-type="float">
            <text:p>4559065</text:p>
          </table:table-cell>
          <table:table-cell table:number-columns-repeated="2"/>
          <table:table-cell office:value-type="float" office:value="6247246" calcext:value-type="float">
            <text:p>6247246</text:p>
          </table:table-cell>
          <table:table-cell table:number-columns-repeated="2"/>
          <table:table-cell office:value-type="float" office:value="326365" calcext:value-type="float">
            <text:p>326365</text:p>
          </table:table-cell>
          <table:table-cell table:number-columns-repeated="2"/>
          <table:table-cell office:value-type="float" office:value="371220" calcext:value-type="float">
            <text:p>371220</text:p>
          </table:table-cell>
          <table:table-cell/>
          <table:table-cell office:value-type="float" office:value="6777678" calcext:value-type="float">
            <text:p>6777678</text:p>
          </table:table-cell>
          <table:table-cell/>
          <table:table-cell office:value-type="float" office:value="6723015" calcext:value-type="float">
            <text:p>672301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7810" calcext:value-type="float">
            <text:p>177810</text:p>
          </table:table-cell>
          <table:table-cell table:number-columns-repeated="2"/>
          <table:table-cell office:value-type="float" office:value="374622" calcext:value-type="float">
            <text:p>374622</text:p>
          </table:table-cell>
          <table:table-cell/>
          <table:table-cell office:value-type="float" office:value="6593816" calcext:value-type="float">
            <text:p>6593816</text:p>
          </table:table-cell>
          <table:table-cell/>
          <table:table-cell office:value-type="float" office:value="5243349" calcext:value-type="float">
            <text:p>5243349</text:p>
          </table:table-cell>
          <table:table-cell/>
          <table:table-cell office:value-type="float" office:value="6287561" calcext:value-type="float">
            <text:p>6287561</text:p>
          </table:table-cell>
          <table:table-cell table:number-columns-repeated="2"/>
          <table:table-cell office:value-type="float" office:value="292186" calcext:value-type="float">
            <text:p>292186</text:p>
          </table:table-cell>
          <table:table-cell/>
          <table:table-cell office:value-type="float" office:value="6352918" calcext:value-type="float">
            <text:p>6352918</text:p>
          </table:table-cell>
          <table:table-cell table:number-columns-repeated="2"/>
          <table:table-cell office:value-type="float" office:value="4661122" calcext:value-type="float">
            <text:p>4661122</text:p>
          </table:table-cell>
          <table:table-cell table:number-columns-repeated="2"/>
          <table:table-cell office:value-type="float" office:value="6444046" calcext:value-type="float">
            <text:p>6444046</text:p>
          </table:table-cell>
          <table:table-cell table:number-columns-repeated="2"/>
          <table:table-cell office:value-type="float" office:value="381449" calcext:value-type="float">
            <text:p>381449</text:p>
          </table:table-cell>
          <table:table-cell table:number-columns-repeated="2"/>
          <table:table-cell office:value-type="float" office:value="373350" calcext:value-type="float">
            <text:p>373350</text:p>
          </table:table-cell>
          <table:table-cell/>
          <table:table-cell office:value-type="float" office:value="6634618" calcext:value-type="float">
            <text:p>6634618</text:p>
          </table:table-cell>
          <table:table-cell/>
          <table:table-cell office:value-type="float" office:value="6763960" calcext:value-type="float">
            <text:p>676396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7399" calcext:value-type="float">
            <text:p>147399</text:p>
          </table:table-cell>
          <table:table-cell table:number-columns-repeated="2"/>
          <table:table-cell office:value-type="float" office:value="382250" calcext:value-type="float">
            <text:p>382250</text:p>
          </table:table-cell>
          <table:table-cell/>
          <table:table-cell office:value-type="float" office:value="6333139" calcext:value-type="float">
            <text:p>6333139</text:p>
          </table:table-cell>
          <table:table-cell/>
          <table:table-cell office:value-type="float" office:value="5212749" calcext:value-type="float">
            <text:p>5212749</text:p>
          </table:table-cell>
          <table:table-cell/>
          <table:table-cell office:value-type="float" office:value="6243078" calcext:value-type="float">
            <text:p>6243078</text:p>
          </table:table-cell>
          <table:table-cell table:number-columns-repeated="2"/>
          <table:table-cell office:value-type="float" office:value="311039" calcext:value-type="float">
            <text:p>311039</text:p>
          </table:table-cell>
          <table:table-cell/>
          <table:table-cell office:value-type="float" office:value="6501584" calcext:value-type="float">
            <text:p>6501584</text:p>
          </table:table-cell>
          <table:table-cell table:number-columns-repeated="2"/>
          <table:table-cell office:value-type="float" office:value="4499125" calcext:value-type="float">
            <text:p>4499125</text:p>
          </table:table-cell>
          <table:table-cell table:number-columns-repeated="2"/>
          <table:table-cell office:value-type="float" office:value="6399135" calcext:value-type="float">
            <text:p>6399135</text:p>
          </table:table-cell>
          <table:table-cell table:number-columns-repeated="2"/>
          <table:table-cell office:value-type="float" office:value="371786" calcext:value-type="float">
            <text:p>371786</text:p>
          </table:table-cell>
          <table:table-cell table:number-columns-repeated="2"/>
          <table:table-cell office:value-type="float" office:value="407955" calcext:value-type="float">
            <text:p>407955</text:p>
          </table:table-cell>
          <table:table-cell/>
          <table:table-cell office:value-type="float" office:value="6621314" calcext:value-type="float">
            <text:p>6621314</text:p>
          </table:table-cell>
          <table:table-cell/>
          <table:table-cell office:value-type="float" office:value="6642856" calcext:value-type="float">
            <text:p>6642856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5384" calcext:value-type="float">
            <text:p>185384</text:p>
          </table:table-cell>
          <table:table-cell table:number-columns-repeated="2"/>
          <table:table-cell office:value-type="float" office:value="390232" calcext:value-type="float">
            <text:p>390232</text:p>
          </table:table-cell>
          <table:table-cell/>
          <table:table-cell office:value-type="float" office:value="6560903" calcext:value-type="float">
            <text:p>6560903</text:p>
          </table:table-cell>
          <table:table-cell/>
          <table:table-cell office:value-type="float" office:value="5253759" calcext:value-type="float">
            <text:p>5253759</text:p>
          </table:table-cell>
          <table:table-cell/>
          <table:table-cell office:value-type="float" office:value="6530411" calcext:value-type="float">
            <text:p>6530411</text:p>
          </table:table-cell>
          <table:table-cell table:number-columns-repeated="2"/>
          <table:table-cell office:value-type="float" office:value="390610" calcext:value-type="float">
            <text:p>390610</text:p>
          </table:table-cell>
          <table:table-cell/>
          <table:table-cell office:value-type="float" office:value="6541678" calcext:value-type="float">
            <text:p>6541678</text:p>
          </table:table-cell>
          <table:table-cell table:number-columns-repeated="2"/>
          <table:table-cell office:value-type="float" office:value="4402151" calcext:value-type="float">
            <text:p>4402151</text:p>
          </table:table-cell>
          <table:table-cell table:number-columns-repeated="2"/>
          <table:table-cell office:value-type="float" office:value="6545904" calcext:value-type="float">
            <text:p>6545904</text:p>
          </table:table-cell>
          <table:table-cell table:number-columns-repeated="2"/>
          <table:table-cell office:value-type="float" office:value="312784" calcext:value-type="float">
            <text:p>312784</text:p>
          </table:table-cell>
          <table:table-cell table:number-columns-repeated="2"/>
          <table:table-cell office:value-type="float" office:value="390929" calcext:value-type="float">
            <text:p>390929</text:p>
          </table:table-cell>
          <table:table-cell/>
          <table:table-cell office:value-type="float" office:value="6774984" calcext:value-type="float">
            <text:p>6774984</text:p>
          </table:table-cell>
          <table:table-cell/>
          <table:table-cell office:value-type="float" office:value="6603697" calcext:value-type="float">
            <text:p>660369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72580" calcext:value-type="float">
            <text:p>172580</text:p>
          </table:table-cell>
          <table:table-cell table:number-columns-repeated="2"/>
          <table:table-cell office:value-type="float" office:value="323395" calcext:value-type="float">
            <text:p>323395</text:p>
          </table:table-cell>
          <table:table-cell/>
          <table:table-cell office:value-type="float" office:value="6452063" calcext:value-type="float">
            <text:p>6452063</text:p>
          </table:table-cell>
          <table:table-cell/>
          <table:table-cell office:value-type="float" office:value="5198331" calcext:value-type="float">
            <text:p>5198331</text:p>
          </table:table-cell>
          <table:table-cell/>
          <table:table-cell office:value-type="float" office:value="6458506" calcext:value-type="float">
            <text:p>6458506</text:p>
          </table:table-cell>
          <table:table-cell table:number-columns-repeated="2"/>
          <table:table-cell office:value-type="float" office:value="339235" calcext:value-type="float">
            <text:p>339235</text:p>
          </table:table-cell>
          <table:table-cell/>
          <table:table-cell office:value-type="float" office:value="6686932" calcext:value-type="float">
            <text:p>6686932</text:p>
          </table:table-cell>
          <table:table-cell table:number-columns-repeated="2"/>
          <table:table-cell office:value-type="float" office:value="4391750" calcext:value-type="float">
            <text:p>4391750</text:p>
          </table:table-cell>
          <table:table-cell table:number-columns-repeated="2"/>
          <table:table-cell office:value-type="float" office:value="6759677" calcext:value-type="float">
            <text:p>6759677</text:p>
          </table:table-cell>
          <table:table-cell table:number-columns-repeated="2"/>
          <table:table-cell office:value-type="float" office:value="350688" calcext:value-type="float">
            <text:p>350688</text:p>
          </table:table-cell>
          <table:table-cell table:number-columns-repeated="2"/>
          <table:table-cell office:value-type="float" office:value="304215" calcext:value-type="float">
            <text:p>304215</text:p>
          </table:table-cell>
          <table:table-cell/>
          <table:table-cell office:value-type="float" office:value="6716650" calcext:value-type="float">
            <text:p>6716650</text:p>
          </table:table-cell>
          <table:table-cell/>
          <table:table-cell office:value-type="float" office:value="6741173" calcext:value-type="float">
            <text:p>6741173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2012" calcext:value-type="float">
            <text:p>182012</text:p>
          </table:table-cell>
          <table:table-cell table:number-columns-repeated="2"/>
          <table:table-cell office:value-type="float" office:value="353396" calcext:value-type="float">
            <text:p>353396</text:p>
          </table:table-cell>
          <table:table-cell/>
          <table:table-cell office:value-type="float" office:value="6565330" calcext:value-type="float">
            <text:p>6565330</text:p>
          </table:table-cell>
          <table:table-cell/>
          <table:table-cell office:value-type="float" office:value="5278768" calcext:value-type="float">
            <text:p>5278768</text:p>
          </table:table-cell>
          <table:table-cell/>
          <table:table-cell office:value-type="float" office:value="6604530" calcext:value-type="float">
            <text:p>6604530</text:p>
          </table:table-cell>
          <table:table-cell table:number-columns-repeated="2"/>
          <table:table-cell office:value-type="float" office:value="351952" calcext:value-type="float">
            <text:p>351952</text:p>
          </table:table-cell>
          <table:table-cell/>
          <table:table-cell office:value-type="float" office:value="6731288" calcext:value-type="float">
            <text:p>6731288</text:p>
          </table:table-cell>
          <table:table-cell table:number-columns-repeated="2"/>
          <table:table-cell office:value-type="float" office:value="4405369" calcext:value-type="float">
            <text:p>4405369</text:p>
          </table:table-cell>
          <table:table-cell table:number-columns-repeated="2"/>
          <table:table-cell office:value-type="float" office:value="6710009" calcext:value-type="float">
            <text:p>6710009</text:p>
          </table:table-cell>
          <table:table-cell table:number-columns-repeated="2"/>
          <table:table-cell office:value-type="float" office:value="330653" calcext:value-type="float">
            <text:p>330653</text:p>
          </table:table-cell>
          <table:table-cell table:number-columns-repeated="2"/>
          <table:table-cell office:value-type="float" office:value="285745" calcext:value-type="float">
            <text:p>285745</text:p>
          </table:table-cell>
          <table:table-cell/>
          <table:table-cell office:value-type="float" office:value="6617787" calcext:value-type="float">
            <text:p>6617787</text:p>
          </table:table-cell>
          <table:table-cell/>
          <table:table-cell office:value-type="float" office:value="6717758" calcext:value-type="float">
            <text:p>671775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32689" calcext:value-type="float">
            <text:p>132689</text:p>
          </table:table-cell>
          <table:table-cell table:number-columns-repeated="2"/>
          <table:table-cell office:value-type="float" office:value="320862" calcext:value-type="float">
            <text:p>320862</text:p>
          </table:table-cell>
          <table:table-cell/>
          <table:table-cell office:value-type="float" office:value="6081305" calcext:value-type="float">
            <text:p>6081305</text:p>
          </table:table-cell>
          <table:table-cell/>
          <table:table-cell office:value-type="float" office:value="5091158" calcext:value-type="float">
            <text:p>5091158</text:p>
          </table:table-cell>
          <table:table-cell/>
          <table:table-cell office:value-type="float" office:value="6195499" calcext:value-type="float">
            <text:p>6195499</text:p>
          </table:table-cell>
          <table:table-cell table:number-columns-repeated="2"/>
          <table:table-cell office:value-type="float" office:value="290996" calcext:value-type="float">
            <text:p>290996</text:p>
          </table:table-cell>
          <table:table-cell/>
          <table:table-cell office:value-type="float" office:value="6504584" calcext:value-type="float">
            <text:p>6504584</text:p>
          </table:table-cell>
          <table:table-cell table:number-columns-repeated="2"/>
          <table:table-cell office:value-type="float" office:value="3716771" calcext:value-type="float">
            <text:p>3716771</text:p>
          </table:table-cell>
          <table:table-cell table:number-columns-repeated="2"/>
          <table:table-cell office:value-type="float" office:value="6431400" calcext:value-type="float">
            <text:p>6431400</text:p>
          </table:table-cell>
          <table:table-cell table:number-columns-repeated="2"/>
          <table:table-cell office:value-type="float" office:value="253219" calcext:value-type="float">
            <text:p>253219</text:p>
          </table:table-cell>
          <table:table-cell table:number-columns-repeated="2"/>
          <table:table-cell office:value-type="float" office:value="295793" calcext:value-type="float">
            <text:p>295793</text:p>
          </table:table-cell>
          <table:table-cell/>
          <table:table-cell office:value-type="float" office:value="6338269" calcext:value-type="float">
            <text:p>6338269</text:p>
          </table:table-cell>
          <table:table-cell/>
          <table:table-cell office:value-type="float" office:value="6324651" calcext:value-type="float">
            <text:p>632465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42226" calcext:value-type="float">
            <text:p>142226</text:p>
          </table:table-cell>
          <table:table-cell table:number-columns-repeated="2"/>
          <table:table-cell office:value-type="float" office:value="335124" calcext:value-type="float">
            <text:p>335124</text:p>
          </table:table-cell>
          <table:table-cell/>
          <table:table-cell office:value-type="float" office:value="5544159" calcext:value-type="float">
            <text:p>5544159</text:p>
          </table:table-cell>
          <table:table-cell/>
          <table:table-cell office:value-type="float" office:value="4697374" calcext:value-type="float">
            <text:p>4697374</text:p>
          </table:table-cell>
          <table:table-cell/>
          <table:table-cell office:value-type="float" office:value="5514697" calcext:value-type="float">
            <text:p>5514697</text:p>
          </table:table-cell>
          <table:table-cell table:number-columns-repeated="2"/>
          <table:table-cell office:value-type="float" office:value="301784" calcext:value-type="float">
            <text:p>301784</text:p>
          </table:table-cell>
          <table:table-cell/>
          <table:table-cell office:value-type="float" office:value="5639203" calcext:value-type="float">
            <text:p>5639203</text:p>
          </table:table-cell>
          <table:table-cell table:number-columns-repeated="2"/>
          <table:table-cell office:value-type="float" office:value="3043989" calcext:value-type="float">
            <text:p>3043989</text:p>
          </table:table-cell>
          <table:table-cell table:number-columns-repeated="2"/>
          <table:table-cell office:value-type="float" office:value="5556782" calcext:value-type="float">
            <text:p>5556782</text:p>
          </table:table-cell>
          <table:table-cell table:number-columns-repeated="2"/>
          <table:table-cell office:value-type="float" office:value="349767" calcext:value-type="float">
            <text:p>349767</text:p>
          </table:table-cell>
          <table:table-cell table:number-columns-repeated="2"/>
          <table:table-cell office:value-type="float" office:value="277072" calcext:value-type="float">
            <text:p>277072</text:p>
          </table:table-cell>
          <table:table-cell/>
          <table:table-cell office:value-type="float" office:value="5656668" calcext:value-type="float">
            <text:p>5656668</text:p>
          </table:table-cell>
          <table:table-cell/>
          <table:table-cell office:value-type="float" office:value="5700454" calcext:value-type="float">
            <text:p>570045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51687" calcext:value-type="float">
            <text:p>151687</text:p>
          </table:table-cell>
          <table:table-cell table:number-columns-repeated="2"/>
          <table:table-cell office:value-type="float" office:value="319665" calcext:value-type="float">
            <text:p>319665</text:p>
          </table:table-cell>
          <table:table-cell/>
          <table:table-cell office:value-type="float" office:value="5246289" calcext:value-type="float">
            <text:p>5246289</text:p>
          </table:table-cell>
          <table:table-cell/>
          <table:table-cell office:value-type="float" office:value="4450736" calcext:value-type="float">
            <text:p>4450736</text:p>
          </table:table-cell>
          <table:table-cell/>
          <table:table-cell office:value-type="float" office:value="5193899" calcext:value-type="float">
            <text:p>5193899</text:p>
          </table:table-cell>
          <table:table-cell table:number-columns-repeated="2"/>
          <table:table-cell office:value-type="float" office:value="279524" calcext:value-type="float">
            <text:p>279524</text:p>
          </table:table-cell>
          <table:table-cell/>
          <table:table-cell office:value-type="float" office:value="5376311" calcext:value-type="float">
            <text:p>5376311</text:p>
          </table:table-cell>
          <table:table-cell table:number-columns-repeated="2"/>
          <table:table-cell office:value-type="float" office:value="2951955" calcext:value-type="float">
            <text:p>2951955</text:p>
          </table:table-cell>
          <table:table-cell table:number-columns-repeated="2"/>
          <table:table-cell office:value-type="float" office:value="5437369" calcext:value-type="float">
            <text:p>5437369</text:p>
          </table:table-cell>
          <table:table-cell table:number-columns-repeated="2"/>
          <table:table-cell office:value-type="float" office:value="309400" calcext:value-type="float">
            <text:p>309400</text:p>
          </table:table-cell>
          <table:table-cell table:number-columns-repeated="2"/>
          <table:table-cell office:value-type="float" office:value="341591" calcext:value-type="float">
            <text:p>341591</text:p>
          </table:table-cell>
          <table:table-cell/>
          <table:table-cell office:value-type="float" office:value="5345845" calcext:value-type="float">
            <text:p>5345845</text:p>
          </table:table-cell>
          <table:table-cell/>
          <table:table-cell office:value-type="float" office:value="5362519" calcext:value-type="float">
            <text:p>5362519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3449" calcext:value-type="float">
            <text:p>103449</text:p>
          </table:table-cell>
          <table:table-cell table:number-columns-repeated="2"/>
          <table:table-cell office:value-type="float" office:value="210462" calcext:value-type="float">
            <text:p>210462</text:p>
          </table:table-cell>
          <table:table-cell table:number-columns-repeated="2"/>
          <table:table-cell office:value-type="float" office:value="391324" calcext:value-type="float">
            <text:p>391324</text:p>
          </table:table-cell>
          <table:table-cell table:number-columns-repeated="2"/>
          <table:table-cell office:value-type="float" office:value="437334" calcext:value-type="float">
            <text:p>437334</text:p>
          </table:table-cell>
          <table:table-cell table:number-columns-repeated="2"/>
          <table:table-cell office:value-type="float" office:value="274060" calcext:value-type="float">
            <text:p>274060</text:p>
          </table:table-cell>
          <table:table-cell table:number-columns-repeated="2"/>
          <table:table-cell office:value-type="float" office:value="271484" calcext:value-type="float">
            <text:p>271484</text:p>
          </table:table-cell>
          <table:table-cell table:number-columns-repeated="2"/>
          <table:table-cell office:value-type="float" office:value="323946" calcext:value-type="float">
            <text:p>323946</text:p>
          </table:table-cell>
          <table:table-cell table:number-columns-repeated="2"/>
          <table:table-cell office:value-type="float" office:value="4672714" calcext:value-type="float">
            <text:p>4672714</text:p>
          </table:table-cell>
          <table:table-cell table:number-columns-repeated="3"/>
          <table:table-cell office:value-type="float" office:value="537336" calcext:value-type="float">
            <text:p>537336</text:p>
          </table:table-cell>
          <table:table-cell table:number-columns-repeated="2"/>
          <table:table-cell office:value-type="float" office:value="318103" calcext:value-type="float">
            <text:p>318103</text:p>
          </table:table-cell>
          <table:table-cell table:number-columns-repeated="2"/>
          <table:table-cell office:value-type="float" office:value="249446" calcext:value-type="float">
            <text:p>249446</text:p>
          </table:table-cell>
          <table:table-cell table:number-columns-repeated="2"/>
          <table:table-cell office:value-type="float" office:value="554512" calcext:value-type="float">
            <text:p>554512</text:p>
          </table:table-cell>
          <table:table-cell table:number-columns-repeated="2"/>
          <table:table-cell office:value-type="float" office:value="794387" calcext:value-type="float">
            <text:p>79438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1918" calcext:value-type="float">
            <text:p>111918</text:p>
          </table:table-cell>
          <table:table-cell table:number-columns-repeated="2"/>
          <table:table-cell office:value-type="float" office:value="217943" calcext:value-type="float">
            <text:p>217943</text:p>
          </table:table-cell>
          <table:table-cell table:number-columns-repeated="2"/>
          <table:table-cell office:value-type="float" office:value="387734" calcext:value-type="float">
            <text:p>387734</text:p>
          </table:table-cell>
          <table:table-cell/>
          <table:table-cell office:value-type="float" office:value="1700825" calcext:value-type="float">
            <text:p>1700825</text:p>
          </table:table-cell>
          <table:table-cell/>
          <table:table-cell office:value-type="float" office:value="6278790" calcext:value-type="float">
            <text:p>6278790</text:p>
          </table:table-cell>
          <table:table-cell table:number-columns-repeated="2"/>
          <table:table-cell office:value-type="float" office:value="317094" calcext:value-type="float">
            <text:p>317094</text:p>
          </table:table-cell>
          <table:table-cell/>
          <table:table-cell office:value-type="float" office:value="3422580" calcext:value-type="float">
            <text:p>3422580</text:p>
          </table:table-cell>
          <table:table-cell table:number-columns-repeated="2"/>
          <table:table-cell office:value-type="float" office:value="4602427" calcext:value-type="float">
            <text:p>4602427</text:p>
          </table:table-cell>
          <table:table-cell table:number-columns-repeated="2"/>
          <table:table-cell office:value-type="float" office:value="6405433" calcext:value-type="float">
            <text:p>6405433</text:p>
          </table:table-cell>
          <table:table-cell table:number-columns-repeated="2"/>
          <table:table-cell office:value-type="float" office:value="277437" calcext:value-type="float">
            <text:p>277437</text:p>
          </table:table-cell>
          <table:table-cell table:number-columns-repeated="2"/>
          <table:table-cell office:value-type="float" office:value="262107" calcext:value-type="float">
            <text:p>262107</text:p>
          </table:table-cell>
          <table:table-cell/>
          <table:table-cell office:value-type="float" office:value="6735802" calcext:value-type="float">
            <text:p>6735802</text:p>
          </table:table-cell>
          <table:table-cell/>
          <table:table-cell office:value-type="float" office:value="6541900" calcext:value-type="float">
            <text:p>6541900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2829" calcext:value-type="float">
            <text:p>122829</text:p>
          </table:table-cell>
          <table:table-cell table:number-columns-repeated="2"/>
          <table:table-cell office:value-type="float" office:value="227414" calcext:value-type="float">
            <text:p>227414</text:p>
          </table:table-cell>
          <table:table-cell/>
          <table:table-cell office:value-type="float" office:value="6489035" calcext:value-type="float">
            <text:p>6489035</text:p>
          </table:table-cell>
          <table:table-cell/>
          <table:table-cell office:value-type="float" office:value="5248154" calcext:value-type="float">
            <text:p>5248154</text:p>
          </table:table-cell>
          <table:table-cell/>
          <table:table-cell office:value-type="float" office:value="6391182" calcext:value-type="float">
            <text:p>6391182</text:p>
          </table:table-cell>
          <table:table-cell table:number-columns-repeated="2"/>
          <table:table-cell office:value-type="float" office:value="261662" calcext:value-type="float">
            <text:p>261662</text:p>
          </table:table-cell>
          <table:table-cell/>
          <table:table-cell office:value-type="float" office:value="6588855" calcext:value-type="float">
            <text:p>6588855</text:p>
          </table:table-cell>
          <table:table-cell table:number-columns-repeated="2"/>
          <table:table-cell office:value-type="float" office:value="4490571" calcext:value-type="float">
            <text:p>4490571</text:p>
          </table:table-cell>
          <table:table-cell table:number-columns-repeated="2"/>
          <table:table-cell office:value-type="float" office:value="6450982" calcext:value-type="float">
            <text:p>6450982</text:p>
          </table:table-cell>
          <table:table-cell table:number-columns-repeated="2"/>
          <table:table-cell office:value-type="float" office:value="262660" calcext:value-type="float">
            <text:p>262660</text:p>
          </table:table-cell>
          <table:table-cell table:number-columns-repeated="2"/>
          <table:table-cell office:value-type="float" office:value="272701" calcext:value-type="float">
            <text:p>272701</text:p>
          </table:table-cell>
          <table:table-cell/>
          <table:table-cell office:value-type="float" office:value="6386514" calcext:value-type="float">
            <text:p>6386514</text:p>
          </table:table-cell>
          <table:table-cell/>
          <table:table-cell office:value-type="float" office:value="6437715" calcext:value-type="float">
            <text:p>643771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06495" calcext:value-type="float">
            <text:p>106495</text:p>
          </table:table-cell>
          <table:table-cell table:number-columns-repeated="2"/>
          <table:table-cell office:value-type="float" office:value="239061" calcext:value-type="float">
            <text:p>239061</text:p>
          </table:table-cell>
          <table:table-cell/>
          <table:table-cell office:value-type="float" office:value="3271485" calcext:value-type="float">
            <text:p>3271485</text:p>
          </table:table-cell>
          <table:table-cell/>
          <table:table-cell office:value-type="float" office:value="5916841" calcext:value-type="float">
            <text:p>5916841</text:p>
          </table:table-cell>
          <table:table-cell/>
          <table:table-cell office:value-type="float" office:value="6595485" calcext:value-type="float">
            <text:p>6595485</text:p>
          </table:table-cell>
          <table:table-cell table:number-columns-repeated="2"/>
          <table:table-cell office:value-type="float" office:value="294526" calcext:value-type="float">
            <text:p>294526</text:p>
          </table:table-cell>
          <table:table-cell/>
          <table:table-cell office:value-type="float" office:value="6303275" calcext:value-type="float">
            <text:p>6303275</text:p>
          </table:table-cell>
          <table:table-cell table:number-columns-repeated="2"/>
          <table:table-cell office:value-type="float" office:value="4305896" calcext:value-type="float">
            <text:p>4305896</text:p>
          </table:table-cell>
          <table:table-cell table:number-columns-repeated="2"/>
          <table:table-cell office:value-type="float" office:value="6702655" calcext:value-type="float">
            <text:p>6702655</text:p>
          </table:table-cell>
          <table:table-cell table:number-columns-repeated="2"/>
          <table:table-cell office:value-type="float" office:value="267250" calcext:value-type="float">
            <text:p>267250</text:p>
          </table:table-cell>
          <table:table-cell table:number-columns-repeated="2"/>
          <table:table-cell office:value-type="float" office:value="284846" calcext:value-type="float">
            <text:p>284846</text:p>
          </table:table-cell>
          <table:table-cell/>
          <table:table-cell office:value-type="float" office:value="6648005" calcext:value-type="float">
            <text:p>6648005</text:p>
          </table:table-cell>
          <table:table-cell/>
          <table:table-cell office:value-type="float" office:value="6621302" calcext:value-type="float">
            <text:p>6621302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1888" calcext:value-type="float">
            <text:p>111888</text:p>
          </table:table-cell>
          <table:table-cell table:number-columns-repeated="2"/>
          <table:table-cell office:value-type="float" office:value="228669" calcext:value-type="float">
            <text:p>228669</text:p>
          </table:table-cell>
          <table:table-cell/>
          <table:table-cell office:value-type="float" office:value="6507229" calcext:value-type="float">
            <text:p>6507229</text:p>
          </table:table-cell>
          <table:table-cell/>
          <table:table-cell office:value-type="float" office:value="5241642" calcext:value-type="float">
            <text:p>5241642</text:p>
          </table:table-cell>
          <table:table-cell/>
          <table:table-cell office:value-type="float" office:value="6472371" calcext:value-type="float">
            <text:p>6472371</text:p>
          </table:table-cell>
          <table:table-cell table:number-columns-repeated="2"/>
          <table:table-cell office:value-type="float" office:value="267518" calcext:value-type="float">
            <text:p>267518</text:p>
          </table:table-cell>
          <table:table-cell/>
          <table:table-cell office:value-type="float" office:value="6750068" calcext:value-type="float">
            <text:p>6750068</text:p>
          </table:table-cell>
          <table:table-cell table:number-columns-repeated="2"/>
          <table:table-cell office:value-type="float" office:value="4371690" calcext:value-type="float">
            <text:p>4371690</text:p>
          </table:table-cell>
          <table:table-cell table:number-columns-repeated="2"/>
          <table:table-cell office:value-type="float" office:value="6441440" calcext:value-type="float">
            <text:p>6441440</text:p>
          </table:table-cell>
          <table:table-cell table:number-columns-repeated="2"/>
          <table:table-cell office:value-type="float" office:value="228113" calcext:value-type="float">
            <text:p>228113</text:p>
          </table:table-cell>
          <table:table-cell table:number-columns-repeated="2"/>
          <table:table-cell office:value-type="float" office:value="281809" calcext:value-type="float">
            <text:p>281809</text:p>
          </table:table-cell>
          <table:table-cell/>
          <table:table-cell office:value-type="float" office:value="6571174" calcext:value-type="float">
            <text:p>6571174</text:p>
          </table:table-cell>
          <table:table-cell/>
          <table:table-cell office:value-type="float" office:value="6702001" calcext:value-type="float">
            <text:p>6702001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4584" calcext:value-type="float">
            <text:p>124584</text:p>
          </table:table-cell>
          <table:table-cell table:number-columns-repeated="2"/>
          <table:table-cell office:value-type="float" office:value="230978" calcext:value-type="float">
            <text:p>230978</text:p>
          </table:table-cell>
          <table:table-cell/>
          <table:table-cell office:value-type="float" office:value="6502236" calcext:value-type="float">
            <text:p>6502236</text:p>
          </table:table-cell>
          <table:table-cell/>
          <table:table-cell office:value-type="float" office:value="5041620" calcext:value-type="float">
            <text:p>5041620</text:p>
          </table:table-cell>
          <table:table-cell/>
          <table:table-cell office:value-type="float" office:value="6437046" calcext:value-type="float">
            <text:p>6437046</text:p>
          </table:table-cell>
          <table:table-cell table:number-columns-repeated="2"/>
          <table:table-cell office:value-type="float" office:value="263091" calcext:value-type="float">
            <text:p>263091</text:p>
          </table:table-cell>
          <table:table-cell/>
          <table:table-cell office:value-type="float" office:value="6777164" calcext:value-type="float">
            <text:p>6777164</text:p>
          </table:table-cell>
          <table:table-cell table:number-columns-repeated="2"/>
          <table:table-cell office:value-type="float" office:value="4325878" calcext:value-type="float">
            <text:p>4325878</text:p>
          </table:table-cell>
          <table:table-cell table:number-columns-repeated="2"/>
          <table:table-cell office:value-type="float" office:value="6674711" calcext:value-type="float">
            <text:p>6674711</text:p>
          </table:table-cell>
          <table:table-cell table:number-columns-repeated="2"/>
          <table:table-cell office:value-type="float" office:value="282371" calcext:value-type="float">
            <text:p>282371</text:p>
          </table:table-cell>
          <table:table-cell table:number-columns-repeated="2"/>
          <table:table-cell office:value-type="float" office:value="275182" calcext:value-type="float">
            <text:p>275182</text:p>
          </table:table-cell>
          <table:table-cell/>
          <table:table-cell office:value-type="float" office:value="6691702" calcext:value-type="float">
            <text:p>6691702</text:p>
          </table:table-cell>
          <table:table-cell/>
          <table:table-cell office:value-type="float" office:value="6696909" calcext:value-type="float">
            <text:p>6696909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14976" calcext:value-type="float">
            <text:p>114976</text:p>
          </table:table-cell>
          <table:table-cell table:number-columns-repeated="2"/>
          <table:table-cell office:value-type="float" office:value="234052" calcext:value-type="float">
            <text:p>234052</text:p>
          </table:table-cell>
          <table:table-cell/>
          <table:table-cell office:value-type="float" office:value="6200188" calcext:value-type="float">
            <text:p>6200188</text:p>
          </table:table-cell>
          <table:table-cell/>
          <table:table-cell office:value-type="float" office:value="5078565" calcext:value-type="float">
            <text:p>5078565</text:p>
          </table:table-cell>
          <table:table-cell/>
          <table:table-cell office:value-type="float" office:value="6189098" calcext:value-type="float">
            <text:p>6189098</text:p>
          </table:table-cell>
          <table:table-cell table:number-columns-repeated="2"/>
          <table:table-cell office:value-type="float" office:value="284796" calcext:value-type="float">
            <text:p>284796</text:p>
          </table:table-cell>
          <table:table-cell/>
          <table:table-cell office:value-type="float" office:value="6497846" calcext:value-type="float">
            <text:p>6497846</text:p>
          </table:table-cell>
          <table:table-cell table:number-columns-repeated="2"/>
          <table:table-cell office:value-type="float" office:value="3809997" calcext:value-type="float">
            <text:p>3809997</text:p>
          </table:table-cell>
          <table:table-cell table:number-columns-repeated="2"/>
          <table:table-cell office:value-type="float" office:value="6368167" calcext:value-type="float">
            <text:p>6368167</text:p>
          </table:table-cell>
          <table:table-cell table:number-columns-repeated="2"/>
          <table:table-cell office:value-type="float" office:value="297322" calcext:value-type="float">
            <text:p>297322</text:p>
          </table:table-cell>
          <table:table-cell table:number-columns-repeated="2"/>
          <table:table-cell office:value-type="float" office:value="247206" calcext:value-type="float">
            <text:p>247206</text:p>
          </table:table-cell>
          <table:table-cell/>
          <table:table-cell office:value-type="float" office:value="6415628" calcext:value-type="float">
            <text:p>6415628</text:p>
          </table:table-cell>
          <table:table-cell/>
          <table:table-cell office:value-type="float" office:value="6514593" calcext:value-type="float">
            <text:p>651459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20468" calcext:value-type="float">
            <text:p>120468</text:p>
          </table:table-cell>
          <table:table-cell table:number-columns-repeated="2"/>
          <table:table-cell office:value-type="float" office:value="259059" calcext:value-type="float">
            <text:p>259059</text:p>
          </table:table-cell>
          <table:table-cell/>
          <table:table-cell office:value-type="float" office:value="5561559" calcext:value-type="float">
            <text:p>5561559</text:p>
          </table:table-cell>
          <table:table-cell/>
          <table:table-cell office:value-type="float" office:value="4643022" calcext:value-type="float">
            <text:p>4643022</text:p>
          </table:table-cell>
          <table:table-cell/>
          <table:table-cell office:value-type="float" office:value="5592947" calcext:value-type="float">
            <text:p>5592947</text:p>
          </table:table-cell>
          <table:table-cell table:number-columns-repeated="2"/>
          <table:table-cell office:value-type="float" office:value="322192" calcext:value-type="float">
            <text:p>322192</text:p>
          </table:table-cell>
          <table:table-cell/>
          <table:table-cell office:value-type="float" office:value="5761342" calcext:value-type="float">
            <text:p>5761342</text:p>
          </table:table-cell>
          <table:table-cell table:number-columns-repeated="2"/>
          <table:table-cell office:value-type="float" office:value="3071013" calcext:value-type="float">
            <text:p>3071013</text:p>
          </table:table-cell>
          <table:table-cell table:number-columns-repeated="2"/>
          <table:table-cell office:value-type="float" office:value="5677618" calcext:value-type="float">
            <text:p>5677618</text:p>
          </table:table-cell>
          <table:table-cell table:number-columns-repeated="2"/>
          <table:table-cell office:value-type="float" office:value="265217" calcext:value-type="float">
            <text:p>265217</text:p>
          </table:table-cell>
          <table:table-cell table:number-columns-repeated="2"/>
          <table:table-cell office:value-type="float" office:value="298099" calcext:value-type="float">
            <text:p>298099</text:p>
          </table:table-cell>
          <table:table-cell/>
          <table:table-cell office:value-type="float" office:value="5697417" calcext:value-type="float">
            <text:p>5697417</text:p>
          </table:table-cell>
          <table:table-cell/>
          <table:table-cell office:value-type="float" office:value="5740872" calcext:value-type="float">
            <text:p>574087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37988" calcext:value-type="float">
            <text:p>137988</text:p>
          </table:table-cell>
          <table:table-cell table:number-columns-repeated="2"/>
          <table:table-cell office:value-type="float" office:value="258989" calcext:value-type="float">
            <text:p>258989</text:p>
          </table:table-cell>
          <table:table-cell/>
          <table:table-cell office:value-type="float" office:value="5274526" calcext:value-type="float">
            <text:p>5274526</text:p>
          </table:table-cell>
          <table:table-cell/>
          <table:table-cell office:value-type="float" office:value="4464442" calcext:value-type="float">
            <text:p>4464442</text:p>
          </table:table-cell>
          <table:table-cell/>
          <table:table-cell office:value-type="float" office:value="5287506" calcext:value-type="float">
            <text:p>5287506</text:p>
          </table:table-cell>
          <table:table-cell table:number-columns-repeated="2"/>
          <table:table-cell office:value-type="float" office:value="302193" calcext:value-type="float">
            <text:p>302193</text:p>
          </table:table-cell>
          <table:table-cell/>
          <table:table-cell office:value-type="float" office:value="5399265" calcext:value-type="float">
            <text:p>5399265</text:p>
          </table:table-cell>
          <table:table-cell table:number-columns-repeated="2"/>
          <table:table-cell office:value-type="float" office:value="2804766" calcext:value-type="float">
            <text:p>2804766</text:p>
          </table:table-cell>
          <table:table-cell table:number-columns-repeated="2"/>
          <table:table-cell office:value-type="float" office:value="5436104" calcext:value-type="float">
            <text:p>5436104</text:p>
          </table:table-cell>
          <table:table-cell table:number-columns-repeated="2"/>
          <table:table-cell office:value-type="float" office:value="285327" calcext:value-type="float">
            <text:p>285327</text:p>
          </table:table-cell>
          <table:table-cell table:number-columns-repeated="2"/>
          <table:table-cell office:value-type="float" office:value="318993" calcext:value-type="float">
            <text:p>318993</text:p>
          </table:table-cell>
          <table:table-cell/>
          <table:table-cell office:value-type="float" office:value="5417542" calcext:value-type="float">
            <text:p>5417542</text:p>
          </table:table-cell>
          <table:table-cell/>
          <table:table-cell office:value-type="float" office:value="5380184" calcext:value-type="float">
            <text:p>5380184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9211" calcext:value-type="float">
            <text:p>89211</text:p>
          </table:table-cell>
          <table:table-cell table:number-columns-repeated="2"/>
          <table:table-cell office:value-type="float" office:value="219209" calcext:value-type="float">
            <text:p>219209</text:p>
          </table:table-cell>
          <table:table-cell table:number-columns-repeated="2"/>
          <table:table-cell office:value-type="float" office:value="382178" calcext:value-type="float">
            <text:p>382178</text:p>
          </table:table-cell>
          <table:table-cell table:number-columns-repeated="2"/>
          <table:table-cell office:value-type="float" office:value="430098" calcext:value-type="float">
            <text:p>430098</text:p>
          </table:table-cell>
          <table:table-cell table:number-columns-repeated="2"/>
          <table:table-cell office:value-type="float" office:value="174891" calcext:value-type="float">
            <text:p>174891</text:p>
          </table:table-cell>
          <table:table-cell table:number-columns-repeated="2"/>
          <table:table-cell office:value-type="float" office:value="267119" calcext:value-type="float">
            <text:p>267119</text:p>
          </table:table-cell>
          <table:table-cell table:number-columns-repeated="2"/>
          <table:table-cell office:value-type="float" office:value="178116" calcext:value-type="float">
            <text:p>178116</text:p>
          </table:table-cell>
          <table:table-cell table:number-columns-repeated="2"/>
          <table:table-cell office:value-type="float" office:value="4619064" calcext:value-type="float">
            <text:p>4619064</text:p>
          </table:table-cell>
          <table:table-cell table:number-columns-repeated="3"/>
          <table:table-cell office:value-type="float" office:value="348068" calcext:value-type="float">
            <text:p>348068</text:p>
          </table:table-cell>
          <table:table-cell table:number-columns-repeated="2"/>
          <table:table-cell office:value-type="float" office:value="254500" calcext:value-type="float">
            <text:p>254500</text:p>
          </table:table-cell>
          <table:table-cell table:number-columns-repeated="2"/>
          <table:table-cell office:value-type="float" office:value="284333" calcext:value-type="float">
            <text:p>284333</text:p>
          </table:table-cell>
          <table:table-cell table:number-columns-repeated="2"/>
          <table:table-cell office:value-type="float" office:value="414651" calcext:value-type="float">
            <text:p>414651</text:p>
          </table:table-cell>
          <table:table-cell table:number-columns-repeated="2"/>
          <table:table-cell office:value-type="float" office:value="411044" calcext:value-type="float">
            <text:p>411044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91154" calcext:value-type="float">
            <text:p>91154</text:p>
          </table:table-cell>
          <table:table-cell table:number-columns-repeated="2"/>
          <table:table-cell office:value-type="float" office:value="229033" calcext:value-type="float">
            <text:p>229033</text:p>
          </table:table-cell>
          <table:table-cell table:number-columns-repeated="2"/>
          <table:table-cell office:value-type="float" office:value="429454" calcext:value-type="float">
            <text:p>429454</text:p>
          </table:table-cell>
          <table:table-cell table:number-columns-repeated="2"/>
          <table:table-cell office:value-type="float" office:value="425529" calcext:value-type="float">
            <text:p>425529</text:p>
          </table:table-cell>
          <table:table-cell table:number-columns-repeated="2"/>
          <table:table-cell office:value-type="float" office:value="244473" calcext:value-type="float">
            <text:p>244473</text:p>
          </table:table-cell>
          <table:table-cell table:number-columns-repeated="2"/>
          <table:table-cell office:value-type="float" office:value="228692" calcext:value-type="float">
            <text:p>228692</text:p>
          </table:table-cell>
          <table:table-cell table:number-columns-repeated="2"/>
          <table:table-cell office:value-type="float" office:value="298953" calcext:value-type="float">
            <text:p>298953</text:p>
          </table:table-cell>
          <table:table-cell table:number-columns-repeated="2"/>
          <table:table-cell office:value-type="float" office:value="4555510" calcext:value-type="float">
            <text:p>4555510</text:p>
          </table:table-cell>
          <table:table-cell table:number-columns-repeated="3"/>
          <table:table-cell office:value-type="float" office:value="265690" calcext:value-type="float">
            <text:p>265690</text:p>
          </table:table-cell>
          <table:table-cell table:number-columns-repeated="2"/>
          <table:table-cell office:value-type="float" office:value="260553" calcext:value-type="float">
            <text:p>260553</text:p>
          </table:table-cell>
          <table:table-cell table:number-columns-repeated="2"/>
          <table:table-cell office:value-type="float" office:value="301441" calcext:value-type="float">
            <text:p>301441</text:p>
          </table:table-cell>
          <table:table-cell table:number-columns-repeated="2"/>
          <table:table-cell office:value-type="float" office:value="380996" calcext:value-type="float">
            <text:p>380996</text:p>
          </table:table-cell>
          <table:table-cell table:number-columns-repeated="2"/>
          <table:table-cell office:value-type="float" office:value="422727" calcext:value-type="float">
            <text:p>42272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10130" calcext:value-type="float">
            <text:p>110130</text:p>
          </table:table-cell>
          <table:table-cell table:number-columns-repeated="2"/>
          <table:table-cell office:value-type="float" office:value="257285" calcext:value-type="float">
            <text:p>257285</text:p>
          </table:table-cell>
          <table:table-cell table:number-columns-repeated="2"/>
          <table:table-cell office:value-type="float" office:value="443539" calcext:value-type="float">
            <text:p>443539</text:p>
          </table:table-cell>
          <table:table-cell table:number-columns-repeated="2"/>
          <table:table-cell office:value-type="float" office:value="439089" calcext:value-type="float">
            <text:p>439089</text:p>
          </table:table-cell>
          <table:table-cell table:number-columns-repeated="2"/>
          <table:table-cell office:value-type="float" office:value="307143" calcext:value-type="float">
            <text:p>307143</text:p>
          </table:table-cell>
          <table:table-cell table:number-columns-repeated="2"/>
          <table:table-cell office:value-type="float" office:value="253315" calcext:value-type="float">
            <text:p>253315</text:p>
          </table:table-cell>
          <table:table-cell table:number-columns-repeated="2"/>
          <table:table-cell office:value-type="float" office:value="299306" calcext:value-type="float">
            <text:p>299306</text:p>
          </table:table-cell>
          <table:table-cell table:number-columns-repeated="2"/>
          <table:table-cell office:value-type="float" office:value="4419830" calcext:value-type="float">
            <text:p>4419830</text:p>
          </table:table-cell>
          <table:table-cell table:number-columns-repeated="3"/>
          <table:table-cell office:value-type="float" office:value="411580" calcext:value-type="float">
            <text:p>411580</text:p>
          </table:table-cell>
          <table:table-cell table:number-columns-repeated="2"/>
          <table:table-cell office:value-type="float" office:value="261266" calcext:value-type="float">
            <text:p>261266</text:p>
          </table:table-cell>
          <table:table-cell table:number-columns-repeated="2"/>
          <table:table-cell office:value-type="float" office:value="297661" calcext:value-type="float">
            <text:p>297661</text:p>
          </table:table-cell>
          <table:table-cell table:number-columns-repeated="2"/>
          <table:table-cell office:value-type="float" office:value="437575" calcext:value-type="float">
            <text:p>437575</text:p>
          </table:table-cell>
          <table:table-cell table:number-columns-repeated="2"/>
          <table:table-cell office:value-type="float" office:value="437852" calcext:value-type="float">
            <text:p>43785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3715" calcext:value-type="float">
            <text:p>93715</text:p>
          </table:table-cell>
          <table:table-cell table:number-columns-repeated="2"/>
          <table:table-cell office:value-type="float" office:value="238685" calcext:value-type="float">
            <text:p>238685</text:p>
          </table:table-cell>
          <table:table-cell table:number-columns-repeated="2"/>
          <table:table-cell office:value-type="float" office:value="425630" calcext:value-type="float">
            <text:p>425630</text:p>
          </table:table-cell>
          <table:table-cell table:number-columns-repeated="2"/>
          <table:table-cell office:value-type="float" office:value="423804" calcext:value-type="float">
            <text:p>423804</text:p>
          </table:table-cell>
          <table:table-cell table:number-columns-repeated="2"/>
          <table:table-cell office:value-type="float" office:value="333297" calcext:value-type="float">
            <text:p>333297</text:p>
          </table:table-cell>
          <table:table-cell table:number-columns-repeated="2"/>
          <table:table-cell office:value-type="float" office:value="238837" calcext:value-type="float">
            <text:p>238837</text:p>
          </table:table-cell>
          <table:table-cell table:number-columns-repeated="2"/>
          <table:table-cell office:value-type="float" office:value="331860" calcext:value-type="float">
            <text:p>331860</text:p>
          </table:table-cell>
          <table:table-cell table:number-columns-repeated="2"/>
          <table:table-cell office:value-type="float" office:value="4321557" calcext:value-type="float">
            <text:p>4321557</text:p>
          </table:table-cell>
          <table:table-cell table:number-columns-repeated="3"/>
          <table:table-cell office:value-type="float" office:value="419103" calcext:value-type="float">
            <text:p>419103</text:p>
          </table:table-cell>
          <table:table-cell table:number-columns-repeated="2"/>
          <table:table-cell office:value-type="float" office:value="262848" calcext:value-type="float">
            <text:p>262848</text:p>
          </table:table-cell>
          <table:table-cell table:number-columns-repeated="2"/>
          <table:table-cell office:value-type="float" office:value="292314" calcext:value-type="float">
            <text:p>292314</text:p>
          </table:table-cell>
          <table:table-cell table:number-columns-repeated="2"/>
          <table:table-cell office:value-type="float" office:value="441600" calcext:value-type="float">
            <text:p>441600</text:p>
          </table:table-cell>
          <table:table-cell table:number-columns-repeated="2"/>
          <table:table-cell office:value-type="float" office:value="437390" calcext:value-type="float">
            <text:p>43739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8707" calcext:value-type="float">
            <text:p>98707</text:p>
          </table:table-cell>
          <table:table-cell table:number-columns-repeated="2"/>
          <table:table-cell office:value-type="float" office:value="234869" calcext:value-type="float">
            <text:p>234869</text:p>
          </table:table-cell>
          <table:table-cell table:number-columns-repeated="2"/>
          <table:table-cell office:value-type="float" office:value="421991" calcext:value-type="float">
            <text:p>421991</text:p>
          </table:table-cell>
          <table:table-cell table:number-columns-repeated="2"/>
          <table:table-cell office:value-type="float" office:value="436643" calcext:value-type="float">
            <text:p>436643</text:p>
          </table:table-cell>
          <table:table-cell table:number-columns-repeated="2"/>
          <table:table-cell office:value-type="float" office:value="380674" calcext:value-type="float">
            <text:p>380674</text:p>
          </table:table-cell>
          <table:table-cell table:number-columns-repeated="2"/>
          <table:table-cell office:value-type="float" office:value="244044" calcext:value-type="float">
            <text:p>244044</text:p>
          </table:table-cell>
          <table:table-cell table:number-columns-repeated="2"/>
          <table:table-cell office:value-type="float" office:value="419357" calcext:value-type="float">
            <text:p>419357</text:p>
          </table:table-cell>
          <table:table-cell table:number-columns-repeated="2"/>
          <table:table-cell office:value-type="float" office:value="4427041" calcext:value-type="float">
            <text:p>4427041</text:p>
          </table:table-cell>
          <table:table-cell table:number-columns-repeated="3"/>
          <table:table-cell office:value-type="float" office:value="465082" calcext:value-type="float">
            <text:p>465082</text:p>
          </table:table-cell>
          <table:table-cell table:number-columns-repeated="2"/>
          <table:table-cell office:value-type="float" office:value="263319" calcext:value-type="float">
            <text:p>263319</text:p>
          </table:table-cell>
          <table:table-cell table:number-columns-repeated="2"/>
          <table:table-cell office:value-type="float" office:value="287657" calcext:value-type="float">
            <text:p>287657</text:p>
          </table:table-cell>
          <table:table-cell table:number-columns-repeated="2"/>
          <table:table-cell office:value-type="float" office:value="295899" calcext:value-type="float">
            <text:p>295899</text:p>
          </table:table-cell>
          <table:table-cell table:number-columns-repeated="2"/>
          <table:table-cell office:value-type="float" office:value="440387" calcext:value-type="float">
            <text:p>44038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01970" calcext:value-type="float">
            <text:p>101970</text:p>
          </table:table-cell>
          <table:table-cell table:number-columns-repeated="2"/>
          <table:table-cell office:value-type="float" office:value="218597" calcext:value-type="float">
            <text:p>218597</text:p>
          </table:table-cell>
          <table:table-cell table:number-columns-repeated="2"/>
          <table:table-cell office:value-type="float" office:value="428906" calcext:value-type="float">
            <text:p>428906</text:p>
          </table:table-cell>
          <table:table-cell table:number-columns-repeated="2"/>
          <table:table-cell office:value-type="float" office:value="441196" calcext:value-type="float">
            <text:p>441196</text:p>
          </table:table-cell>
          <table:table-cell table:number-columns-repeated="2"/>
          <table:table-cell office:value-type="float" office:value="446355" calcext:value-type="float">
            <text:p>446355</text:p>
          </table:table-cell>
          <table:table-cell table:number-columns-repeated="2"/>
          <table:table-cell office:value-type="float" office:value="249226" calcext:value-type="float">
            <text:p>249226</text:p>
          </table:table-cell>
          <table:table-cell table:number-columns-repeated="2"/>
          <table:table-cell office:value-type="float" office:value="459274" calcext:value-type="float">
            <text:p>459274</text:p>
          </table:table-cell>
          <table:table-cell table:number-columns-repeated="2"/>
          <table:table-cell office:value-type="float" office:value="4352907" calcext:value-type="float">
            <text:p>4352907</text:p>
          </table:table-cell>
          <table:table-cell table:number-columns-repeated="3"/>
          <table:table-cell office:value-type="float" office:value="493601" calcext:value-type="float">
            <text:p>493601</text:p>
          </table:table-cell>
          <table:table-cell table:number-columns-repeated="2"/>
          <table:table-cell office:value-type="float" office:value="245840" calcext:value-type="float">
            <text:p>245840</text:p>
          </table:table-cell>
          <table:table-cell table:number-columns-repeated="2"/>
          <table:table-cell office:value-type="float" office:value="300956" calcext:value-type="float">
            <text:p>300956</text:p>
          </table:table-cell>
          <table:table-cell table:number-columns-repeated="2"/>
          <table:table-cell office:value-type="float" office:value="384408" calcext:value-type="float">
            <text:p>384408</text:p>
          </table:table-cell>
          <table:table-cell table:number-columns-repeated="2"/>
          <table:table-cell office:value-type="float" office:value="471791" calcext:value-type="float">
            <text:p>47179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10779" calcext:value-type="float">
            <text:p>110779</text:p>
          </table:table-cell>
          <table:table-cell table:number-columns-repeated="2"/>
          <table:table-cell office:value-type="float" office:value="227720" calcext:value-type="float">
            <text:p>227720</text:p>
          </table:table-cell>
          <table:table-cell table:number-columns-repeated="2"/>
          <table:table-cell office:value-type="float" office:value="418740" calcext:value-type="float">
            <text:p>418740</text:p>
          </table:table-cell>
          <table:table-cell table:number-columns-repeated="2"/>
          <table:table-cell office:value-type="float" office:value="441352" calcext:value-type="float">
            <text:p>441352</text:p>
          </table:table-cell>
          <table:table-cell table:number-columns-repeated="2"/>
          <table:table-cell office:value-type="float" office:value="450788" calcext:value-type="float">
            <text:p>450788</text:p>
          </table:table-cell>
          <table:table-cell table:number-columns-repeated="2"/>
          <table:table-cell office:value-type="float" office:value="272825" calcext:value-type="float">
            <text:p>272825</text:p>
          </table:table-cell>
          <table:table-cell table:number-columns-repeated="2"/>
          <table:table-cell office:value-type="float" office:value="520763" calcext:value-type="float">
            <text:p>520763</text:p>
          </table:table-cell>
          <table:table-cell table:number-columns-repeated="2"/>
          <table:table-cell office:value-type="float" office:value="3800856" calcext:value-type="float">
            <text:p>3800856</text:p>
          </table:table-cell>
          <table:table-cell table:number-columns-repeated="3"/>
          <table:table-cell office:value-type="float" office:value="492803" calcext:value-type="float">
            <text:p>492803</text:p>
          </table:table-cell>
          <table:table-cell table:number-columns-repeated="2"/>
          <table:table-cell office:value-type="float" office:value="269355" calcext:value-type="float">
            <text:p>269355</text:p>
          </table:table-cell>
          <table:table-cell table:number-columns-repeated="2"/>
          <table:table-cell office:value-type="float" office:value="295784" calcext:value-type="float">
            <text:p>295784</text:p>
          </table:table-cell>
          <table:table-cell table:number-columns-repeated="2"/>
          <table:table-cell office:value-type="float" office:value="484992" calcext:value-type="float">
            <text:p>484992</text:p>
          </table:table-cell>
          <table:table-cell table:number-columns-repeated="2"/>
          <table:table-cell office:value-type="float" office:value="473169" calcext:value-type="float">
            <text:p>47316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00837" calcext:value-type="float">
            <text:p>100837</text:p>
          </table:table-cell>
          <table:table-cell table:number-columns-repeated="2"/>
          <table:table-cell office:value-type="float" office:value="236531" calcext:value-type="float">
            <text:p>236531</text:p>
          </table:table-cell>
          <table:table-cell table:number-columns-repeated="2"/>
          <table:table-cell office:value-type="float" office:value="447596" calcext:value-type="float">
            <text:p>447596</text:p>
          </table:table-cell>
          <table:table-cell table:number-columns-repeated="2"/>
          <table:table-cell office:value-type="float" office:value="449784" calcext:value-type="float">
            <text:p>449784</text:p>
          </table:table-cell>
          <table:table-cell table:number-columns-repeated="2"/>
          <table:table-cell office:value-type="float" office:value="474895" calcext:value-type="float">
            <text:p>474895</text:p>
          </table:table-cell>
          <table:table-cell table:number-columns-repeated="2"/>
          <table:table-cell office:value-type="float" office:value="272677" calcext:value-type="float">
            <text:p>272677</text:p>
          </table:table-cell>
          <table:table-cell table:number-columns-repeated="2"/>
          <table:table-cell office:value-type="float" office:value="581705" calcext:value-type="float">
            <text:p>581705</text:p>
          </table:table-cell>
          <table:table-cell table:number-columns-repeated="2"/>
          <table:table-cell office:value-type="float" office:value="3047641" calcext:value-type="float">
            <text:p>3047641</text:p>
          </table:table-cell>
          <table:table-cell table:number-columns-repeated="3"/>
          <table:table-cell office:value-type="float" office:value="526492" calcext:value-type="float">
            <text:p>526492</text:p>
          </table:table-cell>
          <table:table-cell table:number-columns-repeated="2"/>
          <table:table-cell office:value-type="float" office:value="302972" calcext:value-type="float">
            <text:p>302972</text:p>
          </table:table-cell>
          <table:table-cell table:number-columns-repeated="2"/>
          <table:table-cell office:value-type="float" office:value="294034" calcext:value-type="float">
            <text:p>294034</text:p>
          </table:table-cell>
          <table:table-cell table:number-columns-repeated="2"/>
          <table:table-cell office:value-type="float" office:value="491457" calcext:value-type="float">
            <text:p>491457</text:p>
          </table:table-cell>
          <table:table-cell table:number-columns-repeated="2"/>
          <table:table-cell office:value-type="float" office:value="515855" calcext:value-type="float">
            <text:p>5158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97573" calcext:value-type="float">
            <text:p>97573</text:p>
          </table:table-cell>
          <table:table-cell table:number-columns-repeated="2"/>
          <table:table-cell office:value-type="float" office:value="215866" calcext:value-type="float">
            <text:p>215866</text:p>
          </table:table-cell>
          <table:table-cell table:number-columns-repeated="2"/>
          <table:table-cell office:value-type="float" office:value="419900" calcext:value-type="float">
            <text:p>419900</text:p>
          </table:table-cell>
          <table:table-cell table:number-columns-repeated="2"/>
          <table:table-cell office:value-type="float" office:value="399595" calcext:value-type="float">
            <text:p>399595</text:p>
          </table:table-cell>
          <table:table-cell table:number-columns-repeated="2"/>
          <table:table-cell office:value-type="float" office:value="417304" calcext:value-type="float">
            <text:p>417304</text:p>
          </table:table-cell>
          <table:table-cell table:number-columns-repeated="2"/>
          <table:table-cell office:value-type="float" office:value="260073" calcext:value-type="float">
            <text:p>260073</text:p>
          </table:table-cell>
          <table:table-cell table:number-columns-repeated="2"/>
          <table:table-cell office:value-type="float" office:value="467478" calcext:value-type="float">
            <text:p>467478</text:p>
          </table:table-cell>
          <table:table-cell table:number-columns-repeated="2"/>
          <table:table-cell office:value-type="float" office:value="2862400" calcext:value-type="float">
            <text:p>2862400</text:p>
          </table:table-cell>
          <table:table-cell table:number-columns-repeated="3"/>
          <table:table-cell office:value-type="float" office:value="431621" calcext:value-type="float">
            <text:p>431621</text:p>
          </table:table-cell>
          <table:table-cell table:number-columns-repeated="2"/>
          <table:table-cell office:value-type="float" office:value="264455" calcext:value-type="float">
            <text:p>264455</text:p>
          </table:table-cell>
          <table:table-cell table:number-columns-repeated="2"/>
          <table:table-cell office:value-type="float" office:value="285930" calcext:value-type="float">
            <text:p>285930</text:p>
          </table:table-cell>
          <table:table-cell table:number-columns-repeated="2"/>
          <table:table-cell office:value-type="float" office:value="470417" calcext:value-type="float">
            <text:p>470417</text:p>
          </table:table-cell>
          <table:table-cell table:number-columns-repeated="2"/>
          <table:table-cell office:value-type="float" office:value="490289" calcext:value-type="float">
            <text:p>49028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1117" calcext:value-type="float">
            <text:p>81117</text:p>
          </table:table-cell>
          <table:table-cell table:number-columns-repeated="2"/>
          <table:table-cell office:value-type="float" office:value="188287" calcext:value-type="float">
            <text:p>188287</text:p>
          </table:table-cell>
          <table:table-cell table:number-columns-repeated="2"/>
          <table:table-cell office:value-type="float" office:value="429069" calcext:value-type="float">
            <text:p>429069</text:p>
          </table:table-cell>
          <table:table-cell table:number-columns-repeated="2"/>
          <table:table-cell office:value-type="float" office:value="442096" calcext:value-type="float">
            <text:p>442096</text:p>
          </table:table-cell>
          <table:table-cell table:number-columns-repeated="2"/>
          <table:table-cell office:value-type="float" office:value="153534" calcext:value-type="float">
            <text:p>153534</text:p>
          </table:table-cell>
          <table:table-cell table:number-columns-repeated="2"/>
          <table:table-cell office:value-type="float" office:value="217387" calcext:value-type="float">
            <text:p>217387</text:p>
          </table:table-cell>
          <table:table-cell table:number-columns-repeated="2"/>
          <table:table-cell office:value-type="float" office:value="166120" calcext:value-type="float">
            <text:p>166120</text:p>
          </table:table-cell>
          <table:table-cell table:number-columns-repeated="2"/>
          <table:table-cell office:value-type="float" office:value="4590129" calcext:value-type="float">
            <text:p>4590129</text:p>
          </table:table-cell>
          <table:table-cell table:number-columns-repeated="3"/>
          <table:table-cell office:value-type="float" office:value="160244" calcext:value-type="float">
            <text:p>160244</text:p>
          </table:table-cell>
          <table:table-cell table:number-columns-repeated="2"/>
          <table:table-cell office:value-type="float" office:value="228143" calcext:value-type="float">
            <text:p>228143</text:p>
          </table:table-cell>
          <table:table-cell table:number-columns-repeated="2"/>
          <table:table-cell office:value-type="float" office:value="266917" calcext:value-type="float">
            <text:p>266917</text:p>
          </table:table-cell>
          <table:table-cell table:number-columns-repeated="2"/>
          <table:table-cell office:value-type="float" office:value="421294" calcext:value-type="float">
            <text:p>421294</text:p>
          </table:table-cell>
          <table:table-cell table:number-columns-repeated="2"/>
          <table:table-cell office:value-type="float" office:value="423931" calcext:value-type="float">
            <text:p>423931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79544" calcext:value-type="float">
            <text:p>79544</text:p>
          </table:table-cell>
          <table:table-cell table:number-columns-repeated="2"/>
          <table:table-cell office:value-type="float" office:value="206532" calcext:value-type="float">
            <text:p>206532</text:p>
          </table:table-cell>
          <table:table-cell table:number-columns-repeated="2"/>
          <table:table-cell office:value-type="float" office:value="441127" calcext:value-type="float">
            <text:p>441127</text:p>
          </table:table-cell>
          <table:table-cell table:number-columns-repeated="2"/>
          <table:table-cell office:value-type="float" office:value="440479" calcext:value-type="float">
            <text:p>440479</text:p>
          </table:table-cell>
          <table:table-cell table:number-columns-repeated="2"/>
          <table:table-cell office:value-type="float" office:value="220304" calcext:value-type="float">
            <text:p>220304</text:p>
          </table:table-cell>
          <table:table-cell table:number-columns-repeated="2"/>
          <table:table-cell office:value-type="float" office:value="229764" calcext:value-type="float">
            <text:p>229764</text:p>
          </table:table-cell>
          <table:table-cell table:number-columns-repeated="2"/>
          <table:table-cell office:value-type="float" office:value="224339" calcext:value-type="float">
            <text:p>224339</text:p>
          </table:table-cell>
          <table:table-cell table:number-columns-repeated="2"/>
          <table:table-cell office:value-type="float" office:value="4605224" calcext:value-type="float">
            <text:p>4605224</text:p>
          </table:table-cell>
          <table:table-cell table:number-columns-repeated="3"/>
          <table:table-cell office:value-type="float" office:value="220545" calcext:value-type="float">
            <text:p>220545</text:p>
          </table:table-cell>
          <table:table-cell table:number-columns-repeated="2"/>
          <table:table-cell office:value-type="float" office:value="230897" calcext:value-type="float">
            <text:p>230897</text:p>
          </table:table-cell>
          <table:table-cell table:number-columns-repeated="2"/>
          <table:table-cell office:value-type="float" office:value="265352" calcext:value-type="float">
            <text:p>265352</text:p>
          </table:table-cell>
          <table:table-cell table:number-columns-repeated="2"/>
          <table:table-cell office:value-type="float" office:value="443186" calcext:value-type="float">
            <text:p>443186</text:p>
          </table:table-cell>
          <table:table-cell table:number-columns-repeated="2"/>
          <table:table-cell office:value-type="float" office:value="442231" calcext:value-type="float">
            <text:p>44223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84140" calcext:value-type="float">
            <text:p>84140</text:p>
          </table:table-cell>
          <table:table-cell table:number-columns-repeated="2"/>
          <table:table-cell office:value-type="float" office:value="220621" calcext:value-type="float">
            <text:p>220621</text:p>
          </table:table-cell>
          <table:table-cell table:number-columns-repeated="2"/>
          <table:table-cell office:value-type="float" office:value="434607" calcext:value-type="float">
            <text:p>434607</text:p>
          </table:table-cell>
          <table:table-cell table:number-columns-repeated="2"/>
          <table:table-cell office:value-type="float" office:value="426273" calcext:value-type="float">
            <text:p>426273</text:p>
          </table:table-cell>
          <table:table-cell table:number-columns-repeated="2"/>
          <table:table-cell office:value-type="float" office:value="256317" calcext:value-type="float">
            <text:p>256317</text:p>
          </table:table-cell>
          <table:table-cell table:number-columns-repeated="2"/>
          <table:table-cell office:value-type="float" office:value="236916" calcext:value-type="float">
            <text:p>236916</text:p>
          </table:table-cell>
          <table:table-cell table:number-columns-repeated="2"/>
          <table:table-cell office:value-type="float" office:value="250200" calcext:value-type="float">
            <text:p>250200</text:p>
          </table:table-cell>
          <table:table-cell table:number-columns-repeated="2"/>
          <table:table-cell office:value-type="float" office:value="4430770" calcext:value-type="float">
            <text:p>4430770</text:p>
          </table:table-cell>
          <table:table-cell table:number-columns-repeated="3"/>
          <table:table-cell office:value-type="float" office:value="365075" calcext:value-type="float">
            <text:p>365075</text:p>
          </table:table-cell>
          <table:table-cell table:number-columns-repeated="2"/>
          <table:table-cell office:value-type="float" office:value="241725" calcext:value-type="float">
            <text:p>241725</text:p>
          </table:table-cell>
          <table:table-cell table:number-columns-repeated="2"/>
          <table:table-cell office:value-type="float" office:value="299360" calcext:value-type="float">
            <text:p>299360</text:p>
          </table:table-cell>
          <table:table-cell table:number-columns-repeated="2"/>
          <table:table-cell office:value-type="float" office:value="281696" calcext:value-type="float">
            <text:p>281696</text:p>
          </table:table-cell>
          <table:table-cell table:number-columns-repeated="2"/>
          <table:table-cell office:value-type="float" office:value="432849" calcext:value-type="float">
            <text:p>43284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8540" calcext:value-type="float">
            <text:p>98540</text:p>
          </table:table-cell>
          <table:table-cell table:number-columns-repeated="2"/>
          <table:table-cell office:value-type="float" office:value="223733" calcext:value-type="float">
            <text:p>223733</text:p>
          </table:table-cell>
          <table:table-cell table:number-columns-repeated="2"/>
          <table:table-cell office:value-type="float" office:value="421256" calcext:value-type="float">
            <text:p>421256</text:p>
          </table:table-cell>
          <table:table-cell table:number-columns-repeated="2"/>
          <table:table-cell office:value-type="float" office:value="434347" calcext:value-type="float">
            <text:p>434347</text:p>
          </table:table-cell>
          <table:table-cell table:number-columns-repeated="2"/>
          <table:table-cell office:value-type="float" office:value="277298" calcext:value-type="float">
            <text:p>277298</text:p>
          </table:table-cell>
          <table:table-cell table:number-columns-repeated="2"/>
          <table:table-cell office:value-type="float" office:value="250328" calcext:value-type="float">
            <text:p>250328</text:p>
          </table:table-cell>
          <table:table-cell table:number-columns-repeated="2"/>
          <table:table-cell office:value-type="float" office:value="282096" calcext:value-type="float">
            <text:p>282096</text:p>
          </table:table-cell>
          <table:table-cell table:number-columns-repeated="2"/>
          <table:table-cell office:value-type="float" office:value="4360277" calcext:value-type="float">
            <text:p>4360277</text:p>
          </table:table-cell>
          <table:table-cell table:number-columns-repeated="3"/>
          <table:table-cell office:value-type="float" office:value="375760" calcext:value-type="float">
            <text:p>375760</text:p>
          </table:table-cell>
          <table:table-cell table:number-columns-repeated="2"/>
          <table:table-cell office:value-type="float" office:value="254107" calcext:value-type="float">
            <text:p>254107</text:p>
          </table:table-cell>
          <table:table-cell table:number-columns-repeated="2"/>
          <table:table-cell office:value-type="float" office:value="297613" calcext:value-type="float">
            <text:p>297613</text:p>
          </table:table-cell>
          <table:table-cell table:number-columns-repeated="2"/>
          <table:table-cell office:value-type="float" office:value="435731" calcext:value-type="float">
            <text:p>435731</text:p>
          </table:table-cell>
          <table:table-cell table:number-columns-repeated="2"/>
          <table:table-cell office:value-type="float" office:value="439604" calcext:value-type="float">
            <text:p>43960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2683" calcext:value-type="float">
            <text:p>102683</text:p>
          </table:table-cell>
          <table:table-cell table:number-columns-repeated="2"/>
          <table:table-cell office:value-type="float" office:value="245289" calcext:value-type="float">
            <text:p>245289</text:p>
          </table:table-cell>
          <table:table-cell table:number-columns-repeated="2"/>
          <table:table-cell office:value-type="float" office:value="420701" calcext:value-type="float">
            <text:p>420701</text:p>
          </table:table-cell>
          <table:table-cell table:number-columns-repeated="2"/>
          <table:table-cell office:value-type="float" office:value="424876" calcext:value-type="float">
            <text:p>424876</text:p>
          </table:table-cell>
          <table:table-cell table:number-columns-repeated="2"/>
          <table:table-cell office:value-type="float" office:value="340565" calcext:value-type="float">
            <text:p>340565</text:p>
          </table:table-cell>
          <table:table-cell table:number-columns-repeated="2"/>
          <table:table-cell office:value-type="float" office:value="252249" calcext:value-type="float">
            <text:p>252249</text:p>
          </table:table-cell>
          <table:table-cell table:number-columns-repeated="2"/>
          <table:table-cell office:value-type="float" office:value="340509" calcext:value-type="float">
            <text:p>340509</text:p>
          </table:table-cell>
          <table:table-cell table:number-columns-repeated="2"/>
          <table:table-cell office:value-type="float" office:value="4379957" calcext:value-type="float">
            <text:p>4379957</text:p>
          </table:table-cell>
          <table:table-cell table:number-columns-repeated="3"/>
          <table:table-cell office:value-type="float" office:value="398105" calcext:value-type="float">
            <text:p>398105</text:p>
          </table:table-cell>
          <table:table-cell table:number-columns-repeated="2"/>
          <table:table-cell office:value-type="float" office:value="255457" calcext:value-type="float">
            <text:p>255457</text:p>
          </table:table-cell>
          <table:table-cell table:number-columns-repeated="2"/>
          <table:table-cell office:value-type="float" office:value="316852" calcext:value-type="float">
            <text:p>316852</text:p>
          </table:table-cell>
          <table:table-cell table:number-columns-repeated="2"/>
          <table:table-cell office:value-type="float" office:value="436852" calcext:value-type="float">
            <text:p>436852</text:p>
          </table:table-cell>
          <table:table-cell table:number-columns-repeated="2"/>
          <table:table-cell office:value-type="float" office:value="448626" calcext:value-type="float">
            <text:p>44862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89994" calcext:value-type="float">
            <text:p>89994</text:p>
          </table:table-cell>
          <table:table-cell table:number-columns-repeated="2"/>
          <table:table-cell office:value-type="float" office:value="246179" calcext:value-type="float">
            <text:p>246179</text:p>
          </table:table-cell>
          <table:table-cell table:number-columns-repeated="2"/>
          <table:table-cell office:value-type="float" office:value="428838" calcext:value-type="float">
            <text:p>428838</text:p>
          </table:table-cell>
          <table:table-cell table:number-columns-repeated="2"/>
          <table:table-cell office:value-type="float" office:value="435697" calcext:value-type="float">
            <text:p>435697</text:p>
          </table:table-cell>
          <table:table-cell table:number-columns-repeated="2"/>
          <table:table-cell office:value-type="float" office:value="373878" calcext:value-type="float">
            <text:p>373878</text:p>
          </table:table-cell>
          <table:table-cell table:number-columns-repeated="2"/>
          <table:table-cell office:value-type="float" office:value="246591" calcext:value-type="float">
            <text:p>246591</text:p>
          </table:table-cell>
          <table:table-cell table:number-columns-repeated="2"/>
          <table:table-cell office:value-type="float" office:value="363543" calcext:value-type="float">
            <text:p>363543</text:p>
          </table:table-cell>
          <table:table-cell table:number-columns-repeated="2"/>
          <table:table-cell office:value-type="float" office:value="4372824" calcext:value-type="float">
            <text:p>4372824</text:p>
          </table:table-cell>
          <table:table-cell table:number-columns-repeated="3"/>
          <table:table-cell office:value-type="float" office:value="398602" calcext:value-type="float">
            <text:p>398602</text:p>
          </table:table-cell>
          <table:table-cell table:number-columns-repeated="2"/>
          <table:table-cell office:value-type="float" office:value="265285" calcext:value-type="float">
            <text:p>265285</text:p>
          </table:table-cell>
          <table:table-cell table:number-columns-repeated="2"/>
          <table:table-cell office:value-type="float" office:value="293524" calcext:value-type="float">
            <text:p>293524</text:p>
          </table:table-cell>
          <table:table-cell table:number-columns-repeated="2"/>
          <table:table-cell office:value-type="float" office:value="448954" calcext:value-type="float">
            <text:p>448954</text:p>
          </table:table-cell>
          <table:table-cell table:number-columns-repeated="2"/>
          <table:table-cell office:value-type="float" office:value="454173" calcext:value-type="float">
            <text:p>45417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4407" calcext:value-type="float">
            <text:p>94407</text:p>
          </table:table-cell>
          <table:table-cell table:number-columns-repeated="2"/>
          <table:table-cell office:value-type="float" office:value="238762" calcext:value-type="float">
            <text:p>238762</text:p>
          </table:table-cell>
          <table:table-cell table:number-columns-repeated="2"/>
          <table:table-cell office:value-type="float" office:value="411481" calcext:value-type="float">
            <text:p>411481</text:p>
          </table:table-cell>
          <table:table-cell table:number-columns-repeated="2"/>
          <table:table-cell office:value-type="float" office:value="434144" calcext:value-type="float">
            <text:p>434144</text:p>
          </table:table-cell>
          <table:table-cell table:number-columns-repeated="2"/>
          <table:table-cell office:value-type="float" office:value="398492" calcext:value-type="float">
            <text:p>398492</text:p>
          </table:table-cell>
          <table:table-cell table:number-columns-repeated="2"/>
          <table:table-cell office:value-type="float" office:value="245080" calcext:value-type="float">
            <text:p>245080</text:p>
          </table:table-cell>
          <table:table-cell table:number-columns-repeated="2"/>
          <table:table-cell office:value-type="float" office:value="400093" calcext:value-type="float">
            <text:p>400093</text:p>
          </table:table-cell>
          <table:table-cell table:number-columns-repeated="2"/>
          <table:table-cell office:value-type="float" office:value="3832006" calcext:value-type="float">
            <text:p>3832006</text:p>
          </table:table-cell>
          <table:table-cell table:number-columns-repeated="3"/>
          <table:table-cell office:value-type="float" office:value="420987" calcext:value-type="float">
            <text:p>420987</text:p>
          </table:table-cell>
          <table:table-cell table:number-columns-repeated="2"/>
          <table:table-cell office:value-type="float" office:value="279001" calcext:value-type="float">
            <text:p>279001</text:p>
          </table:table-cell>
          <table:table-cell table:number-columns-repeated="2"/>
          <table:table-cell office:value-type="float" office:value="302088" calcext:value-type="float">
            <text:p>302088</text:p>
          </table:table-cell>
          <table:table-cell table:number-columns-repeated="2"/>
          <table:table-cell office:value-type="float" office:value="449820" calcext:value-type="float">
            <text:p>449820</text:p>
          </table:table-cell>
          <table:table-cell table:number-columns-repeated="2"/>
          <table:table-cell office:value-type="float" office:value="457096" calcext:value-type="float">
            <text:p>45709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11856" calcext:value-type="float">
            <text:p>111856</text:p>
          </table:table-cell>
          <table:table-cell table:number-columns-repeated="2"/>
          <table:table-cell office:value-type="float" office:value="272576" calcext:value-type="float">
            <text:p>272576</text:p>
          </table:table-cell>
          <table:table-cell table:number-columns-repeated="2"/>
          <table:table-cell office:value-type="float" office:value="431540" calcext:value-type="float">
            <text:p>431540</text:p>
          </table:table-cell>
          <table:table-cell table:number-columns-repeated="2"/>
          <table:table-cell office:value-type="float" office:value="437795" calcext:value-type="float">
            <text:p>437795</text:p>
          </table:table-cell>
          <table:table-cell table:number-columns-repeated="2"/>
          <table:table-cell office:value-type="float" office:value="414110" calcext:value-type="float">
            <text:p>414110</text:p>
          </table:table-cell>
          <table:table-cell table:number-columns-repeated="2"/>
          <table:table-cell office:value-type="float" office:value="289905" calcext:value-type="float">
            <text:p>289905</text:p>
          </table:table-cell>
          <table:table-cell table:number-columns-repeated="2"/>
          <table:table-cell office:value-type="float" office:value="408723" calcext:value-type="float">
            <text:p>408723</text:p>
          </table:table-cell>
          <table:table-cell table:number-columns-repeated="2"/>
          <table:table-cell office:value-type="float" office:value="3234683" calcext:value-type="float">
            <text:p>3234683</text:p>
          </table:table-cell>
          <table:table-cell table:number-columns-repeated="3"/>
          <table:table-cell office:value-type="float" office:value="437110" calcext:value-type="float">
            <text:p>437110</text:p>
          </table:table-cell>
          <table:table-cell table:number-columns-repeated="2"/>
          <table:table-cell office:value-type="float" office:value="292552" calcext:value-type="float">
            <text:p>292552</text:p>
          </table:table-cell>
          <table:table-cell table:number-columns-repeated="2"/>
          <table:table-cell office:value-type="float" office:value="293157" calcext:value-type="float">
            <text:p>293157</text:p>
          </table:table-cell>
          <table:table-cell table:number-columns-repeated="2"/>
          <table:table-cell office:value-type="float" office:value="439651" calcext:value-type="float">
            <text:p>439651</text:p>
          </table:table-cell>
          <table:table-cell table:number-columns-repeated="2"/>
          <table:table-cell office:value-type="float" office:value="469186" calcext:value-type="float">
            <text:p>46918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43947" calcext:value-type="float">
            <text:p>143947</text:p>
          </table:table-cell>
          <table:table-cell table:number-columns-repeated="2"/>
          <table:table-cell office:value-type="float" office:value="303181" calcext:value-type="float">
            <text:p>303181</text:p>
          </table:table-cell>
          <table:table-cell table:number-columns-repeated="2"/>
          <table:table-cell office:value-type="float" office:value="441995" calcext:value-type="float">
            <text:p>441995</text:p>
          </table:table-cell>
          <table:table-cell table:number-columns-repeated="2"/>
          <table:table-cell office:value-type="float" office:value="433102" calcext:value-type="float">
            <text:p>433102</text:p>
          </table:table-cell>
          <table:table-cell table:number-columns-repeated="2"/>
          <table:table-cell office:value-type="float" office:value="426810" calcext:value-type="float">
            <text:p>426810</text:p>
          </table:table-cell>
          <table:table-cell table:number-columns-repeated="2"/>
          <table:table-cell office:value-type="float" office:value="290032" calcext:value-type="float">
            <text:p>290032</text:p>
          </table:table-cell>
          <table:table-cell table:number-columns-repeated="2"/>
          <table:table-cell office:value-type="float" office:value="423590" calcext:value-type="float">
            <text:p>423590</text:p>
          </table:table-cell>
          <table:table-cell table:number-columns-repeated="2"/>
          <table:table-cell office:value-type="float" office:value="3075925" calcext:value-type="float">
            <text:p>3075925</text:p>
          </table:table-cell>
          <table:table-cell table:number-columns-repeated="3"/>
          <table:table-cell office:value-type="float" office:value="455248" calcext:value-type="float">
            <text:p>455248</text:p>
          </table:table-cell>
          <table:table-cell table:number-columns-repeated="2"/>
          <table:table-cell office:value-type="float" office:value="294785" calcext:value-type="float">
            <text:p>294785</text:p>
          </table:table-cell>
          <table:table-cell table:number-columns-repeated="2"/>
          <table:table-cell office:value-type="float" office:value="302105" calcext:value-type="float">
            <text:p>302105</text:p>
          </table:table-cell>
          <table:table-cell table:number-columns-repeated="2"/>
          <table:table-cell office:value-type="float" office:value="451585" calcext:value-type="float">
            <text:p>451585</text:p>
          </table:table-cell>
          <table:table-cell table:number-columns-repeated="2"/>
          <table:table-cell office:value-type="float" office:value="446791" calcext:value-type="float">
            <text:p>446791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942521" calcext:value-type="float">
            <text:p>942521</text:p>
          </table:table-cell>
          <table:table-cell office:value-type="float" office:value="1163036" calcext:value-type="float">
            <text:p>1163036</text:p>
          </table:table-cell>
          <table:table-cell office:value-type="float" office:value="1255511" calcext:value-type="float">
            <text:p>1255511</text:p>
          </table:table-cell>
          <table:table-cell office:value-type="float" office:value="1183548" calcext:value-type="float">
            <text:p>1183548</text:p>
          </table:table-cell>
          <table:table-cell office:value-type="float" office:value="1304314" calcext:value-type="float">
            <text:p>130431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162547" calcext:value-type="float">
            <text:p>1162547</text:p>
          </table:table-cell>
          <table:table-cell table:number-columns-repeated="2" office:value-type="float" office:value="1306873" calcext:value-type="float">
            <text:p>1306873</text:p>
          </table:table-cell>
          <table:table-cell office:value-type="float" office:value="1440082" calcext:value-type="float">
            <text:p>1440082</text:p>
          </table:table-cell>
          <table:table-cell office:value-type="float" office:value="1421023" calcext:value-type="float">
            <text:p>1421023</text:p>
          </table:table-cell>
          <table:table-cell office:value-type="float" office:value="1391557" calcext:value-type="float">
            <text:p>139155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197295" calcext:value-type="float">
            <text:p>1197295</text:p>
          </table:table-cell>
          <table:table-cell office:value-type="float" office:value="1340826" calcext:value-type="float">
            <text:p>1340826</text:p>
          </table:table-cell>
          <table:table-cell office:value-type="float" office:value="1463250" calcext:value-type="float">
            <text:p>1463250</text:p>
          </table:table-cell>
          <table:table-cell office:value-type="float" office:value="1489641" calcext:value-type="float">
            <text:p>1489641</text:p>
          </table:table-cell>
          <table:table-cell office:value-type="float" office:value="1540948" calcext:value-type="float">
            <text:p>1540948</text:p>
          </table:table-cell>
          <table:table-cell office:value-type="float" office:value="1487577" calcext:value-type="float">
            <text:p>1487577</text:p>
          </table:table-cell>
          <table:table-cell office:value-type="float" office:value="1506359" calcext:value-type="float">
            <text:p>150635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204552" calcext:value-type="float">
            <text:p>1204552</text:p>
          </table:table-cell>
          <table:table-cell office:value-type="float" office:value="1402845" calcext:value-type="float">
            <text:p>1402845</text:p>
          </table:table-cell>
          <table:table-cell office:value-type="float" office:value="1475116" calcext:value-type="float">
            <text:p>1475116</text:p>
          </table:table-cell>
          <table:table-cell office:value-type="float" office:value="1551867" calcext:value-type="float">
            <text:p>1551867</text:p>
          </table:table-cell>
          <table:table-cell office:value-type="float" office:value="1518938" calcext:value-type="float">
            <text:p>1518938</text:p>
          </table:table-cell>
          <table:table-cell office:value-type="float" office:value="1560891" calcext:value-type="float">
            <text:p>1560891</text:p>
          </table:table-cell>
          <table:table-cell office:value-type="float" office:value="1585086" calcext:value-type="float">
            <text:p>1585086</text:p>
          </table:table-cell>
          <table:table-cell office:value-type="float" office:value="1523247" calcext:value-type="float">
            <text:p>1523247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230718" calcext:value-type="float">
            <text:p>1230718</text:p>
          </table:table-cell>
          <table:table-cell office:value-type="float" office:value="1400926" calcext:value-type="float">
            <text:p>1400926</text:p>
          </table:table-cell>
          <table:table-cell office:value-type="float" office:value="1503942" calcext:value-type="float">
            <text:p>1503942</text:p>
          </table:table-cell>
          <table:table-cell office:value-type="float" office:value="1544504" calcext:value-type="float">
            <text:p>1544504</text:p>
          </table:table-cell>
          <table:table-cell office:value-type="float" office:value="1530197" calcext:value-type="float">
            <text:p>1530197</text:p>
          </table:table-cell>
          <table:table-cell office:value-type="float" office:value="1582636" calcext:value-type="float">
            <text:p>1582636</text:p>
          </table:table-cell>
          <table:table-cell office:value-type="float" office:value="1544504" calcext:value-type="float">
            <text:p>1544504</text:p>
          </table:table-cell>
          <table:table-cell office:value-type="float" office:value="1577984" calcext:value-type="float">
            <text:p>1577984</text:p>
          </table:table-cell>
          <table:table-cell office:value-type="float" office:value="1484193" calcext:value-type="float">
            <text:p>1484193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236708" calcext:value-type="float">
            <text:p>1236708</text:p>
          </table:table-cell>
          <table:table-cell office:value-type="float" office:value="1404546" calcext:value-type="float">
            <text:p>1404546</text:p>
          </table:table-cell>
          <table:table-cell office:value-type="float" office:value="1478778" calcext:value-type="float">
            <text:p>1478778</text:p>
          </table:table-cell>
          <table:table-cell office:value-type="float" office:value="1575323" calcext:value-type="float">
            <text:p>1575323</text:p>
          </table:table-cell>
          <table:table-cell office:value-type="float" office:value="1587551" calcext:value-type="float">
            <text:p>1587551</text:p>
          </table:table-cell>
          <table:table-cell office:value-type="float" office:value="1563282" calcext:value-type="float">
            <text:p>1563282</text:p>
          </table:table-cell>
          <table:table-cell office:value-type="float" office:value="1545562" calcext:value-type="float">
            <text:p>1545562</text:p>
          </table:table-cell>
          <table:table-cell office:value-type="float" office:value="1571577" calcext:value-type="float">
            <text:p>1571577</text:p>
          </table:table-cell>
          <table:table-cell office:value-type="float" office:value="1556202" calcext:value-type="float">
            <text:p>1556202</text:p>
          </table:table-cell>
          <table:table-cell office:value-type="float" office:value="1540849" calcext:value-type="float">
            <text:p>154084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262593" calcext:value-type="float">
            <text:p>1262593</text:p>
          </table:table-cell>
          <table:table-cell office:value-type="float" office:value="1350957" calcext:value-type="float">
            <text:p>1350957</text:p>
          </table:table-cell>
          <table:table-cell office:value-type="float" office:value="1513137" calcext:value-type="float">
            <text:p>1513137</text:p>
          </table:table-cell>
          <table:table-cell office:value-type="float" office:value="1206467" calcext:value-type="float">
            <text:p>1206467</text:p>
          </table:table-cell>
          <table:table-cell office:value-type="float" office:value="1541651" calcext:value-type="float">
            <text:p>1541651</text:p>
          </table:table-cell>
          <table:table-cell office:value-type="float" office:value="1583864" calcext:value-type="float">
            <text:p>1583864</text:p>
          </table:table-cell>
          <table:table-cell office:value-type="float" office:value="1587083" calcext:value-type="float">
            <text:p>1587083</text:p>
          </table:table-cell>
          <table:table-cell office:value-type="float" office:value="1585179" calcext:value-type="float">
            <text:p>1585179</text:p>
          </table:table-cell>
          <table:table-cell office:value-type="float" office:value="1579641" calcext:value-type="float">
            <text:p>1579641</text:p>
          </table:table-cell>
          <table:table-cell office:value-type="float" office:value="1560982" calcext:value-type="float">
            <text:p>1560982</text:p>
          </table:table-cell>
          <table:table-cell office:value-type="float" office:value="1523199" calcext:value-type="float">
            <text:p>1523199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259714" calcext:value-type="float">
            <text:p>1259714</text:p>
          </table:table-cell>
          <table:table-cell office:value-type="float" office:value="1409988" calcext:value-type="float">
            <text:p>1409988</text:p>
          </table:table-cell>
          <table:table-cell office:value-type="float" office:value="1504774" calcext:value-type="float">
            <text:p>1504774</text:p>
          </table:table-cell>
          <table:table-cell office:value-type="float" office:value="1532630" calcext:value-type="float">
            <text:p>1532630</text:p>
          </table:table-cell>
          <table:table-cell office:value-type="float" office:value="1570242" calcext:value-type="float">
            <text:p>1570242</text:p>
          </table:table-cell>
          <table:table-cell office:value-type="float" office:value="1392220" calcext:value-type="float">
            <text:p>1392220</text:p>
          </table:table-cell>
          <table:table-cell office:value-type="float" office:value="1577161" calcext:value-type="float">
            <text:p>1577161</text:p>
          </table:table-cell>
          <table:table-cell office:value-type="float" office:value="1576004" calcext:value-type="float">
            <text:p>1576004</text:p>
          </table:table-cell>
          <table:table-cell office:value-type="float" office:value="1538669" calcext:value-type="float">
            <text:p>1538669</text:p>
          </table:table-cell>
          <table:table-cell office:value-type="float" office:value="1334420" calcext:value-type="float">
            <text:p>1334420</text:p>
          </table:table-cell>
          <table:table-cell office:value-type="float" office:value="1503655" calcext:value-type="float">
            <text:p>1503655</text:p>
          </table:table-cell>
          <table:table-cell office:value-type="float" office:value="1413585" calcext:value-type="float">
            <text:p>1413585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253849" calcext:value-type="float">
            <text:p>1253849</text:p>
          </table:table-cell>
          <table:table-cell office:value-type="float" office:value="1297332" calcext:value-type="float">
            <text:p>1297332</text:p>
          </table:table-cell>
          <table:table-cell office:value-type="float" office:value="1373021" calcext:value-type="float">
            <text:p>1373021</text:p>
          </table:table-cell>
          <table:table-cell office:value-type="float" office:value="1521965" calcext:value-type="float">
            <text:p>1521965</text:p>
          </table:table-cell>
          <table:table-cell office:value-type="float" office:value="1535809" calcext:value-type="float">
            <text:p>1535809</text:p>
          </table:table-cell>
          <table:table-cell office:value-type="float" office:value="1552392" calcext:value-type="float">
            <text:p>1552392</text:p>
          </table:table-cell>
          <table:table-cell office:value-type="float" office:value="1439579" calcext:value-type="float">
            <text:p>1439579</text:p>
          </table:table-cell>
          <table:table-cell office:value-type="float" office:value="1437441" calcext:value-type="float">
            <text:p>1437441</text:p>
          </table:table-cell>
          <table:table-cell office:value-type="float" office:value="1544820" calcext:value-type="float">
            <text:p>1544820</text:p>
          </table:table-cell>
          <table:table-cell office:value-type="float" office:value="1531940" calcext:value-type="float">
            <text:p>1531940</text:p>
          </table:table-cell>
          <table:table-cell office:value-type="float" office:value="1392017" calcext:value-type="float">
            <text:p>1392017</text:p>
          </table:table-cell>
          <table:table-cell office:value-type="float" office:value="1004585" calcext:value-type="float">
            <text:p>1004585</text:p>
          </table:table-cell>
          <table:table-cell office:value-type="float" office:value="1342523" calcext:value-type="float">
            <text:p>134252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9662" calcext:value-type="float">
            <text:p>1489662</text:p>
          </table:table-cell>
          <table:table-cell office:value-type="float" office:value="1490276" calcext:value-type="float">
            <text:p>1490276</text:p>
          </table:table-cell>
          <table:table-cell table:number-columns-repeated="2" office:value-type="float" office:value="1492574" calcext:value-type="float">
            <text:p>1492574</text:p>
          </table:table-cell>
          <table:table-cell office:value-type="float" office:value="1488646" calcext:value-type="float">
            <text:p>1488646</text:p>
          </table:table-cell>
          <table:table-cell office:value-type="float" office:value="1475635" calcext:value-type="float">
            <text:p>1475635</text:p>
          </table:table-cell>
          <table:table-cell office:value-type="float" office:value="1426369" calcext:value-type="float">
            <text:p>1426369</text:p>
          </table:table-cell>
          <table:table-cell office:value-type="float" office:value="1396342" calcext:value-type="float">
            <text:p>1396342</text:p>
          </table:table-cell>
          <table:table-cell office:value-type="float" office:value="1377905" calcext:value-type="float">
            <text:p>137790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6363" calcext:value-type="float">
            <text:p>1506363</text:p>
          </table:table-cell>
          <table:table-cell office:value-type="float" office:value="1486012" calcext:value-type="float">
            <text:p>1486012</text:p>
          </table:table-cell>
          <table:table-cell office:value-type="float" office:value="1488104" calcext:value-type="float">
            <text:p>1488104</text:p>
          </table:table-cell>
          <table:table-cell office:value-type="float" office:value="1488176" calcext:value-type="float">
            <text:p>1488176</text:p>
          </table:table-cell>
          <table:table-cell office:value-type="float" office:value="1515883" calcext:value-type="float">
            <text:p>1515883</text:p>
          </table:table-cell>
          <table:table-cell office:value-type="float" office:value="1463612" calcext:value-type="float">
            <text:p>1463612</text:p>
          </table:table-cell>
          <table:table-cell office:value-type="float" office:value="1421918" calcext:value-type="float">
            <text:p>1421918</text:p>
          </table:table-cell>
          <table:table-cell office:value-type="float" office:value="1392309" calcext:value-type="float">
            <text:p>1392309</text:p>
          </table:table-cell>
          <table:table-cell office:value-type="float" office:value="1407106" calcext:value-type="float">
            <text:p>140710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6743" calcext:value-type="float">
            <text:p>1456743</text:p>
          </table:table-cell>
          <table:table-cell office:value-type="float" office:value="1493204" calcext:value-type="float">
            <text:p>1493204</text:p>
          </table:table-cell>
          <table:table-cell office:value-type="float" office:value="1454285" calcext:value-type="float">
            <text:p>1454285</text:p>
          </table:table-cell>
          <table:table-cell office:value-type="float" office:value="1467671" calcext:value-type="float">
            <text:p>1467671</text:p>
          </table:table-cell>
          <table:table-cell office:value-type="float" office:value="1487882" calcext:value-type="float">
            <text:p>1487882</text:p>
          </table:table-cell>
          <table:table-cell office:value-type="float" office:value="1463689" calcext:value-type="float">
            <text:p>1463689</text:p>
          </table:table-cell>
          <table:table-cell office:value-type="float" office:value="1398550" calcext:value-type="float">
            <text:p>1398550</text:p>
          </table:table-cell>
          <table:table-cell office:value-type="float" office:value="1372640" calcext:value-type="float">
            <text:p>1372640</text:p>
          </table:table-cell>
          <table:table-cell office:value-type="float" office:value="1366002" calcext:value-type="float">
            <text:p>13660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147" calcext:value-type="float">
            <text:p>389147</text:p>
          </table:table-cell>
          <table:table-cell office:value-type="float" office:value="407289" calcext:value-type="float">
            <text:p>407289</text:p>
          </table:table-cell>
          <table:table-cell office:value-type="float" office:value="500387" calcext:value-type="float">
            <text:p>500387</text:p>
          </table:table-cell>
          <table:table-cell office:value-type="float" office:value="403171" calcext:value-type="float">
            <text:p>403171</text:p>
          </table:table-cell>
          <table:table-cell office:value-type="float" office:value="474979" calcext:value-type="float">
            <text:p>474979</text:p>
          </table:table-cell>
          <table:table-cell office:value-type="float" office:value="469622" calcext:value-type="float">
            <text:p>469622</text:p>
          </table:table-cell>
          <table:table-cell office:value-type="float" office:value="479186" calcext:value-type="float">
            <text:p>479186</text:p>
          </table:table-cell>
          <table:table-cell office:value-type="float" office:value="475350" calcext:value-type="float">
            <text:p>475350</text:p>
          </table:table-cell>
          <table:table-cell office:value-type="float" office:value="469659" calcext:value-type="float">
            <text:p>46965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295" calcext:value-type="float">
            <text:p>164295</text:p>
          </table:table-cell>
          <table:table-cell office:value-type="float" office:value="177810" calcext:value-type="float">
            <text:p>177810</text:p>
          </table:table-cell>
          <table:table-cell office:value-type="float" office:value="147399" calcext:value-type="float">
            <text:p>147399</text:p>
          </table:table-cell>
          <table:table-cell office:value-type="float" office:value="185384" calcext:value-type="float">
            <text:p>185384</text:p>
          </table:table-cell>
          <table:table-cell office:value-type="float" office:value="172580" calcext:value-type="float">
            <text:p>172580</text:p>
          </table:table-cell>
          <table:table-cell office:value-type="float" office:value="182012" calcext:value-type="float">
            <text:p>182012</text:p>
          </table:table-cell>
          <table:table-cell office:value-type="float" office:value="132689" calcext:value-type="float">
            <text:p>132689</text:p>
          </table:table-cell>
          <table:table-cell office:value-type="float" office:value="142226" calcext:value-type="float">
            <text:p>142226</text:p>
          </table:table-cell>
          <table:table-cell office:value-type="float" office:value="151687" calcext:value-type="float">
            <text:p>15168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49" calcext:value-type="float">
            <text:p>103449</text:p>
          </table:table-cell>
          <table:table-cell office:value-type="float" office:value="111918" calcext:value-type="float">
            <text:p>111918</text:p>
          </table:table-cell>
          <table:table-cell office:value-type="float" office:value="122829" calcext:value-type="float">
            <text:p>122829</text:p>
          </table:table-cell>
          <table:table-cell office:value-type="float" office:value="106495" calcext:value-type="float">
            <text:p>106495</text:p>
          </table:table-cell>
          <table:table-cell office:value-type="float" office:value="111888" calcext:value-type="float">
            <text:p>111888</text:p>
          </table:table-cell>
          <table:table-cell office:value-type="float" office:value="124584" calcext:value-type="float">
            <text:p>124584</text:p>
          </table:table-cell>
          <table:table-cell office:value-type="float" office:value="114976" calcext:value-type="float">
            <text:p>114976</text:p>
          </table:table-cell>
          <table:table-cell office:value-type="float" office:value="120468" calcext:value-type="float">
            <text:p>120468</text:p>
          </table:table-cell>
          <table:table-cell office:value-type="float" office:value="137988" calcext:value-type="float">
            <text:p>13798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11" calcext:value-type="float">
            <text:p>89211</text:p>
          </table:table-cell>
          <table:table-cell office:value-type="float" office:value="91154" calcext:value-type="float">
            <text:p>91154</text:p>
          </table:table-cell>
          <table:table-cell office:value-type="float" office:value="110130" calcext:value-type="float">
            <text:p>110130</text:p>
          </table:table-cell>
          <table:table-cell office:value-type="float" office:value="93715" calcext:value-type="float">
            <text:p>93715</text:p>
          </table:table-cell>
          <table:table-cell office:value-type="float" office:value="98707" calcext:value-type="float">
            <text:p>98707</text:p>
          </table:table-cell>
          <table:table-cell office:value-type="float" office:value="101970" calcext:value-type="float">
            <text:p>101970</text:p>
          </table:table-cell>
          <table:table-cell office:value-type="float" office:value="110779" calcext:value-type="float">
            <text:p>110779</text:p>
          </table:table-cell>
          <table:table-cell office:value-type="float" office:value="100837" calcext:value-type="float">
            <text:p>100837</text:p>
          </table:table-cell>
          <table:table-cell office:value-type="float" office:value="97573" calcext:value-type="float">
            <text:p>975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117" calcext:value-type="float">
            <text:p>81117</text:p>
          </table:table-cell>
          <table:table-cell office:value-type="float" office:value="79544" calcext:value-type="float">
            <text:p>79544</text:p>
          </table:table-cell>
          <table:table-cell office:value-type="float" office:value="84140" calcext:value-type="float">
            <text:p>84140</text:p>
          </table:table-cell>
          <table:table-cell office:value-type="float" office:value="98540" calcext:value-type="float">
            <text:p>98540</text:p>
          </table:table-cell>
          <table:table-cell office:value-type="float" office:value="102683" calcext:value-type="float">
            <text:p>102683</text:p>
          </table:table-cell>
          <table:table-cell office:value-type="float" office:value="89994" calcext:value-type="float">
            <text:p>89994</text:p>
          </table:table-cell>
          <table:table-cell office:value-type="float" office:value="94407" calcext:value-type="float">
            <text:p>94407</text:p>
          </table:table-cell>
          <table:table-cell office:value-type="float" office:value="111856" calcext:value-type="float">
            <text:p>111856</text:p>
          </table:table-cell>
          <table:table-cell office:value-type="float" office:value="143947" calcext:value-type="float">
            <text:p>143947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203800" calcext:value-type="float">
            <text:p>2203800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3022727" calcext:value-type="float">
            <text:p>3022727</text:p>
          </table:table-cell>
          <table:table-cell/>
          <table:table-cell office:value-type="float" office:value="3057153" calcext:value-type="float">
            <text:p>30571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02044" calcext:value-type="float">
            <text:p>2202044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277486" calcext:value-type="float">
            <text:p>327748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05688" calcext:value-type="float">
            <text:p>2205688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2911402" calcext:value-type="float">
            <text:p>2911402</text:p>
          </table:table-cell>
          <table:table-cell/>
          <table:table-cell office:value-type="float" office:value="3316006" calcext:value-type="float">
            <text:p>3316006</text:p>
          </table:table-cell>
          <table:table-cell/>
          <table:table-cell office:value-type="float" office:value="3285566" calcext:value-type="float">
            <text:p>3285566</text:p>
          </table:table-cell>
          <table:table-cell/>
          <table:table-cell office:value-type="float" office:value="3368013" calcext:value-type="float">
            <text:p>3368013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37414" calcext:value-type="float">
            <text:p>2237414</text:p>
          </table:table-cell>
          <table:table-cell/>
          <table:table-cell office:value-type="float" office:value="2736325" calcext:value-type="float">
            <text:p>2736325</text:p>
          </table:table-cell>
          <table:table-cell/>
          <table:table-cell office:value-type="float" office:value="3064306" calcext:value-type="float">
            <text:p>3064306</text:p>
          </table:table-cell>
          <table:table-cell/>
          <table:table-cell office:value-type="float" office:value="3264616" calcext:value-type="float">
            <text:p>3264616</text:p>
          </table:table-cell>
          <table:table-cell/>
          <table:table-cell office:value-type="float" office:value="3099691" calcext:value-type="float">
            <text:p>3099691</text:p>
          </table:table-cell>
          <table:table-cell/>
          <table:table-cell office:value-type="float" office:value="3325278" calcext:value-type="float">
            <text:p>3325278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3299730" calcext:value-type="float">
            <text:p>329973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316837" calcext:value-type="float">
            <text:p>2316837</text:p>
          </table:table-cell>
          <table:table-cell/>
          <table:table-cell office:value-type="float" office:value="2774874" calcext:value-type="float">
            <text:p>2774874</text:p>
          </table:table-cell>
          <table:table-cell/>
          <table:table-cell office:value-type="float" office:value="3151562" calcext:value-type="float">
            <text:p>3151562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3447541" calcext:value-type="float">
            <text:p>3447541</text:p>
          </table:table-cell>
          <table:table-cell/>
          <table:table-cell office:value-type="float" office:value="3461434" calcext:value-type="float">
            <text:p>3461434</text:p>
          </table:table-cell>
          <table:table-cell/>
          <table:table-cell office:value-type="float" office:value="3232201" calcext:value-type="float">
            <text:p>3232201</text:p>
          </table:table-cell>
          <table:table-cell/>
          <table:table-cell office:value-type="float" office:value="3345496" calcext:value-type="float">
            <text:p>3345496</text:p>
          </table:table-cell>
          <table:table-cell/>
          <table:table-cell office:value-type="float" office:value="3369115" calcext:value-type="float">
            <text:p>336911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311728" calcext:value-type="float">
            <text:p>2311728</text:p>
          </table:table-cell>
          <table:table-cell/>
          <table:table-cell office:value-type="float" office:value="2805512" calcext:value-type="float">
            <text:p>2805512</text:p>
          </table:table-cell>
          <table:table-cell/>
          <table:table-cell office:value-type="float" office:value="3130664" calcext:value-type="float">
            <text:p>3130664</text:p>
          </table:table-cell>
          <table:table-cell/>
          <table:table-cell office:value-type="float" office:value="3345243" calcext:value-type="float">
            <text:p>3345243</text:p>
          </table:table-cell>
          <table:table-cell/>
          <table:table-cell office:value-type="float" office:value="3419824" calcext:value-type="float">
            <text:p>3419824</text:p>
          </table:table-cell>
          <table:table-cell/>
          <table:table-cell office:value-type="float" office:value="3454204" calcext:value-type="float">
            <text:p>3454204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3240499" calcext:value-type="float">
            <text:p>3240499</text:p>
          </table:table-cell>
          <table:table-cell/>
          <table:table-cell office:value-type="float" office:value="3314266" calcext:value-type="float">
            <text:p>3314266</text:p>
          </table:table-cell>
          <table:table-cell/>
          <table:table-cell office:value-type="float" office:value="3065856" calcext:value-type="float">
            <text:p>306585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15406" calcext:value-type="float">
            <text:p>2315406</text:p>
          </table:table-cell>
          <table:table-cell/>
          <table:table-cell office:value-type="float" office:value="2788575" calcext:value-type="float">
            <text:p>2788575</text:p>
          </table:table-cell>
          <table:table-cell/>
          <table:table-cell office:value-type="float" office:value="3162828" calcext:value-type="float">
            <text:p>3162828</text:p>
          </table:table-cell>
          <table:table-cell/>
          <table:table-cell office:value-type="float" office:value="3314142" calcext:value-type="float">
            <text:p>3314142</text:p>
          </table:table-cell>
          <table:table-cell/>
          <table:table-cell office:value-type="float" office:value="3421735" calcext:value-type="float">
            <text:p>3421735</text:p>
          </table:table-cell>
          <table:table-cell/>
          <table:table-cell office:value-type="float" office:value="3436107" calcext:value-type="float">
            <text:p>3436107</text:p>
          </table:table-cell>
          <table:table-cell/>
          <table:table-cell office:value-type="float" office:value="3352296" calcext:value-type="float">
            <text:p>3352296</text:p>
          </table:table-cell>
          <table:table-cell/>
          <table:table-cell office:value-type="float" office:value="3284991" calcext:value-type="float">
            <text:p>3284991</text:p>
          </table:table-cell>
          <table:table-cell/>
          <table:table-cell office:value-type="float" office:value="3035953" calcext:value-type="float">
            <text:p>3035953</text:p>
          </table:table-cell>
          <table:table-cell/>
          <table:table-cell office:value-type="float" office:value="3075079" calcext:value-type="float">
            <text:p>3075079</text:p>
          </table:table-cell>
          <table:table-cell/>
          <table:table-cell office:value-type="float" office:value="2915397" calcext:value-type="float">
            <text:p>291539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90831" calcext:value-type="float">
            <text:p>2290831</text:p>
          </table:table-cell>
          <table:table-cell/>
          <table:table-cell office:value-type="float" office:value="2723546" calcext:value-type="float">
            <text:p>2723546</text:p>
          </table:table-cell>
          <table:table-cell/>
          <table:table-cell office:value-type="float" office:value="2421608" calcext:value-type="float">
            <text:p>2421608</text:p>
          </table:table-cell>
          <table:table-cell/>
          <table:table-cell office:value-type="float" office:value="3165394" calcext:value-type="float">
            <text:p>3165394</text:p>
          </table:table-cell>
          <table:table-cell/>
          <table:table-cell office:value-type="float" office:value="3320485" calcext:value-type="float">
            <text:p>3320485</text:p>
          </table:table-cell>
          <table:table-cell/>
          <table:table-cell office:value-type="float" office:value="3385260" calcext:value-type="float">
            <text:p>3385260</text:p>
          </table:table-cell>
          <table:table-cell/>
          <table:table-cell office:value-type="float" office:value="3309929" calcext:value-type="float">
            <text:p>3309929</text:p>
          </table:table-cell>
          <table:table-cell/>
          <table:table-cell office:value-type="float" office:value="3241544" calcext:value-type="float">
            <text:p>3241544</text:p>
          </table:table-cell>
          <table:table-cell/>
          <table:table-cell office:value-type="float" office:value="3267748" calcext:value-type="float">
            <text:p>3267748</text:p>
          </table:table-cell>
          <table:table-cell/>
          <table:table-cell office:value-type="float" office:value="2875579" calcext:value-type="float">
            <text:p>2875579</text:p>
          </table:table-cell>
          <table:table-cell/>
          <table:table-cell office:value-type="float" office:value="2853370" calcext:value-type="float">
            <text:p>2853370</text:p>
          </table:table-cell>
          <table:table-cell/>
          <table:table-cell office:value-type="float" office:value="2801719" calcext:value-type="float">
            <text:p>280171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79040" calcext:value-type="float">
            <text:p>2279040</text:p>
          </table:table-cell>
          <table:table-cell/>
          <table:table-cell office:value-type="float" office:value="2761947" calcext:value-type="float">
            <text:p>2761947</text:p>
          </table:table-cell>
          <table:table-cell/>
          <table:table-cell office:value-type="float" office:value="3022921" calcext:value-type="float">
            <text:p>3022921</text:p>
          </table:table-cell>
          <table:table-cell/>
          <table:table-cell office:value-type="float" office:value="3231606" calcext:value-type="float">
            <text:p>3231606</text:p>
          </table:table-cell>
          <table:table-cell/>
          <table:table-cell office:value-type="float" office:value="3328012" calcext:value-type="float">
            <text:p>3328012</text:p>
          </table:table-cell>
          <table:table-cell/>
          <table:table-cell office:value-type="float" office:value="3205079" calcext:value-type="float">
            <text:p>3205079</text:p>
          </table:table-cell>
          <table:table-cell/>
          <table:table-cell office:value-type="float" office:value="3263063" calcext:value-type="float">
            <text:p>3263063</text:p>
          </table:table-cell>
          <table:table-cell/>
          <table:table-cell office:value-type="float" office:value="3293875" calcext:value-type="float">
            <text:p>3293875</text:p>
          </table:table-cell>
          <table:table-cell/>
          <table:table-cell office:value-type="float" office:value="2786925" calcext:value-type="float">
            <text:p>2786925</text:p>
          </table:table-cell>
          <table:table-cell/>
          <table:table-cell office:value-type="float" office:value="3130898" calcext:value-type="float">
            <text:p>3130898</text:p>
          </table:table-cell>
          <table:table-cell/>
          <table:table-cell office:value-type="float" office:value="2989778" calcext:value-type="float">
            <text:p>2989778</text:p>
          </table:table-cell>
          <table:table-cell/>
          <table:table-cell office:value-type="float" office:value="2836505" calcext:value-type="float">
            <text:p>2836505</text:p>
          </table:table-cell>
          <table:table-cell/>
          <table:table-cell office:value-type="float" office:value="2520538" calcext:value-type="float">
            <text:p>25205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62105" calcext:value-type="float">
            <text:p>3062105</text:p>
          </table:table-cell>
          <table:table-cell/>
          <table:table-cell office:value-type="float" office:value="3089292" calcext:value-type="float">
            <text:p>3089292</text:p>
          </table:table-cell>
          <table:table-cell/>
          <table:table-cell office:value-type="float" office:value="3247243" calcext:value-type="float">
            <text:p>3247243</text:p>
          </table:table-cell>
          <table:table-cell/>
          <table:table-cell office:value-type="float" office:value="3274554" calcext:value-type="float">
            <text:p>3274554</text:p>
          </table:table-cell>
          <table:table-cell/>
          <table:table-cell office:value-type="float" office:value="2835324" calcext:value-type="float">
            <text:p>2835324</text:p>
          </table:table-cell>
          <table:table-cell/>
          <table:table-cell office:value-type="float" office:value="2956578" calcext:value-type="float">
            <text:p>2956578</text:p>
          </table:table-cell>
          <table:table-cell/>
          <table:table-cell office:value-type="float" office:value="2995500" calcext:value-type="float">
            <text:p>2995500</text:p>
          </table:table-cell>
          <table:table-cell/>
          <table:table-cell office:value-type="float" office:value="2674283" calcext:value-type="float">
            <text:p>2674283</text:p>
          </table:table-cell>
          <table:table-cell/>
          <table:table-cell office:value-type="float" office:value="2846658" calcext:value-type="float">
            <text:p>2846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4195" calcext:value-type="float">
            <text:p>3274195</text:p>
          </table:table-cell>
          <table:table-cell/>
          <table:table-cell office:value-type="float" office:value="3153506" calcext:value-type="float">
            <text:p>3153506</text:p>
          </table:table-cell>
          <table:table-cell/>
          <table:table-cell office:value-type="float" office:value="3106112" calcext:value-type="float">
            <text:p>3106112</text:p>
          </table:table-cell>
          <table:table-cell/>
          <table:table-cell office:value-type="float" office:value="3100086" calcext:value-type="float">
            <text:p>3100086</text:p>
          </table:table-cell>
          <table:table-cell/>
          <table:table-cell office:value-type="float" office:value="3091023" calcext:value-type="float">
            <text:p>3091023</text:p>
          </table:table-cell>
          <table:table-cell/>
          <table:table-cell office:value-type="float" office:value="3035050" calcext:value-type="float">
            <text:p>3035050</text:p>
          </table:table-cell>
          <table:table-cell/>
          <table:table-cell office:value-type="float" office:value="2906275" calcext:value-type="float">
            <text:p>2906275</text:p>
          </table:table-cell>
          <table:table-cell/>
          <table:table-cell office:value-type="float" office:value="2713374" calcext:value-type="float">
            <text:p>2713374</text:p>
          </table:table-cell>
          <table:table-cell/>
          <table:table-cell office:value-type="float" office:value="2756862" calcext:value-type="float">
            <text:p>27568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2000" calcext:value-type="float">
            <text:p>2382000</text:p>
          </table:table-cell>
          <table:table-cell/>
          <table:table-cell office:value-type="float" office:value="2332658" calcext:value-type="float">
            <text:p>2332658</text:p>
          </table:table-cell>
          <table:table-cell/>
          <table:table-cell office:value-type="float" office:value="2277055" calcext:value-type="float">
            <text:p>2277055</text:p>
          </table:table-cell>
          <table:table-cell/>
          <table:table-cell office:value-type="float" office:value="3038301" calcext:value-type="float">
            <text:p>3038301</text:p>
          </table:table-cell>
          <table:table-cell/>
          <table:table-cell office:value-type="float" office:value="2366222" calcext:value-type="float">
            <text:p>2366222</text:p>
          </table:table-cell>
          <table:table-cell/>
          <table:table-cell office:value-type="float" office:value="2237027" calcext:value-type="float">
            <text:p>2237027</text:p>
          </table:table-cell>
          <table:table-cell/>
          <table:table-cell office:value-type="float" office:value="2210137" calcext:value-type="float">
            <text:p>2210137</text:p>
          </table:table-cell>
          <table:table-cell/>
          <table:table-cell office:value-type="float" office:value="2670197" calcext:value-type="float">
            <text:p>2670197</text:p>
          </table:table-cell>
          <table:table-cell/>
          <table:table-cell office:value-type="float" office:value="2091496" calcext:value-type="float">
            <text:p>20914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030" calcext:value-type="float">
            <text:p>413030</text:p>
          </table:table-cell>
          <table:table-cell/>
          <table:table-cell office:value-type="float" office:value="415401" calcext:value-type="float">
            <text:p>415401</text:p>
          </table:table-cell>
          <table:table-cell/>
          <table:table-cell office:value-type="float" office:value="501533" calcext:value-type="float">
            <text:p>501533</text:p>
          </table:table-cell>
          <table:table-cell/>
          <table:table-cell office:value-type="float" office:value="505256" calcext:value-type="float">
            <text:p>505256</text:p>
          </table:table-cell>
          <table:table-cell/>
          <table:table-cell office:value-type="float" office:value="505950" calcext:value-type="float">
            <text:p>505950</text:p>
          </table:table-cell>
          <table:table-cell/>
          <table:table-cell office:value-type="float" office:value="502475" calcext:value-type="float">
            <text:p>502475</text:p>
          </table:table-cell>
          <table:table-cell/>
          <table:table-cell office:value-type="float" office:value="528603" calcext:value-type="float">
            <text:p>528603</text:p>
          </table:table-cell>
          <table:table-cell/>
          <table:table-cell office:value-type="float" office:value="514277" calcext:value-type="float">
            <text:p>514277</text:p>
          </table:table-cell>
          <table:table-cell/>
          <table:table-cell office:value-type="float" office:value="518823" calcext:value-type="float">
            <text:p>5188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2390" calcext:value-type="float">
            <text:p>332390</text:p>
          </table:table-cell>
          <table:table-cell/>
          <table:table-cell office:value-type="float" office:value="374622" calcext:value-type="float">
            <text:p>374622</text:p>
          </table:table-cell>
          <table:table-cell/>
          <table:table-cell office:value-type="float" office:value="382250" calcext:value-type="float">
            <text:p>382250</text:p>
          </table:table-cell>
          <table:table-cell/>
          <table:table-cell office:value-type="float" office:value="390232" calcext:value-type="float">
            <text:p>390232</text:p>
          </table:table-cell>
          <table:table-cell/>
          <table:table-cell office:value-type="float" office:value="323395" calcext:value-type="float">
            <text:p>323395</text:p>
          </table:table-cell>
          <table:table-cell/>
          <table:table-cell office:value-type="float" office:value="353396" calcext:value-type="float">
            <text:p>353396</text:p>
          </table:table-cell>
          <table:table-cell/>
          <table:table-cell office:value-type="float" office:value="320862" calcext:value-type="float">
            <text:p>320862</text:p>
          </table:table-cell>
          <table:table-cell/>
          <table:table-cell office:value-type="float" office:value="335124" calcext:value-type="float">
            <text:p>335124</text:p>
          </table:table-cell>
          <table:table-cell/>
          <table:table-cell office:value-type="float" office:value="319665" calcext:value-type="float">
            <text:p>3196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462" calcext:value-type="float">
            <text:p>210462</text:p>
          </table:table-cell>
          <table:table-cell/>
          <table:table-cell office:value-type="float" office:value="217943" calcext:value-type="float">
            <text:p>217943</text:p>
          </table:table-cell>
          <table:table-cell/>
          <table:table-cell office:value-type="float" office:value="227414" calcext:value-type="float">
            <text:p>227414</text:p>
          </table:table-cell>
          <table:table-cell/>
          <table:table-cell office:value-type="float" office:value="239061" calcext:value-type="float">
            <text:p>239061</text:p>
          </table:table-cell>
          <table:table-cell/>
          <table:table-cell office:value-type="float" office:value="228669" calcext:value-type="float">
            <text:p>228669</text:p>
          </table:table-cell>
          <table:table-cell/>
          <table:table-cell office:value-type="float" office:value="230978" calcext:value-type="float">
            <text:p>230978</text:p>
          </table:table-cell>
          <table:table-cell/>
          <table:table-cell office:value-type="float" office:value="234052" calcext:value-type="float">
            <text:p>234052</text:p>
          </table:table-cell>
          <table:table-cell/>
          <table:table-cell office:value-type="float" office:value="259059" calcext:value-type="float">
            <text:p>259059</text:p>
          </table:table-cell>
          <table:table-cell/>
          <table:table-cell office:value-type="float" office:value="258989" calcext:value-type="float">
            <text:p>2589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209" calcext:value-type="float">
            <text:p>219209</text:p>
          </table:table-cell>
          <table:table-cell/>
          <table:table-cell office:value-type="float" office:value="229033" calcext:value-type="float">
            <text:p>229033</text:p>
          </table:table-cell>
          <table:table-cell/>
          <table:table-cell office:value-type="float" office:value="257285" calcext:value-type="float">
            <text:p>257285</text:p>
          </table:table-cell>
          <table:table-cell/>
          <table:table-cell office:value-type="float" office:value="238685" calcext:value-type="float">
            <text:p>238685</text:p>
          </table:table-cell>
          <table:table-cell/>
          <table:table-cell office:value-type="float" office:value="234869" calcext:value-type="float">
            <text:p>234869</text:p>
          </table:table-cell>
          <table:table-cell/>
          <table:table-cell office:value-type="float" office:value="218597" calcext:value-type="float">
            <text:p>218597</text:p>
          </table:table-cell>
          <table:table-cell/>
          <table:table-cell office:value-type="float" office:value="227720" calcext:value-type="float">
            <text:p>227720</text:p>
          </table:table-cell>
          <table:table-cell/>
          <table:table-cell office:value-type="float" office:value="236531" calcext:value-type="float">
            <text:p>236531</text:p>
          </table:table-cell>
          <table:table-cell/>
          <table:table-cell office:value-type="float" office:value="215866" calcext:value-type="float">
            <text:p>2158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287" calcext:value-type="float">
            <text:p>188287</text:p>
          </table:table-cell>
          <table:table-cell/>
          <table:table-cell office:value-type="float" office:value="206532" calcext:value-type="float">
            <text:p>206532</text:p>
          </table:table-cell>
          <table:table-cell/>
          <table:table-cell office:value-type="float" office:value="220621" calcext:value-type="float">
            <text:p>220621</text:p>
          </table:table-cell>
          <table:table-cell/>
          <table:table-cell office:value-type="float" office:value="223733" calcext:value-type="float">
            <text:p>223733</text:p>
          </table:table-cell>
          <table:table-cell/>
          <table:table-cell office:value-type="float" office:value="245289" calcext:value-type="float">
            <text:p>245289</text:p>
          </table:table-cell>
          <table:table-cell/>
          <table:table-cell office:value-type="float" office:value="246179" calcext:value-type="float">
            <text:p>246179</text:p>
          </table:table-cell>
          <table:table-cell/>
          <table:table-cell office:value-type="float" office:value="238762" calcext:value-type="float">
            <text:p>238762</text:p>
          </table:table-cell>
          <table:table-cell/>
          <table:table-cell office:value-type="float" office:value="272576" calcext:value-type="float">
            <text:p>272576</text:p>
          </table:table-cell>
          <table:table-cell/>
          <table:table-cell office:value-type="float" office:value="303181" calcext:value-type="float">
            <text:p>30318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892445" calcext:value-type="float">
            <text:p>2892445</text:p>
          </table:table-cell>
          <table:table-cell office:value-type="float" office:value="6421025" calcext:value-type="float">
            <text:p>6421025</text:p>
          </table:table-cell>
          <table:table-cell office:value-type="float" office:value="7100397" calcext:value-type="float">
            <text:p>7100397</text:p>
          </table:table-cell>
          <table:table-cell office:value-type="float" office:value="9006179" calcext:value-type="float">
            <text:p>9006179</text:p>
          </table:table-cell>
          <table:table-cell office:value-type="float" office:value="7940539" calcext:value-type="float">
            <text:p>7940539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4444086" calcext:value-type="float">
            <text:p>4444086</text:p>
          </table:table-cell>
          <table:table-cell office:value-type="float" office:value="6727225" calcext:value-type="float">
            <text:p>6727225</text:p>
          </table:table-cell>
          <table:table-cell office:value-type="float" office:value="8036304" calcext:value-type="float">
            <text:p>8036304</text:p>
          </table:table-cell>
          <table:table-cell office:value-type="float" office:value="9795896" calcext:value-type="float">
            <text:p>9795896</text:p>
          </table:table-cell>
          <table:table-cell office:value-type="float" office:value="8548124" calcext:value-type="float">
            <text:p>8548124</text:p>
          </table:table-cell>
          <table:table-cell office:value-type="float" office:value="7476717" calcext:value-type="float">
            <text:p>747671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4734192" calcext:value-type="float">
            <text:p>4734192</text:p>
          </table:table-cell>
          <table:table-cell office:value-type="float" office:value="6595234" calcext:value-type="float">
            <text:p>6595234</text:p>
          </table:table-cell>
          <table:table-cell office:value-type="float" office:value="7735574" calcext:value-type="float">
            <text:p>7735574</text:p>
          </table:table-cell>
          <table:table-cell office:value-type="float" office:value="9114515" calcext:value-type="float">
            <text:p>9114515</text:p>
          </table:table-cell>
          <table:table-cell office:value-type="float" office:value="9518507" calcext:value-type="float">
            <text:p>9518507</text:p>
          </table:table-cell>
          <table:table-cell office:value-type="float" office:value="8815202" calcext:value-type="float">
            <text:p>8815202</text:p>
          </table:table-cell>
          <table:table-cell office:value-type="float" office:value="7518900" calcext:value-type="float">
            <text:p>7518900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4375425" calcext:value-type="float">
            <text:p>4375425</text:p>
          </table:table-cell>
          <table:table-cell office:value-type="float" office:value="6246213" calcext:value-type="float">
            <text:p>6246213</text:p>
          </table:table-cell>
          <table:table-cell office:value-type="float" office:value="7758090" calcext:value-type="float">
            <text:p>7758090</text:p>
          </table:table-cell>
          <table:table-cell table:number-columns-repeated="2" office:value-type="float" office:value="8992598" calcext:value-type="float">
            <text:p>8992598</text:p>
          </table:table-cell>
          <table:table-cell office:value-type="float" office:value="8844453" calcext:value-type="float">
            <text:p>8844453</text:p>
          </table:table-cell>
          <table:table-cell office:value-type="float" office:value="8140399" calcext:value-type="float">
            <text:p>8140399</text:p>
          </table:table-cell>
          <table:table-cell office:value-type="float" office:value="5624545" calcext:value-type="float">
            <text:p>5624545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4531485" calcext:value-type="float">
            <text:p>4531485</text:p>
          </table:table-cell>
          <table:table-cell office:value-type="float" office:value="6280976" calcext:value-type="float">
            <text:p>6280976</text:p>
          </table:table-cell>
          <table:table-cell office:value-type="float" office:value="7699755" calcext:value-type="float">
            <text:p>7699755</text:p>
          </table:table-cell>
          <table:table-cell office:value-type="float" office:value="8680108" calcext:value-type="float">
            <text:p>8680108</text:p>
          </table:table-cell>
          <table:table-cell office:value-type="float" office:value="9220512" calcext:value-type="float">
            <text:p>9220512</text:p>
          </table:table-cell>
          <table:table-cell office:value-type="float" office:value="8840915" calcext:value-type="float">
            <text:p>8840915</text:p>
          </table:table-cell>
          <table:table-cell office:value-type="float" office:value="7020149" calcext:value-type="float">
            <text:p>7020149</text:p>
          </table:table-cell>
          <table:table-cell office:value-type="float" office:value="8122014" calcext:value-type="float">
            <text:p>8122014</text:p>
          </table:table-cell>
          <table:table-cell office:value-type="float" office:value="7420395" calcext:value-type="float">
            <text:p>7420395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4207028" calcext:value-type="float">
            <text:p>4207028</text:p>
          </table:table-cell>
          <table:table-cell office:value-type="float" office:value="5735012" calcext:value-type="float">
            <text:p>5735012</text:p>
          </table:table-cell>
          <table:table-cell office:value-type="float" office:value="7213548" calcext:value-type="float">
            <text:p>7213548</text:p>
          </table:table-cell>
          <table:table-cell office:value-type="float" office:value="8089930" calcext:value-type="float">
            <text:p>8089930</text:p>
          </table:table-cell>
          <table:table-cell office:value-type="float" office:value="8284999" calcext:value-type="float">
            <text:p>8284999</text:p>
          </table:table-cell>
          <table:table-cell office:value-type="float" office:value="7503399" calcext:value-type="float">
            <text:p>7503399</text:p>
          </table:table-cell>
          <table:table-cell office:value-type="float" office:value="7393606" calcext:value-type="float">
            <text:p>7393606</text:p>
          </table:table-cell>
          <table:table-cell office:value-type="float" office:value="7419150" calcext:value-type="float">
            <text:p>7419150</text:p>
          </table:table-cell>
          <table:table-cell office:value-type="float" office:value="7013303" calcext:value-type="float">
            <text:p>7013303</text:p>
          </table:table-cell>
          <table:table-cell office:value-type="float" office:value="6321679" calcext:value-type="float">
            <text:p>632167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3751222" calcext:value-type="float">
            <text:p>3751222</text:p>
          </table:table-cell>
          <table:table-cell office:value-type="float" office:value="5211065" calcext:value-type="float">
            <text:p>5211065</text:p>
          </table:table-cell>
          <table:table-cell office:value-type="float" office:value="6068897" calcext:value-type="float">
            <text:p>6068897</text:p>
          </table:table-cell>
          <table:table-cell office:value-type="float" office:value="6420447" calcext:value-type="float">
            <text:p>6420447</text:p>
          </table:table-cell>
          <table:table-cell office:value-type="float" office:value="7585581" calcext:value-type="float">
            <text:p>7585581</text:p>
          </table:table-cell>
          <table:table-cell office:value-type="float" office:value="7209932" calcext:value-type="float">
            <text:p>7209932</text:p>
          </table:table-cell>
          <table:table-cell office:value-type="float" office:value="3133979" calcext:value-type="float">
            <text:p>3133979</text:p>
          </table:table-cell>
          <table:table-cell office:value-type="float" office:value="7096756" calcext:value-type="float">
            <text:p>7096756</text:p>
          </table:table-cell>
          <table:table-cell office:value-type="float" office:value="6659365" calcext:value-type="float">
            <text:p>6659365</text:p>
          </table:table-cell>
          <table:table-cell office:value-type="float" office:value="6213770" calcext:value-type="float">
            <text:p>6213770</text:p>
          </table:table-cell>
          <table:table-cell office:value-type="float" office:value="4922872" calcext:value-type="float">
            <text:p>4922872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3715045" calcext:value-type="float">
            <text:p>3715045</text:p>
          </table:table-cell>
          <table:table-cell office:value-type="float" office:value="3471099" calcext:value-type="float">
            <text:p>3471099</text:p>
          </table:table-cell>
          <table:table-cell office:value-type="float" office:value="5863631" calcext:value-type="float">
            <text:p>5863631</text:p>
          </table:table-cell>
          <table:table-cell office:value-type="float" office:value="6405850" calcext:value-type="float">
            <text:p>6405850</text:p>
          </table:table-cell>
          <table:table-cell office:value-type="float" office:value="6580049" calcext:value-type="float">
            <text:p>6580049</text:p>
          </table:table-cell>
          <table:table-cell office:value-type="float" office:value="6775991" calcext:value-type="float">
            <text:p>6775991</text:p>
          </table:table-cell>
          <table:table-cell office:value-type="float" office:value="6548696" calcext:value-type="float">
            <text:p>6548696</text:p>
          </table:table-cell>
          <table:table-cell office:value-type="float" office:value="6612975" calcext:value-type="float">
            <text:p>6612975</text:p>
          </table:table-cell>
          <table:table-cell office:value-type="float" office:value="6580049" calcext:value-type="float">
            <text:p>6580049</text:p>
          </table:table-cell>
          <table:table-cell office:value-type="float" office:value="6507765" calcext:value-type="float">
            <text:p>6507765</text:p>
          </table:table-cell>
          <table:table-cell office:value-type="float" office:value="5432536" calcext:value-type="float">
            <text:p>5432536</text:p>
          </table:table-cell>
          <table:table-cell office:value-type="float" office:value="4636437" calcext:value-type="float">
            <text:p>4636437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098988" calcext:value-type="float">
            <text:p>3098988</text:p>
          </table:table-cell>
          <table:table-cell office:value-type="float" office:value="4821470" calcext:value-type="float">
            <text:p>4821470</text:p>
          </table:table-cell>
          <table:table-cell office:value-type="float" office:value="5740589" calcext:value-type="float">
            <text:p>5740589</text:p>
          </table:table-cell>
          <table:table-cell office:value-type="float" office:value="6355378" calcext:value-type="float">
            <text:p>6355378</text:p>
          </table:table-cell>
          <table:table-cell office:value-type="float" office:value="6806735" calcext:value-type="float">
            <text:p>6806735</text:p>
          </table:table-cell>
          <table:table-cell office:value-type="float" office:value="6522470" calcext:value-type="float">
            <text:p>6522470</text:p>
          </table:table-cell>
          <table:table-cell office:value-type="float" office:value="6272425" calcext:value-type="float">
            <text:p>6272425</text:p>
          </table:table-cell>
          <table:table-cell office:value-type="float" office:value="6665448" calcext:value-type="float">
            <text:p>6665448</text:p>
          </table:table-cell>
          <table:table-cell office:value-type="float" office:value="6478809" calcext:value-type="float">
            <text:p>6478809</text:p>
          </table:table-cell>
          <table:table-cell office:value-type="float" office:value="6468442" calcext:value-type="float">
            <text:p>6468442</text:p>
          </table:table-cell>
          <table:table-cell office:value-type="float" office:value="5568926" calcext:value-type="float">
            <text:p>5568926</text:p>
          </table:table-cell>
          <table:table-cell office:value-type="float" office:value="5168507" calcext:value-type="float">
            <text:p>5168507</text:p>
          </table:table-cell>
          <table:table-cell office:value-type="float" office:value="3840405" calcext:value-type="float">
            <text:p>384040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20466" calcext:value-type="float">
            <text:p>6720466</text:p>
          </table:table-cell>
          <table:table-cell office:value-type="float" office:value="6785833" calcext:value-type="float">
            <text:p>6785833</text:p>
          </table:table-cell>
          <table:table-cell office:value-type="float" office:value="6656024" calcext:value-type="float">
            <text:p>6656024</text:p>
          </table:table-cell>
          <table:table-cell office:value-type="float" office:value="6752162" calcext:value-type="float">
            <text:p>6752162</text:p>
          </table:table-cell>
          <table:table-cell office:value-type="float" office:value="6668296" calcext:value-type="float">
            <text:p>6668296</text:p>
          </table:table-cell>
          <table:table-cell office:value-type="float" office:value="6591857" calcext:value-type="float">
            <text:p>6591857</text:p>
          </table:table-cell>
          <table:table-cell office:value-type="float" office:value="6354146" calcext:value-type="float">
            <text:p>6354146</text:p>
          </table:table-cell>
          <table:table-cell office:value-type="float" office:value="5445972" calcext:value-type="float">
            <text:p>5445972</text:p>
          </table:table-cell>
          <table:table-cell office:value-type="float" office:value="4949757" calcext:value-type="float">
            <text:p>494975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9417" calcext:value-type="float">
            <text:p>6389417</text:p>
          </table:table-cell>
          <table:table-cell office:value-type="float" office:value="6742358" calcext:value-type="float">
            <text:p>6742358</text:p>
          </table:table-cell>
          <table:table-cell office:value-type="float" office:value="6485599" calcext:value-type="float">
            <text:p>6485599</text:p>
          </table:table-cell>
          <table:table-cell office:value-type="float" office:value="6120801" calcext:value-type="float">
            <text:p>6120801</text:p>
          </table:table-cell>
          <table:table-cell office:value-type="float" office:value="6599106" calcext:value-type="float">
            <text:p>6599106</text:p>
          </table:table-cell>
          <table:table-cell office:value-type="float" office:value="6221377" calcext:value-type="float">
            <text:p>6221377</text:p>
          </table:table-cell>
          <table:table-cell office:value-type="float" office:value="6016307" calcext:value-type="float">
            <text:p>6016307</text:p>
          </table:table-cell>
          <table:table-cell office:value-type="float" office:value="5396979" calcext:value-type="float">
            <text:p>5396979</text:p>
          </table:table-cell>
          <table:table-cell office:value-type="float" office:value="4942353" calcext:value-type="float">
            <text:p>494235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39511" calcext:value-type="float">
            <text:p>6539511</text:p>
          </table:table-cell>
          <table:table-cell office:value-type="float" office:value="6695618" calcext:value-type="float">
            <text:p>6695618</text:p>
          </table:table-cell>
          <table:table-cell office:value-type="float" office:value="6464079" calcext:value-type="float">
            <text:p>6464079</text:p>
          </table:table-cell>
          <table:table-cell office:value-type="float" office:value="6274404" calcext:value-type="float">
            <text:p>6274404</text:p>
          </table:table-cell>
          <table:table-cell office:value-type="float" office:value="6581631" calcext:value-type="float">
            <text:p>6581631</text:p>
          </table:table-cell>
          <table:table-cell office:value-type="float" office:value="6701004" calcext:value-type="float">
            <text:p>6701004</text:p>
          </table:table-cell>
          <table:table-cell office:value-type="float" office:value="5613086" calcext:value-type="float">
            <text:p>5613086</text:p>
          </table:table-cell>
          <table:table-cell office:value-type="float" office:value="5454748" calcext:value-type="float">
            <text:p>5454748</text:p>
          </table:table-cell>
          <table:table-cell office:value-type="float" office:value="5138250" calcext:value-type="float">
            <text:p>513825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3324" calcext:value-type="float">
            <text:p>6603324</text:p>
          </table:table-cell>
          <table:table-cell office:value-type="float" office:value="6466467" calcext:value-type="float">
            <text:p>6466467</text:p>
          </table:table-cell>
          <table:table-cell office:value-type="float" office:value="6357476" calcext:value-type="float">
            <text:p>6357476</text:p>
          </table:table-cell>
          <table:table-cell office:value-type="float" office:value="6348519" calcext:value-type="float">
            <text:p>6348519</text:p>
          </table:table-cell>
          <table:table-cell office:value-type="float" office:value="6594176" calcext:value-type="float">
            <text:p>6594176</text:p>
          </table:table-cell>
          <table:table-cell office:value-type="float" office:value="6585526" calcext:value-type="float">
            <text:p>6585526</text:p>
          </table:table-cell>
          <table:table-cell office:value-type="float" office:value="6324491" calcext:value-type="float">
            <text:p>6324491</text:p>
          </table:table-cell>
          <table:table-cell office:value-type="float" office:value="5525689" calcext:value-type="float">
            <text:p>5525689</text:p>
          </table:table-cell>
          <table:table-cell office:value-type="float" office:value="5141296" calcext:value-type="float">
            <text:p>514129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46898" calcext:value-type="float">
            <text:p>6546898</text:p>
          </table:table-cell>
          <table:table-cell office:value-type="float" office:value="6593816" calcext:value-type="float">
            <text:p>6593816</text:p>
          </table:table-cell>
          <table:table-cell office:value-type="float" office:value="6333139" calcext:value-type="float">
            <text:p>6333139</text:p>
          </table:table-cell>
          <table:table-cell office:value-type="float" office:value="6560903" calcext:value-type="float">
            <text:p>6560903</text:p>
          </table:table-cell>
          <table:table-cell office:value-type="float" office:value="6452063" calcext:value-type="float">
            <text:p>6452063</text:p>
          </table:table-cell>
          <table:table-cell office:value-type="float" office:value="6565330" calcext:value-type="float">
            <text:p>6565330</text:p>
          </table:table-cell>
          <table:table-cell office:value-type="float" office:value="6081305" calcext:value-type="float">
            <text:p>6081305</text:p>
          </table:table-cell>
          <table:table-cell office:value-type="float" office:value="5544159" calcext:value-type="float">
            <text:p>5544159</text:p>
          </table:table-cell>
          <table:table-cell office:value-type="float" office:value="5246289" calcext:value-type="float">
            <text:p>524628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324" calcext:value-type="float">
            <text:p>391324</text:p>
          </table:table-cell>
          <table:table-cell office:value-type="float" office:value="387734" calcext:value-type="float">
            <text:p>387734</text:p>
          </table:table-cell>
          <table:table-cell office:value-type="float" office:value="6489035" calcext:value-type="float">
            <text:p>6489035</text:p>
          </table:table-cell>
          <table:table-cell office:value-type="float" office:value="3271485" calcext:value-type="float">
            <text:p>3271485</text:p>
          </table:table-cell>
          <table:table-cell office:value-type="float" office:value="6507229" calcext:value-type="float">
            <text:p>6507229</text:p>
          </table:table-cell>
          <table:table-cell office:value-type="float" office:value="6502236" calcext:value-type="float">
            <text:p>6502236</text:p>
          </table:table-cell>
          <table:table-cell office:value-type="float" office:value="6200188" calcext:value-type="float">
            <text:p>6200188</text:p>
          </table:table-cell>
          <table:table-cell office:value-type="float" office:value="5561559" calcext:value-type="float">
            <text:p>5561559</text:p>
          </table:table-cell>
          <table:table-cell office:value-type="float" office:value="5274526" calcext:value-type="float">
            <text:p>527452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178" calcext:value-type="float">
            <text:p>382178</text:p>
          </table:table-cell>
          <table:table-cell office:value-type="float" office:value="429454" calcext:value-type="float">
            <text:p>429454</text:p>
          </table:table-cell>
          <table:table-cell office:value-type="float" office:value="443539" calcext:value-type="float">
            <text:p>443539</text:p>
          </table:table-cell>
          <table:table-cell office:value-type="float" office:value="425630" calcext:value-type="float">
            <text:p>425630</text:p>
          </table:table-cell>
          <table:table-cell office:value-type="float" office:value="421991" calcext:value-type="float">
            <text:p>421991</text:p>
          </table:table-cell>
          <table:table-cell office:value-type="float" office:value="428906" calcext:value-type="float">
            <text:p>428906</text:p>
          </table:table-cell>
          <table:table-cell office:value-type="float" office:value="418740" calcext:value-type="float">
            <text:p>418740</text:p>
          </table:table-cell>
          <table:table-cell office:value-type="float" office:value="447596" calcext:value-type="float">
            <text:p>447596</text:p>
          </table:table-cell>
          <table:table-cell office:value-type="float" office:value="419900" calcext:value-type="float">
            <text:p>41990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069" calcext:value-type="float">
            <text:p>429069</text:p>
          </table:table-cell>
          <table:table-cell office:value-type="float" office:value="441127" calcext:value-type="float">
            <text:p>441127</text:p>
          </table:table-cell>
          <table:table-cell office:value-type="float" office:value="434607" calcext:value-type="float">
            <text:p>434607</text:p>
          </table:table-cell>
          <table:table-cell office:value-type="float" office:value="421256" calcext:value-type="float">
            <text:p>421256</text:p>
          </table:table-cell>
          <table:table-cell office:value-type="float" office:value="420701" calcext:value-type="float">
            <text:p>420701</text:p>
          </table:table-cell>
          <table:table-cell office:value-type="float" office:value="428838" calcext:value-type="float">
            <text:p>428838</text:p>
          </table:table-cell>
          <table:table-cell office:value-type="float" office:value="411481" calcext:value-type="float">
            <text:p>411481</text:p>
          </table:table-cell>
          <table:table-cell office:value-type="float" office:value="431540" calcext:value-type="float">
            <text:p>431540</text:p>
          </table:table-cell>
          <table:table-cell office:value-type="float" office:value="441995" calcext:value-type="float">
            <text:p>441995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104338" calcext:value-type="float">
            <text:p>4104338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812590" calcext:value-type="float">
            <text:p>6812590</text:p>
          </table:table-cell>
          <table:table-cell/>
          <table:table-cell office:value-type="float" office:value="7917784" calcext:value-type="float">
            <text:p>7917784</text:p>
          </table:table-cell>
          <table:table-cell/>
          <table:table-cell office:value-type="float" office:value="9977956" calcext:value-type="float">
            <text:p>9977956</text:p>
          </table:table-cell>
          <table:table-cell/>
          <table:table-cell office:value-type="float" office:value="11720614" calcext:value-type="float">
            <text:p>1172061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132864" calcext:value-type="float">
            <text:p>4132864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9434868" calcext:value-type="float">
            <text:p>943486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941742" calcext:value-type="float">
            <text:p>3941742</text:p>
          </table:table-cell>
          <table:table-cell/>
          <table:table-cell office:value-type="float" office:value="5398323" calcext:value-type="float">
            <text:p>5398323</text:p>
          </table:table-cell>
          <table:table-cell/>
          <table:table-cell office:value-type="float" office:value="6491676" calcext:value-type="float">
            <text:p>6491676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7540170" calcext:value-type="float">
            <text:p>7540170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10856530" calcext:value-type="float">
            <text:p>1085653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014717" calcext:value-type="float">
            <text:p>4014717</text:p>
          </table:table-cell>
          <table:table-cell/>
          <table:table-cell office:value-type="float" office:value="5363307" calcext:value-type="float">
            <text:p>5363307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6128613" calcext:value-type="float">
            <text:p>6128613</text:p>
          </table:table-cell>
          <table:table-cell/>
          <table:table-cell office:value-type="float" office:value="7755368" calcext:value-type="float">
            <text:p>7755368</text:p>
          </table:table-cell>
          <table:table-cell/>
          <table:table-cell office:value-type="float" office:value="7644933" calcext:value-type="float">
            <text:p>7644933</text:p>
          </table:table-cell>
          <table:table-cell/>
          <table:table-cell office:value-type="float" office:value="7369466" calcext:value-type="float">
            <text:p>7369466</text:p>
          </table:table-cell>
          <table:table-cell/>
          <table:table-cell office:value-type="float" office:value="7257394" calcext:value-type="float">
            <text:p>7257394</text:p>
          </table:table-cell>
          <table:table-cell/>
          <table:table-cell office:value-type="float" office:value="10878686" calcext:value-type="float">
            <text:p>1087868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604966" calcext:value-type="float">
            <text:p>3604966</text:p>
          </table:table-cell>
          <table:table-cell/>
          <table:table-cell office:value-type="float" office:value="5044577" calcext:value-type="float">
            <text:p>5044577</text:p>
          </table:table-cell>
          <table:table-cell/>
          <table:table-cell office:value-type="float" office:value="5900467" calcext:value-type="float">
            <text:p>5900467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6303124" calcext:value-type="float">
            <text:p>6303124</text:p>
          </table:table-cell>
          <table:table-cell/>
          <table:table-cell office:value-type="float" office:value="7036283" calcext:value-type="float">
            <text:p>7036283</text:p>
          </table:table-cell>
          <table:table-cell/>
          <table:table-cell office:value-type="float" office:value="6807652" calcext:value-type="float">
            <text:p>6807652</text:p>
          </table:table-cell>
          <table:table-cell/>
          <table:table-cell office:value-type="float" office:value="6962145" calcext:value-type="float">
            <text:p>6962145</text:p>
          </table:table-cell>
          <table:table-cell/>
          <table:table-cell office:value-type="float" office:value="10179991" calcext:value-type="float">
            <text:p>1017999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427880" calcext:value-type="float">
            <text:p>3427880</text:p>
          </table:table-cell>
          <table:table-cell/>
          <table:table-cell office:value-type="float" office:value="4253700" calcext:value-type="float">
            <text:p>4253700</text:p>
          </table:table-cell>
          <table:table-cell/>
          <table:table-cell office:value-type="float" office:value="5178081" calcext:value-type="float">
            <text:p>5178081</text:p>
          </table:table-cell>
          <table:table-cell/>
          <table:table-cell office:value-type="float" office:value="5278308" calcext:value-type="float">
            <text:p>5278308</text:p>
          </table:table-cell>
          <table:table-cell/>
          <table:table-cell office:value-type="float" office:value="6094733" calcext:value-type="float">
            <text:p>6094733</text:p>
          </table:table-cell>
          <table:table-cell/>
          <table:table-cell office:value-type="float" office:value="6158088" calcext:value-type="float">
            <text:p>6158088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6234064" calcext:value-type="float">
            <text:p>6234064</text:p>
          </table:table-cell>
          <table:table-cell/>
          <table:table-cell office:value-type="float" office:value="6086096" calcext:value-type="float">
            <text:p>6086096</text:p>
          </table:table-cell>
          <table:table-cell/>
          <table:table-cell office:value-type="float" office:value="7502762" calcext:value-type="float">
            <text:p>7502762</text:p>
          </table:table-cell>
          <table:table-cell/>
          <table:table-cell office:value-type="float" office:value="7342434" calcext:value-type="float">
            <text:p>734243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37878" calcext:value-type="float">
            <text:p>3237878</text:p>
          </table:table-cell>
          <table:table-cell/>
          <table:table-cell office:value-type="float" office:value="4253071" calcext:value-type="float">
            <text:p>4253071</text:p>
          </table:table-cell>
          <table:table-cell/>
          <table:table-cell office:value-type="float" office:value="4914286" calcext:value-type="float">
            <text:p>4914286</text:p>
          </table:table-cell>
          <table:table-cell/>
          <table:table-cell office:value-type="float" office:value="3499380" calcext:value-type="float">
            <text:p>3499380</text:p>
          </table:table-cell>
          <table:table-cell/>
          <table:table-cell office:value-type="float" office:value="5302587" calcext:value-type="float">
            <text:p>5302587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5676663" calcext:value-type="float">
            <text:p>5676663</text:p>
          </table:table-cell>
          <table:table-cell/>
          <table:table-cell office:value-type="float" office:value="5757516" calcext:value-type="float">
            <text:p>5757516</text:p>
          </table:table-cell>
          <table:table-cell/>
          <table:table-cell office:value-type="float" office:value="5988306" calcext:value-type="float">
            <text:p>5988306</text:p>
          </table:table-cell>
          <table:table-cell/>
          <table:table-cell office:value-type="float" office:value="5988306" calcext:value-type="float">
            <text:p>5988306</text:p>
          </table:table-cell>
          <table:table-cell/>
          <table:table-cell office:value-type="float" office:value="6045199" calcext:value-type="float">
            <text:p>6045199</text:p>
          </table:table-cell>
          <table:table-cell/>
          <table:table-cell office:value-type="float" office:value="5979968" calcext:value-type="float">
            <text:p>597996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253484" calcext:value-type="float">
            <text:p>3253484</text:p>
          </table:table-cell>
          <table:table-cell/>
          <table:table-cell office:value-type="float" office:value="4318501" calcext:value-type="float">
            <text:p>4318501</text:p>
          </table:table-cell>
          <table:table-cell/>
          <table:table-cell office:value-type="float" office:value="4954252" calcext:value-type="float">
            <text:p>4954252</text:p>
          </table:table-cell>
          <table:table-cell/>
          <table:table-cell office:value-type="float" office:value="5434171" calcext:value-type="float">
            <text:p>5434171</text:p>
          </table:table-cell>
          <table:table-cell/>
          <table:table-cell office:value-type="float" office:value="1620405" calcext:value-type="float">
            <text:p>1620405</text:p>
          </table:table-cell>
          <table:table-cell/>
          <table:table-cell office:value-type="float" office:value="4367909" calcext:value-type="float">
            <text:p>4367909</text:p>
          </table:table-cell>
          <table:table-cell/>
          <table:table-cell office:value-type="float" office:value="5483167" calcext:value-type="float">
            <text:p>5483167</text:p>
          </table:table-cell>
          <table:table-cell/>
          <table:table-cell office:value-type="float" office:value="5659741" calcext:value-type="float">
            <text:p>5659741</text:p>
          </table:table-cell>
          <table:table-cell/>
          <table:table-cell office:value-type="float" office:value="5700587" calcext:value-type="float">
            <text:p>5700587</text:p>
          </table:table-cell>
          <table:table-cell/>
          <table:table-cell office:value-type="float" office:value="5740589" calcext:value-type="float">
            <text:p>5740589</text:p>
          </table:table-cell>
          <table:table-cell/>
          <table:table-cell office:value-type="float" office:value="5178244" calcext:value-type="float">
            <text:p>5178244</text:p>
          </table:table-cell>
          <table:table-cell/>
          <table:table-cell office:value-type="float" office:value="5349148" calcext:value-type="float">
            <text:p>5349148</text:p>
          </table:table-cell>
          <table:table-cell/>
          <table:table-cell office:value-type="float" office:value="5509102" calcext:value-type="float">
            <text:p>55091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04079" calcext:value-type="float">
            <text:p>5604079</text:p>
          </table:table-cell>
          <table:table-cell/>
          <table:table-cell office:value-type="float" office:value="4906990" calcext:value-type="float">
            <text:p>4906990</text:p>
          </table:table-cell>
          <table:table-cell/>
          <table:table-cell office:value-type="float" office:value="5478753" calcext:value-type="float">
            <text:p>5478753</text:p>
          </table:table-cell>
          <table:table-cell/>
          <table:table-cell office:value-type="float" office:value="4910497" calcext:value-type="float">
            <text:p>4910497</text:p>
          </table:table-cell>
          <table:table-cell/>
          <table:table-cell office:value-type="float" office:value="5606365" calcext:value-type="float">
            <text:p>5606365</text:p>
          </table:table-cell>
          <table:table-cell/>
          <table:table-cell office:value-type="float" office:value="4941570" calcext:value-type="float">
            <text:p>4941570</text:p>
          </table:table-cell>
          <table:table-cell/>
          <table:table-cell office:value-type="float" office:value="5526560" calcext:value-type="float">
            <text:p>5526560</text:p>
          </table:table-cell>
          <table:table-cell/>
          <table:table-cell office:value-type="float" office:value="5004366" calcext:value-type="float">
            <text:p>5004366</text:p>
          </table:table-cell>
          <table:table-cell/>
          <table:table-cell office:value-type="float" office:value="4991281" calcext:value-type="float">
            <text:p>49912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29766" calcext:value-type="float">
            <text:p>5629766</text:p>
          </table:table-cell>
          <table:table-cell/>
          <table:table-cell office:value-type="float" office:value="5197082" calcext:value-type="float">
            <text:p>5197082</text:p>
          </table:table-cell>
          <table:table-cell/>
          <table:table-cell office:value-type="float" office:value="5384188" calcext:value-type="float">
            <text:p>5384188</text:p>
          </table:table-cell>
          <table:table-cell/>
          <table:table-cell office:value-type="float" office:value="5436365" calcext:value-type="float">
            <text:p>5436365</text:p>
          </table:table-cell>
          <table:table-cell/>
          <table:table-cell office:value-type="float" office:value="5141286" calcext:value-type="float">
            <text:p>5141286</text:p>
          </table:table-cell>
          <table:table-cell/>
          <table:table-cell office:value-type="float" office:value="5462727" calcext:value-type="float">
            <text:p>5462727</text:p>
          </table:table-cell>
          <table:table-cell/>
          <table:table-cell office:value-type="float" office:value="5359099" calcext:value-type="float">
            <text:p>5359099</text:p>
          </table:table-cell>
          <table:table-cell/>
          <table:table-cell office:value-type="float" office:value="4885692" calcext:value-type="float">
            <text:p>4885692</text:p>
          </table:table-cell>
          <table:table-cell/>
          <table:table-cell office:value-type="float" office:value="4519397" calcext:value-type="float">
            <text:p>45193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86705" calcext:value-type="float">
            <text:p>5486705</text:p>
          </table:table-cell>
          <table:table-cell/>
          <table:table-cell office:value-type="float" office:value="4876194" calcext:value-type="float">
            <text:p>4876194</text:p>
          </table:table-cell>
          <table:table-cell/>
          <table:table-cell office:value-type="float" office:value="5342891" calcext:value-type="float">
            <text:p>5342891</text:p>
          </table:table-cell>
          <table:table-cell/>
          <table:table-cell office:value-type="float" office:value="5232639" calcext:value-type="float">
            <text:p>5232639</text:p>
          </table:table-cell>
          <table:table-cell/>
          <table:table-cell office:value-type="float" office:value="5217443" calcext:value-type="float">
            <text:p>5217443</text:p>
          </table:table-cell>
          <table:table-cell/>
          <table:table-cell office:value-type="float" office:value="5291313" calcext:value-type="float">
            <text:p>5291313</text:p>
          </table:table-cell>
          <table:table-cell/>
          <table:table-cell office:value-type="float" office:value="4469493" calcext:value-type="float">
            <text:p>4469493</text:p>
          </table:table-cell>
          <table:table-cell/>
          <table:table-cell office:value-type="float" office:value="4640393" calcext:value-type="float">
            <text:p>4640393</text:p>
          </table:table-cell>
          <table:table-cell/>
          <table:table-cell office:value-type="float" office:value="4533776" calcext:value-type="float">
            <text:p>4533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80254" calcext:value-type="float">
            <text:p>5280254</text:p>
          </table:table-cell>
          <table:table-cell/>
          <table:table-cell office:value-type="float" office:value="5212022" calcext:value-type="float">
            <text:p>5212022</text:p>
          </table:table-cell>
          <table:table-cell/>
          <table:table-cell office:value-type="float" office:value="5223139" calcext:value-type="float">
            <text:p>5223139</text:p>
          </table:table-cell>
          <table:table-cell/>
          <table:table-cell office:value-type="float" office:value="5211009" calcext:value-type="float">
            <text:p>5211009</text:p>
          </table:table-cell>
          <table:table-cell/>
          <table:table-cell office:value-type="float" office:value="5281852" calcext:value-type="float">
            <text:p>5281852</text:p>
          </table:table-cell>
          <table:table-cell/>
          <table:table-cell office:value-type="float" office:value="5289653" calcext:value-type="float">
            <text:p>5289653</text:p>
          </table:table-cell>
          <table:table-cell/>
          <table:table-cell office:value-type="float" office:value="5217537" calcext:value-type="float">
            <text:p>5217537</text:p>
          </table:table-cell>
          <table:table-cell/>
          <table:table-cell office:value-type="float" office:value="4616929" calcext:value-type="float">
            <text:p>4616929</text:p>
          </table:table-cell>
          <table:table-cell/>
          <table:table-cell office:value-type="float" office:value="4484694" calcext:value-type="float">
            <text:p>44846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57539" calcext:value-type="float">
            <text:p>6457539</text:p>
          </table:table-cell>
          <table:table-cell/>
          <table:table-cell office:value-type="float" office:value="5243349" calcext:value-type="float">
            <text:p>5243349</text:p>
          </table:table-cell>
          <table:table-cell/>
          <table:table-cell office:value-type="float" office:value="5212749" calcext:value-type="float">
            <text:p>5212749</text:p>
          </table:table-cell>
          <table:table-cell/>
          <table:table-cell office:value-type="float" office:value="5253759" calcext:value-type="float">
            <text:p>5253759</text:p>
          </table:table-cell>
          <table:table-cell/>
          <table:table-cell office:value-type="float" office:value="5198331" calcext:value-type="float">
            <text:p>5198331</text:p>
          </table:table-cell>
          <table:table-cell/>
          <table:table-cell office:value-type="float" office:value="5278768" calcext:value-type="float">
            <text:p>5278768</text:p>
          </table:table-cell>
          <table:table-cell/>
          <table:table-cell office:value-type="float" office:value="5091158" calcext:value-type="float">
            <text:p>5091158</text:p>
          </table:table-cell>
          <table:table-cell/>
          <table:table-cell office:value-type="float" office:value="4697374" calcext:value-type="float">
            <text:p>4697374</text:p>
          </table:table-cell>
          <table:table-cell/>
          <table:table-cell office:value-type="float" office:value="4450736" calcext:value-type="float">
            <text:p>44507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7334" calcext:value-type="float">
            <text:p>437334</text:p>
          </table:table-cell>
          <table:table-cell/>
          <table:table-cell office:value-type="float" office:value="1700825" calcext:value-type="float">
            <text:p>1700825</text:p>
          </table:table-cell>
          <table:table-cell/>
          <table:table-cell office:value-type="float" office:value="5248154" calcext:value-type="float">
            <text:p>5248154</text:p>
          </table:table-cell>
          <table:table-cell/>
          <table:table-cell office:value-type="float" office:value="5916841" calcext:value-type="float">
            <text:p>5916841</text:p>
          </table:table-cell>
          <table:table-cell/>
          <table:table-cell office:value-type="float" office:value="5241642" calcext:value-type="float">
            <text:p>5241642</text:p>
          </table:table-cell>
          <table:table-cell/>
          <table:table-cell office:value-type="float" office:value="5041620" calcext:value-type="float">
            <text:p>5041620</text:p>
          </table:table-cell>
          <table:table-cell/>
          <table:table-cell office:value-type="float" office:value="5078565" calcext:value-type="float">
            <text:p>5078565</text:p>
          </table:table-cell>
          <table:table-cell/>
          <table:table-cell office:value-type="float" office:value="4643022" calcext:value-type="float">
            <text:p>4643022</text:p>
          </table:table-cell>
          <table:table-cell/>
          <table:table-cell office:value-type="float" office:value="4464442" calcext:value-type="float">
            <text:p>44644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0098" calcext:value-type="float">
            <text:p>430098</text:p>
          </table:table-cell>
          <table:table-cell/>
          <table:table-cell office:value-type="float" office:value="425529" calcext:value-type="float">
            <text:p>425529</text:p>
          </table:table-cell>
          <table:table-cell/>
          <table:table-cell office:value-type="float" office:value="439089" calcext:value-type="float">
            <text:p>439089</text:p>
          </table:table-cell>
          <table:table-cell/>
          <table:table-cell office:value-type="float" office:value="423804" calcext:value-type="float">
            <text:p>423804</text:p>
          </table:table-cell>
          <table:table-cell/>
          <table:table-cell office:value-type="float" office:value="436643" calcext:value-type="float">
            <text:p>436643</text:p>
          </table:table-cell>
          <table:table-cell/>
          <table:table-cell office:value-type="float" office:value="441196" calcext:value-type="float">
            <text:p>441196</text:p>
          </table:table-cell>
          <table:table-cell/>
          <table:table-cell office:value-type="float" office:value="441352" calcext:value-type="float">
            <text:p>441352</text:p>
          </table:table-cell>
          <table:table-cell/>
          <table:table-cell office:value-type="float" office:value="449784" calcext:value-type="float">
            <text:p>449784</text:p>
          </table:table-cell>
          <table:table-cell/>
          <table:table-cell office:value-type="float" office:value="399595" calcext:value-type="float">
            <text:p>3995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096" calcext:value-type="float">
            <text:p>442096</text:p>
          </table:table-cell>
          <table:table-cell/>
          <table:table-cell office:value-type="float" office:value="440479" calcext:value-type="float">
            <text:p>440479</text:p>
          </table:table-cell>
          <table:table-cell/>
          <table:table-cell office:value-type="float" office:value="426273" calcext:value-type="float">
            <text:p>426273</text:p>
          </table:table-cell>
          <table:table-cell/>
          <table:table-cell office:value-type="float" office:value="434347" calcext:value-type="float">
            <text:p>434347</text:p>
          </table:table-cell>
          <table:table-cell/>
          <table:table-cell office:value-type="float" office:value="424876" calcext:value-type="float">
            <text:p>424876</text:p>
          </table:table-cell>
          <table:table-cell/>
          <table:table-cell office:value-type="float" office:value="435697" calcext:value-type="float">
            <text:p>435697</text:p>
          </table:table-cell>
          <table:table-cell/>
          <table:table-cell office:value-type="float" office:value="434144" calcext:value-type="float">
            <text:p>434144</text:p>
          </table:table-cell>
          <table:table-cell/>
          <table:table-cell office:value-type="float" office:value="437795" calcext:value-type="float">
            <text:p>437795</text:p>
          </table:table-cell>
          <table:table-cell/>
          <table:table-cell office:value-type="float" office:value="433102" calcext:value-type="float">
            <text:p>43310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923952" calcext:value-type="float">
            <text:p>2923952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969325" calcext:value-type="float">
            <text:p>2969325</text:p>
          </table:table-cell>
          <table:table-cell/>
          <table:table-cell office:value-type="float" office:value="4889281" calcext:value-type="float">
            <text:p>4889281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7917784" calcext:value-type="float">
            <text:p>7917784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10567140" calcext:value-type="float">
            <text:p>1056714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52087" calcext:value-type="float">
            <text:p>3052087</text:p>
          </table:table-cell>
          <table:table-cell/>
          <table:table-cell office:value-type="float" office:value="5022044" calcext:value-type="float">
            <text:p>5022044</text:p>
          </table:table-cell>
          <table:table-cell/>
          <table:table-cell office:value-type="float" office:value="6554972" calcext:value-type="float">
            <text:p>6554972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778562" calcext:value-type="float">
            <text:p>9778562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08498" calcext:value-type="float">
            <text:p>3008498</text:p>
          </table:table-cell>
          <table:table-cell/>
          <table:table-cell office:value-type="float" office:value="4827914" calcext:value-type="float">
            <text:p>4827914</text:p>
          </table:table-cell>
          <table:table-cell/>
          <table:table-cell office:value-type="float" office:value="5115422" calcext:value-type="float">
            <text:p>5115422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9681823" calcext:value-type="float">
            <text:p>9681823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8562340" calcext:value-type="float">
            <text:p>8562340</text:p>
          </table:table-cell>
          <table:table-cell/>
          <table:table-cell office:value-type="float" office:value="10485468" calcext:value-type="float">
            <text:p>1048546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55164" calcext:value-type="float">
            <text:p>3055164</text:p>
          </table:table-cell>
          <table:table-cell/>
          <table:table-cell office:value-type="float" office:value="4826859" calcext:value-type="float">
            <text:p>4826859</text:p>
          </table:table-cell>
          <table:table-cell/>
          <table:table-cell office:value-type="float" office:value="6692005" calcext:value-type="float">
            <text:p>6692005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9569770" calcext:value-type="float">
            <text:p>9569770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10255274" calcext:value-type="float">
            <text:p>10255274</text:p>
          </table:table-cell>
          <table:table-cell/>
          <table:table-cell office:value-type="float" office:value="10662628" calcext:value-type="float">
            <text:p>1066262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41954" calcext:value-type="float">
            <text:p>2941954</text:p>
          </table:table-cell>
          <table:table-cell/>
          <table:table-cell office:value-type="float" office:value="4603874" calcext:value-type="float">
            <text:p>4603874</text:p>
          </table:table-cell>
          <table:table-cell/>
          <table:table-cell office:value-type="float" office:value="6498636" calcext:value-type="float">
            <text:p>6498636</text:p>
          </table:table-cell>
          <table:table-cell/>
          <table:table-cell office:value-type="float" office:value="8253158" calcext:value-type="float">
            <text:p>8253158</text:p>
          </table:table-cell>
          <table:table-cell/>
          <table:table-cell office:value-type="float" office:value="9441504" calcext:value-type="float">
            <text:p>9441504</text:p>
          </table:table-cell>
          <table:table-cell/>
          <table:table-cell office:value-type="float" office:value="9483197" calcext:value-type="float">
            <text:p>9483197</text:p>
          </table:table-cell>
          <table:table-cell/>
          <table:table-cell office:value-type="float" office:value="9472740" calcext:value-type="float">
            <text:p>9472740</text:p>
          </table:table-cell>
          <table:table-cell/>
          <table:table-cell office:value-type="float" office:value="9697312" calcext:value-type="float">
            <text:p>9697312</text:p>
          </table:table-cell>
          <table:table-cell/>
          <table:table-cell office:value-type="float" office:value="9101380" calcext:value-type="float">
            <text:p>9101380</text:p>
          </table:table-cell>
          <table:table-cell/>
          <table:table-cell office:value-type="float" office:value="10240672" calcext:value-type="float">
            <text:p>102406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88575" calcext:value-type="float">
            <text:p>2788575</text:p>
          </table:table-cell>
          <table:table-cell/>
          <table:table-cell office:value-type="float" office:value="4457897" calcext:value-type="float">
            <text:p>4457897</text:p>
          </table:table-cell>
          <table:table-cell/>
          <table:table-cell office:value-type="float" office:value="5894001" calcext:value-type="float">
            <text:p>5894001</text:p>
          </table:table-cell>
          <table:table-cell/>
          <table:table-cell office:value-type="float" office:value="7355007" calcext:value-type="float">
            <text:p>7355007</text:p>
          </table:table-cell>
          <table:table-cell/>
          <table:table-cell office:value-type="float" office:value="8480511" calcext:value-type="float">
            <text:p>8480511</text:p>
          </table:table-cell>
          <table:table-cell/>
          <table:table-cell office:value-type="float" office:value="7816828" calcext:value-type="float">
            <text:p>7816828</text:p>
          </table:table-cell>
          <table:table-cell/>
          <table:table-cell office:value-type="float" office:value="8142867" calcext:value-type="float">
            <text:p>8142867</text:p>
          </table:table-cell>
          <table:table-cell/>
          <table:table-cell office:value-type="float" office:value="8712759" calcext:value-type="float">
            <text:p>8712759</text:p>
          </table:table-cell>
          <table:table-cell/>
          <table:table-cell office:value-type="float" office:value="8752710" calcext:value-type="float">
            <text:p>8752710</text:p>
          </table:table-cell>
          <table:table-cell/>
          <table:table-cell office:value-type="float" office:value="9139172" calcext:value-type="float">
            <text:p>9139172</text:p>
          </table:table-cell>
          <table:table-cell/>
          <table:table-cell office:value-type="float" office:value="7447471" calcext:value-type="float">
            <text:p>74474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33940" calcext:value-type="float">
            <text:p>2533940</text:p>
          </table:table-cell>
          <table:table-cell/>
          <table:table-cell office:value-type="float" office:value="3879035" calcext:value-type="float">
            <text:p>3879035</text:p>
          </table:table-cell>
          <table:table-cell/>
          <table:table-cell office:value-type="float" office:value="5181053" calcext:value-type="float">
            <text:p>5181053</text:p>
          </table:table-cell>
          <table:table-cell/>
          <table:table-cell office:value-type="float" office:value="6277120" calcext:value-type="float">
            <text:p>6277120</text:p>
          </table:table-cell>
          <table:table-cell/>
          <table:table-cell office:value-type="float" office:value="7256842" calcext:value-type="float">
            <text:p>7256842</text:p>
          </table:table-cell>
          <table:table-cell/>
          <table:table-cell office:value-type="float" office:value="7365738" calcext:value-type="float">
            <text:p>7365738</text:p>
          </table:table-cell>
          <table:table-cell/>
          <table:table-cell office:value-type="float" office:value="7307775" calcext:value-type="float">
            <text:p>7307775</text:p>
          </table:table-cell>
          <table:table-cell/>
          <table:table-cell office:value-type="float" office:value="7473073" calcext:value-type="float">
            <text:p>7473073</text:p>
          </table:table-cell>
          <table:table-cell/>
          <table:table-cell office:value-type="float" office:value="7111158" calcext:value-type="float">
            <text:p>7111158</text:p>
          </table:table-cell>
          <table:table-cell/>
          <table:table-cell office:value-type="float" office:value="7434267" calcext:value-type="float">
            <text:p>7434267</text:p>
          </table:table-cell>
          <table:table-cell/>
          <table:table-cell office:value-type="float" office:value="7224798" calcext:value-type="float">
            <text:p>7224798</text:p>
          </table:table-cell>
          <table:table-cell/>
          <table:table-cell office:value-type="float" office:value="6000856" calcext:value-type="float">
            <text:p>60008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476751" calcext:value-type="float">
            <text:p>2476751</text:p>
          </table:table-cell>
          <table:table-cell/>
          <table:table-cell office:value-type="float" office:value="3776043" calcext:value-type="float">
            <text:p>3776043</text:p>
          </table:table-cell>
          <table:table-cell/>
          <table:table-cell office:value-type="float" office:value="5004402" calcext:value-type="float">
            <text:p>5004402</text:p>
          </table:table-cell>
          <table:table-cell/>
          <table:table-cell office:value-type="float" office:value="4720131" calcext:value-type="float">
            <text:p>4720131</text:p>
          </table:table-cell>
          <table:table-cell/>
          <table:table-cell office:value-type="float" office:value="6475757" calcext:value-type="float">
            <text:p>6475757</text:p>
          </table:table-cell>
          <table:table-cell/>
          <table:table-cell office:value-type="float" office:value="6775862" calcext:value-type="float">
            <text:p>6775862</text:p>
          </table:table-cell>
          <table:table-cell/>
          <table:table-cell office:value-type="float" office:value="5080244" calcext:value-type="float">
            <text:p>5080244</text:p>
          </table:table-cell>
          <table:table-cell/>
          <table:table-cell office:value-type="float" office:value="7034583" calcext:value-type="float">
            <text:p>7034583</text:p>
          </table:table-cell>
          <table:table-cell/>
          <table:table-cell office:value-type="float" office:value="7013761" calcext:value-type="float">
            <text:p>7013761</text:p>
          </table:table-cell>
          <table:table-cell/>
          <table:table-cell office:value-type="float" office:value="6989507" calcext:value-type="float">
            <text:p>6989507</text:p>
          </table:table-cell>
          <table:table-cell/>
          <table:table-cell office:value-type="float" office:value="6343059" calcext:value-type="float">
            <text:p>6343059</text:p>
          </table:table-cell>
          <table:table-cell/>
          <table:table-cell office:value-type="float" office:value="5722423" calcext:value-type="float">
            <text:p>5722423</text:p>
          </table:table-cell>
          <table:table-cell/>
          <table:table-cell office:value-type="float" office:value="5601611" calcext:value-type="float">
            <text:p>5601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85920" calcext:value-type="float">
            <text:p>5685920</text:p>
          </table:table-cell>
          <table:table-cell/>
          <table:table-cell office:value-type="float" office:value="6727045" calcext:value-type="float">
            <text:p>6727045</text:p>
          </table:table-cell>
          <table:table-cell/>
          <table:table-cell office:value-type="float" office:value="6767456" calcext:value-type="float">
            <text:p>6767456</text:p>
          </table:table-cell>
          <table:table-cell/>
          <table:table-cell office:value-type="float" office:value="6898227" calcext:value-type="float">
            <text:p>6898227</text:p>
          </table:table-cell>
          <table:table-cell/>
          <table:table-cell office:value-type="float" office:value="6074970" calcext:value-type="float">
            <text:p>6074970</text:p>
          </table:table-cell>
          <table:table-cell/>
          <table:table-cell office:value-type="float" office:value="6826616" calcext:value-type="float">
            <text:p>6826616</text:p>
          </table:table-cell>
          <table:table-cell/>
          <table:table-cell office:value-type="float" office:value="5732640" calcext:value-type="float">
            <text:p>5732640</text:p>
          </table:table-cell>
          <table:table-cell/>
          <table:table-cell office:value-type="float" office:value="5653410" calcext:value-type="float">
            <text:p>5653410</text:p>
          </table:table-cell>
          <table:table-cell/>
          <table:table-cell office:value-type="float" office:value="5453103" calcext:value-type="float">
            <text:p>54531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01008" calcext:value-type="float">
            <text:p>6601008</text:p>
          </table:table-cell>
          <table:table-cell/>
          <table:table-cell office:value-type="float" office:value="6633185" calcext:value-type="float">
            <text:p>6633185</text:p>
          </table:table-cell>
          <table:table-cell/>
          <table:table-cell office:value-type="float" office:value="6520987" calcext:value-type="float">
            <text:p>6520987</text:p>
          </table:table-cell>
          <table:table-cell/>
          <table:table-cell office:value-type="float" office:value="6684643" calcext:value-type="float">
            <text:p>6684643</text:p>
          </table:table-cell>
          <table:table-cell/>
          <table:table-cell office:value-type="float" office:value="6747158" calcext:value-type="float">
            <text:p>6747158</text:p>
          </table:table-cell>
          <table:table-cell/>
          <table:table-cell office:value-type="float" office:value="6743681" calcext:value-type="float">
            <text:p>6743681</text:p>
          </table:table-cell>
          <table:table-cell/>
          <table:table-cell office:value-type="float" office:value="6071053" calcext:value-type="float">
            <text:p>6071053</text:p>
          </table:table-cell>
          <table:table-cell/>
          <table:table-cell office:value-type="float" office:value="5704304" calcext:value-type="float">
            <text:p>5704304</text:p>
          </table:table-cell>
          <table:table-cell/>
          <table:table-cell office:value-type="float" office:value="5435075" calcext:value-type="float">
            <text:p>54350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63195" calcext:value-type="float">
            <text:p>6163195</text:p>
          </table:table-cell>
          <table:table-cell/>
          <table:table-cell office:value-type="float" office:value="6304553" calcext:value-type="float">
            <text:p>6304553</text:p>
          </table:table-cell>
          <table:table-cell/>
          <table:table-cell office:value-type="float" office:value="6239156" calcext:value-type="float">
            <text:p>6239156</text:p>
          </table:table-cell>
          <table:table-cell/>
          <table:table-cell office:value-type="float" office:value="6693824" calcext:value-type="float">
            <text:p>6693824</text:p>
          </table:table-cell>
          <table:table-cell/>
          <table:table-cell office:value-type="float" office:value="6389700" calcext:value-type="float">
            <text:p>6389700</text:p>
          </table:table-cell>
          <table:table-cell/>
          <table:table-cell office:value-type="float" office:value="6481684" calcext:value-type="float">
            <text:p>6481684</text:p>
          </table:table-cell>
          <table:table-cell/>
          <table:table-cell office:value-type="float" office:value="6396838" calcext:value-type="float">
            <text:p>6396838</text:p>
          </table:table-cell>
          <table:table-cell/>
          <table:table-cell office:value-type="float" office:value="5301416" calcext:value-type="float">
            <text:p>5301416</text:p>
          </table:table-cell>
          <table:table-cell/>
          <table:table-cell office:value-type="float" office:value="5257812" calcext:value-type="float">
            <text:p>52578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90572" calcext:value-type="float">
            <text:p>6090572</text:p>
          </table:table-cell>
          <table:table-cell/>
          <table:table-cell office:value-type="float" office:value="5441138" calcext:value-type="float">
            <text:p>5441138</text:p>
          </table:table-cell>
          <table:table-cell/>
          <table:table-cell office:value-type="float" office:value="6411751" calcext:value-type="float">
            <text:p>6411751</text:p>
          </table:table-cell>
          <table:table-cell/>
          <table:table-cell office:value-type="float" office:value="6451177" calcext:value-type="float">
            <text:p>6451177</text:p>
          </table:table-cell>
          <table:table-cell/>
          <table:table-cell office:value-type="float" office:value="6622813" calcext:value-type="float">
            <text:p>6622813</text:p>
          </table:table-cell>
          <table:table-cell/>
          <table:table-cell office:value-type="float" office:value="6634883" calcext:value-type="float">
            <text:p>6634883</text:p>
          </table:table-cell>
          <table:table-cell/>
          <table:table-cell office:value-type="float" office:value="6243436" calcext:value-type="float">
            <text:p>6243436</text:p>
          </table:table-cell>
          <table:table-cell/>
          <table:table-cell office:value-type="float" office:value="5494184" calcext:value-type="float">
            <text:p>5494184</text:p>
          </table:table-cell>
          <table:table-cell/>
          <table:table-cell office:value-type="float" office:value="5235749" calcext:value-type="float">
            <text:p>52357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96302" calcext:value-type="float">
            <text:p>6196302</text:p>
          </table:table-cell>
          <table:table-cell/>
          <table:table-cell office:value-type="float" office:value="6287561" calcext:value-type="float">
            <text:p>6287561</text:p>
          </table:table-cell>
          <table:table-cell/>
          <table:table-cell office:value-type="float" office:value="6243078" calcext:value-type="float">
            <text:p>6243078</text:p>
          </table:table-cell>
          <table:table-cell/>
          <table:table-cell office:value-type="float" office:value="6530411" calcext:value-type="float">
            <text:p>6530411</text:p>
          </table:table-cell>
          <table:table-cell/>
          <table:table-cell office:value-type="float" office:value="6458506" calcext:value-type="float">
            <text:p>6458506</text:p>
          </table:table-cell>
          <table:table-cell/>
          <table:table-cell office:value-type="float" office:value="6604530" calcext:value-type="float">
            <text:p>6604530</text:p>
          </table:table-cell>
          <table:table-cell/>
          <table:table-cell office:value-type="float" office:value="6195499" calcext:value-type="float">
            <text:p>6195499</text:p>
          </table:table-cell>
          <table:table-cell/>
          <table:table-cell office:value-type="float" office:value="5514697" calcext:value-type="float">
            <text:p>5514697</text:p>
          </table:table-cell>
          <table:table-cell/>
          <table:table-cell office:value-type="float" office:value="5193899" calcext:value-type="float">
            <text:p>51938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4060" calcext:value-type="float">
            <text:p>274060</text:p>
          </table:table-cell>
          <table:table-cell/>
          <table:table-cell office:value-type="float" office:value="6278790" calcext:value-type="float">
            <text:p>6278790</text:p>
          </table:table-cell>
          <table:table-cell/>
          <table:table-cell office:value-type="float" office:value="6391182" calcext:value-type="float">
            <text:p>6391182</text:p>
          </table:table-cell>
          <table:table-cell/>
          <table:table-cell office:value-type="float" office:value="6595485" calcext:value-type="float">
            <text:p>6595485</text:p>
          </table:table-cell>
          <table:table-cell/>
          <table:table-cell office:value-type="float" office:value="6472371" calcext:value-type="float">
            <text:p>6472371</text:p>
          </table:table-cell>
          <table:table-cell/>
          <table:table-cell office:value-type="float" office:value="6437046" calcext:value-type="float">
            <text:p>6437046</text:p>
          </table:table-cell>
          <table:table-cell/>
          <table:table-cell office:value-type="float" office:value="6189098" calcext:value-type="float">
            <text:p>6189098</text:p>
          </table:table-cell>
          <table:table-cell/>
          <table:table-cell office:value-type="float" office:value="5592947" calcext:value-type="float">
            <text:p>5592947</text:p>
          </table:table-cell>
          <table:table-cell/>
          <table:table-cell office:value-type="float" office:value="5287506" calcext:value-type="float">
            <text:p>52875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891" calcext:value-type="float">
            <text:p>174891</text:p>
          </table:table-cell>
          <table:table-cell/>
          <table:table-cell office:value-type="float" office:value="244473" calcext:value-type="float">
            <text:p>244473</text:p>
          </table:table-cell>
          <table:table-cell/>
          <table:table-cell office:value-type="float" office:value="307143" calcext:value-type="float">
            <text:p>307143</text:p>
          </table:table-cell>
          <table:table-cell/>
          <table:table-cell office:value-type="float" office:value="333297" calcext:value-type="float">
            <text:p>333297</text:p>
          </table:table-cell>
          <table:table-cell/>
          <table:table-cell office:value-type="float" office:value="380674" calcext:value-type="float">
            <text:p>380674</text:p>
          </table:table-cell>
          <table:table-cell/>
          <table:table-cell office:value-type="float" office:value="446355" calcext:value-type="float">
            <text:p>446355</text:p>
          </table:table-cell>
          <table:table-cell/>
          <table:table-cell office:value-type="float" office:value="450788" calcext:value-type="float">
            <text:p>450788</text:p>
          </table:table-cell>
          <table:table-cell/>
          <table:table-cell office:value-type="float" office:value="474895" calcext:value-type="float">
            <text:p>474895</text:p>
          </table:table-cell>
          <table:table-cell/>
          <table:table-cell office:value-type="float" office:value="417304" calcext:value-type="float">
            <text:p>4173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534" calcext:value-type="float">
            <text:p>153534</text:p>
          </table:table-cell>
          <table:table-cell/>
          <table:table-cell office:value-type="float" office:value="220304" calcext:value-type="float">
            <text:p>220304</text:p>
          </table:table-cell>
          <table:table-cell/>
          <table:table-cell office:value-type="float" office:value="256317" calcext:value-type="float">
            <text:p>256317</text:p>
          </table:table-cell>
          <table:table-cell/>
          <table:table-cell office:value-type="float" office:value="277298" calcext:value-type="float">
            <text:p>277298</text:p>
          </table:table-cell>
          <table:table-cell/>
          <table:table-cell office:value-type="float" office:value="340565" calcext:value-type="float">
            <text:p>340565</text:p>
          </table:table-cell>
          <table:table-cell/>
          <table:table-cell office:value-type="float" office:value="373878" calcext:value-type="float">
            <text:p>373878</text:p>
          </table:table-cell>
          <table:table-cell/>
          <table:table-cell office:value-type="float" office:value="398492" calcext:value-type="float">
            <text:p>398492</text:p>
          </table:table-cell>
          <table:table-cell/>
          <table:table-cell office:value-type="float" office:value="414110" calcext:value-type="float">
            <text:p>414110</text:p>
          </table:table-cell>
          <table:table-cell/>
          <table:table-cell office:value-type="float" office:value="426810" calcext:value-type="float">
            <text:p>42681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38743" calcext:value-type="float">
            <text:p>1638743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2923952" calcext:value-type="float">
            <text:p>292395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27299" calcext:value-type="float">
            <text:p>1827299</text:p>
          </table:table-cell>
          <table:table-cell/>
          <table:table-cell office:value-type="float" office:value="2420455" calcext:value-type="float">
            <text:p>2420455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359523" calcext:value-type="float">
            <text:p>335952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55098" calcext:value-type="float">
            <text:p>1855098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2842047" calcext:value-type="float">
            <text:p>2842047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315268" calcext:value-type="float">
            <text:p>315268</text:p>
          </table:table-cell>
          <table:table-cell/>
          <table:table-cell office:value-type="float" office:value="3499745" calcext:value-type="float">
            <text:p>3499745</text:p>
          </table:table-cell>
          <table:table-cell/>
          <table:table-cell office:value-type="float" office:value="3197509" calcext:value-type="float">
            <text:p>319750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15584" calcext:value-type="float">
            <text:p>1815584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2875558" calcext:value-type="float">
            <text:p>2875558</text:p>
          </table:table-cell>
          <table:table-cell/>
          <table:table-cell office:value-type="float" office:value="3220553" calcext:value-type="float">
            <text:p>3220553</text:p>
          </table:table-cell>
          <table:table-cell/>
          <table:table-cell office:value-type="float" office:value="577155" calcext:value-type="float">
            <text:p>577155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3284589" calcext:value-type="float">
            <text:p>3284589</text:p>
          </table:table-cell>
          <table:table-cell/>
          <table:table-cell office:value-type="float" office:value="3304808" calcext:value-type="float">
            <text:p>330480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51434" calcext:value-type="float">
            <text:p>1851434</text:p>
          </table:table-cell>
          <table:table-cell/>
          <table:table-cell office:value-type="float" office:value="2432298" calcext:value-type="float">
            <text:p>2432298</text:p>
          </table:table-cell>
          <table:table-cell/>
          <table:table-cell office:value-type="float" office:value="2918161" calcext:value-type="float">
            <text:p>2918161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3447541" calcext:value-type="float">
            <text:p>3447541</text:p>
          </table:table-cell>
          <table:table-cell/>
          <table:table-cell office:value-type="float" office:value="3495237" calcext:value-type="float">
            <text:p>3495237</text:p>
          </table:table-cell>
          <table:table-cell/>
          <table:table-cell office:value-type="float" office:value="3668386" calcext:value-type="float">
            <text:p>3668386</text:p>
          </table:table-cell>
          <table:table-cell/>
          <table:table-cell office:value-type="float" office:value="3458646" calcext:value-type="float">
            <text:p>3458646</text:p>
          </table:table-cell>
          <table:table-cell/>
          <table:table-cell office:value-type="float" office:value="3518141" calcext:value-type="float">
            <text:p>351814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66644" calcext:value-type="float">
            <text:p>1866644</text:p>
          </table:table-cell>
          <table:table-cell/>
          <table:table-cell office:value-type="float" office:value="2461436" calcext:value-type="float">
            <text:p>2461436</text:p>
          </table:table-cell>
          <table:table-cell/>
          <table:table-cell office:value-type="float" office:value="1445191" calcext:value-type="float">
            <text:p>1445191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3548378" calcext:value-type="float">
            <text:p>3548378</text:p>
          </table:table-cell>
          <table:table-cell/>
          <table:table-cell office:value-type="float" office:value="3536690" calcext:value-type="float">
            <text:p>3536690</text:p>
          </table:table-cell>
          <table:table-cell/>
          <table:table-cell office:value-type="float" office:value="3368858" calcext:value-type="float">
            <text:p>3368858</text:p>
          </table:table-cell>
          <table:table-cell/>
          <table:table-cell office:value-type="float" office:value="3592903" calcext:value-type="float">
            <text:p>3592903</text:p>
          </table:table-cell>
          <table:table-cell/>
          <table:table-cell office:value-type="float" office:value="3282603" calcext:value-type="float">
            <text:p>3282603</text:p>
          </table:table-cell>
          <table:table-cell/>
          <table:table-cell office:value-type="float" office:value="3483621" calcext:value-type="float">
            <text:p>348362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90222" calcext:value-type="float">
            <text:p>1890222</text:p>
          </table:table-cell>
          <table:table-cell/>
          <table:table-cell office:value-type="float" office:value="2536221" calcext:value-type="float">
            <text:p>2536221</text:p>
          </table:table-cell>
          <table:table-cell/>
          <table:table-cell office:value-type="float" office:value="2955012" calcext:value-type="float">
            <text:p>2955012</text:p>
          </table:table-cell>
          <table:table-cell/>
          <table:table-cell office:value-type="float" office:value="3356881" calcext:value-type="float">
            <text:p>3356881</text:p>
          </table:table-cell>
          <table:table-cell/>
          <table:table-cell office:value-type="float" office:value="3524939" calcext:value-type="float">
            <text:p>3524939</text:p>
          </table:table-cell>
          <table:table-cell/>
          <table:table-cell office:value-type="float" office:value="3450600" calcext:value-type="float">
            <text:p>3450600</text:p>
          </table:table-cell>
          <table:table-cell/>
          <table:table-cell office:value-type="float" office:value="3631489" calcext:value-type="float">
            <text:p>3631489</text:p>
          </table:table-cell>
          <table:table-cell/>
          <table:table-cell office:value-type="float" office:value="3483484" calcext:value-type="float">
            <text:p>3483484</text:p>
          </table:table-cell>
          <table:table-cell/>
          <table:table-cell office:value-type="float" office:value="3608605" calcext:value-type="float">
            <text:p>3608605</text:p>
          </table:table-cell>
          <table:table-cell/>
          <table:table-cell office:value-type="float" office:value="3438858" calcext:value-type="float">
            <text:p>3438858</text:p>
          </table:table-cell>
          <table:table-cell/>
          <table:table-cell office:value-type="float" office:value="3310948" calcext:value-type="float">
            <text:p>331094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04436" calcext:value-type="float">
            <text:p>1804436</text:p>
          </table:table-cell>
          <table:table-cell/>
          <table:table-cell office:value-type="float" office:value="2419392" calcext:value-type="float">
            <text:p>2419392</text:p>
          </table:table-cell>
          <table:table-cell/>
          <table:table-cell office:value-type="float" office:value="2889605" calcext:value-type="float">
            <text:p>2889605</text:p>
          </table:table-cell>
          <table:table-cell/>
          <table:table-cell office:value-type="float" office:value="3192748" calcext:value-type="float">
            <text:p>3192748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3512976" calcext:value-type="float">
            <text:p>3512976</text:p>
          </table:table-cell>
          <table:table-cell/>
          <table:table-cell office:value-type="float" office:value="3499380" calcext:value-type="float">
            <text:p>3499380</text:p>
          </table:table-cell>
          <table:table-cell/>
          <table:table-cell office:value-type="float" office:value="3417585" calcext:value-type="float">
            <text:p>3417585</text:p>
          </table:table-cell>
          <table:table-cell/>
          <table:table-cell office:value-type="float" office:value="3490493" calcext:value-type="float">
            <text:p>3490493</text:p>
          </table:table-cell>
          <table:table-cell/>
          <table:table-cell office:value-type="float" office:value="3416226" calcext:value-type="float">
            <text:p>3416226</text:p>
          </table:table-cell>
          <table:table-cell/>
          <table:table-cell office:value-type="float" office:value="3262473" calcext:value-type="float">
            <text:p>3262473</text:p>
          </table:table-cell>
          <table:table-cell/>
          <table:table-cell office:value-type="float" office:value="2960564" calcext:value-type="float">
            <text:p>296056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66485" calcext:value-type="float">
            <text:p>1766485</text:p>
          </table:table-cell>
          <table:table-cell/>
          <table:table-cell office:value-type="float" office:value="2121180" calcext:value-type="float">
            <text:p>2121180</text:p>
          </table:table-cell>
          <table:table-cell/>
          <table:table-cell office:value-type="float" office:value="2836505" calcext:value-type="float">
            <text:p>2836505</text:p>
          </table:table-cell>
          <table:table-cell/>
          <table:table-cell office:value-type="float" office:value="3131468" calcext:value-type="float">
            <text:p>3131468</text:p>
          </table:table-cell>
          <table:table-cell/>
          <table:table-cell office:value-type="float" office:value="2765726" calcext:value-type="float">
            <text:p>2765726</text:p>
          </table:table-cell>
          <table:table-cell/>
          <table:table-cell office:value-type="float" office:value="3362864" calcext:value-type="float">
            <text:p>3362864</text:p>
          </table:table-cell>
          <table:table-cell/>
          <table:table-cell office:value-type="float" office:value="3270206" calcext:value-type="float">
            <text:p>3270206</text:p>
          </table:table-cell>
          <table:table-cell/>
          <table:table-cell office:value-type="float" office:value="3400640" calcext:value-type="float">
            <text:p>3400640</text:p>
          </table:table-cell>
          <table:table-cell/>
          <table:table-cell office:value-type="float" office:value="2878929" calcext:value-type="float">
            <text:p>2878929</text:p>
          </table:table-cell>
          <table:table-cell/>
          <table:table-cell office:value-type="float" office:value="3299251" calcext:value-type="float">
            <text:p>3299251</text:p>
          </table:table-cell>
          <table:table-cell/>
          <table:table-cell office:value-type="float" office:value="2968084" calcext:value-type="float">
            <text:p>2968084</text:p>
          </table:table-cell>
          <table:table-cell/>
          <table:table-cell office:value-type="float" office:value="2938260" calcext:value-type="float">
            <text:p>2938260</text:p>
          </table:table-cell>
          <table:table-cell/>
          <table:table-cell office:value-type="float" office:value="2846374" calcext:value-type="float">
            <text:p>2846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20384" calcext:value-type="float">
            <text:p>3220384</text:p>
          </table:table-cell>
          <table:table-cell/>
          <table:table-cell office:value-type="float" office:value="3294570" calcext:value-type="float">
            <text:p>3294570</text:p>
          </table:table-cell>
          <table:table-cell/>
          <table:table-cell office:value-type="float" office:value="3077670" calcext:value-type="float">
            <text:p>3077670</text:p>
          </table:table-cell>
          <table:table-cell/>
          <table:table-cell office:value-type="float" office:value="3300900" calcext:value-type="float">
            <text:p>3300900</text:p>
          </table:table-cell>
          <table:table-cell/>
          <table:table-cell office:value-type="float" office:value="3305505" calcext:value-type="float">
            <text:p>3305505</text:p>
          </table:table-cell>
          <table:table-cell/>
          <table:table-cell office:value-type="float" office:value="3259565" calcext:value-type="float">
            <text:p>3259565</text:p>
          </table:table-cell>
          <table:table-cell/>
          <table:table-cell office:value-type="float" office:value="3086656" calcext:value-type="float">
            <text:p>3086656</text:p>
          </table:table-cell>
          <table:table-cell/>
          <table:table-cell office:value-type="float" office:value="2913212" calcext:value-type="float">
            <text:p>2913212</text:p>
          </table:table-cell>
          <table:table-cell/>
          <table:table-cell office:value-type="float" office:value="2608058" calcext:value-type="float">
            <text:p>26080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37297" calcext:value-type="float">
            <text:p>3037297</text:p>
          </table:table-cell>
          <table:table-cell/>
          <table:table-cell office:value-type="float" office:value="3140033" calcext:value-type="float">
            <text:p>3140033</text:p>
          </table:table-cell>
          <table:table-cell/>
          <table:table-cell office:value-type="float" office:value="3142761" calcext:value-type="float">
            <text:p>3142761</text:p>
          </table:table-cell>
          <table:table-cell/>
          <table:table-cell office:value-type="float" office:value="3091336" calcext:value-type="float">
            <text:p>3091336</text:p>
          </table:table-cell>
          <table:table-cell/>
          <table:table-cell office:value-type="float" office:value="3159414" calcext:value-type="float">
            <text:p>3159414</text:p>
          </table:table-cell>
          <table:table-cell/>
          <table:table-cell office:value-type="float" office:value="3122696" calcext:value-type="float">
            <text:p>3122696</text:p>
          </table:table-cell>
          <table:table-cell/>
          <table:table-cell office:value-type="float" office:value="2946368" calcext:value-type="float">
            <text:p>2946368</text:p>
          </table:table-cell>
          <table:table-cell/>
          <table:table-cell office:value-type="float" office:value="2812832" calcext:value-type="float">
            <text:p>2812832</text:p>
          </table:table-cell>
          <table:table-cell/>
          <table:table-cell office:value-type="float" office:value="2746669" calcext:value-type="float">
            <text:p>27466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3486" calcext:value-type="float">
            <text:p>2963486</text:p>
          </table:table-cell>
          <table:table-cell/>
          <table:table-cell office:value-type="float" office:value="2517994" calcext:value-type="float">
            <text:p>2517994</text:p>
          </table:table-cell>
          <table:table-cell/>
          <table:table-cell office:value-type="float" office:value="2981293" calcext:value-type="float">
            <text:p>2981293</text:p>
          </table:table-cell>
          <table:table-cell/>
          <table:table-cell office:value-type="float" office:value="2311395" calcext:value-type="float">
            <text:p>2311395</text:p>
          </table:table-cell>
          <table:table-cell/>
          <table:table-cell office:value-type="float" office:value="3063068" calcext:value-type="float">
            <text:p>3063068</text:p>
          </table:table-cell>
          <table:table-cell/>
          <table:table-cell office:value-type="float" office:value="3055849" calcext:value-type="float">
            <text:p>3055849</text:p>
          </table:table-cell>
          <table:table-cell/>
          <table:table-cell office:value-type="float" office:value="2756859" calcext:value-type="float">
            <text:p>2756859</text:p>
          </table:table-cell>
          <table:table-cell/>
          <table:table-cell office:value-type="float" office:value="2140611" calcext:value-type="float">
            <text:p>2140611</text:p>
          </table:table-cell>
          <table:table-cell/>
          <table:table-cell office:value-type="float" office:value="2667645" calcext:value-type="float">
            <text:p>26676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5631" calcext:value-type="float">
            <text:p>545631</text:p>
          </table:table-cell>
          <table:table-cell/>
          <table:table-cell office:value-type="float" office:value="434006" calcext:value-type="float">
            <text:p>434006</text:p>
          </table:table-cell>
          <table:table-cell/>
          <table:table-cell office:value-type="float" office:value="501021" calcext:value-type="float">
            <text:p>501021</text:p>
          </table:table-cell>
          <table:table-cell/>
          <table:table-cell office:value-type="float" office:value="531084" calcext:value-type="float">
            <text:p>531084</text:p>
          </table:table-cell>
          <table:table-cell/>
          <table:table-cell office:value-type="float" office:value="508830" calcext:value-type="float">
            <text:p>508830</text:p>
          </table:table-cell>
          <table:table-cell/>
          <table:table-cell office:value-type="float" office:value="523027" calcext:value-type="float">
            <text:p>523027</text:p>
          </table:table-cell>
          <table:table-cell/>
          <table:table-cell office:value-type="float" office:value="524557" calcext:value-type="float">
            <text:p>524557</text:p>
          </table:table-cell>
          <table:table-cell/>
          <table:table-cell office:value-type="float" office:value="518718" calcext:value-type="float">
            <text:p>518718</text:p>
          </table:table-cell>
          <table:table-cell/>
          <table:table-cell office:value-type="float" office:value="530150" calcext:value-type="float">
            <text:p>5301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892" calcext:value-type="float">
            <text:p>281892</text:p>
          </table:table-cell>
          <table:table-cell/>
          <table:table-cell office:value-type="float" office:value="292186" calcext:value-type="float">
            <text:p>292186</text:p>
          </table:table-cell>
          <table:table-cell/>
          <table:table-cell office:value-type="float" office:value="311039" calcext:value-type="float">
            <text:p>311039</text:p>
          </table:table-cell>
          <table:table-cell/>
          <table:table-cell office:value-type="float" office:value="390610" calcext:value-type="float">
            <text:p>390610</text:p>
          </table:table-cell>
          <table:table-cell/>
          <table:table-cell office:value-type="float" office:value="339235" calcext:value-type="float">
            <text:p>339235</text:p>
          </table:table-cell>
          <table:table-cell/>
          <table:table-cell office:value-type="float" office:value="351952" calcext:value-type="float">
            <text:p>351952</text:p>
          </table:table-cell>
          <table:table-cell/>
          <table:table-cell office:value-type="float" office:value="290996" calcext:value-type="float">
            <text:p>290996</text:p>
          </table:table-cell>
          <table:table-cell/>
          <table:table-cell office:value-type="float" office:value="301784" calcext:value-type="float">
            <text:p>301784</text:p>
          </table:table-cell>
          <table:table-cell/>
          <table:table-cell office:value-type="float" office:value="279524" calcext:value-type="float">
            <text:p>2795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1484" calcext:value-type="float">
            <text:p>271484</text:p>
          </table:table-cell>
          <table:table-cell/>
          <table:table-cell office:value-type="float" office:value="317094" calcext:value-type="float">
            <text:p>317094</text:p>
          </table:table-cell>
          <table:table-cell/>
          <table:table-cell office:value-type="float" office:value="261662" calcext:value-type="float">
            <text:p>261662</text:p>
          </table:table-cell>
          <table:table-cell/>
          <table:table-cell office:value-type="float" office:value="294526" calcext:value-type="float">
            <text:p>294526</text:p>
          </table:table-cell>
          <table:table-cell/>
          <table:table-cell office:value-type="float" office:value="267518" calcext:value-type="float">
            <text:p>267518</text:p>
          </table:table-cell>
          <table:table-cell/>
          <table:table-cell office:value-type="float" office:value="263091" calcext:value-type="float">
            <text:p>263091</text:p>
          </table:table-cell>
          <table:table-cell/>
          <table:table-cell office:value-type="float" office:value="284796" calcext:value-type="float">
            <text:p>284796</text:p>
          </table:table-cell>
          <table:table-cell/>
          <table:table-cell office:value-type="float" office:value="322192" calcext:value-type="float">
            <text:p>322192</text:p>
          </table:table-cell>
          <table:table-cell/>
          <table:table-cell office:value-type="float" office:value="302193" calcext:value-type="float">
            <text:p>3021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119" calcext:value-type="float">
            <text:p>267119</text:p>
          </table:table-cell>
          <table:table-cell/>
          <table:table-cell office:value-type="float" office:value="228692" calcext:value-type="float">
            <text:p>228692</text:p>
          </table:table-cell>
          <table:table-cell/>
          <table:table-cell office:value-type="float" office:value="253315" calcext:value-type="float">
            <text:p>253315</text:p>
          </table:table-cell>
          <table:table-cell/>
          <table:table-cell office:value-type="float" office:value="238837" calcext:value-type="float">
            <text:p>238837</text:p>
          </table:table-cell>
          <table:table-cell/>
          <table:table-cell office:value-type="float" office:value="244044" calcext:value-type="float">
            <text:p>244044</text:p>
          </table:table-cell>
          <table:table-cell/>
          <table:table-cell office:value-type="float" office:value="249226" calcext:value-type="float">
            <text:p>249226</text:p>
          </table:table-cell>
          <table:table-cell/>
          <table:table-cell office:value-type="float" office:value="272825" calcext:value-type="float">
            <text:p>272825</text:p>
          </table:table-cell>
          <table:table-cell/>
          <table:table-cell office:value-type="float" office:value="272677" calcext:value-type="float">
            <text:p>272677</text:p>
          </table:table-cell>
          <table:table-cell/>
          <table:table-cell office:value-type="float" office:value="260073" calcext:value-type="float">
            <text:p>2600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7387" calcext:value-type="float">
            <text:p>217387</text:p>
          </table:table-cell>
          <table:table-cell/>
          <table:table-cell office:value-type="float" office:value="229764" calcext:value-type="float">
            <text:p>229764</text:p>
          </table:table-cell>
          <table:table-cell/>
          <table:table-cell office:value-type="float" office:value="236916" calcext:value-type="float">
            <text:p>236916</text:p>
          </table:table-cell>
          <table:table-cell/>
          <table:table-cell office:value-type="float" office:value="250328" calcext:value-type="float">
            <text:p>250328</text:p>
          </table:table-cell>
          <table:table-cell/>
          <table:table-cell office:value-type="float" office:value="252249" calcext:value-type="float">
            <text:p>252249</text:p>
          </table:table-cell>
          <table:table-cell/>
          <table:table-cell office:value-type="float" office:value="246591" calcext:value-type="float">
            <text:p>246591</text:p>
          </table:table-cell>
          <table:table-cell/>
          <table:table-cell office:value-type="float" office:value="245080" calcext:value-type="float">
            <text:p>245080</text:p>
          </table:table-cell>
          <table:table-cell/>
          <table:table-cell office:value-type="float" office:value="289905" calcext:value-type="float">
            <text:p>289905</text:p>
          </table:table-cell>
          <table:table-cell/>
          <table:table-cell office:value-type="float" office:value="290032" calcext:value-type="float">
            <text:p>2900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467108" calcext:value-type="float">
            <text:p>2467108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3958892" calcext:value-type="float">
            <text:p>3958892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27923" calcext:value-type="float">
            <text:p>2727923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943325" calcext:value-type="float">
            <text:p>2943325</text:p>
          </table:table-cell>
          <table:table-cell/>
          <table:table-cell office:value-type="float" office:value="4477549" calcext:value-type="float">
            <text:p>4477549</text:p>
          </table:table-cell>
          <table:table-cell/>
          <table:table-cell office:value-type="float" office:value="5455847" calcext:value-type="float">
            <text:p>5455847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571923" calcext:value-type="float">
            <text:p>757192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841317" calcext:value-type="float">
            <text:p>2841317</text:p>
          </table:table-cell>
          <table:table-cell/>
          <table:table-cell office:value-type="float" office:value="4457157" calcext:value-type="float">
            <text:p>4457157</text:p>
          </table:table-cell>
          <table:table-cell/>
          <table:table-cell office:value-type="float" office:value="6174377" calcext:value-type="float">
            <text:p>6174377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8528336" calcext:value-type="float">
            <text:p>8528336</text:p>
          </table:table-cell>
          <table:table-cell/>
          <table:table-cell office:value-type="float" office:value="8528336" calcext:value-type="float">
            <text:p>85283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934110" calcext:value-type="float">
            <text:p>2934110</text:p>
          </table:table-cell>
          <table:table-cell/>
          <table:table-cell office:value-type="float" office:value="4433259" calcext:value-type="float">
            <text:p>4433259</text:p>
          </table:table-cell>
          <table:table-cell/>
          <table:table-cell office:value-type="float" office:value="4826859" calcext:value-type="float">
            <text:p>4826859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8326715" calcext:value-type="float">
            <text:p>8326715</text:p>
          </table:table-cell>
          <table:table-cell/>
          <table:table-cell office:value-type="float" office:value="8610501" calcext:value-type="float">
            <text:p>8610501</text:p>
          </table:table-cell>
          <table:table-cell/>
          <table:table-cell office:value-type="float" office:value="8542002" calcext:value-type="float">
            <text:p>8542002</text:p>
          </table:table-cell>
          <table:table-cell/>
          <table:table-cell office:value-type="float" office:value="7769397" calcext:value-type="float">
            <text:p>7769397</text:p>
          </table:table-cell>
          <table:table-cell/>
          <table:table-cell office:value-type="float" office:value="8542002" calcext:value-type="float">
            <text:p>854200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763987" calcext:value-type="float">
            <text:p>2763987</text:p>
          </table:table-cell>
          <table:table-cell/>
          <table:table-cell office:value-type="float" office:value="4312636" calcext:value-type="float">
            <text:p>4312636</text:p>
          </table:table-cell>
          <table:table-cell/>
          <table:table-cell office:value-type="float" office:value="5868220" calcext:value-type="float">
            <text:p>5868220</text:p>
          </table:table-cell>
          <table:table-cell/>
          <table:table-cell office:value-type="float" office:value="7368238" calcext:value-type="float">
            <text:p>7368238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7419150" calcext:value-type="float">
            <text:p>7419150</text:p>
          </table:table-cell>
          <table:table-cell/>
          <table:table-cell office:value-type="float" office:value="6459541" calcext:value-type="float">
            <text:p>6459541</text:p>
          </table:table-cell>
          <table:table-cell/>
          <table:table-cell office:value-type="float" office:value="6440169" calcext:value-type="float">
            <text:p>6440169</text:p>
          </table:table-cell>
          <table:table-cell/>
          <table:table-cell office:value-type="float" office:value="6967792" calcext:value-type="float">
            <text:p>696779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585847" calcext:value-type="float">
            <text:p>2585847</text:p>
          </table:table-cell>
          <table:table-cell/>
          <table:table-cell office:value-type="float" office:value="4012295" calcext:value-type="float">
            <text:p>4012295</text:p>
          </table:table-cell>
          <table:table-cell/>
          <table:table-cell office:value-type="float" office:value="4994430" calcext:value-type="float">
            <text:p>4994430</text:p>
          </table:table-cell>
          <table:table-cell/>
          <table:table-cell office:value-type="float" office:value="6311938" calcext:value-type="float">
            <text:p>6311938</text:p>
          </table:table-cell>
          <table:table-cell/>
          <table:table-cell office:value-type="float" office:value="6989921" calcext:value-type="float">
            <text:p>6989921</text:p>
          </table:table-cell>
          <table:table-cell/>
          <table:table-cell office:value-type="float" office:value="6585338" calcext:value-type="float">
            <text:p>6585338</text:p>
          </table:table-cell>
          <table:table-cell/>
          <table:table-cell office:value-type="float" office:value="7392988" calcext:value-type="float">
            <text:p>7392988</text:p>
          </table:table-cell>
          <table:table-cell/>
          <table:table-cell office:value-type="float" office:value="7261741" calcext:value-type="float">
            <text:p>7261741</text:p>
          </table:table-cell>
          <table:table-cell/>
          <table:table-cell office:value-type="float" office:value="6861502" calcext:value-type="float">
            <text:p>6861502</text:p>
          </table:table-cell>
          <table:table-cell/>
          <table:table-cell office:value-type="float" office:value="6408472" calcext:value-type="float">
            <text:p>6408472</text:p>
          </table:table-cell>
          <table:table-cell/>
          <table:table-cell office:value-type="float" office:value="5721272" calcext:value-type="float">
            <text:p>572127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587367" calcext:value-type="float">
            <text:p>2587367</text:p>
          </table:table-cell>
          <table:table-cell/>
          <table:table-cell office:value-type="float" office:value="2849348" calcext:value-type="float">
            <text:p>2849348</text:p>
          </table:table-cell>
          <table:table-cell/>
          <table:table-cell office:value-type="float" office:value="4887722" calcext:value-type="float">
            <text:p>4887722</text:p>
          </table:table-cell>
          <table:table-cell/>
          <table:table-cell office:value-type="float" office:value="5911041" calcext:value-type="float">
            <text:p>5911041</text:p>
          </table:table-cell>
          <table:table-cell/>
          <table:table-cell office:value-type="float" office:value="4251492" calcext:value-type="float">
            <text:p>4251492</text:p>
          </table:table-cell>
          <table:table-cell/>
          <table:table-cell office:value-type="float" office:value="6258825" calcext:value-type="float">
            <text:p>6258825</text:p>
          </table:table-cell>
          <table:table-cell/>
          <table:table-cell office:value-type="float" office:value="6890129" calcext:value-type="float">
            <text:p>6890129</text:p>
          </table:table-cell>
          <table:table-cell/>
          <table:table-cell office:value-type="float" office:value="6781341" calcext:value-type="float">
            <text:p>6781341</text:p>
          </table:table-cell>
          <table:table-cell/>
          <table:table-cell office:value-type="float" office:value="6429825" calcext:value-type="float">
            <text:p>6429825</text:p>
          </table:table-cell>
          <table:table-cell/>
          <table:table-cell office:value-type="float" office:value="6440672" calcext:value-type="float">
            <text:p>6440672</text:p>
          </table:table-cell>
          <table:table-cell/>
          <table:table-cell office:value-type="float" office:value="5654243" calcext:value-type="float">
            <text:p>5654243</text:p>
          </table:table-cell>
          <table:table-cell/>
          <table:table-cell office:value-type="float" office:value="5607184" calcext:value-type="float">
            <text:p>560718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585012" calcext:value-type="float">
            <text:p>2585012</text:p>
          </table:table-cell>
          <table:table-cell/>
          <table:table-cell office:value-type="float" office:value="3737230" calcext:value-type="float">
            <text:p>3737230</text:p>
          </table:table-cell>
          <table:table-cell/>
          <table:table-cell office:value-type="float" office:value="4821808" calcext:value-type="float">
            <text:p>4821808</text:p>
          </table:table-cell>
          <table:table-cell/>
          <table:table-cell office:value-type="float" office:value="5838624" calcext:value-type="float">
            <text:p>5838624</text:p>
          </table:table-cell>
          <table:table-cell/>
          <table:table-cell office:value-type="float" office:value="6338379" calcext:value-type="float">
            <text:p>6338379</text:p>
          </table:table-cell>
          <table:table-cell/>
          <table:table-cell office:value-type="float" office:value="6606494" calcext:value-type="float">
            <text:p>6606494</text:p>
          </table:table-cell>
          <table:table-cell/>
          <table:table-cell office:value-type="float" office:value="6598882" calcext:value-type="float">
            <text:p>6598882</text:p>
          </table:table-cell>
          <table:table-cell/>
          <table:table-cell office:value-type="float" office:value="5067880" calcext:value-type="float">
            <text:p>5067880</text:p>
          </table:table-cell>
          <table:table-cell/>
          <table:table-cell office:value-type="float" office:value="6744605" calcext:value-type="float">
            <text:p>6744605</text:p>
          </table:table-cell>
          <table:table-cell/>
          <table:table-cell office:value-type="float" office:value="5034834" calcext:value-type="float">
            <text:p>5034834</text:p>
          </table:table-cell>
          <table:table-cell/>
          <table:table-cell office:value-type="float" office:value="6052550" calcext:value-type="float">
            <text:p>6052550</text:p>
          </table:table-cell>
          <table:table-cell/>
          <table:table-cell office:value-type="float" office:value="4413920" calcext:value-type="float">
            <text:p>4413920</text:p>
          </table:table-cell>
          <table:table-cell/>
          <table:table-cell office:value-type="float" office:value="5455742" calcext:value-type="float">
            <text:p>54557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77346" calcext:value-type="float">
            <text:p>6577346</text:p>
          </table:table-cell>
          <table:table-cell/>
          <table:table-cell office:value-type="float" office:value="6843953" calcext:value-type="float">
            <text:p>6843953</text:p>
          </table:table-cell>
          <table:table-cell/>
          <table:table-cell office:value-type="float" office:value="6676394" calcext:value-type="float">
            <text:p>6676394</text:p>
          </table:table-cell>
          <table:table-cell/>
          <table:table-cell office:value-type="float" office:value="6897189" calcext:value-type="float">
            <text:p>6897189</text:p>
          </table:table-cell>
          <table:table-cell/>
          <table:table-cell office:value-type="float" office:value="6924991" calcext:value-type="float">
            <text:p>6924991</text:p>
          </table:table-cell>
          <table:table-cell/>
          <table:table-cell office:value-type="float" office:value="6766123" calcext:value-type="float">
            <text:p>6766123</text:p>
          </table:table-cell>
          <table:table-cell/>
          <table:table-cell office:value-type="float" office:value="6336861" calcext:value-type="float">
            <text:p>6336861</text:p>
          </table:table-cell>
          <table:table-cell/>
          <table:table-cell office:value-type="float" office:value="5692042" calcext:value-type="float">
            <text:p>5692042</text:p>
          </table:table-cell>
          <table:table-cell/>
          <table:table-cell office:value-type="float" office:value="5516356" calcext:value-type="float">
            <text:p>55163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88911" calcext:value-type="float">
            <text:p>5988911</text:p>
          </table:table-cell>
          <table:table-cell/>
          <table:table-cell office:value-type="float" office:value="6559423" calcext:value-type="float">
            <text:p>6559423</text:p>
          </table:table-cell>
          <table:table-cell/>
          <table:table-cell office:value-type="float" office:value="6560049" calcext:value-type="float">
            <text:p>6560049</text:p>
          </table:table-cell>
          <table:table-cell/>
          <table:table-cell office:value-type="float" office:value="6706497" calcext:value-type="float">
            <text:p>6706497</text:p>
          </table:table-cell>
          <table:table-cell/>
          <table:table-cell office:value-type="float" office:value="6787811" calcext:value-type="float">
            <text:p>6787811</text:p>
          </table:table-cell>
          <table:table-cell/>
          <table:table-cell office:value-type="float" office:value="6843750" calcext:value-type="float">
            <text:p>6843750</text:p>
          </table:table-cell>
          <table:table-cell/>
          <table:table-cell office:value-type="float" office:value="6387636" calcext:value-type="float">
            <text:p>6387636</text:p>
          </table:table-cell>
          <table:table-cell/>
          <table:table-cell office:value-type="float" office:value="5382395" calcext:value-type="float">
            <text:p>5382395</text:p>
          </table:table-cell>
          <table:table-cell/>
          <table:table-cell office:value-type="float" office:value="5153431" calcext:value-type="float">
            <text:p>51534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01806" calcext:value-type="float">
            <text:p>6301806</text:p>
          </table:table-cell>
          <table:table-cell/>
          <table:table-cell office:value-type="float" office:value="6341204" calcext:value-type="float">
            <text:p>6341204</text:p>
          </table:table-cell>
          <table:table-cell/>
          <table:table-cell office:value-type="float" office:value="6676833" calcext:value-type="float">
            <text:p>6676833</text:p>
          </table:table-cell>
          <table:table-cell/>
          <table:table-cell office:value-type="float" office:value="6531663" calcext:value-type="float">
            <text:p>6531663</text:p>
          </table:table-cell>
          <table:table-cell/>
          <table:table-cell office:value-type="float" office:value="6242415" calcext:value-type="float">
            <text:p>6242415</text:p>
          </table:table-cell>
          <table:table-cell/>
          <table:table-cell office:value-type="float" office:value="6833101" calcext:value-type="float">
            <text:p>6833101</text:p>
          </table:table-cell>
          <table:table-cell/>
          <table:table-cell office:value-type="float" office:value="6393416" calcext:value-type="float">
            <text:p>6393416</text:p>
          </table:table-cell>
          <table:table-cell/>
          <table:table-cell office:value-type="float" office:value="5634371" calcext:value-type="float">
            <text:p>5634371</text:p>
          </table:table-cell>
          <table:table-cell/>
          <table:table-cell office:value-type="float" office:value="5315614" calcext:value-type="float">
            <text:p>53156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66458" calcext:value-type="float">
            <text:p>6266458</text:p>
          </table:table-cell>
          <table:table-cell/>
          <table:table-cell office:value-type="float" office:value="6380053" calcext:value-type="float">
            <text:p>6380053</text:p>
          </table:table-cell>
          <table:table-cell/>
          <table:table-cell office:value-type="float" office:value="6553926" calcext:value-type="float">
            <text:p>6553926</text:p>
          </table:table-cell>
          <table:table-cell/>
          <table:table-cell office:value-type="float" office:value="6612617" calcext:value-type="float">
            <text:p>6612617</text:p>
          </table:table-cell>
          <table:table-cell/>
          <table:table-cell office:value-type="float" office:value="6676460" calcext:value-type="float">
            <text:p>6676460</text:p>
          </table:table-cell>
          <table:table-cell/>
          <table:table-cell office:value-type="float" office:value="6772860" calcext:value-type="float">
            <text:p>6772860</text:p>
          </table:table-cell>
          <table:table-cell/>
          <table:table-cell office:value-type="float" office:value="6489022" calcext:value-type="float">
            <text:p>6489022</text:p>
          </table:table-cell>
          <table:table-cell/>
          <table:table-cell office:value-type="float" office:value="5582274" calcext:value-type="float">
            <text:p>5582274</text:p>
          </table:table-cell>
          <table:table-cell/>
          <table:table-cell office:value-type="float" office:value="5482677" calcext:value-type="float">
            <text:p>54826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72514" calcext:value-type="float">
            <text:p>6272514</text:p>
          </table:table-cell>
          <table:table-cell/>
          <table:table-cell office:value-type="float" office:value="6352918" calcext:value-type="float">
            <text:p>6352918</text:p>
          </table:table-cell>
          <table:table-cell/>
          <table:table-cell office:value-type="float" office:value="6501584" calcext:value-type="float">
            <text:p>6501584</text:p>
          </table:table-cell>
          <table:table-cell/>
          <table:table-cell office:value-type="float" office:value="6541678" calcext:value-type="float">
            <text:p>6541678</text:p>
          </table:table-cell>
          <table:table-cell/>
          <table:table-cell office:value-type="float" office:value="6686932" calcext:value-type="float">
            <text:p>6686932</text:p>
          </table:table-cell>
          <table:table-cell/>
          <table:table-cell office:value-type="float" office:value="6731288" calcext:value-type="float">
            <text:p>6731288</text:p>
          </table:table-cell>
          <table:table-cell/>
          <table:table-cell office:value-type="float" office:value="6504584" calcext:value-type="float">
            <text:p>6504584</text:p>
          </table:table-cell>
          <table:table-cell/>
          <table:table-cell office:value-type="float" office:value="5639203" calcext:value-type="float">
            <text:p>5639203</text:p>
          </table:table-cell>
          <table:table-cell/>
          <table:table-cell office:value-type="float" office:value="5376311" calcext:value-type="float">
            <text:p>53763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3946" calcext:value-type="float">
            <text:p>323946</text:p>
          </table:table-cell>
          <table:table-cell/>
          <table:table-cell office:value-type="float" office:value="3422580" calcext:value-type="float">
            <text:p>3422580</text:p>
          </table:table-cell>
          <table:table-cell/>
          <table:table-cell office:value-type="float" office:value="6588855" calcext:value-type="float">
            <text:p>6588855</text:p>
          </table:table-cell>
          <table:table-cell/>
          <table:table-cell office:value-type="float" office:value="6303275" calcext:value-type="float">
            <text:p>6303275</text:p>
          </table:table-cell>
          <table:table-cell/>
          <table:table-cell office:value-type="float" office:value="6750068" calcext:value-type="float">
            <text:p>6750068</text:p>
          </table:table-cell>
          <table:table-cell/>
          <table:table-cell office:value-type="float" office:value="6777164" calcext:value-type="float">
            <text:p>6777164</text:p>
          </table:table-cell>
          <table:table-cell/>
          <table:table-cell office:value-type="float" office:value="6497846" calcext:value-type="float">
            <text:p>6497846</text:p>
          </table:table-cell>
          <table:table-cell/>
          <table:table-cell office:value-type="float" office:value="5761342" calcext:value-type="float">
            <text:p>5761342</text:p>
          </table:table-cell>
          <table:table-cell/>
          <table:table-cell office:value-type="float" office:value="5399265" calcext:value-type="float">
            <text:p>53992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116" calcext:value-type="float">
            <text:p>178116</text:p>
          </table:table-cell>
          <table:table-cell/>
          <table:table-cell office:value-type="float" office:value="298953" calcext:value-type="float">
            <text:p>298953</text:p>
          </table:table-cell>
          <table:table-cell/>
          <table:table-cell office:value-type="float" office:value="299306" calcext:value-type="float">
            <text:p>299306</text:p>
          </table:table-cell>
          <table:table-cell/>
          <table:table-cell office:value-type="float" office:value="331860" calcext:value-type="float">
            <text:p>331860</text:p>
          </table:table-cell>
          <table:table-cell/>
          <table:table-cell office:value-type="float" office:value="419357" calcext:value-type="float">
            <text:p>419357</text:p>
          </table:table-cell>
          <table:table-cell/>
          <table:table-cell office:value-type="float" office:value="459274" calcext:value-type="float">
            <text:p>459274</text:p>
          </table:table-cell>
          <table:table-cell/>
          <table:table-cell office:value-type="float" office:value="520763" calcext:value-type="float">
            <text:p>520763</text:p>
          </table:table-cell>
          <table:table-cell/>
          <table:table-cell office:value-type="float" office:value="581705" calcext:value-type="float">
            <text:p>581705</text:p>
          </table:table-cell>
          <table:table-cell/>
          <table:table-cell office:value-type="float" office:value="467478" calcext:value-type="float">
            <text:p>4674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120" calcext:value-type="float">
            <text:p>166120</text:p>
          </table:table-cell>
          <table:table-cell/>
          <table:table-cell office:value-type="float" office:value="224339" calcext:value-type="float">
            <text:p>224339</text:p>
          </table:table-cell>
          <table:table-cell/>
          <table:table-cell office:value-type="float" office:value="250200" calcext:value-type="float">
            <text:p>250200</text:p>
          </table:table-cell>
          <table:table-cell/>
          <table:table-cell office:value-type="float" office:value="282096" calcext:value-type="float">
            <text:p>282096</text:p>
          </table:table-cell>
          <table:table-cell/>
          <table:table-cell office:value-type="float" office:value="340509" calcext:value-type="float">
            <text:p>340509</text:p>
          </table:table-cell>
          <table:table-cell/>
          <table:table-cell office:value-type="float" office:value="363543" calcext:value-type="float">
            <text:p>363543</text:p>
          </table:table-cell>
          <table:table-cell/>
          <table:table-cell office:value-type="float" office:value="400093" calcext:value-type="float">
            <text:p>400093</text:p>
          </table:table-cell>
          <table:table-cell/>
          <table:table-cell office:value-type="float" office:value="408723" calcext:value-type="float">
            <text:p>408723</text:p>
          </table:table-cell>
          <table:table-cell/>
          <table:table-cell office:value-type="float" office:value="423590" calcext:value-type="float">
            <text:p>42359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67979" calcext:value-type="float">
            <text:p>2067979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3406295" calcext:value-type="float">
            <text:p>3406295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02044" calcext:value-type="float">
            <text:p>2202044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297617" calcext:value-type="float">
            <text:p>3297617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895854" calcext:value-type="float">
            <text:p>3895854</text:p>
          </table:table-cell>
          <table:table-cell/>
          <table:table-cell office:value-type="float" office:value="3468030" calcext:value-type="float">
            <text:p>34680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42541" calcext:value-type="float">
            <text:p>2242541</text:p>
          </table:table-cell>
          <table:table-cell/>
          <table:table-cell office:value-type="float" office:value="3078337" calcext:value-type="float">
            <text:p>3078337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4070199" calcext:value-type="float">
            <text:p>4070199</text:p>
          </table:table-cell>
          <table:table-cell/>
          <table:table-cell office:value-type="float" office:value="4070199" calcext:value-type="float">
            <text:p>4070199</text:p>
          </table:table-cell>
          <table:table-cell/>
          <table:table-cell office:value-type="float" office:value="3879045" calcext:value-type="float">
            <text:p>3879045</text:p>
          </table:table-cell>
          <table:table-cell/>
          <table:table-cell office:value-type="float" office:value="3285566" calcext:value-type="float">
            <text:p>328556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25819" calcext:value-type="float">
            <text:p>2225819</text:p>
          </table:table-cell>
          <table:table-cell/>
          <table:table-cell office:value-type="float" office:value="3122224" calcext:value-type="float">
            <text:p>3122224</text:p>
          </table:table-cell>
          <table:table-cell/>
          <table:table-cell office:value-type="float" office:value="3659616" calcext:value-type="float">
            <text:p>3659616</text:p>
          </table:table-cell>
          <table:table-cell/>
          <table:table-cell office:value-type="float" office:value="4091959" calcext:value-type="float">
            <text:p>4091959</text:p>
          </table:table-cell>
          <table:table-cell/>
          <table:table-cell office:value-type="float" office:value="4296637" calcext:value-type="float">
            <text:p>4296637</text:p>
          </table:table-cell>
          <table:table-cell/>
          <table:table-cell office:value-type="float" office:value="4228947" calcext:value-type="float">
            <text:p>4228947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409755" calcext:value-type="float">
            <text:p>340975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55990" calcext:value-type="float">
            <text:p>2255990</text:p>
          </table:table-cell>
          <table:table-cell/>
          <table:table-cell office:value-type="float" office:value="3160839" calcext:value-type="float">
            <text:p>3160839</text:p>
          </table:table-cell>
          <table:table-cell/>
          <table:table-cell office:value-type="float" office:value="3835457" calcext:value-type="float">
            <text:p>3835457</text:p>
          </table:table-cell>
          <table:table-cell/>
          <table:table-cell office:value-type="float" office:value="4232305" calcext:value-type="float">
            <text:p>4232305</text:p>
          </table:table-cell>
          <table:table-cell/>
          <table:table-cell office:value-type="float" office:value="4396951" calcext:value-type="float">
            <text:p>4396951</text:p>
          </table:table-cell>
          <table:table-cell/>
          <table:table-cell office:value-type="float" office:value="4451639" calcext:value-type="float">
            <text:p>4451639</text:p>
          </table:table-cell>
          <table:table-cell/>
          <table:table-cell office:value-type="float" office:value="4228138" calcext:value-type="float">
            <text:p>4228138</text:p>
          </table:table-cell>
          <table:table-cell/>
          <table:table-cell office:value-type="float" office:value="3923040" calcext:value-type="float">
            <text:p>3923040</text:p>
          </table:table-cell>
          <table:table-cell/>
          <table:table-cell office:value-type="float" office:value="3483896" calcext:value-type="float">
            <text:p>348389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257653" calcext:value-type="float">
            <text:p>2257653</text:p>
          </table:table-cell>
          <table:table-cell/>
          <table:table-cell office:value-type="float" office:value="3199462" calcext:value-type="float">
            <text:p>3199462</text:p>
          </table:table-cell>
          <table:table-cell/>
          <table:table-cell office:value-type="float" office:value="3730203" calcext:value-type="float">
            <text:p>3730203</text:p>
          </table:table-cell>
          <table:table-cell/>
          <table:table-cell office:value-type="float" office:value="4338776" calcext:value-type="float">
            <text:p>4338776</text:p>
          </table:table-cell>
          <table:table-cell/>
          <table:table-cell office:value-type="float" office:value="4312636" calcext:value-type="float">
            <text:p>4312636</text:p>
          </table:table-cell>
          <table:table-cell/>
          <table:table-cell office:value-type="float" office:value="4531020" calcext:value-type="float">
            <text:p>4531020</text:p>
          </table:table-cell>
          <table:table-cell/>
          <table:table-cell office:value-type="float" office:value="4441984" calcext:value-type="float">
            <text:p>4441984</text:p>
          </table:table-cell>
          <table:table-cell/>
          <table:table-cell office:value-type="float" office:value="4284671" calcext:value-type="float">
            <text:p>4284671</text:p>
          </table:table-cell>
          <table:table-cell/>
          <table:table-cell office:value-type="float" office:value="3931669" calcext:value-type="float">
            <text:p>3931669</text:p>
          </table:table-cell>
          <table:table-cell/>
          <table:table-cell office:value-type="float" office:value="3764533" calcext:value-type="float">
            <text:p>376453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43152" calcext:value-type="float">
            <text:p>2243152</text:p>
          </table:table-cell>
          <table:table-cell/>
          <table:table-cell office:value-type="float" office:value="3214912" calcext:value-type="float">
            <text:p>3214912</text:p>
          </table:table-cell>
          <table:table-cell/>
          <table:table-cell office:value-type="float" office:value="3927001" calcext:value-type="float">
            <text:p>3927001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4784405" calcext:value-type="float">
            <text:p>4784405</text:p>
          </table:table-cell>
          <table:table-cell/>
          <table:table-cell office:value-type="float" office:value="4701910" calcext:value-type="float">
            <text:p>4701910</text:p>
          </table:table-cell>
          <table:table-cell/>
          <table:table-cell office:value-type="float" office:value="2471992" calcext:value-type="float">
            <text:p>2471992</text:p>
          </table:table-cell>
          <table:table-cell/>
          <table:table-cell office:value-type="float" office:value="4404184" calcext:value-type="float">
            <text:p>4404184</text:p>
          </table:table-cell>
          <table:table-cell/>
          <table:table-cell office:value-type="float" office:value="4253700" calcext:value-type="float">
            <text:p>4253700</text:p>
          </table:table-cell>
          <table:table-cell/>
          <table:table-cell office:value-type="float" office:value="4100397" calcext:value-type="float">
            <text:p>4100397</text:p>
          </table:table-cell>
          <table:table-cell/>
          <table:table-cell office:value-type="float" office:value="3228203" calcext:value-type="float">
            <text:p>322820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63665" calcext:value-type="float">
            <text:p>2263665</text:p>
          </table:table-cell>
          <table:table-cell/>
          <table:table-cell office:value-type="float" office:value="3178865" calcext:value-type="float">
            <text:p>3178865</text:p>
          </table:table-cell>
          <table:table-cell/>
          <table:table-cell office:value-type="float" office:value="3910378" calcext:value-type="float">
            <text:p>3910378</text:p>
          </table:table-cell>
          <table:table-cell/>
          <table:table-cell office:value-type="float" office:value="4289173" calcext:value-type="float">
            <text:p>4289173</text:p>
          </table:table-cell>
          <table:table-cell/>
          <table:table-cell office:value-type="float" office:value="4810398" calcext:value-type="float">
            <text:p>4810398</text:p>
          </table:table-cell>
          <table:table-cell/>
          <table:table-cell office:value-type="float" office:value="4699856" calcext:value-type="float">
            <text:p>4699856</text:p>
          </table:table-cell>
          <table:table-cell/>
          <table:table-cell office:value-type="float" office:value="4521133" calcext:value-type="float">
            <text:p>4521133</text:p>
          </table:table-cell>
          <table:table-cell/>
          <table:table-cell office:value-type="float" office:value="1276611" calcext:value-type="float">
            <text:p>1276611</text:p>
          </table:table-cell>
          <table:table-cell/>
          <table:table-cell office:value-type="float" office:value="4295608" calcext:value-type="float">
            <text:p>4295608</text:p>
          </table:table-cell>
          <table:table-cell/>
          <table:table-cell office:value-type="float" office:value="4228992" calcext:value-type="float">
            <text:p>4228992</text:p>
          </table:table-cell>
          <table:table-cell/>
          <table:table-cell office:value-type="float" office:value="3531027" calcext:value-type="float">
            <text:p>3531027</text:p>
          </table:table-cell>
          <table:table-cell/>
          <table:table-cell office:value-type="float" office:value="2954201" calcext:value-type="float">
            <text:p>29542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980399" calcext:value-type="float">
            <text:p>1980399</text:p>
          </table:table-cell>
          <table:table-cell/>
          <table:table-cell office:value-type="float" office:value="3219494" calcext:value-type="float">
            <text:p>3219494</text:p>
          </table:table-cell>
          <table:table-cell/>
          <table:table-cell office:value-type="float" office:value="3937445" calcext:value-type="float">
            <text:p>3937445</text:p>
          </table:table-cell>
          <table:table-cell/>
          <table:table-cell office:value-type="float" office:value="4455705" calcext:value-type="float">
            <text:p>4455705</text:p>
          </table:table-cell>
          <table:table-cell/>
          <table:table-cell office:value-type="float" office:value="4806295" calcext:value-type="float">
            <text:p>4806295</text:p>
          </table:table-cell>
          <table:table-cell/>
          <table:table-cell office:value-type="float" office:value="4789212" calcext:value-type="float">
            <text:p>4789212</text:p>
          </table:table-cell>
          <table:table-cell/>
          <table:table-cell office:value-type="float" office:value="4556146" calcext:value-type="float">
            <text:p>4556146</text:p>
          </table:table-cell>
          <table:table-cell/>
          <table:table-cell office:value-type="float" office:value="4485076" calcext:value-type="float">
            <text:p>4485076</text:p>
          </table:table-cell>
          <table:table-cell/>
          <table:table-cell office:value-type="float" office:value="4418461" calcext:value-type="float">
            <text:p>4418461</text:p>
          </table:table-cell>
          <table:table-cell/>
          <table:table-cell office:value-type="float" office:value="4385191" calcext:value-type="float">
            <text:p>4385191</text:p>
          </table:table-cell>
          <table:table-cell/>
          <table:table-cell office:value-type="float" office:value="3782902" calcext:value-type="float">
            <text:p>3782902</text:p>
          </table:table-cell>
          <table:table-cell/>
          <table:table-cell office:value-type="float" office:value="3146524" calcext:value-type="float">
            <text:p>3146524</text:p>
          </table:table-cell>
          <table:table-cell/>
          <table:table-cell office:value-type="float" office:value="2880377" calcext:value-type="float">
            <text:p>28803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11815" calcext:value-type="float">
            <text:p>4811815</text:p>
          </table:table-cell>
          <table:table-cell/>
          <table:table-cell office:value-type="float" office:value="4780850" calcext:value-type="float">
            <text:p>4780850</text:p>
          </table:table-cell>
          <table:table-cell/>
          <table:table-cell office:value-type="float" office:value="4556117" calcext:value-type="float">
            <text:p>4556117</text:p>
          </table:table-cell>
          <table:table-cell/>
          <table:table-cell office:value-type="float" office:value="4544817" calcext:value-type="float">
            <text:p>4544817</text:p>
          </table:table-cell>
          <table:table-cell/>
          <table:table-cell office:value-type="float" office:value="4085240" calcext:value-type="float">
            <text:p>4085240</text:p>
          </table:table-cell>
          <table:table-cell/>
          <table:table-cell office:value-type="float" office:value="4392451" calcext:value-type="float">
            <text:p>4392451</text:p>
          </table:table-cell>
          <table:table-cell/>
          <table:table-cell office:value-type="float" office:value="3887969" calcext:value-type="float">
            <text:p>3887969</text:p>
          </table:table-cell>
          <table:table-cell/>
          <table:table-cell office:value-type="float" office:value="2987036" calcext:value-type="float">
            <text:p>2987036</text:p>
          </table:table-cell>
          <table:table-cell/>
          <table:table-cell office:value-type="float" office:value="2800658" calcext:value-type="float">
            <text:p>2800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25945" calcext:value-type="float">
            <text:p>4525945</text:p>
          </table:table-cell>
          <table:table-cell/>
          <table:table-cell office:value-type="float" office:value="4529749" calcext:value-type="float">
            <text:p>4529749</text:p>
          </table:table-cell>
          <table:table-cell/>
          <table:table-cell office:value-type="float" office:value="4539474" calcext:value-type="float">
            <text:p>4539474</text:p>
          </table:table-cell>
          <table:table-cell/>
          <table:table-cell office:value-type="float" office:value="4493318" calcext:value-type="float">
            <text:p>4493318</text:p>
          </table:table-cell>
          <table:table-cell/>
          <table:table-cell office:value-type="float" office:value="4237966" calcext:value-type="float">
            <text:p>4237966</text:p>
          </table:table-cell>
          <table:table-cell/>
          <table:table-cell office:value-type="float" office:value="4253047" calcext:value-type="float">
            <text:p>4253047</text:p>
          </table:table-cell>
          <table:table-cell/>
          <table:table-cell office:value-type="float" office:value="3615206" calcext:value-type="float">
            <text:p>3615206</text:p>
          </table:table-cell>
          <table:table-cell/>
          <table:table-cell office:value-type="float" office:value="3023034" calcext:value-type="float">
            <text:p>3023034</text:p>
          </table:table-cell>
          <table:table-cell/>
          <table:table-cell office:value-type="float" office:value="2923772" calcext:value-type="float">
            <text:p>29237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7618" calcext:value-type="float">
            <text:p>4667618</text:p>
          </table:table-cell>
          <table:table-cell/>
          <table:table-cell office:value-type="float" office:value="4613252" calcext:value-type="float">
            <text:p>4613252</text:p>
          </table:table-cell>
          <table:table-cell/>
          <table:table-cell office:value-type="float" office:value="4429021" calcext:value-type="float">
            <text:p>4429021</text:p>
          </table:table-cell>
          <table:table-cell/>
          <table:table-cell office:value-type="float" office:value="4447329" calcext:value-type="float">
            <text:p>4447329</text:p>
          </table:table-cell>
          <table:table-cell/>
          <table:table-cell office:value-type="float" office:value="4373004" calcext:value-type="float">
            <text:p>4373004</text:p>
          </table:table-cell>
          <table:table-cell/>
          <table:table-cell office:value-type="float" office:value="4373004" calcext:value-type="float">
            <text:p>4373004</text:p>
          </table:table-cell>
          <table:table-cell/>
          <table:table-cell office:value-type="float" office:value="3762440" calcext:value-type="float">
            <text:p>3762440</text:p>
          </table:table-cell>
          <table:table-cell/>
          <table:table-cell office:value-type="float" office:value="3073771" calcext:value-type="float">
            <text:p>3073771</text:p>
          </table:table-cell>
          <table:table-cell/>
          <table:table-cell office:value-type="float" office:value="2904507" calcext:value-type="float">
            <text:p>2904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97239" calcext:value-type="float">
            <text:p>4597239</text:p>
          </table:table-cell>
          <table:table-cell/>
          <table:table-cell office:value-type="float" office:value="4659089" calcext:value-type="float">
            <text:p>4659089</text:p>
          </table:table-cell>
          <table:table-cell/>
          <table:table-cell office:value-type="float" office:value="4475275" calcext:value-type="float">
            <text:p>4475275</text:p>
          </table:table-cell>
          <table:table-cell/>
          <table:table-cell office:value-type="float" office:value="4396027" calcext:value-type="float">
            <text:p>4396027</text:p>
          </table:table-cell>
          <table:table-cell/>
          <table:table-cell office:value-type="float" office:value="4373210" calcext:value-type="float">
            <text:p>4373210</text:p>
          </table:table-cell>
          <table:table-cell/>
          <table:table-cell office:value-type="float" office:value="4305279" calcext:value-type="float">
            <text:p>4305279</text:p>
          </table:table-cell>
          <table:table-cell/>
          <table:table-cell office:value-type="float" office:value="3652051" calcext:value-type="float">
            <text:p>3652051</text:p>
          </table:table-cell>
          <table:table-cell/>
          <table:table-cell office:value-type="float" office:value="3011174" calcext:value-type="float">
            <text:p>3011174</text:p>
          </table:table-cell>
          <table:table-cell/>
          <table:table-cell office:value-type="float" office:value="2904221" calcext:value-type="float">
            <text:p>29042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59065" calcext:value-type="float">
            <text:p>4559065</text:p>
          </table:table-cell>
          <table:table-cell/>
          <table:table-cell office:value-type="float" office:value="4661122" calcext:value-type="float">
            <text:p>4661122</text:p>
          </table:table-cell>
          <table:table-cell/>
          <table:table-cell office:value-type="float" office:value="4499125" calcext:value-type="float">
            <text:p>4499125</text:p>
          </table:table-cell>
          <table:table-cell/>
          <table:table-cell office:value-type="float" office:value="4402151" calcext:value-type="float">
            <text:p>4402151</text:p>
          </table:table-cell>
          <table:table-cell/>
          <table:table-cell office:value-type="float" office:value="4391750" calcext:value-type="float">
            <text:p>4391750</text:p>
          </table:table-cell>
          <table:table-cell/>
          <table:table-cell office:value-type="float" office:value="4405369" calcext:value-type="float">
            <text:p>4405369</text:p>
          </table:table-cell>
          <table:table-cell/>
          <table:table-cell office:value-type="float" office:value="3716771" calcext:value-type="float">
            <text:p>3716771</text:p>
          </table:table-cell>
          <table:table-cell/>
          <table:table-cell office:value-type="float" office:value="3043989" calcext:value-type="float">
            <text:p>3043989</text:p>
          </table:table-cell>
          <table:table-cell/>
          <table:table-cell office:value-type="float" office:value="2951955" calcext:value-type="float">
            <text:p>29519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2714" calcext:value-type="float">
            <text:p>4672714</text:p>
          </table:table-cell>
          <table:table-cell/>
          <table:table-cell office:value-type="float" office:value="4602427" calcext:value-type="float">
            <text:p>4602427</text:p>
          </table:table-cell>
          <table:table-cell/>
          <table:table-cell office:value-type="float" office:value="4490571" calcext:value-type="float">
            <text:p>4490571</text:p>
          </table:table-cell>
          <table:table-cell/>
          <table:table-cell office:value-type="float" office:value="4305896" calcext:value-type="float">
            <text:p>4305896</text:p>
          </table:table-cell>
          <table:table-cell/>
          <table:table-cell office:value-type="float" office:value="4371690" calcext:value-type="float">
            <text:p>4371690</text:p>
          </table:table-cell>
          <table:table-cell/>
          <table:table-cell office:value-type="float" office:value="4325878" calcext:value-type="float">
            <text:p>4325878</text:p>
          </table:table-cell>
          <table:table-cell/>
          <table:table-cell office:value-type="float" office:value="3809997" calcext:value-type="float">
            <text:p>3809997</text:p>
          </table:table-cell>
          <table:table-cell/>
          <table:table-cell office:value-type="float" office:value="3071013" calcext:value-type="float">
            <text:p>3071013</text:p>
          </table:table-cell>
          <table:table-cell/>
          <table:table-cell office:value-type="float" office:value="2804766" calcext:value-type="float">
            <text:p>28047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19064" calcext:value-type="float">
            <text:p>4619064</text:p>
          </table:table-cell>
          <table:table-cell/>
          <table:table-cell office:value-type="float" office:value="4555510" calcext:value-type="float">
            <text:p>4555510</text:p>
          </table:table-cell>
          <table:table-cell/>
          <table:table-cell office:value-type="float" office:value="4419830" calcext:value-type="float">
            <text:p>4419830</text:p>
          </table:table-cell>
          <table:table-cell/>
          <table:table-cell office:value-type="float" office:value="4321557" calcext:value-type="float">
            <text:p>4321557</text:p>
          </table:table-cell>
          <table:table-cell/>
          <table:table-cell office:value-type="float" office:value="4427041" calcext:value-type="float">
            <text:p>4427041</text:p>
          </table:table-cell>
          <table:table-cell/>
          <table:table-cell office:value-type="float" office:value="4352907" calcext:value-type="float">
            <text:p>4352907</text:p>
          </table:table-cell>
          <table:table-cell/>
          <table:table-cell office:value-type="float" office:value="3800856" calcext:value-type="float">
            <text:p>3800856</text:p>
          </table:table-cell>
          <table:table-cell/>
          <table:table-cell office:value-type="float" office:value="3047641" calcext:value-type="float">
            <text:p>3047641</text:p>
          </table:table-cell>
          <table:table-cell/>
          <table:table-cell office:value-type="float" office:value="2862400" calcext:value-type="float">
            <text:p>28624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90129" calcext:value-type="float">
            <text:p>4590129</text:p>
          </table:table-cell>
          <table:table-cell/>
          <table:table-cell office:value-type="float" office:value="4605224" calcext:value-type="float">
            <text:p>4605224</text:p>
          </table:table-cell>
          <table:table-cell/>
          <table:table-cell office:value-type="float" office:value="4430770" calcext:value-type="float">
            <text:p>4430770</text:p>
          </table:table-cell>
          <table:table-cell/>
          <table:table-cell office:value-type="float" office:value="4360277" calcext:value-type="float">
            <text:p>4360277</text:p>
          </table:table-cell>
          <table:table-cell/>
          <table:table-cell office:value-type="float" office:value="4379957" calcext:value-type="float">
            <text:p>4379957</text:p>
          </table:table-cell>
          <table:table-cell/>
          <table:table-cell office:value-type="float" office:value="4372824" calcext:value-type="float">
            <text:p>4372824</text:p>
          </table:table-cell>
          <table:table-cell/>
          <table:table-cell office:value-type="float" office:value="3832006" calcext:value-type="float">
            <text:p>3832006</text:p>
          </table:table-cell>
          <table:table-cell/>
          <table:table-cell office:value-type="float" office:value="3234683" calcext:value-type="float">
            <text:p>3234683</text:p>
          </table:table-cell>
          <table:table-cell/>
          <table:table-cell office:value-type="float" office:value="3075925" calcext:value-type="float">
            <text:p>307592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7293312" calcext:value-type="float">
            <text:p>7293312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7082197" calcext:value-type="float">
            <text:p>7082197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10779307" calcext:value-type="float">
            <text:p>10779307</text:p>
          </table:table-cell>
          <table:table-cell/>
          <table:table-cell office:value-type="float" office:value="9977956" calcext:value-type="float">
            <text:p>997795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87188" calcext:value-type="float">
            <text:p>3087188</text:p>
          </table:table-cell>
          <table:table-cell/>
          <table:table-cell office:value-type="float" office:value="4652146" calcext:value-type="float">
            <text:p>4652146</text:p>
          </table:table-cell>
          <table:table-cell/>
          <table:table-cell office:value-type="float" office:value="7073132" calcext:value-type="float">
            <text:p>7073132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10758322" calcext:value-type="float">
            <text:p>10758322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9518507" calcext:value-type="float">
            <text:p>951850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12719" calcext:value-type="float">
            <text:p>3012719</text:p>
          </table:table-cell>
          <table:table-cell/>
          <table:table-cell office:value-type="float" office:value="4610256" calcext:value-type="float">
            <text:p>4610256</text:p>
          </table:table-cell>
          <table:table-cell/>
          <table:table-cell office:value-type="float" office:value="6736026" calcext:value-type="float">
            <text:p>6736026</text:p>
          </table:table-cell>
          <table:table-cell/>
          <table:table-cell office:value-type="float" office:value="9468384" calcext:value-type="float">
            <text:p>9468384</text:p>
          </table:table-cell>
          <table:table-cell/>
          <table:table-cell office:value-type="float" office:value="11138071" calcext:value-type="float">
            <text:p>11138071</text:p>
          </table:table-cell>
          <table:table-cell/>
          <table:table-cell office:value-type="float" office:value="11138071" calcext:value-type="float">
            <text:p>11138071</text:p>
          </table:table-cell>
          <table:table-cell/>
          <table:table-cell office:value-type="float" office:value="9638369" calcext:value-type="float">
            <text:p>9638369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83680" calcext:value-type="float">
            <text:p>3083680</text:p>
          </table:table-cell>
          <table:table-cell/>
          <table:table-cell office:value-type="float" office:value="4972145" calcext:value-type="float">
            <text:p>4972145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11249091" calcext:value-type="float">
            <text:p>11249091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10230845" calcext:value-type="float">
            <text:p>10230845</text:p>
          </table:table-cell>
          <table:table-cell/>
          <table:table-cell office:value-type="float" office:value="9569770" calcext:value-type="float">
            <text:p>9569770</text:p>
          </table:table-cell>
          <table:table-cell/>
          <table:table-cell office:value-type="float" office:value="7319232" calcext:value-type="float">
            <text:p>731923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84890" calcext:value-type="float">
            <text:p>2984890</text:p>
          </table:table-cell>
          <table:table-cell/>
          <table:table-cell office:value-type="float" office:value="4707314" calcext:value-type="float">
            <text:p>4707314</text:p>
          </table:table-cell>
          <table:table-cell/>
          <table:table-cell office:value-type="float" office:value="6498636" calcext:value-type="float">
            <text:p>6498636</text:p>
          </table:table-cell>
          <table:table-cell/>
          <table:table-cell office:value-type="float" office:value="8498106" calcext:value-type="float">
            <text:p>8498106</text:p>
          </table:table-cell>
          <table:table-cell/>
          <table:table-cell office:value-type="float" office:value="8365686" calcext:value-type="float">
            <text:p>8365686</text:p>
          </table:table-cell>
          <table:table-cell/>
          <table:table-cell office:value-type="float" office:value="12187663" calcext:value-type="float">
            <text:p>12187663</text:p>
          </table:table-cell>
          <table:table-cell/>
          <table:table-cell office:value-type="float" office:value="10780463" calcext:value-type="float">
            <text:p>10780463</text:p>
          </table:table-cell>
          <table:table-cell/>
          <table:table-cell office:value-type="float" office:value="9228493" calcext:value-type="float">
            <text:p>9228493</text:p>
          </table:table-cell>
          <table:table-cell/>
          <table:table-cell office:value-type="float" office:value="7262337" calcext:value-type="float">
            <text:p>7262337</text:p>
          </table:table-cell>
          <table:table-cell/>
          <table:table-cell office:value-type="float" office:value="5389574" calcext:value-type="float">
            <text:p>538957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862450" calcext:value-type="float">
            <text:p>2862450</text:p>
          </table:table-cell>
          <table:table-cell/>
          <table:table-cell office:value-type="float" office:value="4432592" calcext:value-type="float">
            <text:p>4432592</text:p>
          </table:table-cell>
          <table:table-cell/>
          <table:table-cell office:value-type="float" office:value="5681538" calcext:value-type="float">
            <text:p>5681538</text:p>
          </table:table-cell>
          <table:table-cell/>
          <table:table-cell office:value-type="float" office:value="6916752" calcext:value-type="float">
            <text:p>6916752</text:p>
          </table:table-cell>
          <table:table-cell/>
          <table:table-cell office:value-type="float" office:value="8409937" calcext:value-type="float">
            <text:p>8409937</text:p>
          </table:table-cell>
          <table:table-cell/>
          <table:table-cell office:value-type="float" office:value="7756829" calcext:value-type="float">
            <text:p>7756829</text:p>
          </table:table-cell>
          <table:table-cell/>
          <table:table-cell office:value-type="float" office:value="10425907" calcext:value-type="float">
            <text:p>10425907</text:p>
          </table:table-cell>
          <table:table-cell/>
          <table:table-cell office:value-type="float" office:value="10239486" calcext:value-type="float">
            <text:p>10239486</text:p>
          </table:table-cell>
          <table:table-cell/>
          <table:table-cell office:value-type="float" office:value="9566663" calcext:value-type="float">
            <text:p>9566663</text:p>
          </table:table-cell>
          <table:table-cell/>
          <table:table-cell office:value-type="float" office:value="7364466" calcext:value-type="float">
            <text:p>7364466</text:p>
          </table:table-cell>
          <table:table-cell/>
          <table:table-cell office:value-type="float" office:value="5506711" calcext:value-type="float">
            <text:p>550671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628135" calcext:value-type="float">
            <text:p>2628135</text:p>
          </table:table-cell>
          <table:table-cell/>
          <table:table-cell office:value-type="float" office:value="4021596" calcext:value-type="float">
            <text:p>4021596</text:p>
          </table:table-cell>
          <table:table-cell/>
          <table:table-cell office:value-type="float" office:value="5288712" calcext:value-type="float">
            <text:p>5288712</text:p>
          </table:table-cell>
          <table:table-cell/>
          <table:table-cell office:value-type="float" office:value="4065372" calcext:value-type="float">
            <text:p>4065372</text:p>
          </table:table-cell>
          <table:table-cell/>
          <table:table-cell office:value-type="float" office:value="7193036" calcext:value-type="float">
            <text:p>7193036</text:p>
          </table:table-cell>
          <table:table-cell/>
          <table:table-cell office:value-type="float" office:value="6135880" calcext:value-type="float">
            <text:p>6135880</text:p>
          </table:table-cell>
          <table:table-cell/>
          <table:table-cell office:value-type="float" office:value="7712960" calcext:value-type="float">
            <text:p>7712960</text:p>
          </table:table-cell>
          <table:table-cell/>
          <table:table-cell office:value-type="float" office:value="10000489" calcext:value-type="float">
            <text:p>10000489</text:p>
          </table:table-cell>
          <table:table-cell/>
          <table:table-cell office:value-type="float" office:value="9383277" calcext:value-type="float">
            <text:p>9383277</text:p>
          </table:table-cell>
          <table:table-cell/>
          <table:table-cell office:value-type="float" office:value="7148143" calcext:value-type="float">
            <text:p>7148143</text:p>
          </table:table-cell>
          <table:table-cell/>
          <table:table-cell office:value-type="float" office:value="6127127" calcext:value-type="float">
            <text:p>6127127</text:p>
          </table:table-cell>
          <table:table-cell/>
          <table:table-cell office:value-type="float" office:value="5396699" calcext:value-type="float">
            <text:p>53966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525633" calcext:value-type="float">
            <text:p>2525633</text:p>
          </table:table-cell>
          <table:table-cell/>
          <table:table-cell office:value-type="float" office:value="3820124" calcext:value-type="float">
            <text:p>3820124</text:p>
          </table:table-cell>
          <table:table-cell/>
          <table:table-cell office:value-type="float" office:value="5142208" calcext:value-type="float">
            <text:p>5142208</text:p>
          </table:table-cell>
          <table:table-cell/>
          <table:table-cell office:value-type="float" office:value="6224699" calcext:value-type="float">
            <text:p>6224699</text:p>
          </table:table-cell>
          <table:table-cell/>
          <table:table-cell office:value-type="float" office:value="4960332" calcext:value-type="float">
            <text:p>4960332</text:p>
          </table:table-cell>
          <table:table-cell/>
          <table:table-cell office:value-type="float" office:value="6866587" calcext:value-type="float">
            <text:p>6866587</text:p>
          </table:table-cell>
          <table:table-cell/>
          <table:table-cell office:value-type="float" office:value="5243037" calcext:value-type="float">
            <text:p>5243037</text:p>
          </table:table-cell>
          <table:table-cell/>
          <table:table-cell office:value-type="float" office:value="6960481" calcext:value-type="float">
            <text:p>6960481</text:p>
          </table:table-cell>
          <table:table-cell/>
          <table:table-cell office:value-type="float" office:value="10051401" calcext:value-type="float">
            <text:p>10051401</text:p>
          </table:table-cell>
          <table:table-cell/>
          <table:table-cell office:value-type="float" office:value="9575217" calcext:value-type="float">
            <text:p>9575217</text:p>
          </table:table-cell>
          <table:table-cell/>
          <table:table-cell office:value-type="float" office:value="6491049" calcext:value-type="float">
            <text:p>6491049</text:p>
          </table:table-cell>
          <table:table-cell/>
          <table:table-cell office:value-type="float" office:value="5529493" calcext:value-type="float">
            <text:p>5529493</text:p>
          </table:table-cell>
          <table:table-cell/>
          <table:table-cell office:value-type="float" office:value="5463550" calcext:value-type="float">
            <text:p>54635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52143" calcext:value-type="float">
            <text:p>6852143</text:p>
          </table:table-cell>
          <table:table-cell/>
          <table:table-cell office:value-type="float" office:value="6862406" calcext:value-type="float">
            <text:p>6862406</text:p>
          </table:table-cell>
          <table:table-cell/>
          <table:table-cell office:value-type="float" office:value="6658604" calcext:value-type="float">
            <text:p>6658604</text:p>
          </table:table-cell>
          <table:table-cell/>
          <table:table-cell office:value-type="float" office:value="6932326" calcext:value-type="float">
            <text:p>6932326</text:p>
          </table:table-cell>
          <table:table-cell/>
          <table:table-cell office:value-type="float" office:value="6890964" calcext:value-type="float">
            <text:p>6890964</text:p>
          </table:table-cell>
          <table:table-cell/>
          <table:table-cell office:value-type="float" office:value="9282774" calcext:value-type="float">
            <text:p>9282774</text:p>
          </table:table-cell>
          <table:table-cell/>
          <table:table-cell office:value-type="float" office:value="5947213" calcext:value-type="float">
            <text:p>5947213</text:p>
          </table:table-cell>
          <table:table-cell/>
          <table:table-cell office:value-type="float" office:value="5784271" calcext:value-type="float">
            <text:p>5784271</text:p>
          </table:table-cell>
          <table:table-cell/>
          <table:table-cell office:value-type="float" office:value="5476788" calcext:value-type="float">
            <text:p>54767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58272" calcext:value-type="float">
            <text:p>6758272</text:p>
          </table:table-cell>
          <table:table-cell/>
          <table:table-cell office:value-type="float" office:value="6786471" calcext:value-type="float">
            <text:p>6786471</text:p>
          </table:table-cell>
          <table:table-cell/>
          <table:table-cell office:value-type="float" office:value="6143236" calcext:value-type="float">
            <text:p>6143236</text:p>
          </table:table-cell>
          <table:table-cell/>
          <table:table-cell office:value-type="float" office:value="6851085" calcext:value-type="float">
            <text:p>6851085</text:p>
          </table:table-cell>
          <table:table-cell/>
          <table:table-cell office:value-type="float" office:value="6328371" calcext:value-type="float">
            <text:p>6328371</text:p>
          </table:table-cell>
          <table:table-cell/>
          <table:table-cell office:value-type="float" office:value="6403110" calcext:value-type="float">
            <text:p>6403110</text:p>
          </table:table-cell>
          <table:table-cell/>
          <table:table-cell office:value-type="float" office:value="7199374" calcext:value-type="float">
            <text:p>7199374</text:p>
          </table:table-cell>
          <table:table-cell/>
          <table:table-cell office:value-type="float" office:value="5102065" calcext:value-type="float">
            <text:p>5102065</text:p>
          </table:table-cell>
          <table:table-cell/>
          <table:table-cell office:value-type="float" office:value="5397933" calcext:value-type="float">
            <text:p>53979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78273" calcext:value-type="float">
            <text:p>6278273</text:p>
          </table:table-cell>
          <table:table-cell/>
          <table:table-cell office:value-type="float" office:value="6394085" calcext:value-type="float">
            <text:p>6394085</text:p>
          </table:table-cell>
          <table:table-cell/>
          <table:table-cell office:value-type="float" office:value="6477484" calcext:value-type="float">
            <text:p>6477484</text:p>
          </table:table-cell>
          <table:table-cell/>
          <table:table-cell office:value-type="float" office:value="6690403" calcext:value-type="float">
            <text:p>6690403</text:p>
          </table:table-cell>
          <table:table-cell/>
          <table:table-cell office:value-type="float" office:value="6867757" calcext:value-type="float">
            <text:p>6867757</text:p>
          </table:table-cell>
          <table:table-cell/>
          <table:table-cell office:value-type="float" office:value="6778672" calcext:value-type="float">
            <text:p>6778672</text:p>
          </table:table-cell>
          <table:table-cell/>
          <table:table-cell office:value-type="float" office:value="6332876" calcext:value-type="float">
            <text:p>6332876</text:p>
          </table:table-cell>
          <table:table-cell/>
          <table:table-cell office:value-type="float" office:value="5313611" calcext:value-type="float">
            <text:p>5313611</text:p>
          </table:table-cell>
          <table:table-cell/>
          <table:table-cell office:value-type="float" office:value="5253390" calcext:value-type="float">
            <text:p>52533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60927" calcext:value-type="float">
            <text:p>6260927</text:p>
          </table:table-cell>
          <table:table-cell/>
          <table:table-cell office:value-type="float" office:value="6476218" calcext:value-type="float">
            <text:p>6476218</text:p>
          </table:table-cell>
          <table:table-cell/>
          <table:table-cell office:value-type="float" office:value="6589986" calcext:value-type="float">
            <text:p>6589986</text:p>
          </table:table-cell>
          <table:table-cell/>
          <table:table-cell office:value-type="float" office:value="6616437" calcext:value-type="float">
            <text:p>6616437</text:p>
          </table:table-cell>
          <table:table-cell/>
          <table:table-cell office:value-type="float" office:value="6776366" calcext:value-type="float">
            <text:p>6776366</text:p>
          </table:table-cell>
          <table:table-cell/>
          <table:table-cell office:value-type="float" office:value="6648001" calcext:value-type="float">
            <text:p>6648001</text:p>
          </table:table-cell>
          <table:table-cell/>
          <table:table-cell office:value-type="float" office:value="6279952" calcext:value-type="float">
            <text:p>6279952</text:p>
          </table:table-cell>
          <table:table-cell/>
          <table:table-cell office:value-type="float" office:value="5648549" calcext:value-type="float">
            <text:p>5648549</text:p>
          </table:table-cell>
          <table:table-cell/>
          <table:table-cell office:value-type="float" office:value="5061280" calcext:value-type="float">
            <text:p>50612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47246" calcext:value-type="float">
            <text:p>6247246</text:p>
          </table:table-cell>
          <table:table-cell/>
          <table:table-cell office:value-type="float" office:value="6444046" calcext:value-type="float">
            <text:p>6444046</text:p>
          </table:table-cell>
          <table:table-cell/>
          <table:table-cell office:value-type="float" office:value="6399135" calcext:value-type="float">
            <text:p>6399135</text:p>
          </table:table-cell>
          <table:table-cell/>
          <table:table-cell office:value-type="float" office:value="6545904" calcext:value-type="float">
            <text:p>6545904</text:p>
          </table:table-cell>
          <table:table-cell/>
          <table:table-cell office:value-type="float" office:value="6759677" calcext:value-type="float">
            <text:p>6759677</text:p>
          </table:table-cell>
          <table:table-cell/>
          <table:table-cell office:value-type="float" office:value="6710009" calcext:value-type="float">
            <text:p>6710009</text:p>
          </table:table-cell>
          <table:table-cell/>
          <table:table-cell office:value-type="float" office:value="6431400" calcext:value-type="float">
            <text:p>6431400</text:p>
          </table:table-cell>
          <table:table-cell/>
          <table:table-cell office:value-type="float" office:value="5556782" calcext:value-type="float">
            <text:p>5556782</text:p>
          </table:table-cell>
          <table:table-cell/>
          <table:table-cell office:value-type="float" office:value="5437369" calcext:value-type="float">
            <text:p>54373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7336" calcext:value-type="float">
            <text:p>537336</text:p>
          </table:table-cell>
          <table:table-cell/>
          <table:table-cell office:value-type="float" office:value="6405433" calcext:value-type="float">
            <text:p>6405433</text:p>
          </table:table-cell>
          <table:table-cell/>
          <table:table-cell office:value-type="float" office:value="6450982" calcext:value-type="float">
            <text:p>6450982</text:p>
          </table:table-cell>
          <table:table-cell/>
          <table:table-cell office:value-type="float" office:value="6702655" calcext:value-type="float">
            <text:p>6702655</text:p>
          </table:table-cell>
          <table:table-cell/>
          <table:table-cell office:value-type="float" office:value="6441440" calcext:value-type="float">
            <text:p>6441440</text:p>
          </table:table-cell>
          <table:table-cell/>
          <table:table-cell office:value-type="float" office:value="6674711" calcext:value-type="float">
            <text:p>6674711</text:p>
          </table:table-cell>
          <table:table-cell/>
          <table:table-cell office:value-type="float" office:value="6368167" calcext:value-type="float">
            <text:p>6368167</text:p>
          </table:table-cell>
          <table:table-cell/>
          <table:table-cell office:value-type="float" office:value="5677618" calcext:value-type="float">
            <text:p>5677618</text:p>
          </table:table-cell>
          <table:table-cell/>
          <table:table-cell office:value-type="float" office:value="5436104" calcext:value-type="float">
            <text:p>54361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8068" calcext:value-type="float">
            <text:p>348068</text:p>
          </table:table-cell>
          <table:table-cell/>
          <table:table-cell office:value-type="float" office:value="265690" calcext:value-type="float">
            <text:p>265690</text:p>
          </table:table-cell>
          <table:table-cell/>
          <table:table-cell office:value-type="float" office:value="411580" calcext:value-type="float">
            <text:p>411580</text:p>
          </table:table-cell>
          <table:table-cell/>
          <table:table-cell office:value-type="float" office:value="419103" calcext:value-type="float">
            <text:p>419103</text:p>
          </table:table-cell>
          <table:table-cell/>
          <table:table-cell office:value-type="float" office:value="465082" calcext:value-type="float">
            <text:p>465082</text:p>
          </table:table-cell>
          <table:table-cell/>
          <table:table-cell office:value-type="float" office:value="493601" calcext:value-type="float">
            <text:p>493601</text:p>
          </table:table-cell>
          <table:table-cell/>
          <table:table-cell office:value-type="float" office:value="492803" calcext:value-type="float">
            <text:p>492803</text:p>
          </table:table-cell>
          <table:table-cell/>
          <table:table-cell office:value-type="float" office:value="526492" calcext:value-type="float">
            <text:p>526492</text:p>
          </table:table-cell>
          <table:table-cell/>
          <table:table-cell office:value-type="float" office:value="431621" calcext:value-type="float">
            <text:p>4316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244" calcext:value-type="float">
            <text:p>160244</text:p>
          </table:table-cell>
          <table:table-cell/>
          <table:table-cell office:value-type="float" office:value="220545" calcext:value-type="float">
            <text:p>220545</text:p>
          </table:table-cell>
          <table:table-cell/>
          <table:table-cell office:value-type="float" office:value="365075" calcext:value-type="float">
            <text:p>365075</text:p>
          </table:table-cell>
          <table:table-cell/>
          <table:table-cell office:value-type="float" office:value="375760" calcext:value-type="float">
            <text:p>375760</text:p>
          </table:table-cell>
          <table:table-cell/>
          <table:table-cell office:value-type="float" office:value="398105" calcext:value-type="float">
            <text:p>398105</text:p>
          </table:table-cell>
          <table:table-cell/>
          <table:table-cell office:value-type="float" office:value="398602" calcext:value-type="float">
            <text:p>398602</text:p>
          </table:table-cell>
          <table:table-cell/>
          <table:table-cell office:value-type="float" office:value="420987" calcext:value-type="float">
            <text:p>420987</text:p>
          </table:table-cell>
          <table:table-cell/>
          <table:table-cell office:value-type="float" office:value="437110" calcext:value-type="float">
            <text:p>437110</text:p>
          </table:table-cell>
          <table:table-cell/>
          <table:table-cell office:value-type="float" office:value="455248" calcext:value-type="float">
            <text:p>45524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780008" calcext:value-type="float">
            <text:p>1780008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537060" calcext:value-type="float">
            <text:p>2537060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02755" calcext:value-type="float">
            <text:p>1802755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2985839" calcext:value-type="float">
            <text:p>2985839</text:p>
          </table:table-cell>
          <table:table-cell/>
          <table:table-cell office:value-type="float" office:value="3277486" calcext:value-type="float">
            <text:p>327748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924938" calcext:value-type="float">
            <text:p>1924938</text:p>
          </table:table-cell>
          <table:table-cell/>
          <table:table-cell office:value-type="float" office:value="2285501" calcext:value-type="float">
            <text:p>2285501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2812272" calcext:value-type="float">
            <text:p>2812272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41948" calcext:value-type="float">
            <text:p>1741948</text:p>
          </table:table-cell>
          <table:table-cell/>
          <table:table-cell office:value-type="float" office:value="2275345" calcext:value-type="float">
            <text:p>2275345</text:p>
          </table:table-cell>
          <table:table-cell/>
          <table:table-cell office:value-type="float" office:value="2597325" calcext:value-type="float">
            <text:p>2597325</text:p>
          </table:table-cell>
          <table:table-cell/>
          <table:table-cell office:value-type="float" office:value="2739816" calcext:value-type="float">
            <text:p>2739816</text:p>
          </table:table-cell>
          <table:table-cell/>
          <table:table-cell office:value-type="float" office:value="3012719" calcext:value-type="float">
            <text:p>3012719</text:p>
          </table:table-cell>
          <table:table-cell/>
          <table:table-cell office:value-type="float" office:value="3634839" calcext:value-type="float">
            <text:p>3634839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3415178" calcext:value-type="float">
            <text:p>341517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31694" calcext:value-type="float">
            <text:p>1831694</text:p>
          </table:table-cell>
          <table:table-cell/>
          <table:table-cell office:value-type="float" office:value="2265510" calcext:value-type="float">
            <text:p>2265510</text:p>
          </table:table-cell>
          <table:table-cell/>
          <table:table-cell office:value-type="float" office:value="2686359" calcext:value-type="float">
            <text:p>2686359</text:p>
          </table:table-cell>
          <table:table-cell/>
          <table:table-cell office:value-type="float" office:value="2645000" calcext:value-type="float">
            <text:p>2645000</text:p>
          </table:table-cell>
          <table:table-cell/>
          <table:table-cell office:value-type="float" office:value="2875184" calcext:value-type="float">
            <text:p>2875184</text:p>
          </table:table-cell>
          <table:table-cell/>
          <table:table-cell office:value-type="float" office:value="3085895" calcext:value-type="float">
            <text:p>3085895</text:p>
          </table:table-cell>
          <table:table-cell/>
          <table:table-cell office:value-type="float" office:value="3671521" calcext:value-type="float">
            <text:p>3671521</text:p>
          </table:table-cell>
          <table:table-cell/>
          <table:table-cell office:value-type="float" office:value="2760606" calcext:value-type="float">
            <text:p>2760606</text:p>
          </table:table-cell>
          <table:table-cell/>
          <table:table-cell office:value-type="float" office:value="3532609" calcext:value-type="float">
            <text:p>35326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78893" calcext:value-type="float">
            <text:p>1878893</text:p>
          </table:table-cell>
          <table:table-cell/>
          <table:table-cell office:value-type="float" office:value="2252916" calcext:value-type="float">
            <text:p>2252916</text:p>
          </table:table-cell>
          <table:table-cell/>
          <table:table-cell office:value-type="float" office:value="2579710" calcext:value-type="float">
            <text:p>2579710</text:p>
          </table:table-cell>
          <table:table-cell/>
          <table:table-cell office:value-type="float" office:value="2705656" calcext:value-type="float">
            <text:p>2705656</text:p>
          </table:table-cell>
          <table:table-cell/>
          <table:table-cell office:value-type="float" office:value="2872113" calcext:value-type="float">
            <text:p>2872113</text:p>
          </table:table-cell>
          <table:table-cell/>
          <table:table-cell office:value-type="float" office:value="2715922" calcext:value-type="float">
            <text:p>2715922</text:p>
          </table:table-cell>
          <table:table-cell/>
          <table:table-cell office:value-type="float" office:value="3089009" calcext:value-type="float">
            <text:p>3089009</text:p>
          </table:table-cell>
          <table:table-cell/>
          <table:table-cell office:value-type="float" office:value="3649381" calcext:value-type="float">
            <text:p>3649381</text:p>
          </table:table-cell>
          <table:table-cell/>
          <table:table-cell office:value-type="float" office:value="3117032" calcext:value-type="float">
            <text:p>3117032</text:p>
          </table:table-cell>
          <table:table-cell/>
          <table:table-cell office:value-type="float" office:value="3436240" calcext:value-type="float">
            <text:p>343624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929280" calcext:value-type="float">
            <text:p>1929280</text:p>
          </table:table-cell>
          <table:table-cell/>
          <table:table-cell office:value-type="float" office:value="2312913" calcext:value-type="float">
            <text:p>2312913</text:p>
          </table:table-cell>
          <table:table-cell/>
          <table:table-cell office:value-type="float" office:value="2560030" calcext:value-type="float">
            <text:p>2560030</text:p>
          </table:table-cell>
          <table:table-cell/>
          <table:table-cell office:value-type="float" office:value="2657856" calcext:value-type="float">
            <text:p>2657856</text:p>
          </table:table-cell>
          <table:table-cell/>
          <table:table-cell office:value-type="float" office:value="2809552" calcext:value-type="float">
            <text:p>2809552</text:p>
          </table:table-cell>
          <table:table-cell/>
          <table:table-cell office:value-type="float" office:value="2838800" calcext:value-type="float">
            <text:p>2838800</text:p>
          </table:table-cell>
          <table:table-cell/>
          <table:table-cell office:value-type="float" office:value="2778652" calcext:value-type="float">
            <text:p>2778652</text:p>
          </table:table-cell>
          <table:table-cell/>
          <table:table-cell office:value-type="float" office:value="3059199" calcext:value-type="float">
            <text:p>3059199</text:p>
          </table:table-cell>
          <table:table-cell/>
          <table:table-cell office:value-type="float" office:value="3653887" calcext:value-type="float">
            <text:p>3653887</text:p>
          </table:table-cell>
          <table:table-cell/>
          <table:table-cell office:value-type="float" office:value="3077282" calcext:value-type="float">
            <text:p>3077282</text:p>
          </table:table-cell>
          <table:table-cell/>
          <table:table-cell office:value-type="float" office:value="3212508" calcext:value-type="float">
            <text:p>32125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90514" calcext:value-type="float">
            <text:p>1890514</text:p>
          </table:table-cell>
          <table:table-cell/>
          <table:table-cell office:value-type="float" office:value="2259200" calcext:value-type="float">
            <text:p>2259200</text:p>
          </table:table-cell>
          <table:table-cell/>
          <table:table-cell office:value-type="float" office:value="2400293" calcext:value-type="float">
            <text:p>2400293</text:p>
          </table:table-cell>
          <table:table-cell/>
          <table:table-cell office:value-type="float" office:value="2574379" calcext:value-type="float">
            <text:p>2574379</text:p>
          </table:table-cell>
          <table:table-cell/>
          <table:table-cell office:value-type="float" office:value="2713652" calcext:value-type="float">
            <text:p>2713652</text:p>
          </table:table-cell>
          <table:table-cell/>
          <table:table-cell office:value-type="float" office:value="2572837" calcext:value-type="float">
            <text:p>2572837</text:p>
          </table:table-cell>
          <table:table-cell/>
          <table:table-cell office:value-type="float" office:value="2236408" calcext:value-type="float">
            <text:p>2236408</text:p>
          </table:table-cell>
          <table:table-cell/>
          <table:table-cell office:value-type="float" office:value="2844394" calcext:value-type="float">
            <text:p>2844394</text:p>
          </table:table-cell>
          <table:table-cell/>
          <table:table-cell office:value-type="float" office:value="2963884" calcext:value-type="float">
            <text:p>2963884</text:p>
          </table:table-cell>
          <table:table-cell/>
          <table:table-cell office:value-type="float" office:value="3649155" calcext:value-type="float">
            <text:p>3649155</text:p>
          </table:table-cell>
          <table:table-cell/>
          <table:table-cell office:value-type="float" office:value="2961840" calcext:value-type="float">
            <text:p>2961840</text:p>
          </table:table-cell>
          <table:table-cell/>
          <table:table-cell office:value-type="float" office:value="2973631" calcext:value-type="float">
            <text:p>297363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54486" calcext:value-type="float">
            <text:p>1854486</text:p>
          </table:table-cell>
          <table:table-cell/>
          <table:table-cell office:value-type="float" office:value="1972781" calcext:value-type="float">
            <text:p>1972781</text:p>
          </table:table-cell>
          <table:table-cell/>
          <table:table-cell office:value-type="float" office:value="2221500" calcext:value-type="float">
            <text:p>2221500</text:p>
          </table:table-cell>
          <table:table-cell/>
          <table:table-cell office:value-type="float" office:value="2261416" calcext:value-type="float">
            <text:p>2261416</text:p>
          </table:table-cell>
          <table:table-cell/>
          <table:table-cell office:value-type="float" office:value="2596538" calcext:value-type="float">
            <text:p>2596538</text:p>
          </table:table-cell>
          <table:table-cell/>
          <table:table-cell office:value-type="float" office:value="2678411" calcext:value-type="float">
            <text:p>2678411</text:p>
          </table:table-cell>
          <table:table-cell/>
          <table:table-cell office:value-type="float" office:value="2718892" calcext:value-type="float">
            <text:p>2718892</text:p>
          </table:table-cell>
          <table:table-cell/>
          <table:table-cell office:value-type="float" office:value="2803525" calcext:value-type="float">
            <text:p>2803525</text:p>
          </table:table-cell>
          <table:table-cell/>
          <table:table-cell office:value-type="float" office:value="2803068" calcext:value-type="float">
            <text:p>2803068</text:p>
          </table:table-cell>
          <table:table-cell/>
          <table:table-cell office:value-type="float" office:value="2633656" calcext:value-type="float">
            <text:p>2633656</text:p>
          </table:table-cell>
          <table:table-cell/>
          <table:table-cell office:value-type="float" office:value="3401987" calcext:value-type="float">
            <text:p>3401987</text:p>
          </table:table-cell>
          <table:table-cell/>
          <table:table-cell office:value-type="float" office:value="2733818" calcext:value-type="float">
            <text:p>2733818</text:p>
          </table:table-cell>
          <table:table-cell/>
          <table:table-cell office:value-type="float" office:value="2880497" calcext:value-type="float">
            <text:p>28804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84225" calcext:value-type="float">
            <text:p>2584225</text:p>
          </table:table-cell>
          <table:table-cell/>
          <table:table-cell office:value-type="float" office:value="2494318" calcext:value-type="float">
            <text:p>2494318</text:p>
          </table:table-cell>
          <table:table-cell/>
          <table:table-cell office:value-type="float" office:value="2514626" calcext:value-type="float">
            <text:p>2514626</text:p>
          </table:table-cell>
          <table:table-cell/>
          <table:table-cell office:value-type="float" office:value="2708113" calcext:value-type="float">
            <text:p>2708113</text:p>
          </table:table-cell>
          <table:table-cell/>
          <table:table-cell office:value-type="float" office:value="2753856" calcext:value-type="float">
            <text:p>2753856</text:p>
          </table:table-cell>
          <table:table-cell/>
          <table:table-cell office:value-type="float" office:value="2658403" calcext:value-type="float">
            <text:p>2658403</text:p>
          </table:table-cell>
          <table:table-cell/>
          <table:table-cell office:value-type="float" office:value="2877410" calcext:value-type="float">
            <text:p>2877410</text:p>
          </table:table-cell>
          <table:table-cell/>
          <table:table-cell office:value-type="float" office:value="3168124" calcext:value-type="float">
            <text:p>3168124</text:p>
          </table:table-cell>
          <table:table-cell/>
          <table:table-cell office:value-type="float" office:value="2682792" calcext:value-type="float">
            <text:p>26827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1543" calcext:value-type="float">
            <text:p>2511543</text:p>
          </table:table-cell>
          <table:table-cell/>
          <table:table-cell office:value-type="float" office:value="2541334" calcext:value-type="float">
            <text:p>2541334</text:p>
          </table:table-cell>
          <table:table-cell/>
          <table:table-cell office:value-type="float" office:value="2632808" calcext:value-type="float">
            <text:p>2632808</text:p>
          </table:table-cell>
          <table:table-cell/>
          <table:table-cell office:value-type="float" office:value="2619985" calcext:value-type="float">
            <text:p>2619985</text:p>
          </table:table-cell>
          <table:table-cell/>
          <table:table-cell office:value-type="float" office:value="2702650" calcext:value-type="float">
            <text:p>2702650</text:p>
          </table:table-cell>
          <table:table-cell/>
          <table:table-cell office:value-type="float" office:value="2626494" calcext:value-type="float">
            <text:p>2626494</text:p>
          </table:table-cell>
          <table:table-cell/>
          <table:table-cell office:value-type="float" office:value="2577025" calcext:value-type="float">
            <text:p>2577025</text:p>
          </table:table-cell>
          <table:table-cell/>
          <table:table-cell office:value-type="float" office:value="2617366" calcext:value-type="float">
            <text:p>2617366</text:p>
          </table:table-cell>
          <table:table-cell/>
          <table:table-cell office:value-type="float" office:value="3000594" calcext:value-type="float">
            <text:p>30005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73947" calcext:value-type="float">
            <text:p>1973947</text:p>
          </table:table-cell>
          <table:table-cell/>
          <table:table-cell office:value-type="float" office:value="2194005" calcext:value-type="float">
            <text:p>2194005</text:p>
          </table:table-cell>
          <table:table-cell/>
          <table:table-cell office:value-type="float" office:value="2492717" calcext:value-type="float">
            <text:p>2492717</text:p>
          </table:table-cell>
          <table:table-cell/>
          <table:table-cell office:value-type="float" office:value="2464457" calcext:value-type="float">
            <text:p>2464457</text:p>
          </table:table-cell>
          <table:table-cell/>
          <table:table-cell office:value-type="float" office:value="2592101" calcext:value-type="float">
            <text:p>2592101</text:p>
          </table:table-cell>
          <table:table-cell/>
          <table:table-cell office:value-type="float" office:value="2495364" calcext:value-type="float">
            <text:p>2495364</text:p>
          </table:table-cell>
          <table:table-cell/>
          <table:table-cell office:value-type="float" office:value="2413275" calcext:value-type="float">
            <text:p>2413275</text:p>
          </table:table-cell>
          <table:table-cell/>
          <table:table-cell office:value-type="float" office:value="2409858" calcext:value-type="float">
            <text:p>2409858</text:p>
          </table:table-cell>
          <table:table-cell/>
          <table:table-cell office:value-type="float" office:value="2620657" calcext:value-type="float">
            <text:p>26206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693" calcext:value-type="float">
            <text:p>504693</text:p>
          </table:table-cell>
          <table:table-cell/>
          <table:table-cell office:value-type="float" office:value="418628" calcext:value-type="float">
            <text:p>418628</text:p>
          </table:table-cell>
          <table:table-cell/>
          <table:table-cell office:value-type="float" office:value="472954" calcext:value-type="float">
            <text:p>472954</text:p>
          </table:table-cell>
          <table:table-cell/>
          <table:table-cell office:value-type="float" office:value="497439" calcext:value-type="float">
            <text:p>497439</text:p>
          </table:table-cell>
          <table:table-cell/>
          <table:table-cell office:value-type="float" office:value="511592" calcext:value-type="float">
            <text:p>511592</text:p>
          </table:table-cell>
          <table:table-cell/>
          <table:table-cell office:value-type="float" office:value="515055" calcext:value-type="float">
            <text:p>515055</text:p>
          </table:table-cell>
          <table:table-cell/>
          <table:table-cell office:value-type="float" office:value="532683" calcext:value-type="float">
            <text:p>532683</text:p>
          </table:table-cell>
          <table:table-cell/>
          <table:table-cell office:value-type="float" office:value="548039" calcext:value-type="float">
            <text:p>548039</text:p>
          </table:table-cell>
          <table:table-cell/>
          <table:table-cell office:value-type="float" office:value="581829" calcext:value-type="float">
            <text:p>581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365" calcext:value-type="float">
            <text:p>326365</text:p>
          </table:table-cell>
          <table:table-cell/>
          <table:table-cell office:value-type="float" office:value="381449" calcext:value-type="float">
            <text:p>381449</text:p>
          </table:table-cell>
          <table:table-cell/>
          <table:table-cell office:value-type="float" office:value="371786" calcext:value-type="float">
            <text:p>371786</text:p>
          </table:table-cell>
          <table:table-cell/>
          <table:table-cell office:value-type="float" office:value="312784" calcext:value-type="float">
            <text:p>312784</text:p>
          </table:table-cell>
          <table:table-cell/>
          <table:table-cell office:value-type="float" office:value="350688" calcext:value-type="float">
            <text:p>350688</text:p>
          </table:table-cell>
          <table:table-cell/>
          <table:table-cell office:value-type="float" office:value="330653" calcext:value-type="float">
            <text:p>330653</text:p>
          </table:table-cell>
          <table:table-cell/>
          <table:table-cell office:value-type="float" office:value="253219" calcext:value-type="float">
            <text:p>253219</text:p>
          </table:table-cell>
          <table:table-cell/>
          <table:table-cell office:value-type="float" office:value="349767" calcext:value-type="float">
            <text:p>349767</text:p>
          </table:table-cell>
          <table:table-cell/>
          <table:table-cell office:value-type="float" office:value="309400" calcext:value-type="float">
            <text:p>3094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103" calcext:value-type="float">
            <text:p>318103</text:p>
          </table:table-cell>
          <table:table-cell/>
          <table:table-cell office:value-type="float" office:value="277437" calcext:value-type="float">
            <text:p>277437</text:p>
          </table:table-cell>
          <table:table-cell/>
          <table:table-cell office:value-type="float" office:value="262660" calcext:value-type="float">
            <text:p>262660</text:p>
          </table:table-cell>
          <table:table-cell/>
          <table:table-cell office:value-type="float" office:value="267250" calcext:value-type="float">
            <text:p>267250</text:p>
          </table:table-cell>
          <table:table-cell/>
          <table:table-cell office:value-type="float" office:value="228113" calcext:value-type="float">
            <text:p>228113</text:p>
          </table:table-cell>
          <table:table-cell/>
          <table:table-cell office:value-type="float" office:value="282371" calcext:value-type="float">
            <text:p>282371</text:p>
          </table:table-cell>
          <table:table-cell/>
          <table:table-cell office:value-type="float" office:value="297322" calcext:value-type="float">
            <text:p>297322</text:p>
          </table:table-cell>
          <table:table-cell/>
          <table:table-cell office:value-type="float" office:value="265217" calcext:value-type="float">
            <text:p>265217</text:p>
          </table:table-cell>
          <table:table-cell/>
          <table:table-cell office:value-type="float" office:value="285327" calcext:value-type="float">
            <text:p>2853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500" calcext:value-type="float">
            <text:p>254500</text:p>
          </table:table-cell>
          <table:table-cell/>
          <table:table-cell office:value-type="float" office:value="260553" calcext:value-type="float">
            <text:p>260553</text:p>
          </table:table-cell>
          <table:table-cell/>
          <table:table-cell office:value-type="float" office:value="261266" calcext:value-type="float">
            <text:p>261266</text:p>
          </table:table-cell>
          <table:table-cell/>
          <table:table-cell office:value-type="float" office:value="262848" calcext:value-type="float">
            <text:p>262848</text:p>
          </table:table-cell>
          <table:table-cell/>
          <table:table-cell office:value-type="float" office:value="263319" calcext:value-type="float">
            <text:p>263319</text:p>
          </table:table-cell>
          <table:table-cell/>
          <table:table-cell office:value-type="float" office:value="245840" calcext:value-type="float">
            <text:p>245840</text:p>
          </table:table-cell>
          <table:table-cell/>
          <table:table-cell office:value-type="float" office:value="269355" calcext:value-type="float">
            <text:p>269355</text:p>
          </table:table-cell>
          <table:table-cell/>
          <table:table-cell office:value-type="float" office:value="302972" calcext:value-type="float">
            <text:p>302972</text:p>
          </table:table-cell>
          <table:table-cell/>
          <table:table-cell office:value-type="float" office:value="264455" calcext:value-type="float">
            <text:p>2644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143" calcext:value-type="float">
            <text:p>228143</text:p>
          </table:table-cell>
          <table:table-cell/>
          <table:table-cell office:value-type="float" office:value="230897" calcext:value-type="float">
            <text:p>230897</text:p>
          </table:table-cell>
          <table:table-cell/>
          <table:table-cell office:value-type="float" office:value="241725" calcext:value-type="float">
            <text:p>241725</text:p>
          </table:table-cell>
          <table:table-cell/>
          <table:table-cell office:value-type="float" office:value="254107" calcext:value-type="float">
            <text:p>254107</text:p>
          </table:table-cell>
          <table:table-cell/>
          <table:table-cell office:value-type="float" office:value="255457" calcext:value-type="float">
            <text:p>255457</text:p>
          </table:table-cell>
          <table:table-cell/>
          <table:table-cell office:value-type="float" office:value="265285" calcext:value-type="float">
            <text:p>265285</text:p>
          </table:table-cell>
          <table:table-cell/>
          <table:table-cell office:value-type="float" office:value="279001" calcext:value-type="float">
            <text:p>279001</text:p>
          </table:table-cell>
          <table:table-cell/>
          <table:table-cell office:value-type="float" office:value="292552" calcext:value-type="float">
            <text:p>292552</text:p>
          </table:table-cell>
          <table:table-cell/>
          <table:table-cell office:value-type="float" office:value="294785" calcext:value-type="float">
            <text:p>29478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28508" calcext:value-type="float">
            <text:p>1828508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3165299" calcext:value-type="float">
            <text:p>31652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52520" calcext:value-type="float">
            <text:p>1852520</text:p>
          </table:table-cell>
          <table:table-cell/>
          <table:table-cell office:value-type="float" office:value="2367096" calcext:value-type="float">
            <text:p>2367096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3277486" calcext:value-type="float">
            <text:p>327748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55098" calcext:value-type="float">
            <text:p>1855098</text:p>
          </table:table-cell>
          <table:table-cell/>
          <table:table-cell office:value-type="float" office:value="2266207" calcext:value-type="float">
            <text:p>2266207</text:p>
          </table:table-cell>
          <table:table-cell/>
          <table:table-cell office:value-type="float" office:value="2588541" calcext:value-type="float">
            <text:p>2588541</text:p>
          </table:table-cell>
          <table:table-cell/>
          <table:table-cell office:value-type="float" office:value="2872459" calcext:value-type="float">
            <text:p>2872459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4907284" calcext:value-type="float">
            <text:p>4907284</text:p>
          </table:table-cell>
          <table:table-cell/>
          <table:table-cell office:value-type="float" office:value="3285566" calcext:value-type="float">
            <text:p>328556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98509" calcext:value-type="float">
            <text:p>498509</text:p>
          </table:table-cell>
          <table:table-cell/>
          <table:table-cell office:value-type="float" office:value="2235086" calcext:value-type="float">
            <text:p>2235086</text:p>
          </table:table-cell>
          <table:table-cell/>
          <table:table-cell office:value-type="float" office:value="2512247" calcext:value-type="float">
            <text:p>2512247</text:p>
          </table:table-cell>
          <table:table-cell/>
          <table:table-cell office:value-type="float" office:value="2695115" calcext:value-type="float">
            <text:p>2695115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5115422" calcext:value-type="float">
            <text:p>5115422</text:p>
          </table:table-cell>
          <table:table-cell/>
          <table:table-cell office:value-type="float" office:value="3320137" calcext:value-type="float">
            <text:p>332013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72419" calcext:value-type="float">
            <text:p>1872419</text:p>
          </table:table-cell>
          <table:table-cell/>
          <table:table-cell office:value-type="float" office:value="2255990" calcext:value-type="float">
            <text:p>2255990</text:p>
          </table:table-cell>
          <table:table-cell/>
          <table:table-cell office:value-type="float" office:value="2333199" calcext:value-type="float">
            <text:p>2333199</text:p>
          </table:table-cell>
          <table:table-cell/>
          <table:table-cell office:value-type="float" office:value="2640123" calcext:value-type="float">
            <text:p>2640123</text:p>
          </table:table-cell>
          <table:table-cell/>
          <table:table-cell office:value-type="float" office:value="2805690" calcext:value-type="float">
            <text:p>2805690</text:p>
          </table:table-cell>
          <table:table-cell/>
          <table:table-cell office:value-type="float" office:value="3037876" calcext:value-type="float">
            <text:p>3037876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5310258" calcext:value-type="float">
            <text:p>5310258</text:p>
          </table:table-cell>
          <table:table-cell/>
          <table:table-cell office:value-type="float" office:value="3291652" calcext:value-type="float">
            <text:p>329165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63404" calcext:value-type="float">
            <text:p>1863404</text:p>
          </table:table-cell>
          <table:table-cell/>
          <table:table-cell office:value-type="float" office:value="2211731" calcext:value-type="float">
            <text:p>2211731</text:p>
          </table:table-cell>
          <table:table-cell/>
          <table:table-cell office:value-type="float" office:value="2373037" calcext:value-type="float">
            <text:p>2373037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2691246" calcext:value-type="float">
            <text:p>2691246</text:p>
          </table:table-cell>
          <table:table-cell/>
          <table:table-cell office:value-type="float" office:value="2832339" calcext:value-type="float">
            <text:p>2832339</text:p>
          </table:table-cell>
          <table:table-cell/>
          <table:table-cell office:value-type="float" office:value="3061485" calcext:value-type="float">
            <text:p>3061485</text:p>
          </table:table-cell>
          <table:table-cell/>
          <table:table-cell office:value-type="float" office:value="3483621" calcext:value-type="float">
            <text:p>3483621</text:p>
          </table:table-cell>
          <table:table-cell/>
          <table:table-cell office:value-type="float" office:value="5209791" calcext:value-type="float">
            <text:p>5209791</text:p>
          </table:table-cell>
          <table:table-cell/>
          <table:table-cell office:value-type="float" office:value="3140967" calcext:value-type="float">
            <text:p>314096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45748" calcext:value-type="float">
            <text:p>1845748</text:p>
          </table:table-cell>
          <table:table-cell/>
          <table:table-cell office:value-type="float" office:value="2197530" calcext:value-type="float">
            <text:p>2197530</text:p>
          </table:table-cell>
          <table:table-cell/>
          <table:table-cell office:value-type="float" office:value="1668465" calcext:value-type="float">
            <text:p>1668465</text:p>
          </table:table-cell>
          <table:table-cell/>
          <table:table-cell office:value-type="float" office:value="2487022" calcext:value-type="float">
            <text:p>2487022</text:p>
          </table:table-cell>
          <table:table-cell/>
          <table:table-cell office:value-type="float" office:value="2597184" calcext:value-type="float">
            <text:p>2597184</text:p>
          </table:table-cell>
          <table:table-cell/>
          <table:table-cell office:value-type="float" office:value="2670249" calcext:value-type="float">
            <text:p>2670249</text:p>
          </table:table-cell>
          <table:table-cell/>
          <table:table-cell office:value-type="float" office:value="1877210" calcext:value-type="float">
            <text:p>1877210</text:p>
          </table:table-cell>
          <table:table-cell/>
          <table:table-cell office:value-type="float" office:value="3038638" calcext:value-type="float">
            <text:p>3038638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4836939" calcext:value-type="float">
            <text:p>4836939</text:p>
          </table:table-cell>
          <table:table-cell/>
          <table:table-cell office:value-type="float" office:value="2940345" calcext:value-type="float">
            <text:p>294034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21270" calcext:value-type="float">
            <text:p>1821270</text:p>
          </table:table-cell>
          <table:table-cell/>
          <table:table-cell office:value-type="float" office:value="2169475" calcext:value-type="float">
            <text:p>2169475</text:p>
          </table:table-cell>
          <table:table-cell/>
          <table:table-cell office:value-type="float" office:value="2371140" calcext:value-type="float">
            <text:p>2371140</text:p>
          </table:table-cell>
          <table:table-cell/>
          <table:table-cell office:value-type="float" office:value="2486987" calcext:value-type="float">
            <text:p>2486987</text:p>
          </table:table-cell>
          <table:table-cell/>
          <table:table-cell office:value-type="float" office:value="2085466" calcext:value-type="float">
            <text:p>2085466</text:p>
          </table:table-cell>
          <table:table-cell/>
          <table:table-cell office:value-type="float" office:value="2613741" calcext:value-type="float">
            <text:p>2613741</text:p>
          </table:table-cell>
          <table:table-cell/>
          <table:table-cell office:value-type="float" office:value="2538620" calcext:value-type="float">
            <text:p>2538620</text:p>
          </table:table-cell>
          <table:table-cell/>
          <table:table-cell office:value-type="float" office:value="2785592" calcext:value-type="float">
            <text:p>2785592</text:p>
          </table:table-cell>
          <table:table-cell/>
          <table:table-cell office:value-type="float" office:value="2912383" calcext:value-type="float">
            <text:p>2912383</text:p>
          </table:table-cell>
          <table:table-cell/>
          <table:table-cell office:value-type="float" office:value="3351906" calcext:value-type="float">
            <text:p>3351906</text:p>
          </table:table-cell>
          <table:table-cell/>
          <table:table-cell office:value-type="float" office:value="4413692" calcext:value-type="float">
            <text:p>4413692</text:p>
          </table:table-cell>
          <table:table-cell/>
          <table:table-cell office:value-type="float" office:value="2802633" calcext:value-type="float">
            <text:p>280263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11610" calcext:value-type="float">
            <text:p>1811610</text:p>
          </table:table-cell>
          <table:table-cell/>
          <table:table-cell office:value-type="float" office:value="2162907" calcext:value-type="float">
            <text:p>2162907</text:p>
          </table:table-cell>
          <table:table-cell/>
          <table:table-cell office:value-type="float" office:value="2343870" calcext:value-type="float">
            <text:p>2343870</text:p>
          </table:table-cell>
          <table:table-cell/>
          <table:table-cell office:value-type="float" office:value="2446856" calcext:value-type="float">
            <text:p>2446856</text:p>
          </table:table-cell>
          <table:table-cell/>
          <table:table-cell office:value-type="float" office:value="2566859" calcext:value-type="float">
            <text:p>2566859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2659751" calcext:value-type="float">
            <text:p>2659751</text:p>
          </table:table-cell>
          <table:table-cell/>
          <table:table-cell office:value-type="float" office:value="2720722" calcext:value-type="float">
            <text:p>2720722</text:p>
          </table:table-cell>
          <table:table-cell/>
          <table:table-cell office:value-type="float" office:value="2790660" calcext:value-type="float">
            <text:p>2790660</text:p>
          </table:table-cell>
          <table:table-cell/>
          <table:table-cell office:value-type="float" office:value="2877482" calcext:value-type="float">
            <text:p>2877482</text:p>
          </table:table-cell>
          <table:table-cell/>
          <table:table-cell office:value-type="float" office:value="3154468" calcext:value-type="float">
            <text:p>3154468</text:p>
          </table:table-cell>
          <table:table-cell/>
          <table:table-cell office:value-type="float" office:value="4270198" calcext:value-type="float">
            <text:p>4270198</text:p>
          </table:table-cell>
          <table:table-cell/>
          <table:table-cell office:value-type="float" office:value="2863812" calcext:value-type="float">
            <text:p>28638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66179" calcext:value-type="float">
            <text:p>2566179</text:p>
          </table:table-cell>
          <table:table-cell/>
          <table:table-cell office:value-type="float" office:value="2472866" calcext:value-type="float">
            <text:p>2472866</text:p>
          </table:table-cell>
          <table:table-cell/>
          <table:table-cell office:value-type="float" office:value="2505367" calcext:value-type="float">
            <text:p>2505367</text:p>
          </table:table-cell>
          <table:table-cell/>
          <table:table-cell office:value-type="float" office:value="2523908" calcext:value-type="float">
            <text:p>2523908</text:p>
          </table:table-cell>
          <table:table-cell/>
          <table:table-cell office:value-type="float" office:value="2706567" calcext:value-type="float">
            <text:p>2706567</text:p>
          </table:table-cell>
          <table:table-cell/>
          <table:table-cell office:value-type="float" office:value="2587290" calcext:value-type="float">
            <text:p>2587290</text:p>
          </table:table-cell>
          <table:table-cell/>
          <table:table-cell office:value-type="float" office:value="2733645" calcext:value-type="float">
            <text:p>2733645</text:p>
          </table:table-cell>
          <table:table-cell/>
          <table:table-cell office:value-type="float" office:value="2810796" calcext:value-type="float">
            <text:p>2810796</text:p>
          </table:table-cell>
          <table:table-cell/>
          <table:table-cell office:value-type="float" office:value="3865008" calcext:value-type="float">
            <text:p>38650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1312" calcext:value-type="float">
            <text:p>2551312</text:p>
          </table:table-cell>
          <table:table-cell/>
          <table:table-cell office:value-type="float" office:value="2520409" calcext:value-type="float">
            <text:p>2520409</text:p>
          </table:table-cell>
          <table:table-cell/>
          <table:table-cell office:value-type="float" office:value="2536129" calcext:value-type="float">
            <text:p>2536129</text:p>
          </table:table-cell>
          <table:table-cell/>
          <table:table-cell office:value-type="float" office:value="2574177" calcext:value-type="float">
            <text:p>2574177</text:p>
          </table:table-cell>
          <table:table-cell/>
          <table:table-cell office:value-type="float" office:value="2592507" calcext:value-type="float">
            <text:p>2592507</text:p>
          </table:table-cell>
          <table:table-cell/>
          <table:table-cell office:value-type="float" office:value="2571841" calcext:value-type="float">
            <text:p>2571841</text:p>
          </table:table-cell>
          <table:table-cell/>
          <table:table-cell office:value-type="float" office:value="2559198" calcext:value-type="float">
            <text:p>2559198</text:p>
          </table:table-cell>
          <table:table-cell/>
          <table:table-cell office:value-type="float" office:value="2622685" calcext:value-type="float">
            <text:p>2622685</text:p>
          </table:table-cell>
          <table:table-cell/>
          <table:table-cell office:value-type="float" office:value="3095862" calcext:value-type="float">
            <text:p>30958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2870" calcext:value-type="float">
            <text:p>2472870</text:p>
          </table:table-cell>
          <table:table-cell/>
          <table:table-cell office:value-type="float" office:value="2047234" calcext:value-type="float">
            <text:p>2047234</text:p>
          </table:table-cell>
          <table:table-cell/>
          <table:table-cell office:value-type="float" office:value="2490447" calcext:value-type="float">
            <text:p>2490447</text:p>
          </table:table-cell>
          <table:table-cell/>
          <table:table-cell office:value-type="float" office:value="2512161" calcext:value-type="float">
            <text:p>2512161</text:p>
          </table:table-cell>
          <table:table-cell/>
          <table:table-cell office:value-type="float" office:value="2520268" calcext:value-type="float">
            <text:p>2520268</text:p>
          </table:table-cell>
          <table:table-cell/>
          <table:table-cell office:value-type="float" office:value="2451456" calcext:value-type="float">
            <text:p>2451456</text:p>
          </table:table-cell>
          <table:table-cell/>
          <table:table-cell office:value-type="float" office:value="2380185" calcext:value-type="float">
            <text:p>2380185</text:p>
          </table:table-cell>
          <table:table-cell/>
          <table:table-cell office:value-type="float" office:value="2452134" calcext:value-type="float">
            <text:p>2452134</text:p>
          </table:table-cell>
          <table:table-cell/>
          <table:table-cell office:value-type="float" office:value="2536021" calcext:value-type="float">
            <text:p>25360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5301" calcext:value-type="float">
            <text:p>505301</text:p>
          </table:table-cell>
          <table:table-cell/>
          <table:table-cell office:value-type="float" office:value="547246" calcext:value-type="float">
            <text:p>547246</text:p>
          </table:table-cell>
          <table:table-cell/>
          <table:table-cell office:value-type="float" office:value="437016" calcext:value-type="float">
            <text:p>437016</text:p>
          </table:table-cell>
          <table:table-cell/>
          <table:table-cell office:value-type="float" office:value="504724" calcext:value-type="float">
            <text:p>504724</text:p>
          </table:table-cell>
          <table:table-cell/>
          <table:table-cell office:value-type="float" office:value="503518" calcext:value-type="float">
            <text:p>503518</text:p>
          </table:table-cell>
          <table:table-cell/>
          <table:table-cell office:value-type="float" office:value="513304" calcext:value-type="float">
            <text:p>513304</text:p>
          </table:table-cell>
          <table:table-cell/>
          <table:table-cell office:value-type="float" office:value="532092" calcext:value-type="float">
            <text:p>532092</text:p>
          </table:table-cell>
          <table:table-cell/>
          <table:table-cell office:value-type="float" office:value="523044" calcext:value-type="float">
            <text:p>523044</text:p>
          </table:table-cell>
          <table:table-cell/>
          <table:table-cell office:value-type="float" office:value="580335" calcext:value-type="float">
            <text:p>5803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1220" calcext:value-type="float">
            <text:p>371220</text:p>
          </table:table-cell>
          <table:table-cell/>
          <table:table-cell office:value-type="float" office:value="373350" calcext:value-type="float">
            <text:p>373350</text:p>
          </table:table-cell>
          <table:table-cell/>
          <table:table-cell office:value-type="float" office:value="407955" calcext:value-type="float">
            <text:p>407955</text:p>
          </table:table-cell>
          <table:table-cell/>
          <table:table-cell office:value-type="float" office:value="390929" calcext:value-type="float">
            <text:p>390929</text:p>
          </table:table-cell>
          <table:table-cell/>
          <table:table-cell office:value-type="float" office:value="304215" calcext:value-type="float">
            <text:p>304215</text:p>
          </table:table-cell>
          <table:table-cell/>
          <table:table-cell office:value-type="float" office:value="285745" calcext:value-type="float">
            <text:p>285745</text:p>
          </table:table-cell>
          <table:table-cell/>
          <table:table-cell office:value-type="float" office:value="295793" calcext:value-type="float">
            <text:p>295793</text:p>
          </table:table-cell>
          <table:table-cell/>
          <table:table-cell office:value-type="float" office:value="277072" calcext:value-type="float">
            <text:p>277072</text:p>
          </table:table-cell>
          <table:table-cell/>
          <table:table-cell office:value-type="float" office:value="341591" calcext:value-type="float">
            <text:p>3415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446" calcext:value-type="float">
            <text:p>249446</text:p>
          </table:table-cell>
          <table:table-cell/>
          <table:table-cell office:value-type="float" office:value="262107" calcext:value-type="float">
            <text:p>262107</text:p>
          </table:table-cell>
          <table:table-cell/>
          <table:table-cell office:value-type="float" office:value="272701" calcext:value-type="float">
            <text:p>272701</text:p>
          </table:table-cell>
          <table:table-cell/>
          <table:table-cell office:value-type="float" office:value="284846" calcext:value-type="float">
            <text:p>284846</text:p>
          </table:table-cell>
          <table:table-cell/>
          <table:table-cell office:value-type="float" office:value="281809" calcext:value-type="float">
            <text:p>281809</text:p>
          </table:table-cell>
          <table:table-cell/>
          <table:table-cell office:value-type="float" office:value="275182" calcext:value-type="float">
            <text:p>275182</text:p>
          </table:table-cell>
          <table:table-cell/>
          <table:table-cell office:value-type="float" office:value="247206" calcext:value-type="float">
            <text:p>247206</text:p>
          </table:table-cell>
          <table:table-cell/>
          <table:table-cell office:value-type="float" office:value="298099" calcext:value-type="float">
            <text:p>298099</text:p>
          </table:table-cell>
          <table:table-cell/>
          <table:table-cell office:value-type="float" office:value="318993" calcext:value-type="float">
            <text:p>3189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333" calcext:value-type="float">
            <text:p>284333</text:p>
          </table:table-cell>
          <table:table-cell/>
          <table:table-cell office:value-type="float" office:value="301441" calcext:value-type="float">
            <text:p>301441</text:p>
          </table:table-cell>
          <table:table-cell/>
          <table:table-cell office:value-type="float" office:value="297661" calcext:value-type="float">
            <text:p>297661</text:p>
          </table:table-cell>
          <table:table-cell/>
          <table:table-cell office:value-type="float" office:value="292314" calcext:value-type="float">
            <text:p>292314</text:p>
          </table:table-cell>
          <table:table-cell/>
          <table:table-cell office:value-type="float" office:value="287657" calcext:value-type="float">
            <text:p>287657</text:p>
          </table:table-cell>
          <table:table-cell/>
          <table:table-cell office:value-type="float" office:value="300956" calcext:value-type="float">
            <text:p>300956</text:p>
          </table:table-cell>
          <table:table-cell/>
          <table:table-cell office:value-type="float" office:value="295784" calcext:value-type="float">
            <text:p>295784</text:p>
          </table:table-cell>
          <table:table-cell/>
          <table:table-cell office:value-type="float" office:value="294034" calcext:value-type="float">
            <text:p>294034</text:p>
          </table:table-cell>
          <table:table-cell/>
          <table:table-cell office:value-type="float" office:value="285930" calcext:value-type="float">
            <text:p>2859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917" calcext:value-type="float">
            <text:p>266917</text:p>
          </table:table-cell>
          <table:table-cell/>
          <table:table-cell office:value-type="float" office:value="265352" calcext:value-type="float">
            <text:p>265352</text:p>
          </table:table-cell>
          <table:table-cell/>
          <table:table-cell office:value-type="float" office:value="299360" calcext:value-type="float">
            <text:p>299360</text:p>
          </table:table-cell>
          <table:table-cell/>
          <table:table-cell office:value-type="float" office:value="297613" calcext:value-type="float">
            <text:p>297613</text:p>
          </table:table-cell>
          <table:table-cell/>
          <table:table-cell office:value-type="float" office:value="316852" calcext:value-type="float">
            <text:p>316852</text:p>
          </table:table-cell>
          <table:table-cell/>
          <table:table-cell office:value-type="float" office:value="293524" calcext:value-type="float">
            <text:p>293524</text:p>
          </table:table-cell>
          <table:table-cell/>
          <table:table-cell office:value-type="float" office:value="302088" calcext:value-type="float">
            <text:p>302088</text:p>
          </table:table-cell>
          <table:table-cell/>
          <table:table-cell office:value-type="float" office:value="293157" calcext:value-type="float">
            <text:p>293157</text:p>
          </table:table-cell>
          <table:table-cell/>
          <table:table-cell office:value-type="float" office:value="302105" calcext:value-type="float">
            <text:p>30210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274062" calcext:value-type="float">
            <text:p>427406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9006179" calcext:value-type="float">
            <text:p>900617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267461" calcext:value-type="float">
            <text:p>4267461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350555" calcext:value-type="float">
            <text:p>4350555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9192546" calcext:value-type="float">
            <text:p>9192546</text:p>
          </table:table-cell>
          <table:table-cell/>
          <table:table-cell office:value-type="float" office:value="8815202" calcext:value-type="float">
            <text:p>881520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340054" calcext:value-type="float">
            <text:p>4340054</text:p>
          </table:table-cell>
          <table:table-cell/>
          <table:table-cell office:value-type="float" office:value="6086873" calcext:value-type="float">
            <text:p>6086873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9145790" calcext:value-type="float">
            <text:p>9145790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8992598" calcext:value-type="float">
            <text:p>8992598</text:p>
          </table:table-cell>
          <table:table-cell/>
          <table:table-cell office:value-type="float" office:value="7334159" calcext:value-type="float">
            <text:p>733415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317393" calcext:value-type="float">
            <text:p>4317393</text:p>
          </table:table-cell>
          <table:table-cell/>
          <table:table-cell office:value-type="float" office:value="6208343" calcext:value-type="float">
            <text:p>6208343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8822754" calcext:value-type="float">
            <text:p>8822754</text:p>
          </table:table-cell>
          <table:table-cell/>
          <table:table-cell office:value-type="float" office:value="9320560" calcext:value-type="float">
            <text:p>9320560</text:p>
          </table:table-cell>
          <table:table-cell/>
          <table:table-cell office:value-type="float" office:value="6650556" calcext:value-type="float">
            <text:p>6650556</text:p>
          </table:table-cell>
          <table:table-cell/>
          <table:table-cell office:value-type="float" office:value="8326715" calcext:value-type="float">
            <text:p>8326715</text:p>
          </table:table-cell>
          <table:table-cell/>
          <table:table-cell office:value-type="float" office:value="8988941" calcext:value-type="float">
            <text:p>8988941</text:p>
          </table:table-cell>
          <table:table-cell/>
          <table:table-cell office:value-type="float" office:value="7208671" calcext:value-type="float">
            <text:p>720867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088876" calcext:value-type="float">
            <text:p>4088876</text:p>
          </table:table-cell>
          <table:table-cell/>
          <table:table-cell office:value-type="float" office:value="5655716" calcext:value-type="float">
            <text:p>5655716</text:p>
          </table:table-cell>
          <table:table-cell/>
          <table:table-cell office:value-type="float" office:value="6132138" calcext:value-type="float">
            <text:p>6132138</text:p>
          </table:table-cell>
          <table:table-cell/>
          <table:table-cell office:value-type="float" office:value="8128206" calcext:value-type="float">
            <text:p>8128206</text:p>
          </table:table-cell>
          <table:table-cell/>
          <table:table-cell office:value-type="float" office:value="8128206" calcext:value-type="float">
            <text:p>8128206</text:p>
          </table:table-cell>
          <table:table-cell/>
          <table:table-cell office:value-type="float" office:value="8229438" calcext:value-type="float">
            <text:p>8229438</text:p>
          </table:table-cell>
          <table:table-cell/>
          <table:table-cell office:value-type="float" office:value="8357547" calcext:value-type="float">
            <text:p>8357547</text:p>
          </table:table-cell>
          <table:table-cell/>
          <table:table-cell office:value-type="float" office:value="7470770" calcext:value-type="float">
            <text:p>7470770</text:p>
          </table:table-cell>
          <table:table-cell/>
          <table:table-cell office:value-type="float" office:value="6984790" calcext:value-type="float">
            <text:p>6984790</text:p>
          </table:table-cell>
          <table:table-cell/>
          <table:table-cell office:value-type="float" office:value="6440169" calcext:value-type="float">
            <text:p>644016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548968" calcext:value-type="float">
            <text:p>3548968</text:p>
          </table:table-cell>
          <table:table-cell/>
          <table:table-cell office:value-type="float" office:value="5105753" calcext:value-type="float">
            <text:p>5105753</text:p>
          </table:table-cell>
          <table:table-cell/>
          <table:table-cell office:value-type="float" office:value="6370451" calcext:value-type="float">
            <text:p>6370451</text:p>
          </table:table-cell>
          <table:table-cell/>
          <table:table-cell office:value-type="float" office:value="6682678" calcext:value-type="float">
            <text:p>6682678</text:p>
          </table:table-cell>
          <table:table-cell/>
          <table:table-cell office:value-type="float" office:value="7173805" calcext:value-type="float">
            <text:p>7173805</text:p>
          </table:table-cell>
          <table:table-cell/>
          <table:table-cell office:value-type="float" office:value="7277121" calcext:value-type="float">
            <text:p>7277121</text:p>
          </table:table-cell>
          <table:table-cell/>
          <table:table-cell office:value-type="float" office:value="7367624" calcext:value-type="float">
            <text:p>7367624</text:p>
          </table:table-cell>
          <table:table-cell/>
          <table:table-cell office:value-type="float" office:value="6978564" calcext:value-type="float">
            <text:p>6978564</text:p>
          </table:table-cell>
          <table:table-cell/>
          <table:table-cell office:value-type="float" office:value="6672297" calcext:value-type="float">
            <text:p>6672297</text:p>
          </table:table-cell>
          <table:table-cell/>
          <table:table-cell office:value-type="float" office:value="6321227" calcext:value-type="float">
            <text:p>6321227</text:p>
          </table:table-cell>
          <table:table-cell/>
          <table:table-cell office:value-type="float" office:value="5549401" calcext:value-type="float">
            <text:p>554940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73735" calcext:value-type="float">
            <text:p>3673735</text:p>
          </table:table-cell>
          <table:table-cell/>
          <table:table-cell office:value-type="float" office:value="4876623" calcext:value-type="float">
            <text:p>4876623</text:p>
          </table:table-cell>
          <table:table-cell/>
          <table:table-cell office:value-type="float" office:value="5915112" calcext:value-type="float">
            <text:p>5915112</text:p>
          </table:table-cell>
          <table:table-cell/>
          <table:table-cell office:value-type="float" office:value="6506533" calcext:value-type="float">
            <text:p>6506533</text:p>
          </table:table-cell>
          <table:table-cell/>
          <table:table-cell office:value-type="float" office:value="7080386" calcext:value-type="float">
            <text:p>7080386</text:p>
          </table:table-cell>
          <table:table-cell/>
          <table:table-cell office:value-type="float" office:value="6686327" calcext:value-type="float">
            <text:p>6686327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4235769" calcext:value-type="float">
            <text:p>4235769</text:p>
          </table:table-cell>
          <table:table-cell/>
          <table:table-cell office:value-type="float" office:value="6748045" calcext:value-type="float">
            <text:p>6748045</text:p>
          </table:table-cell>
          <table:table-cell/>
          <table:table-cell office:value-type="float" office:value="6527546" calcext:value-type="float">
            <text:p>6527546</text:p>
          </table:table-cell>
          <table:table-cell/>
          <table:table-cell office:value-type="float" office:value="5622783" calcext:value-type="float">
            <text:p>5622783</text:p>
          </table:table-cell>
          <table:table-cell/>
          <table:table-cell office:value-type="float" office:value="5088216" calcext:value-type="float">
            <text:p>50882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87396" calcext:value-type="float">
            <text:p>3587396</text:p>
          </table:table-cell>
          <table:table-cell/>
          <table:table-cell office:value-type="float" office:value="4872061" calcext:value-type="float">
            <text:p>4872061</text:p>
          </table:table-cell>
          <table:table-cell/>
          <table:table-cell office:value-type="float" office:value="5830203" calcext:value-type="float">
            <text:p>5830203</text:p>
          </table:table-cell>
          <table:table-cell/>
          <table:table-cell office:value-type="float" office:value="6545456" calcext:value-type="float">
            <text:p>6545456</text:p>
          </table:table-cell>
          <table:table-cell/>
          <table:table-cell office:value-type="float" office:value="6936592" calcext:value-type="float">
            <text:p>6936592</text:p>
          </table:table-cell>
          <table:table-cell/>
          <table:table-cell office:value-type="float" office:value="6784558" calcext:value-type="float">
            <text:p>6784558</text:p>
          </table:table-cell>
          <table:table-cell/>
          <table:table-cell office:value-type="float" office:value="6564213" calcext:value-type="float">
            <text:p>6564213</text:p>
          </table:table-cell>
          <table:table-cell/>
          <table:table-cell office:value-type="float" office:value="6892759" calcext:value-type="float">
            <text:p>6892759</text:p>
          </table:table-cell>
          <table:table-cell/>
          <table:table-cell office:value-type="float" office:value="6714948" calcext:value-type="float">
            <text:p>6714948</text:p>
          </table:table-cell>
          <table:table-cell/>
          <table:table-cell office:value-type="float" office:value="6662863" calcext:value-type="float">
            <text:p>6662863</text:p>
          </table:table-cell>
          <table:table-cell/>
          <table:table-cell office:value-type="float" office:value="6025484" calcext:value-type="float">
            <text:p>6025484</text:p>
          </table:table-cell>
          <table:table-cell/>
          <table:table-cell office:value-type="float" office:value="5533501" calcext:value-type="float">
            <text:p>5533501</text:p>
          </table:table-cell>
          <table:table-cell/>
          <table:table-cell office:value-type="float" office:value="5557667" calcext:value-type="float">
            <text:p>55576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97357" calcext:value-type="float">
            <text:p>7097357</text:p>
          </table:table-cell>
          <table:table-cell/>
          <table:table-cell office:value-type="float" office:value="6940728" calcext:value-type="float">
            <text:p>6940728</text:p>
          </table:table-cell>
          <table:table-cell/>
          <table:table-cell office:value-type="float" office:value="5812894" calcext:value-type="float">
            <text:p>5812894</text:p>
          </table:table-cell>
          <table:table-cell/>
          <table:table-cell office:value-type="float" office:value="5914963" calcext:value-type="float">
            <text:p>5914963</text:p>
          </table:table-cell>
          <table:table-cell/>
          <table:table-cell office:value-type="float" office:value="6823905" calcext:value-type="float">
            <text:p>6823905</text:p>
          </table:table-cell>
          <table:table-cell/>
          <table:table-cell office:value-type="float" office:value="6710622" calcext:value-type="float">
            <text:p>6710622</text:p>
          </table:table-cell>
          <table:table-cell/>
          <table:table-cell office:value-type="float" office:value="6461996" calcext:value-type="float">
            <text:p>6461996</text:p>
          </table:table-cell>
          <table:table-cell/>
          <table:table-cell office:value-type="float" office:value="5752796" calcext:value-type="float">
            <text:p>5752796</text:p>
          </table:table-cell>
          <table:table-cell/>
          <table:table-cell office:value-type="float" office:value="5495182" calcext:value-type="float">
            <text:p>5495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86058" calcext:value-type="float">
            <text:p>6486058</text:p>
          </table:table-cell>
          <table:table-cell/>
          <table:table-cell office:value-type="float" office:value="6311225" calcext:value-type="float">
            <text:p>6311225</text:p>
          </table:table-cell>
          <table:table-cell/>
          <table:table-cell office:value-type="float" office:value="6289996" calcext:value-type="float">
            <text:p>6289996</text:p>
          </table:table-cell>
          <table:table-cell/>
          <table:table-cell office:value-type="float" office:value="6398192" calcext:value-type="float">
            <text:p>6398192</text:p>
          </table:table-cell>
          <table:table-cell/>
          <table:table-cell office:value-type="float" office:value="6362206" calcext:value-type="float">
            <text:p>6362206</text:p>
          </table:table-cell>
          <table:table-cell/>
          <table:table-cell office:value-type="float" office:value="6255783" calcext:value-type="float">
            <text:p>6255783</text:p>
          </table:table-cell>
          <table:table-cell/>
          <table:table-cell office:value-type="float" office:value="6399980" calcext:value-type="float">
            <text:p>6399980</text:p>
          </table:table-cell>
          <table:table-cell/>
          <table:table-cell office:value-type="float" office:value="5344200" calcext:value-type="float">
            <text:p>5344200</text:p>
          </table:table-cell>
          <table:table-cell/>
          <table:table-cell office:value-type="float" office:value="5509590" calcext:value-type="float">
            <text:p>55095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50065" calcext:value-type="float">
            <text:p>6950065</text:p>
          </table:table-cell>
          <table:table-cell/>
          <table:table-cell office:value-type="float" office:value="6542546" calcext:value-type="float">
            <text:p>6542546</text:p>
          </table:table-cell>
          <table:table-cell/>
          <table:table-cell office:value-type="float" office:value="6416249" calcext:value-type="float">
            <text:p>6416249</text:p>
          </table:table-cell>
          <table:table-cell/>
          <table:table-cell office:value-type="float" office:value="6432690" calcext:value-type="float">
            <text:p>6432690</text:p>
          </table:table-cell>
          <table:table-cell/>
          <table:table-cell office:value-type="float" office:value="6867843" calcext:value-type="float">
            <text:p>6867843</text:p>
          </table:table-cell>
          <table:table-cell/>
          <table:table-cell office:value-type="float" office:value="6518729" calcext:value-type="float">
            <text:p>6518729</text:p>
          </table:table-cell>
          <table:table-cell/>
          <table:table-cell office:value-type="float" office:value="6198426" calcext:value-type="float">
            <text:p>6198426</text:p>
          </table:table-cell>
          <table:table-cell/>
          <table:table-cell office:value-type="float" office:value="5788621" calcext:value-type="float">
            <text:p>5788621</text:p>
          </table:table-cell>
          <table:table-cell/>
          <table:table-cell office:value-type="float" office:value="5344242" calcext:value-type="float">
            <text:p>53442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35939" calcext:value-type="float">
            <text:p>6835939</text:p>
          </table:table-cell>
          <table:table-cell/>
          <table:table-cell office:value-type="float" office:value="6643783" calcext:value-type="float">
            <text:p>6643783</text:p>
          </table:table-cell>
          <table:table-cell/>
          <table:table-cell office:value-type="float" office:value="6669656" calcext:value-type="float">
            <text:p>6669656</text:p>
          </table:table-cell>
          <table:table-cell/>
          <table:table-cell office:value-type="float" office:value="6766441" calcext:value-type="float">
            <text:p>6766441</text:p>
          </table:table-cell>
          <table:table-cell/>
          <table:table-cell office:value-type="float" office:value="6816360" calcext:value-type="float">
            <text:p>6816360</text:p>
          </table:table-cell>
          <table:table-cell/>
          <table:table-cell office:value-type="float" office:value="6576466" calcext:value-type="float">
            <text:p>6576466</text:p>
          </table:table-cell>
          <table:table-cell/>
          <table:table-cell office:value-type="float" office:value="6255086" calcext:value-type="float">
            <text:p>6255086</text:p>
          </table:table-cell>
          <table:table-cell/>
          <table:table-cell office:value-type="float" office:value="5647446" calcext:value-type="float">
            <text:p>5647446</text:p>
          </table:table-cell>
          <table:table-cell/>
          <table:table-cell office:value-type="float" office:value="5465100" calcext:value-type="float">
            <text:p>54651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77678" calcext:value-type="float">
            <text:p>6777678</text:p>
          </table:table-cell>
          <table:table-cell/>
          <table:table-cell office:value-type="float" office:value="6634618" calcext:value-type="float">
            <text:p>6634618</text:p>
          </table:table-cell>
          <table:table-cell/>
          <table:table-cell office:value-type="float" office:value="6621314" calcext:value-type="float">
            <text:p>6621314</text:p>
          </table:table-cell>
          <table:table-cell/>
          <table:table-cell office:value-type="float" office:value="6774984" calcext:value-type="float">
            <text:p>6774984</text:p>
          </table:table-cell>
          <table:table-cell/>
          <table:table-cell office:value-type="float" office:value="6716650" calcext:value-type="float">
            <text:p>6716650</text:p>
          </table:table-cell>
          <table:table-cell/>
          <table:table-cell office:value-type="float" office:value="6617787" calcext:value-type="float">
            <text:p>6617787</text:p>
          </table:table-cell>
          <table:table-cell/>
          <table:table-cell office:value-type="float" office:value="6338269" calcext:value-type="float">
            <text:p>6338269</text:p>
          </table:table-cell>
          <table:table-cell/>
          <table:table-cell office:value-type="float" office:value="5656668" calcext:value-type="float">
            <text:p>5656668</text:p>
          </table:table-cell>
          <table:table-cell/>
          <table:table-cell office:value-type="float" office:value="5345845" calcext:value-type="float">
            <text:p>53458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4512" calcext:value-type="float">
            <text:p>554512</text:p>
          </table:table-cell>
          <table:table-cell/>
          <table:table-cell office:value-type="float" office:value="6735802" calcext:value-type="float">
            <text:p>6735802</text:p>
          </table:table-cell>
          <table:table-cell/>
          <table:table-cell office:value-type="float" office:value="6386514" calcext:value-type="float">
            <text:p>6386514</text:p>
          </table:table-cell>
          <table:table-cell/>
          <table:table-cell office:value-type="float" office:value="6648005" calcext:value-type="float">
            <text:p>6648005</text:p>
          </table:table-cell>
          <table:table-cell/>
          <table:table-cell office:value-type="float" office:value="6571174" calcext:value-type="float">
            <text:p>6571174</text:p>
          </table:table-cell>
          <table:table-cell/>
          <table:table-cell office:value-type="float" office:value="6691702" calcext:value-type="float">
            <text:p>6691702</text:p>
          </table:table-cell>
          <table:table-cell/>
          <table:table-cell office:value-type="float" office:value="6415628" calcext:value-type="float">
            <text:p>6415628</text:p>
          </table:table-cell>
          <table:table-cell/>
          <table:table-cell office:value-type="float" office:value="5697417" calcext:value-type="float">
            <text:p>5697417</text:p>
          </table:table-cell>
          <table:table-cell/>
          <table:table-cell office:value-type="float" office:value="5417542" calcext:value-type="float">
            <text:p>54175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4651" calcext:value-type="float">
            <text:p>414651</text:p>
          </table:table-cell>
          <table:table-cell/>
          <table:table-cell office:value-type="float" office:value="380996" calcext:value-type="float">
            <text:p>380996</text:p>
          </table:table-cell>
          <table:table-cell/>
          <table:table-cell office:value-type="float" office:value="437575" calcext:value-type="float">
            <text:p>437575</text:p>
          </table:table-cell>
          <table:table-cell/>
          <table:table-cell office:value-type="float" office:value="441600" calcext:value-type="float">
            <text:p>441600</text:p>
          </table:table-cell>
          <table:table-cell/>
          <table:table-cell office:value-type="float" office:value="295899" calcext:value-type="float">
            <text:p>295899</text:p>
          </table:table-cell>
          <table:table-cell/>
          <table:table-cell office:value-type="float" office:value="384408" calcext:value-type="float">
            <text:p>384408</text:p>
          </table:table-cell>
          <table:table-cell/>
          <table:table-cell office:value-type="float" office:value="484992" calcext:value-type="float">
            <text:p>484992</text:p>
          </table:table-cell>
          <table:table-cell/>
          <table:table-cell office:value-type="float" office:value="491457" calcext:value-type="float">
            <text:p>491457</text:p>
          </table:table-cell>
          <table:table-cell/>
          <table:table-cell office:value-type="float" office:value="470417" calcext:value-type="float">
            <text:p>4704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1294" calcext:value-type="float">
            <text:p>421294</text:p>
          </table:table-cell>
          <table:table-cell/>
          <table:table-cell office:value-type="float" office:value="443186" calcext:value-type="float">
            <text:p>443186</text:p>
          </table:table-cell>
          <table:table-cell/>
          <table:table-cell office:value-type="float" office:value="281696" calcext:value-type="float">
            <text:p>281696</text:p>
          </table:table-cell>
          <table:table-cell/>
          <table:table-cell office:value-type="float" office:value="435731" calcext:value-type="float">
            <text:p>435731</text:p>
          </table:table-cell>
          <table:table-cell/>
          <table:table-cell office:value-type="float" office:value="436852" calcext:value-type="float">
            <text:p>436852</text:p>
          </table:table-cell>
          <table:table-cell/>
          <table:table-cell office:value-type="float" office:value="448954" calcext:value-type="float">
            <text:p>448954</text:p>
          </table:table-cell>
          <table:table-cell/>
          <table:table-cell office:value-type="float" office:value="449820" calcext:value-type="float">
            <text:p>449820</text:p>
          </table:table-cell>
          <table:table-cell/>
          <table:table-cell office:value-type="float" office:value="439651" calcext:value-type="float">
            <text:p>439651</text:p>
          </table:table-cell>
          <table:table-cell/>
          <table:table-cell office:value-type="float" office:value="451585" calcext:value-type="float">
            <text:p>45158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564786" calcext:value-type="float">
            <text:p>4564786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9318832" calcext:value-type="float">
            <text:p>9318832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10402178" calcext:value-type="float">
            <text:p>1040217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557257" calcext:value-type="float">
            <text:p>4557257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10567140" calcext:value-type="float">
            <text:p>10567140</text:p>
          </table:table-cell>
          <table:table-cell/>
          <table:table-cell office:value-type="float" office:value="10779307" calcext:value-type="float">
            <text:p>10779307</text:p>
          </table:table-cell>
          <table:table-cell/>
          <table:table-cell office:value-type="float" office:value="10779307" calcext:value-type="float">
            <text:p>1077930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734192" calcext:value-type="float">
            <text:p>4734192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778562" calcext:value-type="float">
            <text:p>9778562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11091721" calcext:value-type="float">
            <text:p>11091721</text:p>
          </table:table-cell>
          <table:table-cell/>
          <table:table-cell office:value-type="float" office:value="10651598" calcext:value-type="float">
            <text:p>1065159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532414" calcext:value-type="float">
            <text:p>4532414</text:p>
          </table:table-cell>
          <table:table-cell/>
          <table:table-cell office:value-type="float" office:value="6821616" calcext:value-type="float">
            <text:p>6821616</text:p>
          </table:table-cell>
          <table:table-cell/>
          <table:table-cell office:value-type="float" office:value="8528336" calcext:value-type="float">
            <text:p>8528336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10911694" calcext:value-type="float">
            <text:p>10911694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10911694" calcext:value-type="float">
            <text:p>10911694</text:p>
          </table:table-cell>
          <table:table-cell/>
          <table:table-cell office:value-type="float" office:value="10641343" calcext:value-type="float">
            <text:p>106413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451639" calcext:value-type="float">
            <text:p>4451639</text:p>
          </table:table-cell>
          <table:table-cell/>
          <table:table-cell office:value-type="float" office:value="6599461" calcext:value-type="float">
            <text:p>6599461</text:p>
          </table:table-cell>
          <table:table-cell/>
          <table:table-cell office:value-type="float" office:value="7590887" calcext:value-type="float">
            <text:p>7590887</text:p>
          </table:table-cell>
          <table:table-cell/>
          <table:table-cell office:value-type="float" office:value="9946527" calcext:value-type="float">
            <text:p>9946527</text:p>
          </table:table-cell>
          <table:table-cell/>
          <table:table-cell office:value-type="float" office:value="10662628" calcext:value-type="float">
            <text:p>10662628</text:p>
          </table:table-cell>
          <table:table-cell/>
          <table:table-cell office:value-type="float" office:value="8391792" calcext:value-type="float">
            <text:p>8391792</text:p>
          </table:table-cell>
          <table:table-cell/>
          <table:table-cell office:value-type="float" office:value="1204825" calcext:value-type="float">
            <text:p>1204825</text:p>
          </table:table-cell>
          <table:table-cell/>
          <table:table-cell office:value-type="float" office:value="10255274" calcext:value-type="float">
            <text:p>10255274</text:p>
          </table:table-cell>
          <table:table-cell/>
          <table:table-cell office:value-type="float" office:value="10255274" calcext:value-type="float">
            <text:p>1025527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310472" calcext:value-type="float">
            <text:p>4310472</text:p>
          </table:table-cell>
          <table:table-cell/>
          <table:table-cell office:value-type="float" office:value="6284678" calcext:value-type="float">
            <text:p>6284678</text:p>
          </table:table-cell>
          <table:table-cell/>
          <table:table-cell office:value-type="float" office:value="6917293" calcext:value-type="float">
            <text:p>6917293</text:p>
          </table:table-cell>
          <table:table-cell/>
          <table:table-cell office:value-type="float" office:value="8977721" calcext:value-type="float">
            <text:p>8977721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535835" calcext:value-type="float">
            <text:p>9535835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015410" calcext:value-type="float">
            <text:p>9015410</text:p>
          </table:table-cell>
          <table:table-cell/>
          <table:table-cell office:value-type="float" office:value="7393606" calcext:value-type="float">
            <text:p>739360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664018" calcext:value-type="float">
            <text:p>3664018</text:p>
          </table:table-cell>
          <table:table-cell/>
          <table:table-cell office:value-type="float" office:value="5483860" calcext:value-type="float">
            <text:p>5483860</text:p>
          </table:table-cell>
          <table:table-cell/>
          <table:table-cell office:value-type="float" office:value="6420447" calcext:value-type="float">
            <text:p>6420447</text:p>
          </table:table-cell>
          <table:table-cell/>
          <table:table-cell office:value-type="float" office:value="7274040" calcext:value-type="float">
            <text:p>7274040</text:p>
          </table:table-cell>
          <table:table-cell/>
          <table:table-cell office:value-type="float" office:value="8017464" calcext:value-type="float">
            <text:p>8017464</text:p>
          </table:table-cell>
          <table:table-cell/>
          <table:table-cell office:value-type="float" office:value="7515892" calcext:value-type="float">
            <text:p>7515892</text:p>
          </table:table-cell>
          <table:table-cell/>
          <table:table-cell office:value-type="float" office:value="7728911" calcext:value-type="float">
            <text:p>7728911</text:p>
          </table:table-cell>
          <table:table-cell/>
          <table:table-cell office:value-type="float" office:value="7515892" calcext:value-type="float">
            <text:p>7515892</text:p>
          </table:table-cell>
          <table:table-cell/>
          <table:table-cell office:value-type="float" office:value="7670249" calcext:value-type="float">
            <text:p>7670249</text:p>
          </table:table-cell>
          <table:table-cell/>
          <table:table-cell office:value-type="float" office:value="7085049" calcext:value-type="float">
            <text:p>7085049</text:p>
          </table:table-cell>
          <table:table-cell/>
          <table:table-cell office:value-type="float" office:value="6815229" calcext:value-type="float">
            <text:p>681522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58480" calcext:value-type="float">
            <text:p>3658480</text:p>
          </table:table-cell>
          <table:table-cell/>
          <table:table-cell office:value-type="float" office:value="4774304" calcext:value-type="float">
            <text:p>4774304</text:p>
          </table:table-cell>
          <table:table-cell/>
          <table:table-cell office:value-type="float" office:value="6177802" calcext:value-type="float">
            <text:p>6177802</text:p>
          </table:table-cell>
          <table:table-cell/>
          <table:table-cell office:value-type="float" office:value="6786699" calcext:value-type="float">
            <text:p>6786699</text:p>
          </table:table-cell>
          <table:table-cell/>
          <table:table-cell office:value-type="float" office:value="7543623" calcext:value-type="float">
            <text:p>7543623</text:p>
          </table:table-cell>
          <table:table-cell/>
          <table:table-cell office:value-type="float" office:value="7320230" calcext:value-type="float">
            <text:p>7320230</text:p>
          </table:table-cell>
          <table:table-cell/>
          <table:table-cell office:value-type="float" office:value="7105276" calcext:value-type="float">
            <text:p>7105276</text:p>
          </table:table-cell>
          <table:table-cell/>
          <table:table-cell office:value-type="float" office:value="6848927" calcext:value-type="float">
            <text:p>6848927</text:p>
          </table:table-cell>
          <table:table-cell/>
          <table:table-cell office:value-type="float" office:value="7193036" calcext:value-type="float">
            <text:p>7193036</text:p>
          </table:table-cell>
          <table:table-cell/>
          <table:table-cell office:value-type="float" office:value="7509002" calcext:value-type="float">
            <text:p>7509002</text:p>
          </table:table-cell>
          <table:table-cell/>
          <table:table-cell office:value-type="float" office:value="6672045" calcext:value-type="float">
            <text:p>6672045</text:p>
          </table:table-cell>
          <table:table-cell/>
          <table:table-cell office:value-type="float" office:value="5923270" calcext:value-type="float">
            <text:p>592327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649893" calcext:value-type="float">
            <text:p>3649893</text:p>
          </table:table-cell>
          <table:table-cell/>
          <table:table-cell office:value-type="float" office:value="5093045" calcext:value-type="float">
            <text:p>5093045</text:p>
          </table:table-cell>
          <table:table-cell/>
          <table:table-cell office:value-type="float" office:value="6215129" calcext:value-type="float">
            <text:p>6215129</text:p>
          </table:table-cell>
          <table:table-cell/>
          <table:table-cell office:value-type="float" office:value="6951327" calcext:value-type="float">
            <text:p>6951327</text:p>
          </table:table-cell>
          <table:table-cell/>
          <table:table-cell office:value-type="float" office:value="7151718" calcext:value-type="float">
            <text:p>7151718</text:p>
          </table:table-cell>
          <table:table-cell/>
          <table:table-cell office:value-type="float" office:value="7340408" calcext:value-type="float">
            <text:p>7340408</text:p>
          </table:table-cell>
          <table:table-cell/>
          <table:table-cell office:value-type="float" office:value="6025484" calcext:value-type="float">
            <text:p>6025484</text:p>
          </table:table-cell>
          <table:table-cell/>
          <table:table-cell office:value-type="float" office:value="7183116" calcext:value-type="float">
            <text:p>7183116</text:p>
          </table:table-cell>
          <table:table-cell/>
          <table:table-cell office:value-type="float" office:value="5361251" calcext:value-type="float">
            <text:p>5361251</text:p>
          </table:table-cell>
          <table:table-cell/>
          <table:table-cell office:value-type="float" office:value="7262828" calcext:value-type="float">
            <text:p>7262828</text:p>
          </table:table-cell>
          <table:table-cell/>
          <table:table-cell office:value-type="float" office:value="6820923" calcext:value-type="float">
            <text:p>6820923</text:p>
          </table:table-cell>
          <table:table-cell/>
          <table:table-cell office:value-type="float" office:value="5797739" calcext:value-type="float">
            <text:p>5797739</text:p>
          </table:table-cell>
          <table:table-cell/>
          <table:table-cell office:value-type="float" office:value="5633757" calcext:value-type="float">
            <text:p>56337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12992" calcext:value-type="float">
            <text:p>7312992</text:p>
          </table:table-cell>
          <table:table-cell/>
          <table:table-cell office:value-type="float" office:value="7108002" calcext:value-type="float">
            <text:p>7108002</text:p>
          </table:table-cell>
          <table:table-cell/>
          <table:table-cell office:value-type="float" office:value="6929180" calcext:value-type="float">
            <text:p>6929180</text:p>
          </table:table-cell>
          <table:table-cell/>
          <table:table-cell office:value-type="float" office:value="7052923" calcext:value-type="float">
            <text:p>7052923</text:p>
          </table:table-cell>
          <table:table-cell/>
          <table:table-cell office:value-type="float" office:value="7013692" calcext:value-type="float">
            <text:p>7013692</text:p>
          </table:table-cell>
          <table:table-cell/>
          <table:table-cell office:value-type="float" office:value="6873732" calcext:value-type="float">
            <text:p>6873732</text:p>
          </table:table-cell>
          <table:table-cell/>
          <table:table-cell office:value-type="float" office:value="6819503" calcext:value-type="float">
            <text:p>6819503</text:p>
          </table:table-cell>
          <table:table-cell/>
          <table:table-cell office:value-type="float" office:value="5045148" calcext:value-type="float">
            <text:p>5045148</text:p>
          </table:table-cell>
          <table:table-cell/>
          <table:table-cell office:value-type="float" office:value="4992187" calcext:value-type="float">
            <text:p>49921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17352" calcext:value-type="float">
            <text:p>7117352</text:p>
          </table:table-cell>
          <table:table-cell/>
          <table:table-cell office:value-type="float" office:value="6962141" calcext:value-type="float">
            <text:p>6962141</text:p>
          </table:table-cell>
          <table:table-cell/>
          <table:table-cell office:value-type="float" office:value="6909465" calcext:value-type="float">
            <text:p>6909465</text:p>
          </table:table-cell>
          <table:table-cell/>
          <table:table-cell office:value-type="float" office:value="6741035" calcext:value-type="float">
            <text:p>6741035</text:p>
          </table:table-cell>
          <table:table-cell/>
          <table:table-cell office:value-type="float" office:value="6784293" calcext:value-type="float">
            <text:p>6784293</text:p>
          </table:table-cell>
          <table:table-cell/>
          <table:table-cell office:value-type="float" office:value="6960025" calcext:value-type="float">
            <text:p>6960025</text:p>
          </table:table-cell>
          <table:table-cell/>
          <table:table-cell office:value-type="float" office:value="6640556" calcext:value-type="float">
            <text:p>6640556</text:p>
          </table:table-cell>
          <table:table-cell/>
          <table:table-cell office:value-type="float" office:value="5809922" calcext:value-type="float">
            <text:p>5809922</text:p>
          </table:table-cell>
          <table:table-cell/>
          <table:table-cell office:value-type="float" office:value="5505838" calcext:value-type="float">
            <text:p>55058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90226" calcext:value-type="float">
            <text:p>6790226</text:p>
          </table:table-cell>
          <table:table-cell/>
          <table:table-cell office:value-type="float" office:value="6843733" calcext:value-type="float">
            <text:p>6843733</text:p>
          </table:table-cell>
          <table:table-cell/>
          <table:table-cell office:value-type="float" office:value="6722719" calcext:value-type="float">
            <text:p>6722719</text:p>
          </table:table-cell>
          <table:table-cell/>
          <table:table-cell office:value-type="float" office:value="6835904" calcext:value-type="float">
            <text:p>6835904</text:p>
          </table:table-cell>
          <table:table-cell/>
          <table:table-cell office:value-type="float" office:value="6691787" calcext:value-type="float">
            <text:p>6691787</text:p>
          </table:table-cell>
          <table:table-cell/>
          <table:table-cell office:value-type="float" office:value="6881512" calcext:value-type="float">
            <text:p>6881512</text:p>
          </table:table-cell>
          <table:table-cell/>
          <table:table-cell office:value-type="float" office:value="6522596" calcext:value-type="float">
            <text:p>6522596</text:p>
          </table:table-cell>
          <table:table-cell/>
          <table:table-cell office:value-type="float" office:value="5659195" calcext:value-type="float">
            <text:p>5659195</text:p>
          </table:table-cell>
          <table:table-cell/>
          <table:table-cell office:value-type="float" office:value="5397234" calcext:value-type="float">
            <text:p>53972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73543" calcext:value-type="float">
            <text:p>6673543</text:p>
          </table:table-cell>
          <table:table-cell/>
          <table:table-cell office:value-type="float" office:value="6818854" calcext:value-type="float">
            <text:p>6818854</text:p>
          </table:table-cell>
          <table:table-cell/>
          <table:table-cell office:value-type="float" office:value="6715074" calcext:value-type="float">
            <text:p>6715074</text:p>
          </table:table-cell>
          <table:table-cell/>
          <table:table-cell office:value-type="float" office:value="6537559" calcext:value-type="float">
            <text:p>6537559</text:p>
          </table:table-cell>
          <table:table-cell/>
          <table:table-cell office:value-type="float" office:value="6805432" calcext:value-type="float">
            <text:p>6805432</text:p>
          </table:table-cell>
          <table:table-cell/>
          <table:table-cell office:value-type="float" office:value="6727153" calcext:value-type="float">
            <text:p>6727153</text:p>
          </table:table-cell>
          <table:table-cell/>
          <table:table-cell office:value-type="float" office:value="6340429" calcext:value-type="float">
            <text:p>6340429</text:p>
          </table:table-cell>
          <table:table-cell/>
          <table:table-cell office:value-type="float" office:value="5608099" calcext:value-type="float">
            <text:p>5608099</text:p>
          </table:table-cell>
          <table:table-cell/>
          <table:table-cell office:value-type="float" office:value="5411174" calcext:value-type="float">
            <text:p>54111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23015" calcext:value-type="float">
            <text:p>6723015</text:p>
          </table:table-cell>
          <table:table-cell/>
          <table:table-cell office:value-type="float" office:value="6763960" calcext:value-type="float">
            <text:p>6763960</text:p>
          </table:table-cell>
          <table:table-cell/>
          <table:table-cell office:value-type="float" office:value="6642856" calcext:value-type="float">
            <text:p>6642856</text:p>
          </table:table-cell>
          <table:table-cell/>
          <table:table-cell office:value-type="float" office:value="6603697" calcext:value-type="float">
            <text:p>6603697</text:p>
          </table:table-cell>
          <table:table-cell/>
          <table:table-cell office:value-type="float" office:value="6741173" calcext:value-type="float">
            <text:p>6741173</text:p>
          </table:table-cell>
          <table:table-cell/>
          <table:table-cell office:value-type="float" office:value="6717758" calcext:value-type="float">
            <text:p>6717758</text:p>
          </table:table-cell>
          <table:table-cell/>
          <table:table-cell office:value-type="float" office:value="6324651" calcext:value-type="float">
            <text:p>6324651</text:p>
          </table:table-cell>
          <table:table-cell/>
          <table:table-cell office:value-type="float" office:value="5700454" calcext:value-type="float">
            <text:p>5700454</text:p>
          </table:table-cell>
          <table:table-cell/>
          <table:table-cell office:value-type="float" office:value="5362519" calcext:value-type="float">
            <text:p>53625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4387" calcext:value-type="float">
            <text:p>794387</text:p>
          </table:table-cell>
          <table:table-cell/>
          <table:table-cell office:value-type="float" office:value="6541900" calcext:value-type="float">
            <text:p>6541900</text:p>
          </table:table-cell>
          <table:table-cell/>
          <table:table-cell office:value-type="float" office:value="6437715" calcext:value-type="float">
            <text:p>6437715</text:p>
          </table:table-cell>
          <table:table-cell/>
          <table:table-cell office:value-type="float" office:value="6621302" calcext:value-type="float">
            <text:p>6621302</text:p>
          </table:table-cell>
          <table:table-cell/>
          <table:table-cell office:value-type="float" office:value="6702001" calcext:value-type="float">
            <text:p>6702001</text:p>
          </table:table-cell>
          <table:table-cell/>
          <table:table-cell office:value-type="float" office:value="6696909" calcext:value-type="float">
            <text:p>6696909</text:p>
          </table:table-cell>
          <table:table-cell/>
          <table:table-cell office:value-type="float" office:value="6514593" calcext:value-type="float">
            <text:p>6514593</text:p>
          </table:table-cell>
          <table:table-cell/>
          <table:table-cell office:value-type="float" office:value="5740872" calcext:value-type="float">
            <text:p>5740872</text:p>
          </table:table-cell>
          <table:table-cell/>
          <table:table-cell office:value-type="float" office:value="5380184" calcext:value-type="float">
            <text:p>53801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1044" calcext:value-type="float">
            <text:p>411044</text:p>
          </table:table-cell>
          <table:table-cell/>
          <table:table-cell office:value-type="float" office:value="422727" calcext:value-type="float">
            <text:p>422727</text:p>
          </table:table-cell>
          <table:table-cell/>
          <table:table-cell office:value-type="float" office:value="437852" calcext:value-type="float">
            <text:p>437852</text:p>
          </table:table-cell>
          <table:table-cell/>
          <table:table-cell office:value-type="float" office:value="437390" calcext:value-type="float">
            <text:p>437390</text:p>
          </table:table-cell>
          <table:table-cell/>
          <table:table-cell office:value-type="float" office:value="440387" calcext:value-type="float">
            <text:p>440387</text:p>
          </table:table-cell>
          <table:table-cell/>
          <table:table-cell office:value-type="float" office:value="471791" calcext:value-type="float">
            <text:p>471791</text:p>
          </table:table-cell>
          <table:table-cell/>
          <table:table-cell office:value-type="float" office:value="473169" calcext:value-type="float">
            <text:p>473169</text:p>
          </table:table-cell>
          <table:table-cell/>
          <table:table-cell office:value-type="float" office:value="515855" calcext:value-type="float">
            <text:p>515855</text:p>
          </table:table-cell>
          <table:table-cell/>
          <table:table-cell office:value-type="float" office:value="490289" calcext:value-type="float">
            <text:p>4902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3931" calcext:value-type="float">
            <text:p>423931</text:p>
          </table:table-cell>
          <table:table-cell/>
          <table:table-cell office:value-type="float" office:value="442231" calcext:value-type="float">
            <text:p>442231</text:p>
          </table:table-cell>
          <table:table-cell/>
          <table:table-cell office:value-type="float" office:value="432849" calcext:value-type="float">
            <text:p>432849</text:p>
          </table:table-cell>
          <table:table-cell/>
          <table:table-cell office:value-type="float" office:value="439604" calcext:value-type="float">
            <text:p>439604</text:p>
          </table:table-cell>
          <table:table-cell/>
          <table:table-cell office:value-type="float" office:value="448626" calcext:value-type="float">
            <text:p>448626</text:p>
          </table:table-cell>
          <table:table-cell/>
          <table:table-cell office:value-type="float" office:value="454173" calcext:value-type="float">
            <text:p>454173</text:p>
          </table:table-cell>
          <table:table-cell/>
          <table:table-cell office:value-type="float" office:value="457096" calcext:value-type="float">
            <text:p>457096</text:p>
          </table:table-cell>
          <table:table-cell/>
          <table:table-cell office:value-type="float" office:value="469186" calcext:value-type="float">
            <text:p>469186</text:p>
          </table:table-cell>
          <table:table-cell/>
          <table:table-cell office:value-type="float" office:value="446791" calcext:value-type="float">
            <text:p>446791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50:23.746167219</dc:date>
    <meta:editing-duration>PT3M48S</meta:editing-duration>
    <meta:editing-cycles>2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4.029cm" svg:y="0.316cm" chart:style-name="ch2">
          <text:p>UBUNTU64 Write Report (OXT-master)</text:p>
        </chart:title>
        <chart:subtitle svg:x="6.146cm" svg:y="1.275cm" chart:style-name="ch3">
          <text:p>using encrypted disk</text:p>
        </chart:subtitle>
        <chart:legend chart:legend-position="end" svg:x="14.323cm" svg:y="1.215cm" style:legend-expansion="high" chart:style-name="ch4"/>
        <chart:plot-area chart:style-name="ch5" table:cell-range-address="UBUNTU64_INDIRECT_DATA_encrypted.C187:UBUNTU64_INDIRECT_DATA_encrypted.P204" chart:data-source-has-labels="both" svg:x="1.331cm" svg:y="2.138cm" svg:width="9.643cm" svg:height="5.706cm" dr3d:transform="matrix (0.937250944888388 0.0665847169776786 0.342238428249701 -0.0963172388890936 0.992843039969603 0.0706094007671699 -0.335087534531807 -0.0991421880377873 0.93695633342887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199cm" svg:width="7.195cm" svg:height="4.1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4cm" chart:style-name="ch7">
              <text:p>File Size (KB)</text:p>
            </chart:title>
            <chart:categories table:cell-range-address="UBUNTU64_INDIRECT_DATA_encrypted.C188:UBUNTU64_INDIRECT_DATA_encrypted.C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4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INDIRECT_DATA_encrypted.D188:UBUNTU64_INDIRECT_DATA_encrypted.D204" chart:label-cell-address="UBUNTU64_INDIRECT_DATA_encrypted.D187:UBUNTU64_INDIRECT_DATA_encrypted.D187" chart:class="chart:bar">
            <chart:data-point chart:repeated="17"/>
          </chart:series>
          <chart:series chart:style-name="ch13" chart:values-cell-range-address="UBUNTU64_INDIRECT_DATA_encrypted.E188:UBUNTU64_INDIRECT_DATA_encrypted.E204" chart:label-cell-address="UBUNTU64_INDIRECT_DATA_encrypted.E187:UBUNTU64_INDIRECT_DATA_encrypted.E187" chart:class="chart:bar">
            <chart:data-point chart:repeated="17"/>
          </chart:series>
          <chart:series chart:style-name="ch14" chart:values-cell-range-address="UBUNTU64_INDIRECT_DATA_encrypted.F188:UBUNTU64_INDIRECT_DATA_encrypted.F204" chart:label-cell-address="UBUNTU64_INDIRECT_DATA_encrypted.F187:UBUNTU64_INDIRECT_DATA_encrypted.F187" chart:class="chart:bar">
            <chart:data-point chart:repeated="17"/>
          </chart:series>
          <chart:series chart:style-name="ch15" chart:values-cell-range-address="UBUNTU64_INDIRECT_DATA_encrypted.G188:UBUNTU64_INDIRECT_DATA_encrypted.G204" chart:label-cell-address="UBUNTU64_INDIRECT_DATA_encrypted.G187:UBUNTU64_INDIRECT_DATA_encrypted.G187" chart:class="chart:bar">
            <chart:data-point chart:repeated="17"/>
          </chart:series>
          <chart:series chart:style-name="ch16" chart:values-cell-range-address="UBUNTU64_INDIRECT_DATA_encrypted.H188:UBUNTU64_INDIRECT_DATA_encrypted.H204" chart:label-cell-address="UBUNTU64_INDIRECT_DATA_encrypted.H187:UBUNTU64_INDIRECT_DATA_encrypted.H187" chart:class="chart:bar">
            <chart:data-point chart:repeated="17"/>
          </chart:series>
          <chart:series chart:style-name="ch17" chart:values-cell-range-address="UBUNTU64_INDIRECT_DATA_encrypted.I188:UBUNTU64_INDIRECT_DATA_encrypted.I204" chart:label-cell-address="UBUNTU64_INDIRECT_DATA_encrypted.I187:UBUNTU64_INDIRECT_DATA_encrypted.I187" chart:class="chart:bar">
            <chart:data-point chart:repeated="17"/>
          </chart:series>
          <chart:series chart:style-name="ch18" chart:values-cell-range-address="UBUNTU64_INDIRECT_DATA_encrypted.J188:UBUNTU64_INDIRECT_DATA_encrypted.J204" chart:label-cell-address="UBUNTU64_INDIRECT_DATA_encrypted.J187:UBUNTU64_INDIRECT_DATA_encrypted.J187" chart:class="chart:bar">
            <chart:data-point chart:repeated="17"/>
          </chart:series>
          <chart:series chart:style-name="ch19" chart:values-cell-range-address="UBUNTU64_INDIRECT_DATA_encrypted.K188:UBUNTU64_INDIRECT_DATA_encrypted.K204" chart:label-cell-address="UBUNTU64_INDIRECT_DATA_encrypted.K187:UBUNTU64_INDIRECT_DATA_encrypted.K187" chart:class="chart:bar">
            <chart:data-point chart:repeated="17"/>
          </chart:series>
          <chart:series chart:style-name="ch20" chart:values-cell-range-address="UBUNTU64_INDIRECT_DATA_encrypted.L188:UBUNTU64_INDIRECT_DATA_encrypted.L204" chart:label-cell-address="UBUNTU64_INDIRECT_DATA_encrypted.L187:UBUNTU64_INDIRECT_DATA_encrypted.L187" chart:class="chart:bar">
            <chart:data-point chart:repeated="17"/>
          </chart:series>
          <chart:series chart:style-name="ch21" chart:values-cell-range-address="UBUNTU64_INDIRECT_DATA_encrypted.M188:UBUNTU64_INDIRECT_DATA_encrypted.M204" chart:label-cell-address="UBUNTU64_INDIRECT_DATA_encrypted.M187:UBUNTU64_INDIRECT_DATA_encrypted.M187" chart:class="chart:bar">
            <chart:data-point chart:repeated="17"/>
          </chart:series>
          <chart:series chart:style-name="ch22" chart:values-cell-range-address="UBUNTU64_INDIRECT_DATA_encrypted.N188:UBUNTU64_INDIRECT_DATA_encrypted.N204" chart:label-cell-address="UBUNTU64_INDIRECT_DATA_encrypted.N187:UBUNTU64_INDIRECT_DATA_encrypted.N187" chart:class="chart:bar">
            <chart:data-point chart:repeated="17"/>
          </chart:series>
          <chart:series chart:style-name="ch23" chart:values-cell-range-address="UBUNTU64_INDIRECT_DATA_encrypted.O188:UBUNTU64_INDIRECT_DATA_encrypted.O204" chart:label-cell-address="UBUNTU64_INDIRECT_DATA_encrypted.O187:UBUNTU64_INDIRECT_DATA_encrypted.O187" chart:class="chart:bar">
            <chart:data-point chart:repeated="17"/>
          </chart:series>
          <chart:series chart:style-name="ch12" chart:values-cell-range-address="UBUNTU64_INDIRECT_DATA_encrypted.P188:UBUNTU64_INDIRECT_DATA_encrypted.P204" chart:label-cell-address="UBUNTU64_INDIRECT_DATA_encrypted.P187:UBUNTU64_INDIRECT_DATA_encrypted.P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IRECT_DATA_encrypted.D187:UBUNTU64_INDIRECT_DATA_encrypted.D187</svg:desc>
                </draw:g>
              </table:table-cell>
              <table:table-cell office:value-type="string">
                <text:p>8</text:p>
                <draw:g>
                  <svg:desc>UBUNTU64_INDIRECT_DATA_encrypted.E187:UBUNTU64_INDIRECT_DATA_encrypted.E187</svg:desc>
                </draw:g>
              </table:table-cell>
              <table:table-cell office:value-type="string">
                <text:p>16</text:p>
                <draw:g>
                  <svg:desc>UBUNTU64_INDIRECT_DATA_encrypted.F187:UBUNTU64_INDIRECT_DATA_encrypted.F187</svg:desc>
                </draw:g>
              </table:table-cell>
              <table:table-cell office:value-type="string">
                <text:p>32</text:p>
                <draw:g>
                  <svg:desc>UBUNTU64_INDIRECT_DATA_encrypted.G187:UBUNTU64_INDIRECT_DATA_encrypted.G187</svg:desc>
                </draw:g>
              </table:table-cell>
              <table:table-cell office:value-type="string">
                <text:p>64</text:p>
                <draw:g>
                  <svg:desc>UBUNTU64_INDIRECT_DATA_encrypted.H187:UBUNTU64_INDIRECT_DATA_encrypted.H187</svg:desc>
                </draw:g>
              </table:table-cell>
              <table:table-cell office:value-type="string">
                <text:p>128</text:p>
                <draw:g>
                  <svg:desc>UBUNTU64_INDIRECT_DATA_encrypted.I187:UBUNTU64_INDIRECT_DATA_encrypted.I187</svg:desc>
                </draw:g>
              </table:table-cell>
              <table:table-cell office:value-type="string">
                <text:p>256</text:p>
                <draw:g>
                  <svg:desc>UBUNTU64_INDIRECT_DATA_encrypted.J187:UBUNTU64_INDIRECT_DATA_encrypted.J187</svg:desc>
                </draw:g>
              </table:table-cell>
              <table:table-cell office:value-type="string">
                <text:p>512</text:p>
                <draw:g>
                  <svg:desc>UBUNTU64_INDIRECT_DATA_encrypted.K187:UBUNTU64_INDIRECT_DATA_encrypted.K187</svg:desc>
                </draw:g>
              </table:table-cell>
              <table:table-cell office:value-type="string">
                <text:p>1024</text:p>
                <draw:g>
                  <svg:desc>UBUNTU64_INDIRECT_DATA_encrypted.L187:UBUNTU64_INDIRECT_DATA_encrypted.L187</svg:desc>
                </draw:g>
              </table:table-cell>
              <table:table-cell office:value-type="string">
                <text:p>2048</text:p>
                <draw:g>
                  <svg:desc>UBUNTU64_INDIRECT_DATA_encrypted.M187:UBUNTU64_INDIRECT_DATA_encrypted.M187</svg:desc>
                </draw:g>
              </table:table-cell>
              <table:table-cell office:value-type="string">
                <text:p>4096</text:p>
                <draw:g>
                  <svg:desc>UBUNTU64_INDIRECT_DATA_encrypted.N187:UBUNTU64_INDIRECT_DATA_encrypted.N187</svg:desc>
                </draw:g>
              </table:table-cell>
              <table:table-cell office:value-type="string">
                <text:p>8192</text:p>
                <draw:g>
                  <svg:desc>UBUNTU64_INDIRECT_DATA_encrypted.O187:UBUNTU64_INDIRECT_DATA_encrypted.O187</svg:desc>
                </draw:g>
              </table:table-cell>
              <table:table-cell office:value-type="string">
                <text:p>16384</text:p>
                <draw:g>
                  <svg:desc>UBUNTU64_INDIRECT_DATA_encrypted.P187:UBUNTU64_INDIRECT_DATA_encrypted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IRECT_DATA_encrypted.C188:UBUNTU64_INDIRECT_DATA_encrypted.C204</svg:desc>
                </draw:g>
              </table:table-cell>
              <table:table-cell office:value-type="float" office:value="942521">
                <text:p>942521</text:p>
                <draw:g>
                  <svg:desc>UBUNTU64_INDIRECT_DATA_encrypted.D188:UBUNTU64_INDIRECT_DATA_encrypted.D204</svg:desc>
                </draw:g>
              </table:table-cell>
              <table:table-cell office:value-type="float" office:value="1163036">
                <text:p>1163036</text:p>
                <draw:g>
                  <svg:desc>UBUNTU64_INDIRECT_DATA_encrypted.E188:UBUNTU64_INDIRECT_DATA_encrypted.E204</svg:desc>
                </draw:g>
              </table:table-cell>
              <table:table-cell office:value-type="float" office:value="1255511">
                <text:p>1255511</text:p>
                <draw:g>
                  <svg:desc>UBUNTU64_INDIRECT_DATA_encrypted.F188:UBUNTU64_INDIRECT_DATA_encrypted.F204</svg:desc>
                </draw:g>
              </table:table-cell>
              <table:table-cell office:value-type="float" office:value="1183548">
                <text:p>1183548</text:p>
                <draw:g>
                  <svg:desc>UBUNTU64_INDIRECT_DATA_encrypted.G188:UBUNTU64_INDIRECT_DATA_encrypted.G204</svg:desc>
                </draw:g>
              </table:table-cell>
              <table:table-cell office:value-type="float" office:value="1304314">
                <text:p>1304314</text:p>
                <draw:g>
                  <svg:desc>UBUNTU64_INDIRECT_DATA_encrypted.H188:UBUNTU64_INDIRECT_DATA_encrypted.H204</svg:desc>
                </draw:g>
              </table:table-cell>
              <table:table-cell office:value-type="float" office:value="NaN">
                <text:p>NaN</text:p>
                <draw:g>
                  <svg:desc>UBUNTU64_INDIRECT_DATA_encrypted.I188:UBUNTU64_INDIRECT_DATA_encrypted.I204</svg:desc>
                </draw:g>
              </table:table-cell>
              <table:table-cell office:value-type="float" office:value="NaN">
                <text:p>NaN</text:p>
                <draw:g>
                  <svg:desc>UBUNTU64_INDIRECT_DATA_encrypted.J188:UBUNTU64_INDIRECT_DATA_encrypted.J204</svg:desc>
                </draw:g>
              </table:table-cell>
              <table:table-cell office:value-type="float" office:value="NaN">
                <text:p>NaN</text:p>
                <draw:g>
                  <svg:desc>UBUNTU64_INDIRECT_DATA_encrypted.K188:UBUNTU64_INDIRECT_DATA_encrypted.K204</svg:desc>
                </draw:g>
              </table:table-cell>
              <table:table-cell office:value-type="float" office:value="NaN">
                <text:p>NaN</text:p>
                <draw:g>
                  <svg:desc>UBUNTU64_INDIRECT_DATA_encrypted.L188:UBUNTU64_INDIRECT_DATA_encrypted.L204</svg:desc>
                </draw:g>
              </table:table-cell>
              <table:table-cell office:value-type="float" office:value="NaN">
                <text:p>NaN</text:p>
                <draw:g>
                  <svg:desc>UBUNTU64_INDIRECT_DATA_encrypted.M188:UBUNTU64_INDIRECT_DATA_encrypted.M204</svg:desc>
                </draw:g>
              </table:table-cell>
              <table:table-cell office:value-type="float" office:value="NaN">
                <text:p>NaN</text:p>
                <draw:g>
                  <svg:desc>UBUNTU64_INDIRECT_DATA_encrypted.N188:UBUNTU64_INDIRECT_DATA_encrypted.N204</svg:desc>
                </draw:g>
              </table:table-cell>
              <table:table-cell office:value-type="float" office:value="NaN">
                <text:p>NaN</text:p>
                <draw:g>
                  <svg:desc>UBUNTU64_INDIRECT_DATA_encrypted.O188:UBUNTU64_INDIRECT_DATA_encrypted.O204</svg:desc>
                </draw:g>
              </table:table-cell>
              <table:table-cell office:value-type="float" office:value="NaN">
                <text:p>NaN</text:p>
                <draw:g>
                  <svg:desc>UBUNTU64_INDIRECT_DATA_encrypted.P188:UBUNTU64_INDIRECT_DATA_encrypted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2547">
                <text:p>1162547</text:p>
              </table:table-cell>
              <table:table-cell office:value-type="float" office:value="1306873">
                <text:p>1306873</text:p>
              </table:table-cell>
              <table:table-cell office:value-type="float" office:value="1306873">
                <text:p>1306873</text:p>
              </table:table-cell>
              <table:table-cell office:value-type="float" office:value="1440082">
                <text:p>1440082</text:p>
              </table:table-cell>
              <table:table-cell office:value-type="float" office:value="1421023">
                <text:p>1421023</text:p>
              </table:table-cell>
              <table:table-cell office:value-type="float" office:value="1391557">
                <text:p>139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7295">
                <text:p>1197295</text:p>
              </table:table-cell>
              <table:table-cell office:value-type="float" office:value="1340826">
                <text:p>1340826</text:p>
              </table:table-cell>
              <table:table-cell office:value-type="float" office:value="1463250">
                <text:p>1463250</text:p>
              </table:table-cell>
              <table:table-cell office:value-type="float" office:value="1489641">
                <text:p>1489641</text:p>
              </table:table-cell>
              <table:table-cell office:value-type="float" office:value="1540948">
                <text:p>1540948</text:p>
              </table:table-cell>
              <table:table-cell office:value-type="float" office:value="1487577">
                <text:p>1487577</text:p>
              </table:table-cell>
              <table:table-cell office:value-type="float" office:value="1506359">
                <text:p>150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04552">
                <text:p>1204552</text:p>
              </table:table-cell>
              <table:table-cell office:value-type="float" office:value="1402845">
                <text:p>1402845</text:p>
              </table:table-cell>
              <table:table-cell office:value-type="float" office:value="1475116">
                <text:p>1475116</text:p>
              </table:table-cell>
              <table:table-cell office:value-type="float" office:value="1551867">
                <text:p>1551867</text:p>
              </table:table-cell>
              <table:table-cell office:value-type="float" office:value="1518938">
                <text:p>1518938</text:p>
              </table:table-cell>
              <table:table-cell office:value-type="float" office:value="1560891">
                <text:p>1560891</text:p>
              </table:table-cell>
              <table:table-cell office:value-type="float" office:value="1585086">
                <text:p>1585086</text:p>
              </table:table-cell>
              <table:table-cell office:value-type="float" office:value="1523247">
                <text:p>152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30718">
                <text:p>1230718</text:p>
              </table:table-cell>
              <table:table-cell office:value-type="float" office:value="1400926">
                <text:p>1400926</text:p>
              </table:table-cell>
              <table:table-cell office:value-type="float" office:value="1503942">
                <text:p>1503942</text:p>
              </table:table-cell>
              <table:table-cell office:value-type="float" office:value="1544504">
                <text:p>1544504</text:p>
              </table:table-cell>
              <table:table-cell office:value-type="float" office:value="1530197">
                <text:p>1530197</text:p>
              </table:table-cell>
              <table:table-cell office:value-type="float" office:value="1582636">
                <text:p>1582636</text:p>
              </table:table-cell>
              <table:table-cell office:value-type="float" office:value="1544504">
                <text:p>1544504</text:p>
              </table:table-cell>
              <table:table-cell office:value-type="float" office:value="1577984">
                <text:p>1577984</text:p>
              </table:table-cell>
              <table:table-cell office:value-type="float" office:value="1484193">
                <text:p>148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36708">
                <text:p>1236708</text:p>
              </table:table-cell>
              <table:table-cell office:value-type="float" office:value="1404546">
                <text:p>1404546</text:p>
              </table:table-cell>
              <table:table-cell office:value-type="float" office:value="1478778">
                <text:p>1478778</text:p>
              </table:table-cell>
              <table:table-cell office:value-type="float" office:value="1575323">
                <text:p>1575323</text:p>
              </table:table-cell>
              <table:table-cell office:value-type="float" office:value="1587551">
                <text:p>1587551</text:p>
              </table:table-cell>
              <table:table-cell office:value-type="float" office:value="1563282">
                <text:p>1563282</text:p>
              </table:table-cell>
              <table:table-cell office:value-type="float" office:value="1545562">
                <text:p>1545562</text:p>
              </table:table-cell>
              <table:table-cell office:value-type="float" office:value="1571577">
                <text:p>1571577</text:p>
              </table:table-cell>
              <table:table-cell office:value-type="float" office:value="1556202">
                <text:p>1556202</text:p>
              </table:table-cell>
              <table:table-cell office:value-type="float" office:value="1540849">
                <text:p>154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62593">
                <text:p>1262593</text:p>
              </table:table-cell>
              <table:table-cell office:value-type="float" office:value="1350957">
                <text:p>1350957</text:p>
              </table:table-cell>
              <table:table-cell office:value-type="float" office:value="1513137">
                <text:p>1513137</text:p>
              </table:table-cell>
              <table:table-cell office:value-type="float" office:value="1206467">
                <text:p>1206467</text:p>
              </table:table-cell>
              <table:table-cell office:value-type="float" office:value="1541651">
                <text:p>1541651</text:p>
              </table:table-cell>
              <table:table-cell office:value-type="float" office:value="1583864">
                <text:p>1583864</text:p>
              </table:table-cell>
              <table:table-cell office:value-type="float" office:value="1587083">
                <text:p>1587083</text:p>
              </table:table-cell>
              <table:table-cell office:value-type="float" office:value="1585179">
                <text:p>1585179</text:p>
              </table:table-cell>
              <table:table-cell office:value-type="float" office:value="1579641">
                <text:p>1579641</text:p>
              </table:table-cell>
              <table:table-cell office:value-type="float" office:value="1560982">
                <text:p>1560982</text:p>
              </table:table-cell>
              <table:table-cell office:value-type="float" office:value="1523199">
                <text:p>152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259714">
                <text:p>1259714</text:p>
              </table:table-cell>
              <table:table-cell office:value-type="float" office:value="1409988">
                <text:p>1409988</text:p>
              </table:table-cell>
              <table:table-cell office:value-type="float" office:value="1504774">
                <text:p>1504774</text:p>
              </table:table-cell>
              <table:table-cell office:value-type="float" office:value="1532630">
                <text:p>1532630</text:p>
              </table:table-cell>
              <table:table-cell office:value-type="float" office:value="1570242">
                <text:p>1570242</text:p>
              </table:table-cell>
              <table:table-cell office:value-type="float" office:value="1392220">
                <text:p>1392220</text:p>
              </table:table-cell>
              <table:table-cell office:value-type="float" office:value="1577161">
                <text:p>1577161</text:p>
              </table:table-cell>
              <table:table-cell office:value-type="float" office:value="1576004">
                <text:p>1576004</text:p>
              </table:table-cell>
              <table:table-cell office:value-type="float" office:value="1538669">
                <text:p>1538669</text:p>
              </table:table-cell>
              <table:table-cell office:value-type="float" office:value="1334420">
                <text:p>1334420</text:p>
              </table:table-cell>
              <table:table-cell office:value-type="float" office:value="1503655">
                <text:p>1503655</text:p>
              </table:table-cell>
              <table:table-cell office:value-type="float" office:value="1413585">
                <text:p>1413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253849">
                <text:p>1253849</text:p>
              </table:table-cell>
              <table:table-cell office:value-type="float" office:value="1297332">
                <text:p>1297332</text:p>
              </table:table-cell>
              <table:table-cell office:value-type="float" office:value="1373021">
                <text:p>1373021</text:p>
              </table:table-cell>
              <table:table-cell office:value-type="float" office:value="1521965">
                <text:p>1521965</text:p>
              </table:table-cell>
              <table:table-cell office:value-type="float" office:value="1535809">
                <text:p>1535809</text:p>
              </table:table-cell>
              <table:table-cell office:value-type="float" office:value="1552392">
                <text:p>1552392</text:p>
              </table:table-cell>
              <table:table-cell office:value-type="float" office:value="1439579">
                <text:p>1439579</text:p>
              </table:table-cell>
              <table:table-cell office:value-type="float" office:value="1437441">
                <text:p>1437441</text:p>
              </table:table-cell>
              <table:table-cell office:value-type="float" office:value="1544820">
                <text:p>1544820</text:p>
              </table:table-cell>
              <table:table-cell office:value-type="float" office:value="1531940">
                <text:p>1531940</text:p>
              </table:table-cell>
              <table:table-cell office:value-type="float" office:value="1392017">
                <text:p>1392017</text:p>
              </table:table-cell>
              <table:table-cell office:value-type="float" office:value="1004585">
                <text:p>1004585</text:p>
              </table:table-cell>
              <table:table-cell office:value-type="float" office:value="1342523">
                <text:p>134252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9662">
                <text:p>1489662</text:p>
              </table:table-cell>
              <table:table-cell office:value-type="float" office:value="1490276">
                <text:p>1490276</text:p>
              </table:table-cell>
              <table:table-cell office:value-type="float" office:value="1492574">
                <text:p>1492574</text:p>
              </table:table-cell>
              <table:table-cell office:value-type="float" office:value="1492574">
                <text:p>1492574</text:p>
              </table:table-cell>
              <table:table-cell office:value-type="float" office:value="1488646">
                <text:p>1488646</text:p>
              </table:table-cell>
              <table:table-cell office:value-type="float" office:value="1475635">
                <text:p>1475635</text:p>
              </table:table-cell>
              <table:table-cell office:value-type="float" office:value="1426369">
                <text:p>1426369</text:p>
              </table:table-cell>
              <table:table-cell office:value-type="float" office:value="1396342">
                <text:p>1396342</text:p>
              </table:table-cell>
              <table:table-cell office:value-type="float" office:value="1377905">
                <text:p>137790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6363">
                <text:p>1506363</text:p>
              </table:table-cell>
              <table:table-cell office:value-type="float" office:value="1486012">
                <text:p>1486012</text:p>
              </table:table-cell>
              <table:table-cell office:value-type="float" office:value="1488104">
                <text:p>1488104</text:p>
              </table:table-cell>
              <table:table-cell office:value-type="float" office:value="1488176">
                <text:p>1488176</text:p>
              </table:table-cell>
              <table:table-cell office:value-type="float" office:value="1515883">
                <text:p>1515883</text:p>
              </table:table-cell>
              <table:table-cell office:value-type="float" office:value="1463612">
                <text:p>1463612</text:p>
              </table:table-cell>
              <table:table-cell office:value-type="float" office:value="1421918">
                <text:p>1421918</text:p>
              </table:table-cell>
              <table:table-cell office:value-type="float" office:value="1392309">
                <text:p>1392309</text:p>
              </table:table-cell>
              <table:table-cell office:value-type="float" office:value="1407106">
                <text:p>1407106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6743">
                <text:p>1456743</text:p>
              </table:table-cell>
              <table:table-cell office:value-type="float" office:value="1493204">
                <text:p>1493204</text:p>
              </table:table-cell>
              <table:table-cell office:value-type="float" office:value="1454285">
                <text:p>1454285</text:p>
              </table:table-cell>
              <table:table-cell office:value-type="float" office:value="1467671">
                <text:p>1467671</text:p>
              </table:table-cell>
              <table:table-cell office:value-type="float" office:value="1487882">
                <text:p>1487882</text:p>
              </table:table-cell>
              <table:table-cell office:value-type="float" office:value="1463689">
                <text:p>1463689</text:p>
              </table:table-cell>
              <table:table-cell office:value-type="float" office:value="1398550">
                <text:p>1398550</text:p>
              </table:table-cell>
              <table:table-cell office:value-type="float" office:value="1372640">
                <text:p>1372640</text:p>
              </table:table-cell>
              <table:table-cell office:value-type="float" office:value="1366002">
                <text:p>136600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9147">
                <text:p>389147</text:p>
              </table:table-cell>
              <table:table-cell office:value-type="float" office:value="407289">
                <text:p>407289</text:p>
              </table:table-cell>
              <table:table-cell office:value-type="float" office:value="500387">
                <text:p>500387</text:p>
              </table:table-cell>
              <table:table-cell office:value-type="float" office:value="403171">
                <text:p>403171</text:p>
              </table:table-cell>
              <table:table-cell office:value-type="float" office:value="474979">
                <text:p>474979</text:p>
              </table:table-cell>
              <table:table-cell office:value-type="float" office:value="469622">
                <text:p>469622</text:p>
              </table:table-cell>
              <table:table-cell office:value-type="float" office:value="479186">
                <text:p>479186</text:p>
              </table:table-cell>
              <table:table-cell office:value-type="float" office:value="475350">
                <text:p>475350</text:p>
              </table:table-cell>
              <table:table-cell office:value-type="float" office:value="469659">
                <text:p>46965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295">
                <text:p>164295</text:p>
              </table:table-cell>
              <table:table-cell office:value-type="float" office:value="177810">
                <text:p>177810</text:p>
              </table:table-cell>
              <table:table-cell office:value-type="float" office:value="147399">
                <text:p>147399</text:p>
              </table:table-cell>
              <table:table-cell office:value-type="float" office:value="185384">
                <text:p>185384</text:p>
              </table:table-cell>
              <table:table-cell office:value-type="float" office:value="172580">
                <text:p>172580</text:p>
              </table:table-cell>
              <table:table-cell office:value-type="float" office:value="182012">
                <text:p>182012</text:p>
              </table:table-cell>
              <table:table-cell office:value-type="float" office:value="132689">
                <text:p>132689</text:p>
              </table:table-cell>
              <table:table-cell office:value-type="float" office:value="142226">
                <text:p>142226</text:p>
              </table:table-cell>
              <table:table-cell office:value-type="float" office:value="151687">
                <text:p>151687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449">
                <text:p>103449</text:p>
              </table:table-cell>
              <table:table-cell office:value-type="float" office:value="111918">
                <text:p>111918</text:p>
              </table:table-cell>
              <table:table-cell office:value-type="float" office:value="122829">
                <text:p>122829</text:p>
              </table:table-cell>
              <table:table-cell office:value-type="float" office:value="106495">
                <text:p>106495</text:p>
              </table:table-cell>
              <table:table-cell office:value-type="float" office:value="111888">
                <text:p>111888</text:p>
              </table:table-cell>
              <table:table-cell office:value-type="float" office:value="124584">
                <text:p>124584</text:p>
              </table:table-cell>
              <table:table-cell office:value-type="float" office:value="114976">
                <text:p>114976</text:p>
              </table:table-cell>
              <table:table-cell office:value-type="float" office:value="120468">
                <text:p>120468</text:p>
              </table:table-cell>
              <table:table-cell office:value-type="float" office:value="137988">
                <text:p>137988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211">
                <text:p>89211</text:p>
              </table:table-cell>
              <table:table-cell office:value-type="float" office:value="91154">
                <text:p>91154</text:p>
              </table:table-cell>
              <table:table-cell office:value-type="float" office:value="110130">
                <text:p>110130</text:p>
              </table:table-cell>
              <table:table-cell office:value-type="float" office:value="93715">
                <text:p>93715</text:p>
              </table:table-cell>
              <table:table-cell office:value-type="float" office:value="98707">
                <text:p>98707</text:p>
              </table:table-cell>
              <table:table-cell office:value-type="float" office:value="101970">
                <text:p>101970</text:p>
              </table:table-cell>
              <table:table-cell office:value-type="float" office:value="110779">
                <text:p>110779</text:p>
              </table:table-cell>
              <table:table-cell office:value-type="float" office:value="100837">
                <text:p>100837</text:p>
              </table:table-cell>
              <table:table-cell office:value-type="float" office:value="97573">
                <text:p>9757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117">
                <text:p>81117</text:p>
              </table:table-cell>
              <table:table-cell office:value-type="float" office:value="79544">
                <text:p>79544</text:p>
              </table:table-cell>
              <table:table-cell office:value-type="float" office:value="84140">
                <text:p>84140</text:p>
              </table:table-cell>
              <table:table-cell office:value-type="float" office:value="98540">
                <text:p>98540</text:p>
              </table:table-cell>
              <table:table-cell office:value-type="float" office:value="102683">
                <text:p>102683</text:p>
              </table:table-cell>
              <table:table-cell office:value-type="float" office:value="89994">
                <text:p>89994</text:p>
              </table:table-cell>
              <table:table-cell office:value-type="float" office:value="94407">
                <text:p>94407</text:p>
              </table:table-cell>
              <table:table-cell office:value-type="float" office:value="111856">
                <text:p>111856</text:p>
              </table:table-cell>
              <table:table-cell office:value-type="float" office:value="143947">
                <text:p>143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4.029cm" svg:y="0.316cm" chart:style-name="ch2">
          <text:p>UBUNTU64 Read Report (OXT-master)</text:p>
        </chart:title>
        <chart:subtitle svg:x="6.146cm" svg:y="1.275cm" chart:style-name="ch3">
          <text:p>using encrypted disk</text:p>
        </chart:subtitle>
        <chart:legend chart:legend-position="end" svg:x="14.323cm" svg:y="1.215cm" style:legend-expansion="high" chart:style-name="ch4"/>
        <chart:plot-area chart:style-name="ch5" table:cell-range-address="UBUNTU64_INDIRECT_DATA_encrypted.C227:UBUNTU64_INDIRECT_DATA_encrypted.P244" chart:data-source-has-labels="both" svg:x="1.331cm" svg:y="2.138cm" svg:width="9.643cm" svg:height="5.706cm" dr3d:transform="matrix (0.937250944888388 0.0665847169776786 0.342238428249701 -0.0931011269603963 0.993747675668013 0.0616257840771655 -0.335995307206109 -0.0896216077150131 0.93759006018944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79cm" svg:width="7.008cm" svg:height="4.1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4cm" chart:style-name="ch7">
              <text:p>File Size (KB)</text:p>
            </chart:title>
            <chart:categories table:cell-range-address="UBUNTU64_INDIRECT_DATA_encrypted.C228:UBUNTU64_INDIRECT_DATA_encrypted.C24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4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INDIRECT_DATA_encrypted.D228:UBUNTU64_INDIRECT_DATA_encrypted.D244" chart:label-cell-address="UBUNTU64_INDIRECT_DATA_encrypted.D227:UBUNTU64_INDIRECT_DATA_encrypted.D227" chart:class="chart:bar">
            <chart:data-point chart:repeated="17"/>
          </chart:series>
          <chart:series chart:style-name="ch13" chart:values-cell-range-address="UBUNTU64_INDIRECT_DATA_encrypted.E228:UBUNTU64_INDIRECT_DATA_encrypted.E244" chart:label-cell-address="UBUNTU64_INDIRECT_DATA_encrypted.E227:UBUNTU64_INDIRECT_DATA_encrypted.E227" chart:class="chart:bar">
            <chart:data-point chart:repeated="17"/>
          </chart:series>
          <chart:series chart:style-name="ch14" chart:values-cell-range-address="UBUNTU64_INDIRECT_DATA_encrypted.F228:UBUNTU64_INDIRECT_DATA_encrypted.F244" chart:label-cell-address="UBUNTU64_INDIRECT_DATA_encrypted.F227:UBUNTU64_INDIRECT_DATA_encrypted.F227" chart:class="chart:bar">
            <chart:data-point chart:repeated="17"/>
          </chart:series>
          <chart:series chart:style-name="ch15" chart:values-cell-range-address="UBUNTU64_INDIRECT_DATA_encrypted.G228:UBUNTU64_INDIRECT_DATA_encrypted.G244" chart:label-cell-address="UBUNTU64_INDIRECT_DATA_encrypted.G227:UBUNTU64_INDIRECT_DATA_encrypted.G227" chart:class="chart:bar">
            <chart:data-point chart:repeated="17"/>
          </chart:series>
          <chart:series chart:style-name="ch16" chart:values-cell-range-address="UBUNTU64_INDIRECT_DATA_encrypted.H228:UBUNTU64_INDIRECT_DATA_encrypted.H244" chart:label-cell-address="UBUNTU64_INDIRECT_DATA_encrypted.H227:UBUNTU64_INDIRECT_DATA_encrypted.H227" chart:class="chart:bar">
            <chart:data-point chart:repeated="17"/>
          </chart:series>
          <chart:series chart:style-name="ch17" chart:values-cell-range-address="UBUNTU64_INDIRECT_DATA_encrypted.I228:UBUNTU64_INDIRECT_DATA_encrypted.I244" chart:label-cell-address="UBUNTU64_INDIRECT_DATA_encrypted.I227:UBUNTU64_INDIRECT_DATA_encrypted.I227" chart:class="chart:bar">
            <chart:data-point chart:repeated="17"/>
          </chart:series>
          <chart:series chart:style-name="ch18" chart:values-cell-range-address="UBUNTU64_INDIRECT_DATA_encrypted.J228:UBUNTU64_INDIRECT_DATA_encrypted.J244" chart:label-cell-address="UBUNTU64_INDIRECT_DATA_encrypted.J227:UBUNTU64_INDIRECT_DATA_encrypted.J227" chart:class="chart:bar">
            <chart:data-point chart:repeated="17"/>
          </chart:series>
          <chart:series chart:style-name="ch19" chart:values-cell-range-address="UBUNTU64_INDIRECT_DATA_encrypted.K228:UBUNTU64_INDIRECT_DATA_encrypted.K244" chart:label-cell-address="UBUNTU64_INDIRECT_DATA_encrypted.K227:UBUNTU64_INDIRECT_DATA_encrypted.K227" chart:class="chart:bar">
            <chart:data-point chart:repeated="17"/>
          </chart:series>
          <chart:series chart:style-name="ch20" chart:values-cell-range-address="UBUNTU64_INDIRECT_DATA_encrypted.L228:UBUNTU64_INDIRECT_DATA_encrypted.L244" chart:label-cell-address="UBUNTU64_INDIRECT_DATA_encrypted.L227:UBUNTU64_INDIRECT_DATA_encrypted.L227" chart:class="chart:bar">
            <chart:data-point chart:repeated="17"/>
          </chart:series>
          <chart:series chart:style-name="ch21" chart:values-cell-range-address="UBUNTU64_INDIRECT_DATA_encrypted.M228:UBUNTU64_INDIRECT_DATA_encrypted.M244" chart:label-cell-address="UBUNTU64_INDIRECT_DATA_encrypted.M227:UBUNTU64_INDIRECT_DATA_encrypted.M227" chart:class="chart:bar">
            <chart:data-point chart:repeated="17"/>
          </chart:series>
          <chart:series chart:style-name="ch22" chart:values-cell-range-address="UBUNTU64_INDIRECT_DATA_encrypted.N228:UBUNTU64_INDIRECT_DATA_encrypted.N244" chart:label-cell-address="UBUNTU64_INDIRECT_DATA_encrypted.N227:UBUNTU64_INDIRECT_DATA_encrypted.N227" chart:class="chart:bar">
            <chart:data-point chart:repeated="17"/>
          </chart:series>
          <chart:series chart:style-name="ch23" chart:values-cell-range-address="UBUNTU64_INDIRECT_DATA_encrypted.O228:UBUNTU64_INDIRECT_DATA_encrypted.O244" chart:label-cell-address="UBUNTU64_INDIRECT_DATA_encrypted.O227:UBUNTU64_INDIRECT_DATA_encrypted.O227" chart:class="chart:bar">
            <chart:data-point chart:repeated="17"/>
          </chart:series>
          <chart:series chart:style-name="ch12" chart:values-cell-range-address="UBUNTU64_INDIRECT_DATA_encrypted.P228:UBUNTU64_INDIRECT_DATA_encrypted.P244" chart:label-cell-address="UBUNTU64_INDIRECT_DATA_encrypted.P227:UBUNTU64_INDIRECT_DATA_encrypted.P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IRECT_DATA_encrypted.D227:UBUNTU64_INDIRECT_DATA_encrypted.D227</svg:desc>
                </draw:g>
              </table:table-cell>
              <table:table-cell office:value-type="string">
                <text:p>8</text:p>
                <draw:g>
                  <svg:desc>UBUNTU64_INDIRECT_DATA_encrypted.E227:UBUNTU64_INDIRECT_DATA_encrypted.E227</svg:desc>
                </draw:g>
              </table:table-cell>
              <table:table-cell office:value-type="string">
                <text:p>16</text:p>
                <draw:g>
                  <svg:desc>UBUNTU64_INDIRECT_DATA_encrypted.F227:UBUNTU64_INDIRECT_DATA_encrypted.F227</svg:desc>
                </draw:g>
              </table:table-cell>
              <table:table-cell office:value-type="string">
                <text:p>32</text:p>
                <draw:g>
                  <svg:desc>UBUNTU64_INDIRECT_DATA_encrypted.G227:UBUNTU64_INDIRECT_DATA_encrypted.G227</svg:desc>
                </draw:g>
              </table:table-cell>
              <table:table-cell office:value-type="string">
                <text:p>64</text:p>
                <draw:g>
                  <svg:desc>UBUNTU64_INDIRECT_DATA_encrypted.H227:UBUNTU64_INDIRECT_DATA_encrypted.H227</svg:desc>
                </draw:g>
              </table:table-cell>
              <table:table-cell office:value-type="string">
                <text:p>128</text:p>
                <draw:g>
                  <svg:desc>UBUNTU64_INDIRECT_DATA_encrypted.I227:UBUNTU64_INDIRECT_DATA_encrypted.I227</svg:desc>
                </draw:g>
              </table:table-cell>
              <table:table-cell office:value-type="string">
                <text:p>256</text:p>
                <draw:g>
                  <svg:desc>UBUNTU64_INDIRECT_DATA_encrypted.J227:UBUNTU64_INDIRECT_DATA_encrypted.J227</svg:desc>
                </draw:g>
              </table:table-cell>
              <table:table-cell office:value-type="string">
                <text:p>512</text:p>
                <draw:g>
                  <svg:desc>UBUNTU64_INDIRECT_DATA_encrypted.K227:UBUNTU64_INDIRECT_DATA_encrypted.K227</svg:desc>
                </draw:g>
              </table:table-cell>
              <table:table-cell office:value-type="string">
                <text:p>1024</text:p>
                <draw:g>
                  <svg:desc>UBUNTU64_INDIRECT_DATA_encrypted.L227:UBUNTU64_INDIRECT_DATA_encrypted.L227</svg:desc>
                </draw:g>
              </table:table-cell>
              <table:table-cell office:value-type="string">
                <text:p>2048</text:p>
                <draw:g>
                  <svg:desc>UBUNTU64_INDIRECT_DATA_encrypted.M227:UBUNTU64_INDIRECT_DATA_encrypted.M227</svg:desc>
                </draw:g>
              </table:table-cell>
              <table:table-cell office:value-type="string">
                <text:p>4096</text:p>
                <draw:g>
                  <svg:desc>UBUNTU64_INDIRECT_DATA_encrypted.N227:UBUNTU64_INDIRECT_DATA_encrypted.N227</svg:desc>
                </draw:g>
              </table:table-cell>
              <table:table-cell office:value-type="string">
                <text:p>8192</text:p>
                <draw:g>
                  <svg:desc>UBUNTU64_INDIRECT_DATA_encrypted.O227:UBUNTU64_INDIRECT_DATA_encrypted.O227</svg:desc>
                </draw:g>
              </table:table-cell>
              <table:table-cell office:value-type="string">
                <text:p>16384</text:p>
                <draw:g>
                  <svg:desc>UBUNTU64_INDIRECT_DATA_encrypted.P227:UBUNTU64_INDIRECT_DATA_encrypted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IRECT_DATA_encrypted.C228:UBUNTU64_INDIRECT_DATA_encrypted.C244</svg:desc>
                </draw:g>
              </table:table-cell>
              <table:table-cell office:value-type="float" office:value="2892445">
                <text:p>2892445</text:p>
                <draw:g>
                  <svg:desc>UBUNTU64_INDIRECT_DATA_encrypted.D228:UBUNTU64_INDIRECT_DATA_encrypted.D244</svg:desc>
                </draw:g>
              </table:table-cell>
              <table:table-cell office:value-type="float" office:value="6421025">
                <text:p>6421025</text:p>
                <draw:g>
                  <svg:desc>UBUNTU64_INDIRECT_DATA_encrypted.E228:UBUNTU64_INDIRECT_DATA_encrypted.E244</svg:desc>
                </draw:g>
              </table:table-cell>
              <table:table-cell office:value-type="float" office:value="7100397">
                <text:p>7100397</text:p>
                <draw:g>
                  <svg:desc>UBUNTU64_INDIRECT_DATA_encrypted.F228:UBUNTU64_INDIRECT_DATA_encrypted.F244</svg:desc>
                </draw:g>
              </table:table-cell>
              <table:table-cell office:value-type="float" office:value="9006179">
                <text:p>9006179</text:p>
                <draw:g>
                  <svg:desc>UBUNTU64_INDIRECT_DATA_encrypted.G228:UBUNTU64_INDIRECT_DATA_encrypted.G244</svg:desc>
                </draw:g>
              </table:table-cell>
              <table:table-cell office:value-type="float" office:value="7940539">
                <text:p>7940539</text:p>
                <draw:g>
                  <svg:desc>UBUNTU64_INDIRECT_DATA_encrypted.H228:UBUNTU64_INDIRECT_DATA_encrypted.H244</svg:desc>
                </draw:g>
              </table:table-cell>
              <table:table-cell office:value-type="float" office:value="NaN">
                <text:p>NaN</text:p>
                <draw:g>
                  <svg:desc>UBUNTU64_INDIRECT_DATA_encrypted.I228:UBUNTU64_INDIRECT_DATA_encrypted.I244</svg:desc>
                </draw:g>
              </table:table-cell>
              <table:table-cell office:value-type="float" office:value="NaN">
                <text:p>NaN</text:p>
                <draw:g>
                  <svg:desc>UBUNTU64_INDIRECT_DATA_encrypted.J228:UBUNTU64_INDIRECT_DATA_encrypted.J244</svg:desc>
                </draw:g>
              </table:table-cell>
              <table:table-cell office:value-type="float" office:value="NaN">
                <text:p>NaN</text:p>
                <draw:g>
                  <svg:desc>UBUNTU64_INDIRECT_DATA_encrypted.K228:UBUNTU64_INDIRECT_DATA_encrypted.K244</svg:desc>
                </draw:g>
              </table:table-cell>
              <table:table-cell office:value-type="float" office:value="NaN">
                <text:p>NaN</text:p>
                <draw:g>
                  <svg:desc>UBUNTU64_INDIRECT_DATA_encrypted.L228:UBUNTU64_INDIRECT_DATA_encrypted.L244</svg:desc>
                </draw:g>
              </table:table-cell>
              <table:table-cell office:value-type="float" office:value="NaN">
                <text:p>NaN</text:p>
                <draw:g>
                  <svg:desc>UBUNTU64_INDIRECT_DATA_encrypted.M228:UBUNTU64_INDIRECT_DATA_encrypted.M244</svg:desc>
                </draw:g>
              </table:table-cell>
              <table:table-cell office:value-type="float" office:value="NaN">
                <text:p>NaN</text:p>
                <draw:g>
                  <svg:desc>UBUNTU64_INDIRECT_DATA_encrypted.N228:UBUNTU64_INDIRECT_DATA_encrypted.N244</svg:desc>
                </draw:g>
              </table:table-cell>
              <table:table-cell office:value-type="float" office:value="NaN">
                <text:p>NaN</text:p>
                <draw:g>
                  <svg:desc>UBUNTU64_INDIRECT_DATA_encrypted.O228:UBUNTU64_INDIRECT_DATA_encrypted.O244</svg:desc>
                </draw:g>
              </table:table-cell>
              <table:table-cell office:value-type="float" office:value="NaN">
                <text:p>NaN</text:p>
                <draw:g>
                  <svg:desc>UBUNTU64_INDIRECT_DATA_encrypted.P228:UBUNTU64_INDIRECT_DATA_encrypted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44086">
                <text:p>4444086</text:p>
              </table:table-cell>
              <table:table-cell office:value-type="float" office:value="6727225">
                <text:p>6727225</text:p>
              </table:table-cell>
              <table:table-cell office:value-type="float" office:value="8036304">
                <text:p>8036304</text:p>
              </table:table-cell>
              <table:table-cell office:value-type="float" office:value="9795896">
                <text:p>9795896</text:p>
              </table:table-cell>
              <table:table-cell office:value-type="float" office:value="8548124">
                <text:p>8548124</text:p>
              </table:table-cell>
              <table:table-cell office:value-type="float" office:value="7476717">
                <text:p>747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34192">
                <text:p>4734192</text:p>
              </table:table-cell>
              <table:table-cell office:value-type="float" office:value="6595234">
                <text:p>6595234</text:p>
              </table:table-cell>
              <table:table-cell office:value-type="float" office:value="7735574">
                <text:p>7735574</text:p>
              </table:table-cell>
              <table:table-cell office:value-type="float" office:value="9114515">
                <text:p>9114515</text:p>
              </table:table-cell>
              <table:table-cell office:value-type="float" office:value="9518507">
                <text:p>9518507</text:p>
              </table:table-cell>
              <table:table-cell office:value-type="float" office:value="8815202">
                <text:p>8815202</text:p>
              </table:table-cell>
              <table:table-cell office:value-type="float" office:value="7518900">
                <text:p>7518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75425">
                <text:p>4375425</text:p>
              </table:table-cell>
              <table:table-cell office:value-type="float" office:value="6246213">
                <text:p>6246213</text:p>
              </table:table-cell>
              <table:table-cell office:value-type="float" office:value="7758090">
                <text:p>7758090</text:p>
              </table:table-cell>
              <table:table-cell office:value-type="float" office:value="8992598">
                <text:p>8992598</text:p>
              </table:table-cell>
              <table:table-cell office:value-type="float" office:value="8992598">
                <text:p>8992598</text:p>
              </table:table-cell>
              <table:table-cell office:value-type="float" office:value="8844453">
                <text:p>8844453</text:p>
              </table:table-cell>
              <table:table-cell office:value-type="float" office:value="8140399">
                <text:p>8140399</text:p>
              </table:table-cell>
              <table:table-cell office:value-type="float" office:value="5624545">
                <text:p>562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531485">
                <text:p>4531485</text:p>
              </table:table-cell>
              <table:table-cell office:value-type="float" office:value="6280976">
                <text:p>6280976</text:p>
              </table:table-cell>
              <table:table-cell office:value-type="float" office:value="7699755">
                <text:p>7699755</text:p>
              </table:table-cell>
              <table:table-cell office:value-type="float" office:value="8680108">
                <text:p>8680108</text:p>
              </table:table-cell>
              <table:table-cell office:value-type="float" office:value="9220512">
                <text:p>9220512</text:p>
              </table:table-cell>
              <table:table-cell office:value-type="float" office:value="8840915">
                <text:p>8840915</text:p>
              </table:table-cell>
              <table:table-cell office:value-type="float" office:value="7020149">
                <text:p>7020149</text:p>
              </table:table-cell>
              <table:table-cell office:value-type="float" office:value="8122014">
                <text:p>8122014</text:p>
              </table:table-cell>
              <table:table-cell office:value-type="float" office:value="7420395">
                <text:p>742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207028">
                <text:p>4207028</text:p>
              </table:table-cell>
              <table:table-cell office:value-type="float" office:value="5735012">
                <text:p>5735012</text:p>
              </table:table-cell>
              <table:table-cell office:value-type="float" office:value="7213548">
                <text:p>7213548</text:p>
              </table:table-cell>
              <table:table-cell office:value-type="float" office:value="8089930">
                <text:p>8089930</text:p>
              </table:table-cell>
              <table:table-cell office:value-type="float" office:value="8284999">
                <text:p>8284999</text:p>
              </table:table-cell>
              <table:table-cell office:value-type="float" office:value="7503399">
                <text:p>7503399</text:p>
              </table:table-cell>
              <table:table-cell office:value-type="float" office:value="7393606">
                <text:p>7393606</text:p>
              </table:table-cell>
              <table:table-cell office:value-type="float" office:value="7419150">
                <text:p>7419150</text:p>
              </table:table-cell>
              <table:table-cell office:value-type="float" office:value="7013303">
                <text:p>7013303</text:p>
              </table:table-cell>
              <table:table-cell office:value-type="float" office:value="6321679">
                <text:p>632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751222">
                <text:p>3751222</text:p>
              </table:table-cell>
              <table:table-cell office:value-type="float" office:value="5211065">
                <text:p>5211065</text:p>
              </table:table-cell>
              <table:table-cell office:value-type="float" office:value="6068897">
                <text:p>6068897</text:p>
              </table:table-cell>
              <table:table-cell office:value-type="float" office:value="6420447">
                <text:p>6420447</text:p>
              </table:table-cell>
              <table:table-cell office:value-type="float" office:value="7585581">
                <text:p>7585581</text:p>
              </table:table-cell>
              <table:table-cell office:value-type="float" office:value="7209932">
                <text:p>7209932</text:p>
              </table:table-cell>
              <table:table-cell office:value-type="float" office:value="3133979">
                <text:p>3133979</text:p>
              </table:table-cell>
              <table:table-cell office:value-type="float" office:value="7096756">
                <text:p>7096756</text:p>
              </table:table-cell>
              <table:table-cell office:value-type="float" office:value="6659365">
                <text:p>6659365</text:p>
              </table:table-cell>
              <table:table-cell office:value-type="float" office:value="6213770">
                <text:p>6213770</text:p>
              </table:table-cell>
              <table:table-cell office:value-type="float" office:value="4922872">
                <text:p>492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715045">
                <text:p>3715045</text:p>
              </table:table-cell>
              <table:table-cell office:value-type="float" office:value="3471099">
                <text:p>3471099</text:p>
              </table:table-cell>
              <table:table-cell office:value-type="float" office:value="5863631">
                <text:p>5863631</text:p>
              </table:table-cell>
              <table:table-cell office:value-type="float" office:value="6405850">
                <text:p>6405850</text:p>
              </table:table-cell>
              <table:table-cell office:value-type="float" office:value="6580049">
                <text:p>6580049</text:p>
              </table:table-cell>
              <table:table-cell office:value-type="float" office:value="6775991">
                <text:p>6775991</text:p>
              </table:table-cell>
              <table:table-cell office:value-type="float" office:value="6548696">
                <text:p>6548696</text:p>
              </table:table-cell>
              <table:table-cell office:value-type="float" office:value="6612975">
                <text:p>6612975</text:p>
              </table:table-cell>
              <table:table-cell office:value-type="float" office:value="6580049">
                <text:p>6580049</text:p>
              </table:table-cell>
              <table:table-cell office:value-type="float" office:value="6507765">
                <text:p>6507765</text:p>
              </table:table-cell>
              <table:table-cell office:value-type="float" office:value="5432536">
                <text:p>5432536</text:p>
              </table:table-cell>
              <table:table-cell office:value-type="float" office:value="4636437">
                <text:p>4636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098988">
                <text:p>3098988</text:p>
              </table:table-cell>
              <table:table-cell office:value-type="float" office:value="4821470">
                <text:p>4821470</text:p>
              </table:table-cell>
              <table:table-cell office:value-type="float" office:value="5740589">
                <text:p>5740589</text:p>
              </table:table-cell>
              <table:table-cell office:value-type="float" office:value="6355378">
                <text:p>6355378</text:p>
              </table:table-cell>
              <table:table-cell office:value-type="float" office:value="6806735">
                <text:p>6806735</text:p>
              </table:table-cell>
              <table:table-cell office:value-type="float" office:value="6522470">
                <text:p>6522470</text:p>
              </table:table-cell>
              <table:table-cell office:value-type="float" office:value="6272425">
                <text:p>6272425</text:p>
              </table:table-cell>
              <table:table-cell office:value-type="float" office:value="6665448">
                <text:p>6665448</text:p>
              </table:table-cell>
              <table:table-cell office:value-type="float" office:value="6478809">
                <text:p>6478809</text:p>
              </table:table-cell>
              <table:table-cell office:value-type="float" office:value="6468442">
                <text:p>6468442</text:p>
              </table:table-cell>
              <table:table-cell office:value-type="float" office:value="5568926">
                <text:p>5568926</text:p>
              </table:table-cell>
              <table:table-cell office:value-type="float" office:value="5168507">
                <text:p>5168507</text:p>
              </table:table-cell>
              <table:table-cell office:value-type="float" office:value="3840405">
                <text:p>384040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20466">
                <text:p>6720466</text:p>
              </table:table-cell>
              <table:table-cell office:value-type="float" office:value="6785833">
                <text:p>6785833</text:p>
              </table:table-cell>
              <table:table-cell office:value-type="float" office:value="6656024">
                <text:p>6656024</text:p>
              </table:table-cell>
              <table:table-cell office:value-type="float" office:value="6752162">
                <text:p>6752162</text:p>
              </table:table-cell>
              <table:table-cell office:value-type="float" office:value="6668296">
                <text:p>6668296</text:p>
              </table:table-cell>
              <table:table-cell office:value-type="float" office:value="6591857">
                <text:p>6591857</text:p>
              </table:table-cell>
              <table:table-cell office:value-type="float" office:value="6354146">
                <text:p>6354146</text:p>
              </table:table-cell>
              <table:table-cell office:value-type="float" office:value="5445972">
                <text:p>5445972</text:p>
              </table:table-cell>
              <table:table-cell office:value-type="float" office:value="4949757">
                <text:p>494975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89417">
                <text:p>6389417</text:p>
              </table:table-cell>
              <table:table-cell office:value-type="float" office:value="6742358">
                <text:p>6742358</text:p>
              </table:table-cell>
              <table:table-cell office:value-type="float" office:value="6485599">
                <text:p>6485599</text:p>
              </table:table-cell>
              <table:table-cell office:value-type="float" office:value="6120801">
                <text:p>6120801</text:p>
              </table:table-cell>
              <table:table-cell office:value-type="float" office:value="6599106">
                <text:p>6599106</text:p>
              </table:table-cell>
              <table:table-cell office:value-type="float" office:value="6221377">
                <text:p>6221377</text:p>
              </table:table-cell>
              <table:table-cell office:value-type="float" office:value="6016307">
                <text:p>6016307</text:p>
              </table:table-cell>
              <table:table-cell office:value-type="float" office:value="5396979">
                <text:p>5396979</text:p>
              </table:table-cell>
              <table:table-cell office:value-type="float" office:value="4942353">
                <text:p>494235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39511">
                <text:p>6539511</text:p>
              </table:table-cell>
              <table:table-cell office:value-type="float" office:value="6695618">
                <text:p>6695618</text:p>
              </table:table-cell>
              <table:table-cell office:value-type="float" office:value="6464079">
                <text:p>6464079</text:p>
              </table:table-cell>
              <table:table-cell office:value-type="float" office:value="6274404">
                <text:p>6274404</text:p>
              </table:table-cell>
              <table:table-cell office:value-type="float" office:value="6581631">
                <text:p>6581631</text:p>
              </table:table-cell>
              <table:table-cell office:value-type="float" office:value="6701004">
                <text:p>6701004</text:p>
              </table:table-cell>
              <table:table-cell office:value-type="float" office:value="5613086">
                <text:p>5613086</text:p>
              </table:table-cell>
              <table:table-cell office:value-type="float" office:value="5454748">
                <text:p>5454748</text:p>
              </table:table-cell>
              <table:table-cell office:value-type="float" office:value="5138250">
                <text:p>5138250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03324">
                <text:p>6603324</text:p>
              </table:table-cell>
              <table:table-cell office:value-type="float" office:value="6466467">
                <text:p>6466467</text:p>
              </table:table-cell>
              <table:table-cell office:value-type="float" office:value="6357476">
                <text:p>6357476</text:p>
              </table:table-cell>
              <table:table-cell office:value-type="float" office:value="6348519">
                <text:p>6348519</text:p>
              </table:table-cell>
              <table:table-cell office:value-type="float" office:value="6594176">
                <text:p>6594176</text:p>
              </table:table-cell>
              <table:table-cell office:value-type="float" office:value="6585526">
                <text:p>6585526</text:p>
              </table:table-cell>
              <table:table-cell office:value-type="float" office:value="6324491">
                <text:p>6324491</text:p>
              </table:table-cell>
              <table:table-cell office:value-type="float" office:value="5525689">
                <text:p>5525689</text:p>
              </table:table-cell>
              <table:table-cell office:value-type="float" office:value="5141296">
                <text:p>5141296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46898">
                <text:p>6546898</text:p>
              </table:table-cell>
              <table:table-cell office:value-type="float" office:value="6593816">
                <text:p>6593816</text:p>
              </table:table-cell>
              <table:table-cell office:value-type="float" office:value="6333139">
                <text:p>6333139</text:p>
              </table:table-cell>
              <table:table-cell office:value-type="float" office:value="6560903">
                <text:p>6560903</text:p>
              </table:table-cell>
              <table:table-cell office:value-type="float" office:value="6452063">
                <text:p>6452063</text:p>
              </table:table-cell>
              <table:table-cell office:value-type="float" office:value="6565330">
                <text:p>6565330</text:p>
              </table:table-cell>
              <table:table-cell office:value-type="float" office:value="6081305">
                <text:p>6081305</text:p>
              </table:table-cell>
              <table:table-cell office:value-type="float" office:value="5544159">
                <text:p>5544159</text:p>
              </table:table-cell>
              <table:table-cell office:value-type="float" office:value="5246289">
                <text:p>524628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1324">
                <text:p>391324</text:p>
              </table:table-cell>
              <table:table-cell office:value-type="float" office:value="387734">
                <text:p>387734</text:p>
              </table:table-cell>
              <table:table-cell office:value-type="float" office:value="6489035">
                <text:p>6489035</text:p>
              </table:table-cell>
              <table:table-cell office:value-type="float" office:value="3271485">
                <text:p>3271485</text:p>
              </table:table-cell>
              <table:table-cell office:value-type="float" office:value="6507229">
                <text:p>6507229</text:p>
              </table:table-cell>
              <table:table-cell office:value-type="float" office:value="6502236">
                <text:p>6502236</text:p>
              </table:table-cell>
              <table:table-cell office:value-type="float" office:value="6200188">
                <text:p>6200188</text:p>
              </table:table-cell>
              <table:table-cell office:value-type="float" office:value="5561559">
                <text:p>5561559</text:p>
              </table:table-cell>
              <table:table-cell office:value-type="float" office:value="5274526">
                <text:p>5274526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178">
                <text:p>382178</text:p>
              </table:table-cell>
              <table:table-cell office:value-type="float" office:value="429454">
                <text:p>429454</text:p>
              </table:table-cell>
              <table:table-cell office:value-type="float" office:value="443539">
                <text:p>443539</text:p>
              </table:table-cell>
              <table:table-cell office:value-type="float" office:value="425630">
                <text:p>425630</text:p>
              </table:table-cell>
              <table:table-cell office:value-type="float" office:value="421991">
                <text:p>421991</text:p>
              </table:table-cell>
              <table:table-cell office:value-type="float" office:value="428906">
                <text:p>428906</text:p>
              </table:table-cell>
              <table:table-cell office:value-type="float" office:value="418740">
                <text:p>418740</text:p>
              </table:table-cell>
              <table:table-cell office:value-type="float" office:value="447596">
                <text:p>447596</text:p>
              </table:table-cell>
              <table:table-cell office:value-type="float" office:value="419900">
                <text:p>419900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9069">
                <text:p>429069</text:p>
              </table:table-cell>
              <table:table-cell office:value-type="float" office:value="441127">
                <text:p>441127</text:p>
              </table:table-cell>
              <table:table-cell office:value-type="float" office:value="434607">
                <text:p>434607</text:p>
              </table:table-cell>
              <table:table-cell office:value-type="float" office:value="421256">
                <text:p>421256</text:p>
              </table:table-cell>
              <table:table-cell office:value-type="float" office:value="420701">
                <text:p>420701</text:p>
              </table:table-cell>
              <table:table-cell office:value-type="float" office:value="428838">
                <text:p>428838</text:p>
              </table:table-cell>
              <table:table-cell office:value-type="float" office:value="411481">
                <text:p>411481</text:p>
              </table:table-cell>
              <table:table-cell office:value-type="float" office:value="431540">
                <text:p>431540</text:p>
              </table:table-cell>
              <table:table-cell office:value-type="float" office:value="441995">
                <text:p>441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